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Bitstream Vera Sans Mono1" svg:font-family="'Bitstream Vera Sans Mono'" style:font-family-generic="swiss"/>
    <style:font-face style:name="DejaVu Sans" svg:font-family="'DejaVu Sans'" style:font-family-generic="swiss"/>
    <style:font-face style:name="Bitstream Vera Sans Mono" svg:font-family="'Bitstream Vera Sans Mono'" style:font-family-generic="modern" style:font-pitch="fixed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3.198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3.006cm"/>
    </style:style>
    <style:style style:name="co11" style:family="table-column">
      <style:table-column-properties fo:break-before="auto" style:column-width="1.436cm"/>
    </style:style>
    <style:style style:name="co12" style:family="table-column">
      <style:table-column-properties fo:break-before="auto" style:column-width="1.397cm"/>
    </style:style>
    <style:style style:name="co13" style:family="table-column">
      <style:table-column-properties fo:break-before="auto" style:column-width="0.979cm"/>
    </style:style>
    <style:style style:name="co14" style:family="table-column">
      <style:table-column-properties fo:break-before="auto" style:column-width="0.718cm"/>
    </style:style>
    <style:style style:name="ro2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ro5" style:family="table-row">
      <style:table-row-properties style:row-height="5.95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ta2" style:family="table" style:master-page-name="PageStyle_5f_Ambiguities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Phon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position="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text-position="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name-asian="DejaVu Sans2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 style:text-overline-style="wave" style:text-overline-width="auto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DejaVu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Bitstream Vera Sans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ext-properties style:use-window-font-color="true" style:text-outline="false" style:text-line-through-styl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Bitstream Vera Sans Mono"/>
    </style:style>
    <style:style style:name="ce20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ext-properties style:font-name="Bitstream Vera Sans Mono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Bitstream Vera Sans Mono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Bitstream Vera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Bitstream Vera Sans Mono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Bitstream Vera Sans Mono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Bitstream Vera Sans Mono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/>
    <style:style style:name="T1" style:family="text">
      <style:text-properties style:use-window-font-color="true" style:text-outline="false" style:text-line-through-style="none" style:text-position="33% 58%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hones" table:style-name="ta4" table:print="false">
        <office:forms form:automatic-focus="false" form:apply-design-mode="false"/>
        <table:table-column table:style-name="co3" table:default-cell-style-name="ce5"/>
        <table:table-column table:style-name="co2" table:default-cell-style-name="ce8"/>
        <table:table-column table:style-name="co2" table:number-columns-repeated="6" table:default-cell-style-name="ce5"/>
        <table:table-column table:style-name="co4" table:number-columns-repeated="2" table:default-cell-style-name="ce5"/>
        <table:table-column table:style-name="co2" table:number-columns-repeated="4" table:default-cell-style-name="ce5"/>
        <table:table-column table:style-name="co3" table:number-columns-repeated="2" table:default-cell-style-name="ce5"/>
        <table:table-column table:style-name="co2" table:number-columns-repeated="6" table:default-cell-style-name="ce5"/>
        <table:table-column table:style-name="co5" table:default-cell-style-name="ce21"/>
        <table:table-column table:style-name="co6" table:default-cell-style-name="ce21"/>
        <table:table-column table:style-name="co2" table:number-columns-repeated="3" table:default-cell-style-name="ce5"/>
        <table:table-column table:style-name="co7" table:default-cell-style-name="ce22"/>
        <table:table-column table:style-name="co8" table:default-cell-style-name="ce22"/>
        <table:table-column table:style-name="co9" table:default-cell-style-name="ce21"/>
        <table:table-column table:style-name="co2" table:default-cell-style-name="ce5"/>
        <table:table-column table:style-name="co10" table:default-cell-style-name="ce5"/>
        <table:table-column table:style-name="co10" table:number-columns-repeated="2" table:default-cell-style-name="ce24"/>
        <table:table-column table:style-name="co2" table:default-cell-style-name="ce5"/>
        <table:table-column table:style-name="co11" table:number-columns-repeated="4" table:default-cell-style-name="ce5"/>
        <table:table-column table:style-name="co12" table:default-cell-style-name="ce5"/>
        <table:table-column table:style-name="co13" table:number-columns-repeated="2" table:default-cell-style-name="ce5"/>
        <table:table-column table:style-name="co14" table:number-columns-repeated="113" table:default-cell-style-name="ce5"/>
        <table:table-column table:style-name="co2" table:number-columns-repeated="118" table:default-cell-style-name="ce5"/>
        <table:table-column table:style-name="co2" table:number-columns-repeated="751" table:default-cell-style-name="Default"/>
        <table:table-row table:style-name="ro5">
          <table:table-cell office:value-type="string">
            <text:p>Name</text:p>
          </table:table-cell>
          <table:table-cell table:style-name="ce5" office:value-type="string">
            <text:p>IPA</text:p>
          </table:table-cell>
          <table:table-cell office:value-type="string">
            <text:p>SAMPA</text:p>
          </table:table-cell>
          <table:table-cell office:value-type="string">
            <text:p>GAM</text:p>
          </table:table-cell>
          <table:table-cell office:value-type="string">
            <text:p>Sphinx2</text:p>
          </table:table-cell>
          <table:table-cell office:value-type="string">
            <text:p>Afrikaans</text:p>
          </table:table-cell>
          <table:table-cell office:value-type="string">
            <text:p>Afrikaans-Dutch</text:p>
          </table:table-cell>
          <table:table-cell office:value-type="string">
            <text:p>ARPAbet</text:p>
          </table:table-cell>
          <table:table-cell office:value-type="string">
            <text:p>UNISYN</text:p>
          </table:table-cell>
          <table:table-cell office:value-type="string">
            <text:p>CMUbet-MONC</text:p>
          </table:table-cell>
          <table:table-cell office:value-type="string">
            <text:p>CMUbet</text:p>
          </table:table-cell>
          <table:table-cell office:value-type="string">
            <text:p>CGN-Dutch</text:p>
          </table:table-cell>
          <table:table-cell office:value-type="string">
            <text:p>AMI-v0</text:p>
          </table:table-cell>
          <table:table-cell office:value-type="string">
            <text:p>HIWIRE</text:p>
          </table:table-cell>
          <table:table-cell office:value-type="string">
            <text:p>Isizulu</text:p>
          </table:table-cell>
          <table:table-cell office:value-type="string">
            <text:p>SD_ENESITSFSZ</text:p>
          </table:table-cell>
          <table:table-cell office:value-type="string">
            <text:p>MEDIAPARL</text:p>
          </table:table-cell>
          <table:table-cell office:value-type="string">
            <text:p>SA_EN</text:p>
          </table:table-cell>
          <table:table-cell office:value-type="string">
            <text:p>SD_EN</text:p>
          </table:table-cell>
          <table:table-cell office:value-type="string">
            <text:p>SD_ES</text:p>
          </table:table-cell>
          <table:table-cell office:value-type="string">
            <text:p>SD_IT</text:p>
          </table:table-cell>
          <table:table-cell office:value-type="string">
            <text:p>SD_IT_wo@</text:p>
          </table:table-cell>
          <table:table-cell table:style-name="ce19" office:value-type="string">
            <text:p>LEXIQUE3.80</text:p>
          </table:table-cell>
          <table:table-cell table:style-name="ce19" office:value-type="string">
            <text:p>FESTIVAL_FR</text:p>
          </table:table-cell>
          <table:table-cell office:value-type="string">
            <text:p>BDLEX50</text:p>
          </table:table-cell>
          <table:table-cell office:value-type="string">
            <text:p>BDLEX50_noN</text:p>
          </table:table-cell>
          <table:table-cell office:value-type="string">
            <text:p>SD_SF</text:p>
          </table:table-cell>
          <table:table-cell table:style-name="ce25" office:value-type="string">
            <text:p>FESTIVAL_DE</text:p>
          </table:table-cell>
          <table:table-cell table:style-name="ce25" office:value-type="string">
            <text:p>KALDI_DE</text:p>
          </table:table-cell>
          <table:table-cell table:style-name="ce25" office:value-type="string">
            <text:p>PHONOLEX_EXT</text:p>
          </table:table-cell>
          <table:table-cell office:value-type="string">
            <text:p>PHONOLEX</text:p>
          </table:table-cell>
          <table:table-cell office:value-type="string">
            <text:p>PHONOLEX_DE</text:p>
          </table:table-cell>
          <table:table-cell table:style-name="ce22" office:value-type="string">
            <text:p>PHONOLEX_GP</text:p>
          </table:table-cell>
          <table:table-cell table:style-name="ce22" office:value-type="string">
            <text:p>PHONOLEX_MP</text:p>
          </table:table-cell>
          <table:table-cell office:value-type="string">
            <text:p>SD_SZ</text:p>
          </table:table-cell>
          <table:table-cell office:value-type="string">
            <text:p>SD_NO</text:p>
          </table:table-cell>
          <table:table-cell office:value-type="string">
            <text:p>SD_FI</text:p>
          </table:table-cell>
          <table:table-cell office:value-type="string">
            <text:p>SD_EL</text:p>
          </table:table-cell>
          <table:table-cell office:value-type="string">
            <text:p>SD_SV</text:p>
          </table:table-cell>
          <table:table-cell office:value-type="string">
            <text:p>VS_DE</text:p>
          </table:table-cell>
          <table:table-cell table:style-name="ce29" office:value-type="string">
            <text:p>question count</text:p>
          </table:table-cell>
          <table:table-cell table:style-name="ce29" office:value-type="string">
            <text:p>Vowel</text:p>
          </table:table-cell>
          <table:table-cell table:style-name="ce29" office:value-type="string">
            <text:p>Consonant</text:p>
          </table:table-cell>
          <table:table-cell table:style-name="ce29" office:value-type="string">
            <text:p>Voiced_Consonant</text:p>
          </table:table-cell>
          <table:table-cell table:style-name="ce29" office:value-type="string">
            <text:p>Unvoiced_Consonant</text:p>
          </table:table-cell>
          <table:table-cell table:style-name="ce29" office:value-type="string">
            <text:p>Aspirated_Consonant</text:p>
          </table:table-cell>
          <table:table-cell table:style-name="ce29" office:value-type="string">
            <text:p>Ejective_Consonant</text:p>
          </table:table-cell>
          <table:table-cell table:style-name="ce29" office:value-type="string">
            <text:p>Click_Consonant</text:p>
          </table:table-cell>
          <table:table-cell table:style-name="ce29" office:value-type="string">
            <text:p>Pulmonic_Consonant</text:p>
          </table:table-cell>
          <table:table-cell table:style-name="ce29" office:value-type="string">
            <text:p>Voiced_Pulmonic_Consonant</text:p>
          </table:table-cell>
          <table:table-cell table:style-name="ce29" office:value-type="string">
            <text:p>Unvoiced_Pulmonic_Consonant</text:p>
          </table:table-cell>
          <table:table-cell table:style-name="ce29" office:value-type="string">
            <text:p>Syllabic_Consonant</text:p>
          </table:table-cell>
          <table:table-cell table:style-name="ce29" office:value-type="string">
            <text:p>Plosive</text:p>
          </table:table-cell>
          <table:table-cell table:style-name="ce29" office:value-type="string">
            <text:p>Implosive</text:p>
          </table:table-cell>
          <table:table-cell table:style-name="ce29" office:value-type="string">
            <text:p>Voiced_Plosive</text:p>
          </table:table-cell>
          <table:table-cell table:style-name="ce29" office:value-type="string">
            <text:p>Unvoiced_Plosive</text:p>
          </table:table-cell>
          <table:table-cell table:style-name="ce29" office:value-type="string">
            <text:p>Bilabial_Plosive</text:p>
          </table:table-cell>
          <table:table-cell table:style-name="ce29" office:value-type="string">
            <text:p>Coronal_Plosive</text:p>
          </table:table-cell>
          <table:table-cell table:style-name="ce29" office:value-type="string">
            <text:p>Velar_Plosive</text:p>
          </table:table-cell>
          <table:table-cell table:style-name="ce29" office:value-type="string">
            <text:p>Aveloar_Plosive</text:p>
          </table:table-cell>
          <table:table-cell table:style-name="ce29" office:value-type="string">
            <text:p>Fricative</text:p>
          </table:table-cell>
          <table:table-cell table:style-name="ce29" office:value-type="string">
            <text:p>Voiced_Fricative</text:p>
          </table:table-cell>
          <table:table-cell table:style-name="ce29" office:value-type="string">
            <text:p>Unvoiced_Fricative</text:p>
          </table:table-cell>
          <table:table-cell table:style-name="ce29" office:value-type="string">
            <text:p>Labiodental_Fricative</text:p>
          </table:table-cell>
          <table:table-cell table:style-name="ce29" office:value-type="string">
            <text:p>Coronal_Fricative</text:p>
          </table:table-cell>
          <table:table-cell table:style-name="ce29" office:value-type="string">
            <text:p>Dental_Fricative</text:p>
          </table:table-cell>
          <table:table-cell table:style-name="ce29" office:value-type="string">
            <text:p>Alveolar_Fricative</text:p>
          </table:table-cell>
          <table:table-cell table:style-name="ce29" office:value-type="string">
            <text:p>Lateral_Fricative</text:p>
          </table:table-cell>
          <table:table-cell table:style-name="ce29" office:value-type="string">
            <text:p>Postalveolar_Fricative</text:p>
          </table:table-cell>
          <table:table-cell table:style-name="ce29" office:value-type="string">
            <text:p>Dental_Click</text:p>
          </table:table-cell>
          <table:table-cell table:style-name="ce29" office:value-type="string">
            <text:p>Alveolar_Lateral_Click</text:p>
          </table:table-cell>
          <table:table-cell table:style-name="ce29" office:value-type="string">
            <text:p>Palatal_Click</text:p>
          </table:table-cell>
          <table:table-cell table:style-name="ce29" office:value-type="string">
            <text:p>Approximant</text:p>
          </table:table-cell>
          <table:table-cell table:style-name="ce29" office:value-type="string">
            <text:p>Pulmonic_Approximant</text:p>
          </table:table-cell>
          <table:table-cell table:style-name="ce29" office:value-type="string">
            <text:p>Nasal</text:p>
          </table:table-cell>
          <table:table-cell table:style-name="ce29" office:value-type="string">
            <text:p>Pulmonic_Nasal</text:p>
          </table:table-cell>
          <table:table-cell table:style-name="ce29" office:value-type="string">
            <text:p>Syllabic_Nasal</text:p>
          </table:table-cell>
          <table:table-cell table:style-name="ce29" office:value-type="string">
            <text:p>Affricates</text:p>
          </table:table-cell>
          <table:table-cell table:style-name="ce29" office:value-type="string">
            <text:p>Alveolar_Africate</text:p>
          </table:table-cell>
          <table:table-cell table:style-name="ce29" office:value-type="string">
            <text:p>Lateral</text:p>
          </table:table-cell>
          <table:table-cell table:style-name="ce29" office:value-type="string">
            <text:p>Voiced_lateral</text:p>
          </table:table-cell>
          <table:table-cell table:style-name="ce29" office:value-type="string">
            <text:p>Labial</text:p>
          </table:table-cell>
          <table:table-cell table:style-name="ce29" office:value-type="string">
            <text:p>Voiced_Labial</text:p>
          </table:table-cell>
          <table:table-cell table:style-name="ce29" office:value-type="string">
            <text:p>Unvoiced_Labial</text:p>
          </table:table-cell>
          <table:table-cell table:style-name="ce29" office:value-type="string">
            <text:p>Bilabial</text:p>
          </table:table-cell>
          <table:table-cell table:style-name="ce29" office:value-type="string">
            <text:p>Voiced_Bilabial</text:p>
          </table:table-cell>
          <table:table-cell table:style-name="ce29" office:value-type="string">
            <text:p>Unvoiced_Bilabial</text:p>
          </table:table-cell>
          <table:table-cell table:style-name="ce29" office:value-type="string">
            <text:p>Pulmonic_Bilabial</text:p>
          </table:table-cell>
          <table:table-cell table:style-name="ce29" office:value-type="string">
            <text:p>Pulmonic_Voiced_Bilabial</text:p>
          </table:table-cell>
          <table:table-cell table:style-name="ce29" office:value-type="string">
            <text:p>Coronal</text:p>
          </table:table-cell>
          <table:table-cell table:style-name="ce29" office:value-type="string">
            <text:p>General_Voiced_Coronal</text:p>
          </table:table-cell>
          <table:table-cell table:style-name="ce29" office:value-type="string">
            <text:p>General_Unvoiced_Coronal</text:p>
          </table:table-cell>
          <table:table-cell table:style-name="ce29" office:value-type="string">
            <text:p>Pulmonic_Coronal</text:p>
          </table:table-cell>
          <table:table-cell table:style-name="ce29" office:value-type="string">
            <text:p>Voiced_Coronal</text:p>
          </table:table-cell>
          <table:table-cell table:style-name="ce29" office:value-type="string">
            <text:p>Unvoiced_Coronal</text:p>
          </table:table-cell>
          <table:table-cell table:style-name="ce29" office:value-type="string">
            <text:p>Dorsal</text:p>
          </table:table-cell>
          <table:table-cell table:style-name="ce29" office:value-type="string">
            <text:p>Voiced_Dorsal</text:p>
          </table:table-cell>
          <table:table-cell table:style-name="ce29" office:value-type="string">
            <text:p>Dorsal_Velar</text:p>
          </table:table-cell>
          <table:table-cell table:style-name="ce29" office:value-type="string">
            <text:p>Labialized_velar_approximant</text:p>
          </table:table-cell>
          <table:table-cell table:style-name="ce29" office:value-type="string">
            <text:p>Fortis_Consonant</text:p>
          </table:table-cell>
          <table:table-cell table:style-name="ce29" office:value-type="string">
            <text:p>Lenis_Consonant</text:p>
          </table:table-cell>
          <table:table-cell table:style-name="ce29" office:value-type="string">
            <text:p>General_Front_Vowel</text:p>
          </table:table-cell>
          <table:table-cell table:style-name="ce29" office:value-type="string">
            <text:p>Front_Vowel</text:p>
          </table:table-cell>
          <table:table-cell table:style-name="ce29" office:value-type="string">
            <text:p>Front_Vowel_Rhoticity</text:p>
          </table:table-cell>
          <table:table-cell table:style-name="ce29" office:value-type="string">
            <text:p>Front_close_vowel</text:p>
          </table:table-cell>
          <table:table-cell table:style-name="ce29" office:value-type="string">
            <text:p>Front_close_mid_vowel</text:p>
          </table:table-cell>
          <table:table-cell table:style-name="ce29" office:value-type="string">
            <text:p>Front_open_mid_vowel</text:p>
          </table:table-cell>
          <table:table-cell table:style-name="ce29" office:value-type="string">
            <text:p>Front_near_open_vowel</text:p>
          </table:table-cell>
          <table:table-cell table:style-name="ce29" office:value-type="string">
            <text:p>Front_open_vowel</text:p>
          </table:table-cell>
          <table:table-cell table:style-name="ce29" office:value-type="string">
            <text:p>Front_nearfront_Vowel</text:p>
          </table:table-cell>
          <table:table-cell table:style-name="ce29" office:value-type="string">
            <text:p>Front_central_vowel</text:p>
          </table:table-cell>
          <table:table-cell table:style-name="ce29" office:value-type="string">
            <text:p>Front_nearback_Vowel</text:p>
          </table:table-cell>
          <table:table-cell table:style-name="ce29" office:value-type="string">
            <text:p>General_Nearfront_Vowel</text:p>
          </table:table-cell>
          <table:table-cell table:style-name="ce29" office:value-type="string">
            <text:p>Nearfront_Vowel</text:p>
          </table:table-cell>
          <table:table-cell table:style-name="ce29" office:value-type="string">
            <text:p>Nearfront_Vowel_Rhoticity</text:p>
          </table:table-cell>
          <table:table-cell table:style-name="ce29" office:value-type="string">
            <text:p>Nearfront_central_vowel</text:p>
          </table:table-cell>
          <table:table-cell table:style-name="ce29" office:value-type="string">
            <text:p>General_Central_Vowel</text:p>
          </table:table-cell>
          <table:table-cell table:style-name="ce29" office:value-type="string">
            <text:p>Central_Vowel_Rhoticity</text:p>
          </table:table-cell>
          <table:table-cell table:style-name="ce29" office:value-type="string">
            <text:p>Central_Vowel</text:p>
          </table:table-cell>
          <table:table-cell table:style-name="ce29" office:value-type="string">
            <text:p>Central_close_vowel</text:p>
          </table:table-cell>
          <table:table-cell table:style-name="ce29" office:value-type="string">
            <text:p>Central_Mid_Vowel</text:p>
          </table:table-cell>
          <table:table-cell table:style-name="ce29" office:value-type="string">
            <text:p>Central_Openmid_Vowel</text:p>
          </table:table-cell>
          <table:table-cell table:style-name="ce29" office:value-type="string">
            <text:p>Central_Nearopen_Vowel</text:p>
          </table:table-cell>
          <table:table-cell table:style-name="ce29" office:value-type="string">
            <text:p>General_Nearback_Vowel</text:p>
          </table:table-cell>
          <table:table-cell table:style-name="ce29" office:value-type="string">
            <text:p>Nearback_Vowel_Rhoticity</text:p>
          </table:table-cell>
          <table:table-cell table:style-name="ce29" office:value-type="string">
            <text:p>Nearback_Vowel</text:p>
          </table:table-cell>
          <table:table-cell table:style-name="ce29" office:value-type="string">
            <text:p>Nearback_central_vowel</text:p>
          </table:table-cell>
          <table:table-cell table:style-name="ce29" office:value-type="string">
            <text:p>General_Back_Vowel</text:p>
          </table:table-cell>
          <table:table-cell table:style-name="ce29" office:value-type="string">
            <text:p>Back_Vowel_Rhoticity</text:p>
          </table:table-cell>
          <table:table-cell table:style-name="ce29" office:value-type="string">
            <text:p>Back_Vowel</text:p>
          </table:table-cell>
          <table:table-cell table:style-name="ce29" office:value-type="string">
            <text:p>Back_Open_Vowel</text:p>
          </table:table-cell>
          <table:table-cell table:style-name="ce29" office:value-type="string">
            <text:p>Back_OpenMid_Vowel</text:p>
          </table:table-cell>
          <table:table-cell table:style-name="ce29" office:value-type="string">
            <text:p>Back_Closemid_Vowel</text:p>
          </table:table-cell>
          <table:table-cell table:style-name="ce29" office:value-type="string">
            <text:p>Back_Close_Vowel</text:p>
          </table:table-cell>
          <table:table-cell table:style-name="ce29" office:value-type="string">
            <text:p>Long_Vowel</text:p>
          </table:table-cell>
          <table:table-cell table:style-name="ce29" office:value-type="string">
            <text:p>Long_Back_Vowel</text:p>
          </table:table-cell>
          <table:table-cell table:style-name="ce29" office:value-type="string">
            <text:p>Long_Central_Vowel</text:p>
          </table:table-cell>
          <table:table-cell table:style-name="ce29" office:value-type="string">
            <text:p>Long_Front_Vowel</text:p>
          </table:table-cell>
          <table:table-cell table:style-name="ce29" office:value-type="string">
            <text:p>Long_Close_Vowel</text:p>
          </table:table-cell>
          <table:table-cell table:style-name="ce29" office:value-type="string">
            <text:p>Long_Closemid_Vowel</text:p>
          </table:table-cell>
          <table:table-cell table:style-name="ce29" office:value-type="string">
            <text:p>Long_OpenMid_Vowel</text:p>
          </table:table-cell>
          <table:table-cell table:style-name="ce29" office:value-type="string">
            <text:p>Long_Open_Vowel</text:p>
          </table:table-cell>
          <table:table-cell table:style-name="ce29" office:value-type="string">
            <text:p>Close_Vowel</text:p>
          </table:table-cell>
          <table:table-cell table:style-name="ce29" office:value-type="string">
            <text:p>NearClose_Vowel</text:p>
          </table:table-cell>
          <table:table-cell table:style-name="ce29" office:value-type="string">
            <text:p>CloseMid_Vowel</text:p>
          </table:table-cell>
          <table:table-cell table:style-name="ce29" office:value-type="string">
            <text:p>OpenMid_Vowel</text:p>
          </table:table-cell>
          <table:table-cell table:style-name="ce29" office:value-type="string">
            <text:p>Open_Vowel</text:p>
          </table:table-cell>
          <table:table-cell table:style-name="ce29" office:value-type="string">
            <text:p>OpenMid_NearClose_Vowel</text:p>
          </table:table-cell>
          <table:table-cell table:style-name="ce29" office:value-type="string">
            <text:p>Open_NearClose_Vowel</text:p>
          </table:table-cell>
          <table:table-cell table:style-name="ce29" office:value-type="string">
            <text:p>Open_NearClose_Mid_Vowel</text:p>
          </table:table-cell>
          <table:table-cell table:style-name="ce29" office:value-type="string">
            <text:p>NearClose_Mid_Vowel</text:p>
          </table:table-cell>
          <table:table-cell table:style-name="ce29" office:value-type="string">
            <text:p>Dipthong</text:p>
          </table:table-cell>
          <table:table-cell table:style-name="ce29" office:value-type="string">
            <text:p>Rounded</text:p>
          </table:table-cell>
          <table:table-cell table:style-name="ce29" office:value-type="string">
            <text:p>Unrounded</text:p>
          </table:table-cell>
          <table:table-cell table:style-name="ce29" office:value-type="string">
            <text:p>Unround-Schwa</text:p>
          </table:table-cell>
          <table:table-cell table:number-columns-repeated="869"/>
        </table:table-row>
        <table:table-row table:style-name="ro6">
          <table:table-cell office:value-type="string">
            <text:p>Phone count</text:p>
          </table:table-cell>
          <table:table-cell table:style-name="ce6" table:formula="of:=COUNTA([.B3:.B232])" office:value-type="float" office:value="184">
            <text:p>184</text:p>
          </table:table-cell>
          <table:table-cell table:style-name="ce6" table:formula="of:=COUNTA([.C3:.C232])" office:value-type="float" office:value="207">
            <text:p>207</text:p>
          </table:table-cell>
          <table:table-cell table:style-name="ce6" table:formula="of:=COUNTA([.D3:.D232])" office:value-type="float" office:value="56">
            <text:p>56</text:p>
          </table:table-cell>
          <table:table-cell table:style-name="ce6" table:formula="of:=COUNTA([.E3:.E232])" office:value-type="float" office:value="43">
            <text:p>43</text:p>
          </table:table-cell>
          <table:table-cell table:style-name="ce6" table:formula="of:=COUNTA([.F3:.F232])" office:value-type="float" office:value="37">
            <text:p>37</text:p>
          </table:table-cell>
          <table:table-cell table:style-name="Default" table:formula="of:=COUNTA([.G3:.G232])" office:value-type="float" office:value="32">
            <text:p>32</text:p>
          </table:table-cell>
          <table:table-cell table:style-name="ce6" table:formula="of:=COUNTA([.H3:.H232])" office:value-type="float" office:value="45">
            <text:p>45</text:p>
          </table:table-cell>
          <table:table-cell table:style-name="ce6" table:formula="of:=COUNTA([.I3:.I232])" office:value-type="float" office:value="44">
            <text:p>44</text:p>
          </table:table-cell>
          <table:table-cell table:style-name="ce6" table:formula="of:=COUNTA([.J3:.J232])" office:value-type="float" office:value="23">
            <text:p>23</text:p>
          </table:table-cell>
          <table:table-cell table:style-name="ce6" table:formula="of:=COUNTA([.K3:.K232])" office:value-type="float" office:value="39">
            <text:p>39</text:p>
          </table:table-cell>
          <table:table-cell table:style-name="ce6" table:formula="of:=COUNTA([.L3:.L232])" office:value-type="float" office:value="46">
            <text:p>46</text:p>
          </table:table-cell>
          <table:table-cell table:style-name="ce6" table:formula="of:=COUNTA([.M3:.M232])" office:value-type="float" office:value="44">
            <text:p>44</text:p>
          </table:table-cell>
          <table:table-cell table:style-name="ce6" table:formula="of:=COUNTA([.N3:.N232])" office:value-type="float" office:value="37">
            <text:p>37</text:p>
          </table:table-cell>
          <table:table-cell table:style-name="ce6" table:formula="of:=COUNTA([.O3:.O232])" office:value-type="float" office:value="45">
            <text:p>45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60">
            <text:p>60</text:p>
          </table:table-cell>
          <table:table-cell table:style-name="ce6" table:formula="of:=COUNTA([.R3:.R232])" office:value-type="float" office:value="44">
            <text:p>44</text:p>
          </table:table-cell>
          <table:table-cell table:style-name="ce6" table:formula="of:=COUNTA([.S3:.S232])" office:value-type="float" office:value="44">
            <text:p>44</text:p>
          </table:table-cell>
          <table:table-cell table:style-name="ce6" table:formula="of:=COUNTA([.T3:.T232])" office:value-type="float" office:value="31">
            <text:p>31</text:p>
          </table:table-cell>
          <table:table-cell table:style-name="ce6" table:formula="of:=COUNTA([.U3:.U232])" office:value-type="float" office:value="51">
            <text:p>51</text:p>
          </table:table-cell>
          <table:table-cell table:style-name="ce6" table:formula="of:=COUNTA([.V3:.V232])" office:value-type="float" office:value="50">
            <text:p>50</text:p>
          </table:table-cell>
          <table:table-cell table:style-name="ce20" table:formula="of:=COUNTA([.W3:.W232])" office:value-type="float" office:value="37">
            <text:p>37</text:p>
          </table:table-cell>
          <table:table-cell table:style-name="ce20" table:formula="of:=COUNTA([.X3:.X232])" office:value-type="float" office:value="37">
            <text:p>37</text:p>
          </table:table-cell>
          <table:table-cell table:style-name="ce6" table:formula="of:=COUNTA([.Y3:.Y232])" office:value-type="float" office:value="37">
            <text:p>37</text:p>
          </table:table-cell>
          <table:table-cell table:style-name="ce6" table:formula="of:=COUNTA([.Z3:.Z232])" office:value-type="float" office:value="36">
            <text:p>36</text:p>
          </table:table-cell>
          <table:table-cell table:style-name="ce6" table:formula="of:=COUNTA([.AA3:.AA232])" office:value-type="float" office:value="41">
            <text:p>41</text:p>
          </table:table-cell>
          <table:table-cell table:style-name="ce6" table:formula="of:=COUNTA([.AB3:.AB232])" office:value-type="float" office:value="47">
            <text:p>47</text:p>
          </table:table-cell>
          <table:table-cell table:style-name="ce6" table:formula="of:=COUNTA([.AC3:.AC232])" office:value-type="float" office:value="41">
            <text:p>41</text:p>
          </table:table-cell>
          <table:table-cell table:style-name="ce6" table:formula="of:=COUNTA([.AD3:.AD232])" office:value-type="float" office:value="72">
            <text:p>72</text:p>
          </table:table-cell>
          <table:table-cell table:style-name="ce6" table:formula="of:=COUNTA([.AE3:.AE232])" office:value-type="float" office:value="58">
            <text:p>58</text:p>
          </table:table-cell>
          <table:table-cell table:style-name="ce6" table:formula="of:=COUNTA([.AF3:.AF232])" office:value-type="float" office:value="55">
            <text:p>55</text:p>
          </table:table-cell>
          <table:table-cell table:style-name="ce6" table:formula="of:=COUNTA([.AG3:.AG232])" office:value-type="float" office:value="53">
            <text:p>53</text:p>
          </table:table-cell>
          <table:table-cell table:style-name="ce6" table:formula="of:=COUNTA([.AH3:.AH232])" office:value-type="float" office:value="56">
            <text:p>56</text:p>
          </table:table-cell>
          <table:table-cell table:style-name="ce6" table:formula="of:=COUNTA([.AI3:.AI232])" office:value-type="float" office:value="58">
            <text:p>58</text:p>
          </table:table-cell>
          <table:table-cell table:style-name="ce6" table:formula="of:=COUNTA([.AJ3:.AJ232])" office:value-type="float" office:value="46">
            <text:p>46</text:p>
          </table:table-cell>
          <table:table-cell table:style-name="ce6" table:formula="of:=COUNTA([.AK3:.AK232])" office:value-type="float" office:value="46">
            <text:p>46</text:p>
          </table:table-cell>
          <table:table-cell table:style-name="ce6" table:formula="of:=COUNTA([.AL3:.AL232])" office:value-type="float" office:value="30">
            <text:p>30</text:p>
          </table:table-cell>
          <table:table-cell table:style-name="ce6" table:formula="of:=COUNTA([.AM3:.AM232])" office:value-type="float" office:value="45">
            <text:p>45</text:p>
          </table:table-cell>
          <table:table-cell table:style-name="ce6" table:formula="of:=COUNTA([.AN3:.AN232])" office:value-type="float" office:value="28">
            <text:p>28</text:p>
          </table:table-cell>
          <table:table-cell table:style-name="ce6" table:formula="of:=COUNTA([.AO3:.AO232])" office:value-type="float" office:value="201">
            <text:p>201</text:p>
          </table:table-cell>
          <table:table-cell table:style-name="ce6" table:formula="of:=COUNTA([.AP3:.AP232])" office:value-type="float" office:value="113">
            <text:p>113</text:p>
          </table:table-cell>
          <table:table-cell table:style-name="ce6" table:formula="of:=COUNTA([.AQ3:.AQ232])" office:value-type="float" office:value="95">
            <text:p>95</text:p>
          </table:table-cell>
          <table:table-cell table:style-name="ce6" table:formula="of:=COUNTA([.AR3:.AR232])" office:value-type="float" office:value="56">
            <text:p>56</text:p>
          </table:table-cell>
          <table:table-cell table:style-name="ce6" table:formula="of:=COUNTA([.AS3:.AS232])" office:value-type="float" office:value="34">
            <text:p>34</text:p>
          </table:table-cell>
          <table:table-cell table:style-name="ce6" table:formula="of:=COUNTA([.AT3:.AT232])" office:value-type="float" office:value="8">
            <text:p>8</text:p>
          </table:table-cell>
          <table:table-cell table:style-name="ce6" table:formula="of:=COUNTA([.AU3:.AU232])" office:value-type="float" office:value="7">
            <text:p>7</text:p>
          </table:table-cell>
          <table:table-cell table:style-name="ce6" table:formula="of:=COUNTA([.AV3:.AV232])" office:value-type="float" office:value="11">
            <text:p>11</text:p>
          </table:table-cell>
          <table:table-cell table:style-name="ce6" table:formula="of:=COUNTA([.AW3:.AW232])" office:value-type="float" office:value="75">
            <text:p>75</text:p>
          </table:table-cell>
          <table:table-cell table:style-name="ce6" table:formula="of:=COUNTA([.AX3:.AX232])" office:value-type="float" office:value="49">
            <text:p>49</text:p>
          </table:table-cell>
          <table:table-cell table:style-name="ce6" table:formula="of:=COUNTA([.AY3:.AY232])" office:value-type="float" office:value="30">
            <text:p>30</text:p>
          </table:table-cell>
          <table:table-cell table:style-name="ce6" table:formula="of:=COUNTA([.AZ3:.AZ232])" office:value-type="float" office:value="8">
            <text:p>8</text:p>
          </table:table-cell>
          <table:table-cell table:style-name="ce6" table:formula="of:=COUNTA([.BA3:.BA232])" office:value-type="float" office:value="25">
            <text:p>25</text:p>
          </table:table-cell>
          <table:table-cell table:style-name="ce6" table:formula="of:=COUNTA([.BB3:.BB232])" office:value-type="float" office:value="3">
            <text:p>3</text:p>
          </table:table-cell>
          <table:table-cell table:style-name="ce6" table:formula="of:=COUNTA([.BC3:.BC232])" office:value-type="float" office:value="12">
            <text:p>12</text:p>
          </table:table-cell>
          <table:table-cell table:style-name="ce6" table:formula="of:=COUNTA([.BD3:.BD232])" office:value-type="float" office:value="13">
            <text:p>13</text:p>
          </table:table-cell>
          <table:table-cell table:style-name="ce6" table:formula="of:=COUNTA([.BE3:.BE232])" office:value-type="float" office:value="11">
            <text:p>11</text:p>
          </table:table-cell>
          <table:table-cell table:style-name="ce6" table:formula="of:=COUNTA([.BF3:.BF232])" office:value-type="float" office:value="9">
            <text:p>9</text:p>
          </table:table-cell>
          <table:table-cell table:style-name="ce6" table:formula="of:=COUNTA([.BG3:.BG232])" office:value-type="float" office:value="11">
            <text:p>11</text:p>
          </table:table-cell>
          <table:table-cell table:style-name="ce6" table:formula="of:=COUNTA([.BH3:.BH232])" office:value-type="float" office:value="4">
            <text:p>4</text:p>
          </table:table-cell>
          <table:table-cell table:style-name="ce6" table:formula="of:=COUNTA([.BI3:.BI232])" office:value-type="float" office:value="27">
            <text:p>27</text:p>
          </table:table-cell>
          <table:table-cell table:style-name="ce6" table:formula="of:=COUNTA([.BJ3:.BJ232])" office:value-type="float" office:value="16">
            <text:p>16</text:p>
          </table:table-cell>
          <table:table-cell table:style-name="ce6" table:formula="of:=COUNTA([.BK3:.BK232])" office:value-type="float" office:value="18">
            <text:p>18</text:p>
          </table:table-cell>
          <table:table-cell table:style-name="ce6" table:formula="of:=COUNTA([.BL3:.BL232])" office:value-type="float" office:value="10">
            <text:p>10</text:p>
          </table:table-cell>
          <table:table-cell table:style-name="ce6" table:formula="of:=COUNTA([.BM3:.BM232])" office:value-type="float" office:value="13">
            <text:p>13</text:p>
          </table:table-cell>
          <table:table-cell table:style-name="ce6" table:formula="of:=COUNTA([.BN3:.BN232])" office:value-type="float" office:value="7">
            <text:p>7</text:p>
          </table:table-cell>
          <table:table-cell table:style-name="ce6" table:formula="of:=COUNTA([.BO3:.BO232])" office:value-type="float" office:value="10">
            <text:p>10</text:p>
          </table:table-cell>
          <table:table-cell table:style-name="ce6" table:formula="of:=COUNTA([.BP3:.BP232])" office:value-type="float" office:value="4">
            <text:p>4</text:p>
          </table:table-cell>
          <table:table-cell table:style-name="ce6" table:formula="of:=COUNTA([.BQ3:.BQ232])" office:value-type="float" office:value="8">
            <text:p>8</text:p>
          </table:table-cell>
          <table:table-cell table:style-name="ce6" table:formula="of:=COUNTA([.BR3:.BR232])" office:value-type="float" office:value="5">
            <text:p>5</text:p>
          </table:table-cell>
          <table:table-cell table:style-name="ce6" table:formula="of:=COUNTA([.BS3:.BS232])" office:value-type="float" office:value="5">
            <text:p>5</text:p>
          </table:table-cell>
          <table:table-cell table:style-name="ce6" table:formula="of:=COUNTA([.BT3:.BT232])" office:value-type="float" office:value="5">
            <text:p>5</text:p>
          </table:table-cell>
          <table:table-cell table:style-name="ce6" table:formula="of:=COUNTA([.BU3:.BU232])" office:value-type="float" office:value="13">
            <text:p>13</text:p>
          </table:table-cell>
          <table:table-cell table:style-name="ce6" table:formula="of:=COUNTA([.BV3:.BV232])" office:value-type="float" office:value="9">
            <text:p>9</text:p>
          </table:table-cell>
          <table:table-cell table:style-name="ce6" table:formula="of:=COUNTA([.BW3:.BW232])" office:value-type="float" office:value="26">
            <text:p>26</text:p>
          </table:table-cell>
          <table:table-cell table:style-name="ce6" table:formula="of:=COUNTA([.BX3:.BX232])" office:value-type="float" office:value="13">
            <text:p>13</text:p>
          </table:table-cell>
          <table:table-cell table:style-name="ce6" table:formula="of:=COUNTA([.BY3:.BY232])" office:value-type="float" office:value="7">
            <text:p>7</text:p>
          </table:table-cell>
          <table:table-cell table:style-name="ce6" table:formula="of:=COUNTA([.BZ3:.BZ232])" office:value-type="float" office:value="15">
            <text:p>15</text:p>
          </table:table-cell>
          <table:table-cell table:style-name="ce6"/>
          <table:table-cell table:style-name="ce6" table:formula="of:=COUNTA([.CB3:.CB232])" office:value-type="float" office:value="13">
            <text:p>13</text:p>
          </table:table-cell>
          <table:table-cell table:style-name="ce6" table:formula="of:=COUNTA([.CC3:.CC232])" office:value-type="float" office:value="9">
            <text:p>9</text:p>
          </table:table-cell>
          <table:table-cell table:style-name="ce6" table:formula="of:=COUNTA([.CD3:.CD232])" office:value-type="float" office:value="21">
            <text:p>21</text:p>
          </table:table-cell>
          <table:table-cell table:style-name="ce6" table:formula="of:=COUNTA([.CE3:.CE232])" office:value-type="float" office:value="15">
            <text:p>15</text:p>
          </table:table-cell>
          <table:table-cell table:style-name="ce6" table:formula="of:=COUNTA([.CF3:.CF232])" office:value-type="float" office:value="11">
            <text:p>11</text:p>
          </table:table-cell>
          <table:table-cell table:style-name="ce6" table:formula="of:=COUNTA([.CG3:.CG232])" office:value-type="float" office:value="19">
            <text:p>19</text:p>
          </table:table-cell>
          <table:table-cell table:style-name="ce6" table:formula="of:=COUNTA([.CH3:.CH232])" office:value-type="float" office:value="13">
            <text:p>13</text:p>
          </table:table-cell>
          <table:table-cell table:style-name="ce6" table:formula="of:=COUNTA([.CI3:.CI232])" office:value-type="float" office:value="8">
            <text:p>8</text:p>
          </table:table-cell>
          <table:table-cell table:style-name="ce6" table:formula="of:=COUNTA([.CJ3:.CJ232])" office:value-type="float" office:value="11">
            <text:p>11</text:p>
          </table:table-cell>
          <table:table-cell table:style-name="ce6" table:formula="of:=COUNTA([.CK3:.CK232])" office:value-type="float" office:value="9">
            <text:p>9</text:p>
          </table:table-cell>
          <table:table-cell table:style-name="ce6" table:formula="of:=COUNTA([.CL3:.CL232])" office:value-type="float" office:value="32">
            <text:p>32</text:p>
          </table:table-cell>
          <table:table-cell table:style-name="ce6" table:formula="of:=COUNTA([.CM3:.CM232])" office:value-type="float" office:value="22">
            <text:p>22</text:p>
          </table:table-cell>
          <table:table-cell table:style-name="ce6" table:formula="of:=COUNTA([.CN3:.CN232])" office:value-type="float" office:value="15">
            <text:p>15</text:p>
          </table:table-cell>
          <table:table-cell table:style-name="ce6" table:formula="of:=COUNTA([.CO3:.CO232])" office:value-type="float" office:value="26">
            <text:p>26</text:p>
          </table:table-cell>
          <table:table-cell table:style-name="ce6" table:formula="of:=COUNTA([.CP3:.CP232])" office:value-type="float" office:value="20">
            <text:p>20</text:p>
          </table:table-cell>
          <table:table-cell table:style-name="ce6" table:formula="of:=COUNTA([.CQ3:.CQ232])" office:value-type="float" office:value="13">
            <text:p>13</text:p>
          </table:table-cell>
          <table:table-cell table:style-name="ce6" table:formula="of:=COUNTA([.CR3:.CR232])" office:value-type="float" office:value="23">
            <text:p>23</text:p>
          </table:table-cell>
          <table:table-cell table:style-name="ce6" table:formula="of:=COUNTA([.CS3:.CS232])" office:value-type="float" office:value="16">
            <text:p>16</text:p>
          </table:table-cell>
          <table:table-cell table:style-name="ce6" table:formula="of:=COUNTA([.CT3:.CT232])" office:value-type="float" office:value="13">
            <text:p>13</text:p>
          </table:table-cell>
          <table:table-cell table:style-name="ce6" table:formula="of:=COUNTA([.CU3:.CU232])" office:value-type="float" office:value="7">
            <text:p>7</text:p>
          </table:table-cell>
          <table:table-cell table:style-name="ce6" table:formula="of:=COUNTA([.CV3:.CV232])" office:value-type="float" office:value="20">
            <text:p>20</text:p>
          </table:table-cell>
          <table:table-cell table:style-name="ce6" table:formula="of:=COUNTA([.CW3:.CW232])" office:value-type="float" office:value="17">
            <text:p>17</text:p>
          </table:table-cell>
          <table:table-cell table:style-name="ce6" table:formula="of:=COUNTA([.CX3:.CX232])" office:value-type="float" office:value="60">
            <text:p>60</text:p>
          </table:table-cell>
          <table:table-cell table:style-name="ce6" table:formula="of:=COUNTA([.CY3:.CY232])" office:value-type="float" office:value="32">
            <text:p>32</text:p>
          </table:table-cell>
          <table:table-cell table:style-name="ce6" table:formula="of:=COUNTA([.CZ3:.CZ232])" office:value-type="float" office:value="7">
            <text:p>7</text:p>
          </table:table-cell>
          <table:table-cell table:style-name="ce6" table:formula="of:=COUNTA([.DA3:.DA232])" office:value-type="float" office:value="21">
            <text:p>21</text:p>
          </table:table-cell>
          <table:table-cell table:style-name="ce6" table:formula="of:=COUNTA([.DB3:.DB232])" office:value-type="float" office:value="13">
            <text:p>13</text:p>
          </table:table-cell>
          <table:table-cell table:style-name="ce6" table:formula="of:=COUNTA([.DC3:.DC232])" office:value-type="float" office:value="14">
            <text:p>14</text:p>
          </table:table-cell>
          <table:table-cell table:style-name="ce6" table:formula="of:=COUNTA([.DD3:.DD232])" office:value-type="float" office:value="10">
            <text:p>10</text:p>
          </table:table-cell>
          <table:table-cell table:style-name="ce6" table:formula="of:=COUNTA([.DE3:.DE232])" office:value-type="float" office:value="12">
            <text:p>12</text:p>
          </table:table-cell>
          <table:table-cell table:style-name="ce6" table:formula="of:=COUNTA([.DF3:.DF232])" office:value-type="float" office:value="10">
            <text:p>10</text:p>
          </table:table-cell>
          <table:table-cell table:style-name="ce6" table:formula="of:=COUNTA([.DG3:.DG232])" office:value-type="float" office:value="15">
            <text:p>15</text:p>
          </table:table-cell>
          <table:table-cell table:style-name="ce6" table:formula="of:=COUNTA([.DH3:.DH232])" office:value-type="float" office:value="7">
            <text:p>7</text:p>
          </table:table-cell>
          <table:table-cell table:style-name="ce6" table:formula="of:=COUNTA([.DI3:.DI232])" office:value-type="float" office:value="18">
            <text:p>18</text:p>
          </table:table-cell>
          <table:table-cell table:style-name="ce6" table:formula="of:=COUNTA([.DJ3:.DJ232])" office:value-type="float" office:value="10">
            <text:p>10</text:p>
          </table:table-cell>
          <table:table-cell table:style-name="ce6" table:formula="of:=COUNTA([.DK3:.DK232])" office:value-type="float" office:value="6">
            <text:p>6</text:p>
          </table:table-cell>
          <table:table-cell table:style-name="ce6" table:formula="of:=COUNTA([.DL3:.DL232])" office:value-type="float" office:value="7">
            <text:p>7</text:p>
          </table:table-cell>
          <table:table-cell table:style-name="ce6" table:formula="of:=COUNTA([.DM3:.DM232])" office:value-type="float" office:value="37">
            <text:p>37</text:p>
          </table:table-cell>
          <table:table-cell table:style-name="ce6" table:formula="of:=COUNTA([.DN3:.DN232])" office:value-type="float" office:value="6">
            <text:p>6</text:p>
          </table:table-cell>
          <table:table-cell table:style-name="ce6" table:formula="of:=COUNTA([.DO3:.DO232])" office:value-type="float" office:value="15">
            <text:p>15</text:p>
          </table:table-cell>
          <table:table-cell table:style-name="ce6" table:formula="of:=COUNTA([.DP3:.DP232])" office:value-type="float" office:value="9">
            <text:p>9</text:p>
          </table:table-cell>
          <table:table-cell table:style-name="ce6" table:formula="of:=COUNTA([.DQ3:.DQ232])" office:value-type="float" office:value="11">
            <text:p>11</text:p>
          </table:table-cell>
          <table:table-cell table:style-name="ce6" table:formula="of:=COUNTA([.DR3:.DR232])" office:value-type="float" office:value="8">
            <text:p>8</text:p>
          </table:table-cell>
          <table:table-cell table:style-name="ce6" table:formula="of:=COUNTA([.DS3:.DS232])" office:value-type="float" office:value="3">
            <text:p>3</text:p>
          </table:table-cell>
          <table:table-cell table:style-name="ce6" table:formula="of:=COUNTA([.DT3:.DT232])" office:value-type="float" office:value="11">
            <text:p>11</text:p>
          </table:table-cell>
          <table:table-cell table:style-name="ce6" table:formula="of:=COUNTA([.DU3:.DU232])" office:value-type="float" office:value="6">
            <text:p>6</text:p>
          </table:table-cell>
          <table:table-cell table:style-name="ce6" table:formula="of:=COUNTA([.DV3:.DV232])" office:value-type="float" office:value="8">
            <text:p>8</text:p>
          </table:table-cell>
          <table:table-cell table:style-name="ce6" table:formula="of:=COUNTA([.DW3:.DW232])" office:value-type="float" office:value="7">
            <text:p>7</text:p>
          </table:table-cell>
          <table:table-cell table:style-name="ce6" table:formula="of:=COUNTA([.DX3:.DX232])" office:value-type="float" office:value="35">
            <text:p>35</text:p>
          </table:table-cell>
          <table:table-cell table:style-name="ce6" table:formula="of:=COUNTA([.DY3:.DY232])" office:value-type="float" office:value="7">
            <text:p>7</text:p>
          </table:table-cell>
          <table:table-cell table:style-name="ce6" table:formula="of:=COUNTA([.DZ3:.DZ232])" office:value-type="float" office:value="29">
            <text:p>29</text:p>
          </table:table-cell>
          <table:table-cell table:style-name="ce6" table:formula="of:=COUNTA([.EA3:.EA232])" office:value-type="float" office:value="14">
            <text:p>14</text:p>
          </table:table-cell>
          <table:table-cell table:style-name="ce6" table:formula="of:=COUNTA([.EB3:.EB232])" office:value-type="float" office:value="12">
            <text:p>12</text:p>
          </table:table-cell>
          <table:table-cell table:style-name="ce6" table:formula="of:=COUNTA([.EC3:.EC232])" office:value-type="float" office:value="10">
            <text:p>10</text:p>
          </table:table-cell>
          <table:table-cell table:style-name="ce6" table:formula="of:=COUNTA([.ED3:.ED232])" office:value-type="float" office:value="12">
            <text:p>12</text:p>
          </table:table-cell>
          <table:table-cell table:style-name="ce6" table:formula="of:=COUNTA([.EE3:.EE232])" office:value-type="float" office:value="23">
            <text:p>23</text:p>
          </table:table-cell>
          <table:table-cell table:style-name="ce6" table:formula="of:=COUNTA([.EF3:.EF232])" office:value-type="float" office:value="10">
            <text:p>10</text:p>
          </table:table-cell>
          <table:table-cell table:style-name="ce6" table:formula="of:=COUNTA([.EG3:.EG232])" office:value-type="float" office:value="8">
            <text:p>8</text:p>
          </table:table-cell>
          <table:table-cell table:style-name="ce6" table:formula="of:=COUNTA([.EH3:.EH232])" office:value-type="float" office:value="15">
            <text:p>15</text:p>
          </table:table-cell>
          <table:table-cell table:style-name="ce6" table:formula="of:=COUNTA([.EI3:.EI232])" office:value-type="float" office:value="9">
            <text:p>9</text:p>
          </table:table-cell>
          <table:table-cell table:style-name="ce6" table:formula="of:=COUNTA([.EJ3:.EJ232])" office:value-type="float" office:value="8">
            <text:p>8</text:p>
          </table:table-cell>
          <table:table-cell table:style-name="ce6" table:formula="of:=COUNTA([.EK3:.EK232])" office:value-type="float" office:value="10">
            <text:p>10</text:p>
          </table:table-cell>
          <table:table-cell table:style-name="ce6" table:formula="of:=COUNTA([.EL3:.EL232])" office:value-type="float" office:value="8">
            <text:p>8</text:p>
          </table:table-cell>
          <table:table-cell table:style-name="ce6" table:formula="of:=COUNTA([.EM3:.EM232])" office:value-type="float" office:value="19">
            <text:p>19</text:p>
          </table:table-cell>
          <table:table-cell table:style-name="ce6" table:formula="of:=COUNTA([.EN3:.EN232])" office:value-type="float" office:value="12">
            <text:p>12</text:p>
          </table:table-cell>
          <table:table-cell table:style-name="ce6" table:formula="of:=COUNTA([.EO3:.EO232])" office:value-type="float" office:value="17">
            <text:p>17</text:p>
          </table:table-cell>
          <table:table-cell table:style-name="ce6" table:formula="of:=COUNTA([.EP3:.EP232])" office:value-type="float" office:value="20">
            <text:p>20</text:p>
          </table:table-cell>
          <table:table-cell table:style-name="ce6" table:formula="of:=COUNTA([.EQ3:.EQ232])" office:value-type="float" office:value="18">
            <text:p>18</text:p>
          </table:table-cell>
          <table:table-cell table:style-name="ce6" table:formula="of:=COUNTA([.ER3:.ER232])" office:value-type="float" office:value="8">
            <text:p>8</text:p>
          </table:table-cell>
          <table:table-cell table:style-name="ce6" table:formula="of:=COUNTA([.ES3:.ES232])" office:value-type="float" office:value="9">
            <text:p>9</text:p>
          </table:table-cell>
          <table:table-cell table:style-name="ce6" table:formula="of:=COUNTA([.ET3:.ET232])" office:value-type="float" office:value="7">
            <text:p>7</text:p>
          </table:table-cell>
          <table:table-cell table:style-name="ce6" table:formula="of:=COUNTA([.EU3:.EU232])" office:value-type="float" office:value="6">
            <text:p>6</text:p>
          </table:table-cell>
          <table:table-cell table:style-name="ce6" table:formula="of:=COUNTA([.EV3:.EV232])" office:value-type="float" office:value="55">
            <text:p>55</text:p>
          </table:table-cell>
          <table:table-cell table:style-name="ce6" table:formula="of:=COUNTA([.EW3:.EW232])" office:value-type="float" office:value="35">
            <text:p>35</text:p>
          </table:table-cell>
          <table:table-cell table:style-name="ce6" table:formula="of:=COUNTA([.EX3:.EX232])" office:value-type="float" office:value="41">
            <text:p>41</text:p>
          </table:table-cell>
          <table:table-cell table:style-name="ce6" table:formula="of:=COUNTA([.EY3:.EY232])" office:value-type="float" office:value="10">
            <text:p>10</text:p>
          </table:table-cell>
          <table:table-cell table:number-columns-repeated="869"/>
        </table:table-row>
        <table:table-row table:style-name="ro7">
          <table:table-cell office:value-type="string">
            <text:p>Nasal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style-name="Default"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style-name="ce6" table:formula="of:=IF(NOT(ISBLANK([.S3]));[.S3];IF(NOT(ISBLANK([.T3]));[.T3];IF(NOT(ISBLANK([.U3]));[.U3];IF(NOT(ISBLANK([.AA3]));[.AA3];IF(NOT(ISBLANK([.AI3]));[.AI3];&quot;-&quot;)))))" office:value-type="string" office:string-value="m">
            <text:p>m</text:p>
          </table:table-cell>
          <table:table-cell table:style-name="ce6" table:formula="of:=IF(NOT(ISBLANK([.Y3]));[.Y3];IF(NOT(ISBLANK([.AE3]));[.AE3];&quot;&quot;))" office:value-type="string" office:string-value="m">
            <text:p>m</text:p>
          </table:table-cell>
          <table:table-cell table:style-name="ce6"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style-name="ce17" office:value-type="string">
            <text:p>m</text:p>
          </table:table-cell>
          <table:table-cell table:style-name="ce17"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style-name="ce23" office:value-type="string">
            <text:p>m</text:p>
          </table:table-cell>
          <table:table-cell table:style-name="ce23"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style-name="ce5"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style-name="ce22" office:value-type="string">
            <text:p>m</text:p>
          </table:table-cell>
          <table:table-cell table:style-name="ce22"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style-name="Default" table:formula="of:=COUNTA([.AP3:.EY3])" office:value-type="float" office:value="12">
            <text:p>12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5"/>
        </table:table-row>
        <table:table-row table:style-name="ro6">
          <table:table-cell/>
          <table:table-cell table:number-columns-repeated="2" office:value-type="string">
            <text:p>mm</text:p>
          </table:table-cell>
          <table:table-cell table:number-columns-repeated="12"/>
          <table:table-cell table:style-name="ce6" table:formula="of:=IF(NOT(ISBLANK([.S4]));[.S4];IF(NOT(ISBLANK([.T4]));[.T4];IF(NOT(ISBLANK([.U4]));[.U4];IF(NOT(ISBLANK([.AA4]));[.AA4];IF(NOT(ISBLANK([.AI4]));[.AI4];&quot;&quot;)))))" office:value-type="string" office:string-value="mm">
            <text:p>mm</text:p>
          </table:table-cell>
          <table:table-cell table:style-name="ce6" table:formula="of:=IF(NOT(ISBLANK([.Y4]));[.Y4];IF(NOT(ISBLANK([.AE4]));[.AE4];&quot;&quot;))">
            <text:p/>
          </table:table-cell>
          <table:table-cell table:style-name="ce6"/>
          <table:table-cell table:number-columns-repeated="2"/>
          <table:table-cell table:number-columns-repeated="2" table:style-name="ce17" office:value-type="string">
            <text:p>mm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mm</text:p>
          </table:table-cell>
          <table:table-cell table:number-columns-repeated="3"/>
          <table:table-cell table:style-name="Default" table:formula="of:=COUNTA([.AP4:.EY4])" office:value-type="float" office:value="12">
            <text:p>12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5"/>
        </table:table-row>
        <table:table-row table:style-name="ro6">
          <table:table-cell/>
          <table:table-cell office:value-type="string">
            <text:p>m̩</text:p>
          </table:table-cell>
          <table:table-cell office:value-type="string">
            <text:p>m=</text:p>
          </table:table-cell>
          <table:table-cell office:value-type="string">
            <text:p>m!</text:p>
          </table:table-cell>
          <table:table-cell table:number-columns-repeated="3"/>
          <table:table-cell table:number-columns-repeated="2" office:value-type="string">
            <text:p>em</text:p>
          </table:table-cell>
          <table:table-cell table:number-columns-repeated="3"/>
          <table:table-cell office:value-type="string">
            <text:p>em</text:p>
          </table:table-cell>
          <table:table-cell table:number-columns-repeated="2"/>
          <table:table-cell table:style-name="ce6" table:formula="of:=IF(NOT(ISBLANK([.S5]));[.S5];IF(NOT(ISBLANK([.T5]));[.T5];IF(NOT(ISBLANK([.U5]));[.U5];IF(NOT(ISBLANK([.AA5]));[.AA5];IF(NOT(ISBLANK([.AI5]));[.AI5];&quot;&quot;)))))">
            <text:p/>
          </table:table-cell>
          <table:table-cell table:style-name="ce6" table:formula="of:=IF(NOT(ISBLANK([.Y5]));[.Y5];IF(NOT(ISBLANK([.AE5]));[.AE5];&quot;&quot;))">
            <text:p/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5:.EY5])" office:value-type="float" office:value="11">
            <text:p>1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8"/>
        </table:table-row>
        <table:table-row table:style-name="ro6">
          <table:table-cell/>
          <table:table-cell table:number-columns-repeated="8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n</text:p>
          </table:table-cell>
          <table:table-cell table:style-name="ce6" table:formula="of:=IF(NOT(ISBLANK([.S6]));[.S6];IF(NOT(ISBLANK([.T6]));[.T6];IF(NOT(ISBLANK([.U6]));[.U6];IF(NOT(ISBLANK([.AA6]));[.AA6];IF(NOT(ISBLANK([.AI6]));[.AI6];&quot;&quot;)))))" office:value-type="string" office:string-value="n">
            <text:p>n</text:p>
          </table:table-cell>
          <table:table-cell table:style-name="ce6" table:formula="of:=IF(NOT(ISBLANK([.Y6]));[.Y6];IF(NOT(ISBLANK([.AE6]));[.AE6];&quot;&quot;))" office:value-type="string" office:string-value="n">
            <text:p>n</text:p>
          </table:table-cell>
          <table:table-cell table:style-name="ce6" office:value-type="string">
            <text:p>n</text:p>
          </table:table-cell>
          <table:table-cell table:number-columns-repeated="6" office:value-type="string">
            <text:p>n</text:p>
          </table:table-cell>
          <table:table-cell table:number-columns-repeated="2" table:style-name="ce24" office:value-type="string">
            <text:p>n</text:p>
          </table:table-cell>
          <table:table-cell table:number-columns-repeated="3" office:value-type="string">
            <text:p>n</text:p>
          </table:table-cell>
          <table:table-cell table:style-name="ce5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table:style-name="ce22" office:value-type="string">
            <text:p>n</text:p>
          </table:table-cell>
          <table:table-cell table:number-columns-repeated="4" office:value-type="string">
            <text:p>n</text:p>
          </table:table-cell>
          <table:table-cell table:number-columns-repeated="2" table:style-name="ce8" office:value-type="string">
            <text:p>n</text:p>
          </table:table-cell>
          <table:table-cell table:style-name="Default" table:formula="of:=COUNTA([.AP6:.EY6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 table:number-columns-repeated="13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0"/>
        </table:table-row>
        <table:table-row table:style-name="ro6">
          <table:table-cell/>
          <table:table-cell office:value-type="string">
            <text:p>nn</text:p>
          </table:table-cell>
          <table:table-cell office:value-type="string">
            <text:p>nn</text:p>
          </table:table-cell>
          <table:table-cell table:number-columns-repeated="12"/>
          <table:table-cell table:style-name="ce6" table:formula="of:=IF(NOT(ISBLANK([.S7]));[.S7];IF(NOT(ISBLANK([.T7]));[.T7];IF(NOT(ISBLANK([.U7]));[.U7];IF(NOT(ISBLANK([.AA7]));[.AA7];IF(NOT(ISBLANK([.AI7]));[.AI7];&quot;&quot;)))))" office:value-type="string" office:string-value="nn">
            <text:p>nn</text:p>
          </table:table-cell>
          <table:table-cell table:style-name="ce6" table:formula="of:=IF(NOT(ISBLANK([.Y7]));[.Y7];IF(NOT(ISBLANK([.AE7]));[.AE7];&quot;&quot;))">
            <text:p/>
          </table:table-cell>
          <table:table-cell table:style-name="ce6"/>
          <table:table-cell table:number-columns-repeated="2"/>
          <table:table-cell office:value-type="string">
            <text:p>nn</text:p>
          </table:table-cell>
          <table:table-cell office:value-type="string">
            <text:p>nn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table:style-name="ce8" office:value-type="string">
            <text:p>nn</text:p>
          </table:table-cell>
          <table:table-cell table:style-name="ce8" table:number-columns-repeated="3"/>
          <table:table-cell table:style-name="Default" table:formula="of:=COUNTA([.AP7:.EY7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 table:number-columns-repeated="13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0"/>
        </table:table-row>
        <table:table-row table:style-name="ro6">
          <table:table-cell/>
          <table:table-cell office:value-type="string">
            <text:p>n̩</text:p>
          </table:table-cell>
          <table:table-cell office:value-type="string">
            <text:p>n=</text:p>
          </table:table-cell>
          <table:table-cell office:value-type="string">
            <text:p>n!</text:p>
          </table:table-cell>
          <table:table-cell table:number-columns-repeated="3"/>
          <table:table-cell table:number-columns-repeated="2" office:value-type="string">
            <text:p>en</text:p>
          </table:table-cell>
          <table:table-cell table:number-columns-repeated="3"/>
          <table:table-cell office:value-type="string">
            <text:p>en</text:p>
          </table:table-cell>
          <table:table-cell table:number-columns-repeated="2"/>
          <table:table-cell table:style-name="ce6" table:formula="of:=IF(NOT(ISBLANK([.S8]));[.S8];IF(NOT(ISBLANK([.T8]));[.T8];IF(NOT(ISBLANK([.U8]));[.U8];IF(NOT(ISBLANK([.AA8]));[.AA8];IF(NOT(ISBLANK([.AI8]));[.AI8];&quot;&quot;)))))">
            <text:p/>
          </table:table-cell>
          <table:table-cell table:style-name="ce6" table:formula="of:=IF(NOT(ISBLANK([.Y8]));[.Y8];IF(NOT(ISBLANK([.AE8]));[.AE8];&quot;&quot;))">
            <text:p/>
          </table:table-cell>
          <table:table-cell table:style-name="ce6"/>
          <table:table-cell table:style-name="ce18"/>
          <table:table-cell table:number-columns-repeated="2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8:.EY8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2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930"/>
        </table:table-row>
        <table:table-row table:style-name="ro6">
          <table:table-cell/>
          <table:table-cell office:value-type="string">
            <text:p>ɲ</text:p>
          </table:table-cell>
          <table:table-cell office:value-type="string">
            <text:p>J</text:p>
          </table:table-cell>
          <table:table-cell table:number-columns-repeated="8"/>
          <table:table-cell office:value-type="string">
            <text:p>J</text:p>
          </table:table-cell>
          <table:table-cell table:number-columns-repeated="2"/>
          <table:table-cell office:value-type="string">
            <text:p>J</text:p>
          </table:table-cell>
          <table:table-cell table:style-name="ce6" table:formula="of:=IF(NOT(ISBLANK([.S9]));[.S9];IF(NOT(ISBLANK([.T9]));[.T9];IF(NOT(ISBLANK([.U9]));[.U9];IF(NOT(ISBLANK([.AA9]));[.AA9];IF(NOT(ISBLANK([.AI9]));[.AI9];&quot;&quot;)))))" office:value-type="string" office:string-value="J">
            <text:p>J</text:p>
          </table:table-cell>
          <table:table-cell table:style-name="ce6" table:formula="of:=IF(NOT(ISBLANK([.Y9]));[.Y9];IF(NOT(ISBLANK([.AE9]));[.AE9];&quot;&quot;))" office:value-type="string" office:string-value="J">
            <text:p>J</text:p>
          </table:table-cell>
          <table:table-cell table:style-name="ce6"/>
          <table:table-cell/>
          <table:table-cell table:number-columns-repeated="5" office:value-type="string">
            <text:p>J</text:p>
          </table:table-cell>
          <table:table-cell table:number-columns-repeated="2" table:style-name="ce24" office:value-type="string">
            <text:p>J</text:p>
          </table:table-cell>
          <table:table-cell office:value-type="string">
            <text:p>J</text:p>
          </table:table-cell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9:.EY9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 table:number-columns-repeated="19"/>
          <table:table-cell table:number-columns-repeated="2" office:value-type="string">
            <text:p>1</text:p>
          </table:table-cell>
          <table:table-cell table:number-columns-repeated="927"/>
        </table:table-row>
        <table:table-row table:style-name="ro6">
          <table:table-cell/>
          <table:table-cell office:value-type="string">
            <text:p>ɲɲ</text:p>
          </table:table-cell>
          <table:table-cell office:value-type="string">
            <text:p>JJ</text:p>
          </table:table-cell>
          <table:table-cell table:number-columns-repeated="12"/>
          <table:table-cell table:style-name="ce6" table:formula="of:=IF(NOT(ISBLANK([.S10]));[.S10];IF(NOT(ISBLANK([.T10]));[.T10];IF(NOT(ISBLANK([.U10]));[.U10];IF(NOT(ISBLANK([.AA10]));[.AA10];IF(NOT(ISBLANK([.AI10]));[.AI10];&quot;&quot;)))))" office:value-type="string" office:string-value="JJ">
            <text:p>JJ</text:p>
          </table:table-cell>
          <table:table-cell table:style-name="ce6" table:formula="of:=IF(NOT(ISBLANK([.Y10]));[.Y10];IF(NOT(ISBLANK([.AE10]));[.AE10];&quot;&quot;))">
            <text:p/>
          </table:table-cell>
          <table:table-cell table:style-name="ce6"/>
          <table:table-cell table:number-columns-repeated="2"/>
          <table:table-cell table:number-columns-repeated="2" office:value-type="string">
            <text:p>JJ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10:.EY10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 table:number-columns-repeated="19"/>
          <table:table-cell table:number-columns-repeated="2" office:value-type="string">
            <text:p>1</text:p>
          </table:table-cell>
          <table:table-cell table:number-columns-repeated="927"/>
        </table:table-row>
        <table:table-row table:style-name="ro6">
          <table:table-cell/>
          <table:table-cell office:value-type="string">
            <text:p>ŋ</text:p>
          </table:table-cell>
          <table:table-cell office:value-type="string">
            <text:p>N</text:p>
          </table:table-cell>
          <table:table-cell office:value-type="string">
            <text:p>ng</text:p>
          </table:table-cell>
          <table:table-cell office:value-type="string">
            <text:p>ng</text:p>
          </table:table-cell>
          <table:table-cell table:number-columns-repeated="2" office:value-type="string">
            <text:p>N</text:p>
          </table:table-cell>
          <table:table-cell office:value-type="string">
            <text:p>ng</text:p>
          </table:table-cell>
          <table:table-cell office:value-type="string">
            <text:p>ng</text:p>
          </table:table-cell>
          <table:table-cell/>
          <table:table-cell office:value-type="string">
            <text:p>NG</text:p>
          </table:table-cell>
          <table:table-cell office:value-type="string">
            <text:p>N</text:p>
          </table:table-cell>
          <table:table-cell office:value-type="string">
            <text:p>ng</text:p>
          </table:table-cell>
          <table:table-cell office:value-type="string">
            <text:p>ng</text:p>
          </table:table-cell>
          <table:table-cell office:value-type="string">
            <text:p>N</text:p>
          </table:table-cell>
          <table:table-cell table:style-name="ce6" table:formula="of:=IF(NOT(ISBLANK([.S11]));[.S11];IF(NOT(ISBLANK([.T11]));[.T11];IF(NOT(ISBLANK([.U11]));[.U11];IF(NOT(ISBLANK([.AA11]));[.AA11];IF(NOT(ISBLANK([.AI11]));[.AI11];&quot;&quot;)))))" office:value-type="string" office:string-value="N">
            <text:p>N</text:p>
          </table:table-cell>
          <table:table-cell table:style-name="ce6" table:formula="of:=IF(NOT(ISBLANK([.Y11]));[.Y11];IF(NOT(ISBLANK([.AE11]));[.AE11];&quot;&quot;))" office:value-type="string" office:string-value="N">
            <text:p>N</text:p>
          </table:table-cell>
          <table:table-cell table:style-name="ce6" office:value-type="string">
            <text:p>N</text:p>
          </table:table-cell>
          <table:table-cell table:number-columns-repeated="2" office:value-type="string">
            <text:p>N</text:p>
          </table:table-cell>
          <table:table-cell/>
          <table:table-cell/>
          <table:table-cell table:number-columns-repeated="2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/>
          <table:table-cell table:number-columns-repeated="2" office:value-type="string">
            <text:p>N</text:p>
          </table:table-cell>
          <table:table-cell office:value-type="string">
            <text:p>ng</text:p>
          </table:table-cell>
          <table:table-cell table:style-name="ce5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table:style-name="ce22" office:value-type="string">
            <text:p>N</text:p>
          </table:table-cell>
          <table:table-cell table:number-columns-repeated="3" office:value-type="string">
            <text:p>N</text:p>
          </table:table-cell>
          <table:table-cell/>
          <table:table-cell office:value-type="string">
            <text:p>N</text:p>
          </table:table-cell>
          <table:table-cell/>
          <table:table-cell table:style-name="Default" table:formula="of:=COUNTA([.AP11:.EY11])" office:value-type="float" office:value="9">
            <text:p>9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 table:number-columns-repeated="19"/>
          <table:table-cell table:number-columns-repeated="3" office:value-type="string">
            <text:p>1</text:p>
          </table:table-cell>
          <table:table-cell table:number-columns-repeated="926"/>
        </table:table-row>
        <table:table-row table:style-name="ro6">
          <table:table-cell/>
          <table:table-cell table:style-name="ce9" office:value-type="string">
            <text:p>ŋŋ</text:p>
          </table:table-cell>
          <table:table-cell office:value-type="string">
            <text:p>NN</text:p>
          </table:table-cell>
          <table:table-cell table:number-columns-repeated="12"/>
          <table:table-cell table:style-name="ce6" table:formula="of:=IF(NOT(ISBLANK([.S12]));[.S12];IF(NOT(ISBLANK([.T12]));[.T12];IF(NOT(ISBLANK([.U12]));[.U12];IF(NOT(ISBLANK([.AA12]));[.AA12];IF(NOT(ISBLANK([.AI12]));[.AI12];&quot;&quot;)))))">
            <text:p/>
          </table:table-cell>
          <table:table-cell table:style-name="ce6" table:formula="of:=IF(NOT(ISBLANK([.Y12]));[.Y12];IF(NOT(ISBLANK([.AE12]));[.AE12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NN</text:p>
          </table:table-cell>
          <table:table-cell table:number-columns-repeated="3"/>
          <table:table-cell table:style-name="Default" table:formula="of:=COUNTA([.AP12:.EY12])" office:value-type="float" office:value="9">
            <text:p>9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 table:number-columns-repeated="19"/>
          <table:table-cell table:number-columns-repeated="3" office:value-type="string">
            <text:p>1</text:p>
          </table:table-cell>
          <table:table-cell table:number-columns-repeated="926"/>
        </table:table-row>
        <table:table-row table:style-name="ro6">
          <table:table-cell office:value-type="string">
            <text:p>Plosive</text:p>
          </table:table-cell>
          <table:table-cell table:number-columns-repeated="8" office:value-type="string">
            <text:p>p</text:p>
          </table:table-cell>
          <table:table-cell/>
          <table:table-cell office:value-type="string">
            <text:p>P</text:p>
          </table:table-cell>
          <table:table-cell table:number-columns-repeated="3" office:value-type="string">
            <text:p>p</text:p>
          </table:table-cell>
          <table:table-cell/>
          <table:table-cell table:style-name="ce6" table:formula="of:=IF(NOT(ISBLANK([.S13]));[.S13];IF(NOT(ISBLANK([.T13]));[.T13];IF(NOT(ISBLANK([.U13]));[.U13];IF(NOT(ISBLANK([.AA13]));[.AA13];IF(NOT(ISBLANK([.AI13]));[.AI13];&quot;&quot;)))))" office:value-type="string" office:string-value="p">
            <text:p>p</text:p>
          </table:table-cell>
          <table:table-cell table:style-name="ce6" table:formula="of:=IF(NOT(ISBLANK([.Y13]));[.Y13];IF(NOT(ISBLANK([.AE13]));[.AE13];&quot;&quot;))" office:value-type="string" office:string-value="p">
            <text:p>p</text:p>
          </table:table-cell>
          <table:table-cell table:style-name="ce6" office:value-type="string">
            <text:p>p</text:p>
          </table:table-cell>
          <table:table-cell table:number-columns-repeated="6" office:value-type="string">
            <text:p>p</text:p>
          </table:table-cell>
          <table:table-cell table:number-columns-repeated="2" table:style-name="ce24" office:value-type="string">
            <text:p>p</text:p>
          </table:table-cell>
          <table:table-cell table:number-columns-repeated="3" office:value-type="string">
            <text:p>p</text:p>
          </table:table-cell>
          <table:table-cell table:style-name="ce5" office:value-type="string">
            <text:p>p</text:p>
          </table:table-cell>
          <table:table-cell table:number-columns-repeated="2" office:value-type="string">
            <text:p>p</text:p>
          </table:table-cell>
          <table:table-cell table:number-columns-repeated="2" table:style-name="ce22" office:value-type="string">
            <text:p>p</text:p>
          </table:table-cell>
          <table:table-cell table:number-columns-repeated="6" office:value-type="string">
            <text:p>p</text:p>
          </table:table-cell>
          <table:table-cell table:style-name="Default" table:formula="of:=COUNTA([.AP13:.EY13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24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924"/>
        </table:table-row>
        <table:table-row table:style-name="ro6">
          <table:table-cell/>
          <table:table-cell table:number-columns-repeated="2" office:value-type="string">
            <text:p>pp</text:p>
          </table:table-cell>
          <table:table-cell table:number-columns-repeated="12"/>
          <table:table-cell table:style-name="ce6" table:formula="of:=IF(NOT(ISBLANK([.S14]));[.S14];IF(NOT(ISBLANK([.T14]));[.T14];IF(NOT(ISBLANK([.U14]));[.U14];IF(NOT(ISBLANK([.AA14]));[.AA14];IF(NOT(ISBLANK([.AI14]));[.AI14];&quot;&quot;)))))" office:value-type="string" office:string-value="pp">
            <text:p>pp</text:p>
          </table:table-cell>
          <table:table-cell table:style-name="ce6" table:formula="of:=IF(NOT(ISBLANK([.Y14]));[.Y14];IF(NOT(ISBLANK([.AE14]));[.AE14];&quot;&quot;))">
            <text:p/>
          </table:table-cell>
          <table:table-cell table:style-name="ce6"/>
          <table:table-cell table:number-columns-repeated="2"/>
          <table:table-cell table:number-columns-repeated="2" office:value-type="string">
            <text:p>pp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pp</text:p>
          </table:table-cell>
          <table:table-cell table:number-columns-repeated="3"/>
          <table:table-cell table:style-name="Default" table:formula="of:=COUNTA([.AP14:.EY14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24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924"/>
        </table:table-row>
        <table:table-row table:style-name="ro7">
          <table:table-cell/>
          <table:table-cell office:value-type="string">
            <text:p>p<text:span text:style-name="T1">h</text:span></text:p>
          </table:table-cell>
          <table:table-cell office:value-type="string">
            <text:p>p_h</text:p>
          </table:table-cell>
          <table:table-cell table:number-columns-repeated="11"/>
          <table:table-cell office:value-type="string">
            <text:p>p_h</text:p>
          </table:table-cell>
          <table:table-cell table:style-name="ce6"/>
          <table:table-cell table:style-name="ce6" table:formula="of:=IF(NOT(ISBLANK([.Y15]));[.Y15];IF(NOT(ISBLANK([.AE15]));[.AE15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15:.EY15])" office:value-type="float" office:value="6">
            <text:p>6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939"/>
        </table:table-row>
        <table:table-row table:style-name="ro6">
          <table:table-cell/>
          <table:table-cell office:value-type="string">
            <text:p>p'</text:p>
          </table:table-cell>
          <table:table-cell office:value-type="string">
            <text:p>p_&gt;</text:p>
          </table:table-cell>
          <table:table-cell table:number-columns-repeated="11"/>
          <table:table-cell office:value-type="string">
            <text:p>p_&gt;</text:p>
          </table:table-cell>
          <table:table-cell table:style-name="ce6"/>
          <table:table-cell table:style-name="ce6" table:formula="of:=IF(NOT(ISBLANK([.Y16]));[.Y16];IF(NOT(ISBLANK([.AE16]));[.AE16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16:.EY16])" office:value-type="float" office:value="5">
            <text:p>5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939"/>
        </table:table-row>
        <table:table-row table:style-name="ro6">
          <table:table-cell/>
          <table:table-cell table:number-columns-repeated="2" office:value-type="string">
            <text:p>b</text:p>
          </table:table-cell>
          <table:table-cell table:style-name="ce17" office:value-type="string">
            <text:p>b</text:p>
          </table:table-cell>
          <table:table-cell table:number-columns-repeated="5"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4" office:value-type="string">
            <text:p>b</text:p>
          </table:table-cell>
          <table:table-cell table:style-name="ce6" table:formula="of:=IF(NOT(ISBLANK([.S17]));[.S17];IF(NOT(ISBLANK([.T17]));[.T17];IF(NOT(ISBLANK([.U17]));[.U17];IF(NOT(ISBLANK([.AA17]));[.AA17];IF(NOT(ISBLANK([.AI17]));[.AI17];&quot;&quot;)))))" office:value-type="string" office:string-value="b">
            <text:p>b</text:p>
          </table:table-cell>
          <table:table-cell table:style-name="ce6" table:formula="of:=IF(NOT(ISBLANK([.Y17]));[.Y17];IF(NOT(ISBLANK([.AE17]));[.AE17];&quot;&quot;))" office:value-type="string" office:string-value="b">
            <text:p>b</text:p>
          </table:table-cell>
          <table:table-cell table:style-name="ce6" office:value-type="string">
            <text:p>b</text:p>
          </table:table-cell>
          <table:table-cell table:number-columns-repeated="6" office:value-type="string">
            <text:p>b</text:p>
          </table:table-cell>
          <table:table-cell table:number-columns-repeated="2" table:style-name="ce24" office:value-type="string">
            <text:p>b</text:p>
          </table:table-cell>
          <table:table-cell table:number-columns-repeated="3" office:value-type="string">
            <text:p>b</text:p>
          </table:table-cell>
          <table:table-cell table:style-name="ce5" office:value-type="string">
            <text:p>b</text:p>
          </table:table-cell>
          <table:table-cell table:number-columns-repeated="2" office:value-type="string">
            <text:p>b</text:p>
          </table:table-cell>
          <table:table-cell table:number-columns-repeated="2" table:style-name="ce22" office:value-type="string">
            <text:p>b</text:p>
          </table:table-cell>
          <table:table-cell table:style-name="ce17" office:value-type="string">
            <text:p>b</text:p>
          </table:table-cell>
          <table:table-cell table:number-columns-repeated="5" office:value-type="string">
            <text:p>b</text:p>
          </table:table-cell>
          <table:table-cell table:style-name="Default" table:formula="of:=COUNTA([.AP17:.EY17])" office:value-type="float" office:value="14">
            <text:p>1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923"/>
        </table:table-row>
        <table:table-row table:style-name="ro6">
          <table:table-cell/>
          <table:table-cell office:value-type="string">
            <text:p>bb</text:p>
          </table:table-cell>
          <table:table-cell office:value-type="string">
            <text:p>bb</text:p>
          </table:table-cell>
          <table:table-cell table:style-name="ce17"/>
          <table:table-cell table:number-columns-repeated="11"/>
          <table:table-cell table:style-name="ce6" table:formula="of:=IF(NOT(ISBLANK([.S18]));[.S18];IF(NOT(ISBLANK([.T18]));[.T18];IF(NOT(ISBLANK([.U18]));[.U18];IF(NOT(ISBLANK([.AA18]));[.AA18];IF(NOT(ISBLANK([.AI18]));[.AI18];&quot;&quot;)))))" office:value-type="string" office:string-value="bb">
            <text:p>bb</text:p>
          </table:table-cell>
          <table:table-cell table:style-name="ce6" table:formula="of:=IF(NOT(ISBLANK([.Y18]));[.Y18];IF(NOT(ISBLANK([.AE18]));[.AE18];&quot;&quot;))">
            <text:p/>
          </table:table-cell>
          <table:table-cell table:style-name="ce6"/>
          <table:table-cell table:number-columns-repeated="2"/>
          <table:table-cell office:value-type="string">
            <text:p>bb</text:p>
          </table:table-cell>
          <table:table-cell office:value-type="string">
            <text:p>bb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style-name="ce17"/>
          <table:table-cell office:value-type="string">
            <text:p>bb</text:p>
          </table:table-cell>
          <table:table-cell table:number-columns-repeated="3"/>
          <table:table-cell table:style-name="Default" table:formula="of:=COUNTA([.AP18:.EY18])" office:value-type="float" office:value="14">
            <text:p>1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923"/>
        </table:table-row>
        <table:table-row table:style-name="ro6">
          <table:table-cell/>
          <table:table-cell office:value-type="string">
            <text:p>ɓ</text:p>
          </table:table-cell>
          <table:table-cell office:value-type="string">
            <text:p>b_&lt;</text:p>
          </table:table-cell>
          <table:table-cell table:style-name="ce17"/>
          <table:table-cell table:number-columns-repeated="10"/>
          <table:table-cell office:value-type="string">
            <text:p>b_&lt;</text:p>
          </table:table-cell>
          <table:table-cell table:style-name="ce6"/>
          <table:table-cell table:style-name="ce6" table:formula="of:=IF(NOT(ISBLANK([.Y19]));[.Y19];IF(NOT(ISBLANK([.AE19]));[.AE19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style-name="ce17" table:number-columns-repeated="2"/>
          <table:table-cell table:number-columns-repeated="4"/>
          <table:table-cell table:style-name="Default" table:formula="of:=COUNTA([.AP19:.EY19])" office:value-type="float" office:value="4">
            <text:p>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30"/>
          <table:table-cell office:value-type="string">
            <text:p>1</text:p>
          </table:table-cell>
          <table:table-cell table:number-columns-repeated="939"/>
        </table:table-row>
        <table:table-row table:style-name="ro6">
          <table:table-cell/>
          <table:table-cell table:number-columns-repeated="8" office:value-type="string">
            <text:p>t</text:p>
          </table:table-cell>
          <table:table-cell table:number-columns-repeated="2" office:value-type="string">
            <text:p>T</text:p>
          </table:table-cell>
          <table:table-cell table:number-columns-repeated="3" office:value-type="string">
            <text:p>t</text:p>
          </table:table-cell>
          <table:table-cell/>
          <table:table-cell table:style-name="ce6" table:formula="of:=IF(NOT(ISBLANK([.S20]));[.S20];IF(NOT(ISBLANK([.T20]));[.T20];IF(NOT(ISBLANK([.U20]));[.U20];IF(NOT(ISBLANK([.AA20]));[.AA20];IF(NOT(ISBLANK([.AI20]));[.AI20];&quot;&quot;)))))" office:value-type="string" office:string-value="t">
            <text:p>t</text:p>
          </table:table-cell>
          <table:table-cell table:style-name="ce6" table:formula="of:=IF(NOT(ISBLANK([.Y20]));[.Y20];IF(NOT(ISBLANK([.AE20]));[.AE20];&quot;&quot;))" office:value-type="string" office:string-value="t">
            <text:p>t</text:p>
          </table:table-cell>
          <table:table-cell table:style-name="ce6" office:value-type="string">
            <text:p>t</text:p>
          </table:table-cell>
          <table:table-cell table:number-columns-repeated="6" office:value-type="string">
            <text:p>t</text:p>
          </table:table-cell>
          <table:table-cell table:number-columns-repeated="2" table:style-name="ce24" office:value-type="string">
            <text:p>t</text:p>
          </table:table-cell>
          <table:table-cell table:number-columns-repeated="3" office:value-type="string">
            <text:p>t</text:p>
          </table:table-cell>
          <table:table-cell table:style-name="ce5" office:value-type="string">
            <text:p>t</text:p>
          </table:table-cell>
          <table:table-cell table:number-columns-repeated="2" office:value-type="string">
            <text:p>t</text:p>
          </table:table-cell>
          <table:table-cell table:number-columns-repeated="2" table:style-name="ce22" office:value-type="string">
            <text:p>t</text:p>
          </table:table-cell>
          <table:table-cell table:number-columns-repeated="6" office:value-type="string">
            <text:p>t</text:p>
          </table:table-cell>
          <table:table-cell table:style-name="Default" table:formula="of:=COUNTA([.AP20:.EY20])" office:value-type="float" office:value="12">
            <text:p>12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1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24"/>
        </table:table-row>
        <table:table-row table:style-name="ro6">
          <table:table-cell/>
          <table:table-cell office:value-type="string">
            <text:p>tt</text:p>
          </table:table-cell>
          <table:table-cell office:value-type="string">
            <text:p>tt</text:p>
          </table:table-cell>
          <table:table-cell table:number-columns-repeated="12"/>
          <table:table-cell table:style-name="ce6" table:formula="of:=IF(NOT(ISBLANK([.S21]));[.S21];IF(NOT(ISBLANK([.T21]));[.T21];IF(NOT(ISBLANK([.U21]));[.U21];IF(NOT(ISBLANK([.AA21]));[.AA21];IF(NOT(ISBLANK([.AI21]));[.AI21];&quot;&quot;)))))" office:value-type="string" office:string-value="tt">
            <text:p>tt</text:p>
          </table:table-cell>
          <table:table-cell table:style-name="ce6" table:formula="of:=IF(NOT(ISBLANK([.Y21]));[.Y21];IF(NOT(ISBLANK([.AE21]));[.AE21];&quot;&quot;))">
            <text:p/>
          </table:table-cell>
          <table:table-cell table:style-name="ce6"/>
          <table:table-cell table:number-columns-repeated="2"/>
          <table:table-cell office:value-type="string">
            <text:p>tt</text:p>
          </table:table-cell>
          <table:table-cell office:value-type="string">
            <text:p>tt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tt</text:p>
          </table:table-cell>
          <table:table-cell table:number-columns-repeated="3"/>
          <table:table-cell table:style-name="Default" table:formula="of:=COUNTA([.AP21:.EY21])" office:value-type="float" office:value="12">
            <text:p>12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1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24"/>
        </table:table-row>
        <table:table-row table:style-name="ro7">
          <table:table-cell/>
          <table:table-cell office:value-type="string">
            <text:p>t<text:span text:style-name="T1">h</text:span></text:p>
          </table:table-cell>
          <table:table-cell office:value-type="string">
            <text:p>t_h</text:p>
          </table:table-cell>
          <table:table-cell table:number-columns-repeated="11"/>
          <table:table-cell office:value-type="string">
            <text:p>t_h</text:p>
          </table:table-cell>
          <table:table-cell table:style-name="ce6"/>
          <table:table-cell table:style-name="ce6" table:formula="of:=IF(NOT(ISBLANK([.Y22]));[.Y22];IF(NOT(ISBLANK([.AE22]));[.AE22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22:.EY22])" office:value-type="float" office:value="5">
            <text:p>5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64"/>
        </table:table-row>
        <table:table-row table:style-name="ro6">
          <table:table-cell/>
          <table:table-cell office:value-type="string">
            <text:p>t'</text:p>
          </table:table-cell>
          <table:table-cell office:value-type="string">
            <text:p>t_&gt;</text:p>
          </table:table-cell>
          <table:table-cell table:number-columns-repeated="11"/>
          <table:table-cell office:value-type="string">
            <text:p>t_&gt;</text:p>
          </table:table-cell>
          <table:table-cell table:style-name="ce6"/>
          <table:table-cell table:style-name="ce6" table:formula="of:=IF(NOT(ISBLANK([.Y23]));[.Y23];IF(NOT(ISBLANK([.AE23]));[.AE23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23:.EY23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64"/>
        </table:table-row>
        <table:table-row table:style-name="ro6">
          <table:table-cell/>
          <table:table-cell table:number-columns-repeated="2" office:value-type="string">
            <text:p>d</text:p>
          </table:table-cell>
          <table:table-cell table:style-name="ce17" office:value-type="string">
            <text:p>d</text:p>
          </table:table-cell>
          <table:table-cell table:number-columns-repeated="5" office:value-type="string">
            <text:p>d</text:p>
          </table:table-cell>
          <table:table-cell table:number-columns-repeated="2" office:value-type="string">
            <text:p>D</text:p>
          </table:table-cell>
          <table:table-cell table:number-columns-repeated="4" office:value-type="string">
            <text:p>d</text:p>
          </table:table-cell>
          <table:table-cell table:style-name="ce6" table:formula="of:=IF(NOT(ISBLANK([.S24]));[.S24];IF(NOT(ISBLANK([.T24]));[.T24];IF(NOT(ISBLANK([.U24]));[.U24];IF(NOT(ISBLANK([.AA24]));[.AA24];IF(NOT(ISBLANK([.AI24]));[.AI24];&quot;&quot;)))))" office:value-type="string" office:string-value="d">
            <text:p>d</text:p>
          </table:table-cell>
          <table:table-cell table:style-name="ce6" table:formula="of:=IF(NOT(ISBLANK([.Y24]));[.Y24];IF(NOT(ISBLANK([.AE24]));[.AE24];&quot;&quot;))" office:value-type="string" office:string-value="d">
            <text:p>d</text:p>
          </table:table-cell>
          <table:table-cell table:style-name="ce6" office:value-type="string">
            <text:p>d</text:p>
          </table:table-cell>
          <table:table-cell table:number-columns-repeated="6" office:value-type="string">
            <text:p>d</text:p>
          </table:table-cell>
          <table:table-cell table:number-columns-repeated="2" table:style-name="ce24" office:value-type="string">
            <text:p>d</text:p>
          </table:table-cell>
          <table:table-cell table:number-columns-repeated="3" office:value-type="string">
            <text:p>d</text:p>
          </table:table-cell>
          <table:table-cell table:style-name="ce5" office:value-type="string">
            <text:p>d</text:p>
          </table:table-cell>
          <table:table-cell table:number-columns-repeated="2" office:value-type="string">
            <text:p>d</text:p>
          </table:table-cell>
          <table:table-cell table:number-columns-repeated="2" table:style-name="ce22" office:value-type="string">
            <text:p>d</text:p>
          </table:table-cell>
          <table:table-cell table:style-name="ce17" office:value-type="string">
            <text:p>d</text:p>
          </table:table-cell>
          <table:table-cell table:number-columns-repeated="5" office:value-type="string">
            <text:p>d</text:p>
          </table:table-cell>
          <table:table-cell table:style-name="Default" table:formula="of:=COUNTA([.AP24:.EY24])" office:value-type="float" office:value="12">
            <text:p>12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1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23"/>
        </table:table-row>
        <table:table-row table:style-name="ro6">
          <table:table-cell/>
          <table:table-cell office:value-type="string">
            <text:p>dd</text:p>
          </table:table-cell>
          <table:table-cell office:value-type="string">
            <text:p>dd</text:p>
          </table:table-cell>
          <table:table-cell table:style-name="ce17"/>
          <table:table-cell table:number-columns-repeated="11"/>
          <table:table-cell table:style-name="ce6" table:formula="of:=IF(NOT(ISBLANK([.S25]));[.S25];IF(NOT(ISBLANK([.T25]));[.T25];IF(NOT(ISBLANK([.U25]));[.U25];IF(NOT(ISBLANK([.AA25]));[.AA25];IF(NOT(ISBLANK([.AI25]));[.AI25];&quot;&quot;)))))" office:value-type="string" office:string-value="dd">
            <text:p>dd</text:p>
          </table:table-cell>
          <table:table-cell table:style-name="ce6" table:formula="of:=IF(NOT(ISBLANK([.Y25]));[.Y25];IF(NOT(ISBLANK([.AE25]));[.AE25];&quot;&quot;))">
            <text:p/>
          </table:table-cell>
          <table:table-cell table:style-name="ce6"/>
          <table:table-cell table:number-columns-repeated="2"/>
          <table:table-cell office:value-type="string">
            <text:p>dd</text:p>
          </table:table-cell>
          <table:table-cell office:value-type="string">
            <text:p>dd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style-name="ce17"/>
          <table:table-cell office:value-type="string">
            <text:p>dd</text:p>
          </table:table-cell>
          <table:table-cell table:number-columns-repeated="3"/>
          <table:table-cell table:style-name="Default" table:formula="of:=COUNTA([.AP25:.EY25])" office:value-type="float" office:value="11">
            <text:p>1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1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0"/>
        </table:table-row>
        <table:table-row table:style-name="ro6">
          <table:table-cell table:style-name="Default"/>
          <table:table-cell table:number-columns-repeated="2" table:style-name="Default" office:value-type="string">
            <text:p>c</text:p>
          </table:table-cell>
          <table:table-cell table:style-name="Default" table:number-columns-repeated="12"/>
          <table:table-cell table:style-name="ce6" table:formula="of:=IF(NOT(ISBLANK([.S26]));[.S26];IF(NOT(ISBLANK([.T26]));[.T26];IF(NOT(ISBLANK([.U26]));[.U26];IF(NOT(ISBLANK([.AA26]));[.AA26];IF(NOT(ISBLANK([.AI26]));[.AI26];&quot;&quot;)))))">
            <text:p/>
          </table:table-cell>
          <table:table-cell table:style-name="ce6" table:formula="of:=IF(NOT(ISBLANK([.Y26]));[.Y26];IF(NOT(ISBLANK([.AE26]));[.AE26];&quot;&quot;))">
            <text:p/>
          </table:table-cell>
          <table:table-cell table:style-name="ce6"/>
          <table:table-cell table:number-columns-repeated="3"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 table:style-name="Default"/>
          <table:table-cell table:number-columns-repeated="2"/>
          <table:table-cell table:style-name="Default"/>
          <table:table-cell table:style-name="Default"/>
          <table:table-cell table:style-name="Default"/>
          <table:table-cell table:style-name="ce22" table:number-columns-repeated="2"/>
          <table:table-cell table:style-name="Default"/>
          <table:table-cell table:style-name="Default" table:number-columns-repeated="2"/>
          <table:table-cell table:style-name="Default" office:value-type="string">
            <text:p>c</text:p>
          </table:table-cell>
          <table:table-cell table:style-name="Default" table:number-columns-repeated="2"/>
          <table:table-cell table:style-name="Default" table:formula="of:=COUNTA([.AP26:.EY26])" office:value-type="float" office:value="7">
            <text:p>7</text:p>
          </table:table-cell>
          <table:table-cell table:style-name="Default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9"/>
          <table:table-cell office:value-type="float" office:value="1">
            <text:p>1</text:p>
          </table:table-cell>
          <table:table-cell table:number-columns-repeated="15"/>
          <table:table-cell table:style-name="ce18" table:number-columns-repeated="3"/>
          <table:table-cell table:style-name="ce30" table:number-columns-repeated="51"/>
          <table:table-cell table:style-name="Default" table:number-columns-repeated="107"/>
          <table:table-cell table:number-columns-repeated="752"/>
        </table:table-row>
        <table:table-row table:style-name="ro7">
          <table:table-cell table:style-name="Default"/>
          <table:table-cell table:style-name="ce10" office:value-type="string">
            <text:p>ɟ</text:p>
          </table:table-cell>
          <table:table-cell table:style-name="Default" office:value-type="string">
            <text:p>gj</text:p>
          </table:table-cell>
          <table:table-cell table:style-name="Default" table:number-columns-repeated="12"/>
          <table:table-cell table:style-name="ce6" table:formula="of:=IF(NOT(ISBLANK([.S27]));[.S27];IF(NOT(ISBLANK([.T27]));[.T27];IF(NOT(ISBLANK([.U27]));[.U27];IF(NOT(ISBLANK([.AA27]));[.AA27];IF(NOT(ISBLANK([.AI27]));[.AI27];&quot;&quot;)))))">
            <text:p/>
          </table:table-cell>
          <table:table-cell table:style-name="ce6" table:formula="of:=IF(NOT(ISBLANK([.Y27]));[.Y27];IF(NOT(ISBLANK([.AE27]));[.AE27];&quot;&quot;))">
            <text:p/>
          </table:table-cell>
          <table:table-cell table:style-name="ce6"/>
          <table:table-cell table:number-columns-repeated="3"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 table:style-name="Default"/>
          <table:table-cell table:number-columns-repeated="2"/>
          <table:table-cell table:style-name="Default"/>
          <table:table-cell table:style-name="Default"/>
          <table:table-cell table:style-name="Default"/>
          <table:table-cell table:style-name="ce22" table:number-columns-repeated="2"/>
          <table:table-cell table:style-name="Default"/>
          <table:table-cell table:style-name="Default" table:number-columns-repeated="2"/>
          <table:table-cell table:style-name="Default" office:value-type="string">
            <text:p>gj</text:p>
          </table:table-cell>
          <table:table-cell table:style-name="Default" table:number-columns-repeated="2"/>
          <table:table-cell table:style-name="Default" table:formula="of:=COUNTA([.AP27:.EY27])" office:value-type="float" office:value="7">
            <text:p>7</text:p>
          </table:table-cell>
          <table:table-cell table:style-name="Default"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0"/>
          <table:table-cell office:value-type="float" office:value="1">
            <text:p>1</text:p>
          </table:table-cell>
          <table:table-cell table:number-columns-repeated="15"/>
          <table:table-cell table:style-name="ce18" table:number-columns-repeated="3"/>
          <table:table-cell table:style-name="ce30" table:number-columns-repeated="51"/>
          <table:table-cell table:style-name="Default" table:number-columns-repeated="107"/>
          <table:table-cell table:number-columns-repeated="752"/>
        </table:table-row>
        <table:table-row table:style-name="ro6">
          <table:table-cell/>
          <table:table-cell table:number-columns-repeated="8" office:value-type="string">
            <text:p>k</text:p>
          </table:table-cell>
          <table:table-cell table:number-columns-repeated="2" office:value-type="string">
            <text:p>K</text:p>
          </table:table-cell>
          <table:table-cell table:number-columns-repeated="4" office:value-type="string">
            <text:p>k</text:p>
          </table:table-cell>
          <table:table-cell table:style-name="ce6" table:formula="of:=IF(NOT(ISBLANK([.S28]));[.S28];IF(NOT(ISBLANK([.T28]));[.T28];IF(NOT(ISBLANK([.U28]));[.U28];IF(NOT(ISBLANK([.AA28]));[.AA28];IF(NOT(ISBLANK([.AI28]));[.AI28];&quot;&quot;)))))" office:value-type="string" office:string-value="k">
            <text:p>k</text:p>
          </table:table-cell>
          <table:table-cell table:style-name="ce6" table:formula="of:=IF(NOT(ISBLANK([.Y28]));[.Y28];IF(NOT(ISBLANK([.AE28]));[.AE28];&quot;&quot;))" office:value-type="string" office:string-value="k">
            <text:p>k</text:p>
          </table:table-cell>
          <table:table-cell table:style-name="ce6" office:value-type="string">
            <text:p>k</text:p>
          </table:table-cell>
          <table:table-cell table:number-columns-repeated="6" office:value-type="string">
            <text:p>k</text:p>
          </table:table-cell>
          <table:table-cell table:number-columns-repeated="2" table:style-name="ce24" office:value-type="string">
            <text:p>k</text:p>
          </table:table-cell>
          <table:table-cell table:number-columns-repeated="3" office:value-type="string">
            <text:p>k</text:p>
          </table:table-cell>
          <table:table-cell table:style-name="ce5" office:value-type="string">
            <text:p>k</text:p>
          </table:table-cell>
          <table:table-cell table:number-columns-repeated="2" office:value-type="string">
            <text:p>k</text:p>
          </table:table-cell>
          <table:table-cell table:number-columns-repeated="2" table:style-name="ce22" office:value-type="string">
            <text:p>k</text:p>
          </table:table-cell>
          <table:table-cell table:number-columns-repeated="6" office:value-type="string">
            <text:p>k</text:p>
          </table:table-cell>
          <table:table-cell table:style-name="Default" table:formula="of:=COUNTA([.AP28:.EY28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6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24"/>
        </table:table-row>
        <table:table-row table:style-name="ro7">
          <table:table-cell/>
          <table:table-cell office:value-type="string">
            <text:p>k<text:span text:style-name="T1">h</text:span></text:p>
          </table:table-cell>
          <table:table-cell office:value-type="string">
            <text:p>k_h</text:p>
          </table:table-cell>
          <table:table-cell table:number-columns-repeated="11"/>
          <table:table-cell office:value-type="string">
            <text:p>k_h</text:p>
          </table:table-cell>
          <table:table-cell table:style-name="ce6"/>
          <table:table-cell table:style-name="ce6" table:formula="of:=IF(NOT(ISBLANK([.Y29]));[.Y29];IF(NOT(ISBLANK([.AE29]));[.AE29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29:.EY29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2"/>
          <table:table-cell office:value-type="string">
            <text:p>1</text:p>
          </table:table-cell>
          <table:table-cell table:number-columns-repeated="965"/>
        </table:table-row>
        <table:table-row table:style-name="ro6">
          <table:table-cell/>
          <table:table-cell office:value-type="string">
            <text:p>kɬ</text:p>
          </table:table-cell>
          <table:table-cell office:value-type="string">
            <text:p>kK_&gt;</text:p>
          </table:table-cell>
          <table:table-cell table:number-columns-repeated="11"/>
          <table:table-cell office:value-type="string">
            <text:p>kK_&gt;</text:p>
          </table:table-cell>
          <table:table-cell table:style-name="ce6"/>
          <table:table-cell table:style-name="ce6" table:formula="of:=IF(NOT(ISBLANK([.Y30]));[.Y30];IF(NOT(ISBLANK([.AE30]));[.AE30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30:.EY30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965"/>
        </table:table-row>
        <table:table-row table:style-name="ro6">
          <table:table-cell/>
          <table:table-cell office:value-type="string">
            <text:p>kk</text:p>
          </table:table-cell>
          <table:table-cell office:value-type="string">
            <text:p>kk</text:p>
          </table:table-cell>
          <table:table-cell table:number-columns-repeated="12"/>
          <table:table-cell table:style-name="ce6" table:formula="of:=IF(NOT(ISBLANK([.S31]));[.S31];IF(NOT(ISBLANK([.T31]));[.T31];IF(NOT(ISBLANK([.U31]));[.U31];IF(NOT(ISBLANK([.AA31]));[.AA31];IF(NOT(ISBLANK([.AI31]));[.AI31];&quot;&quot;)))))" office:value-type="string" office:string-value="kk">
            <text:p>kk</text:p>
          </table:table-cell>
          <table:table-cell table:style-name="ce6" table:formula="of:=IF(NOT(ISBLANK([.Y31]));[.Y31];IF(NOT(ISBLANK([.AE31]));[.AE31];&quot;&quot;))">
            <text:p/>
          </table:table-cell>
          <table:table-cell table:style-name="ce6"/>
          <table:table-cell table:number-columns-repeated="2"/>
          <table:table-cell office:value-type="string">
            <text:p>kk</text:p>
          </table:table-cell>
          <table:table-cell office:value-type="string">
            <text:p>kk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kk</text:p>
          </table:table-cell>
          <table:table-cell table:number-columns-repeated="3"/>
          <table:table-cell table:style-name="Default" table:formula="of:=COUNTA([.AP31:.EY31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6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24"/>
        </table:table-row>
        <table:table-row table:style-name="ro6">
          <table:table-cell/>
          <table:table-cell table:number-columns-repeated="2" office:value-type="string">
            <text:p>g</text:p>
          </table:table-cell>
          <table:table-cell table:style-name="ce17" office:value-type="string">
            <text:p>g</text:p>
          </table:table-cell>
          <table:table-cell table:number-columns-repeated="5"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4" office:value-type="string">
            <text:p>g</text:p>
          </table:table-cell>
          <table:table-cell table:style-name="ce6" table:formula="of:=IF(NOT(ISBLANK([.S32]));[.S32];IF(NOT(ISBLANK([.T32]));[.T32];IF(NOT(ISBLANK([.U32]));[.U32];IF(NOT(ISBLANK([.AA32]));[.AA32];IF(NOT(ISBLANK([.AI32]));[.AI32];&quot;&quot;)))))" office:value-type="string" office:string-value="g">
            <text:p>g</text:p>
          </table:table-cell>
          <table:table-cell table:style-name="ce6" table:formula="of:=IF(NOT(ISBLANK([.Y32]));[.Y32];IF(NOT(ISBLANK([.AE32]));[.AE32];&quot;&quot;))" office:value-type="string" office:string-value="g">
            <text:p>g</text:p>
          </table:table-cell>
          <table:table-cell table:style-name="ce6" office:value-type="string">
            <text:p>g</text:p>
          </table:table-cell>
          <table:table-cell table:number-columns-repeated="6" office:value-type="string">
            <text:p>g</text:p>
          </table:table-cell>
          <table:table-cell table:number-columns-repeated="2" table:style-name="ce24" office:value-type="string">
            <text:p>g</text:p>
          </table:table-cell>
          <table:table-cell table:number-columns-repeated="3" office:value-type="string">
            <text:p>g</text:p>
          </table:table-cell>
          <table:table-cell table:style-name="ce5" office:value-type="string">
            <text:p>g</text:p>
          </table:table-cell>
          <table:table-cell table:number-columns-repeated="2" office:value-type="string">
            <text:p>g</text:p>
          </table:table-cell>
          <table:table-cell table:number-columns-repeated="2" table:style-name="ce22" office:value-type="string">
            <text:p>g</text:p>
          </table:table-cell>
          <table:table-cell table:style-name="ce17" office:value-type="string">
            <text:p>g</text:p>
          </table:table-cell>
          <table:table-cell table:number-columns-repeated="5" office:value-type="string">
            <text:p>g</text:p>
          </table:table-cell>
          <table:table-cell table:style-name="Default" table:formula="of:=COUNTA([.AP32:.EY32])" office:value-type="float" office:value="11">
            <text:p>1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6"/>
          <table:table-cell table:number-columns-repeated="3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923"/>
        </table:table-row>
        <table:table-row table:style-name="ro6">
          <table:table-cell/>
          <table:table-cell office:value-type="string">
            <text:p>gg</text:p>
          </table:table-cell>
          <table:table-cell office:value-type="string">
            <text:p>gg</text:p>
          </table:table-cell>
          <table:table-cell table:style-name="ce17"/>
          <table:table-cell table:number-columns-repeated="11"/>
          <table:table-cell table:style-name="ce6" table:formula="of:=IF(NOT(ISBLANK([.S33]));[.S33];IF(NOT(ISBLANK([.T33]));[.T33];IF(NOT(ISBLANK([.U33]));[.U33];IF(NOT(ISBLANK([.AA33]));[.AA33];IF(NOT(ISBLANK([.AI33]));[.AI33];&quot;&quot;)))))" office:value-type="string" office:string-value="gg">
            <text:p>gg</text:p>
          </table:table-cell>
          <table:table-cell table:style-name="ce6" table:formula="of:=IF(NOT(ISBLANK([.Y33]));[.Y33];IF(NOT(ISBLANK([.AE33]));[.AE33];&quot;&quot;))">
            <text:p/>
          </table:table-cell>
          <table:table-cell table:style-name="ce6"/>
          <table:table-cell table:number-columns-repeated="2"/>
          <table:table-cell office:value-type="string">
            <text:p>gg</text:p>
          </table:table-cell>
          <table:table-cell office:value-type="string">
            <text:p>gg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style-name="ce17"/>
          <table:table-cell office:value-type="string">
            <text:p>gg</text:p>
          </table:table-cell>
          <table:table-cell table:number-columns-repeated="3"/>
          <table:table-cell table:style-name="Default" table:formula="of:=COUNTA([.AP33:.EY33])" office:value-type="float" office:value="11">
            <text:p>1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6"/>
          <table:table-cell table:number-columns-repeated="3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923"/>
        </table:table-row>
        <table:table-row table:style-name="ro6">
          <table:table-cell/>
          <table:table-cell office:value-type="string">
            <text:p>ʔ</text:p>
          </table:table-cell>
          <table:table-cell office:value-type="string">
            <text:p>?</text:p>
          </table:table-cell>
          <table:table-cell table:number-columns-repeated="12"/>
          <table:table-cell table:style-name="ce6" table:formula="of:=IF(NOT(ISBLANK([.S34]));[.S34];IF(NOT(ISBLANK([.T34]));[.T34];IF(NOT(ISBLANK([.U34]));[.U34];IF(NOT(ISBLANK([.AA34]));[.AA34];IF(NOT(ISBLANK([.AI34]));[.AI34];&quot;&quot;)))))" office:value-type="string" office:string-value="?">
            <text:p>?</text:p>
          </table:table-cell>
          <table:table-cell table:style-name="ce6" table:formula="of:=IF(NOT(ISBLANK([.Y34]));[.Y34];IF(NOT(ISBLANK([.AE34]));[.AE34];&quot;&quot;))" office:value-type="string" office:string-value="Q">
            <text:p>Q</text:p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/>
          <table:table-cell office:value-type="string">
            <text:p>GS</text:p>
          </table:table-cell>
          <table:table-cell/>
          <table:table-cell table:style-name="ce5" office:value-type="string">
            <text:p>Q</text:p>
          </table:table-cell>
          <table:table-cell table:number-columns-repeated="2" office:value-type="string">
            <text:p>Q</text:p>
          </table:table-cell>
          <table:table-cell table:number-columns-repeated="2" table:style-name="ce22" office:value-type="string">
            <text:p>Q</text:p>
          </table:table-cell>
          <table:table-cell office:value-type="string">
            <text:p>?</text:p>
          </table:table-cell>
          <table:table-cell table:number-columns-repeated="5"/>
          <table:table-cell table:style-name="Default" table:formula="of:=COUNTA([.AP34:.EY34])" office:value-type="float" office:value="6">
            <text:p>6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968"/>
        </table:table-row>
        <table:table-row table:style-name="ro6">
          <table:table-cell office:value-type="string">
            <text:p>Fricative</text:p>
          </table:table-cell>
          <table:table-cell office:value-type="string">
            <text:p>β</text:p>
          </table:table-cell>
          <table:table-cell office:value-type="string">
            <text:p>B</text:p>
          </table:table-cell>
          <table:table-cell table:style-name="ce17"/>
          <table:table-cell table:number-columns-repeated="11"/>
          <table:table-cell table:style-name="ce6" table:formula="of:=IF(NOT(ISBLANK([.S35]));[.S35];IF(NOT(ISBLANK([.T35]));[.T35];IF(NOT(ISBLANK([.U35]));[.U35];IF(NOT(ISBLANK([.AA35]));[.AA35];IF(NOT(ISBLANK([.AI35]));[.AI35];&quot;&quot;)))))" office:value-type="string" office:string-value="B">
            <text:p>B</text:p>
          </table:table-cell>
          <table:table-cell table:style-name="ce6" table:formula="of:=IF(NOT(ISBLANK([.Y35]));[.Y35];IF(NOT(ISBLANK([.AE35]));[.AE35];&quot;&quot;))">
            <text:p/>
          </table:table-cell>
          <table:table-cell table:style-name="ce6"/>
          <table:table-cell/>
          <table:table-cell office:value-type="string">
            <text:p>B</text:p>
          </table:table-cell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style-name="ce17" table:number-columns-repeated="5"/>
          <table:table-cell table:style-name="Default" table:formula="of:=COUNTA([.AP35:.EY35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19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8"/>
        </table:table-row>
        <table:table-row table:style-name="ro6">
          <table:table-cell/>
          <table:table-cell table:number-columns-repeated="8" office:value-type="string">
            <text:p>f</text:p>
          </table:table-cell>
          <table:table-cell table:number-columns-repeated="2" office:value-type="string">
            <text:p>F</text:p>
          </table:table-cell>
          <table:table-cell table:number-columns-repeated="4" office:value-type="string">
            <text:p>f</text:p>
          </table:table-cell>
          <table:table-cell table:style-name="ce6" table:formula="of:=IF(NOT(ISBLANK([.S36]));[.S36];IF(NOT(ISBLANK([.T36]));[.T36];IF(NOT(ISBLANK([.U36]));[.U36];IF(NOT(ISBLANK([.AA36]));[.AA36];IF(NOT(ISBLANK([.AI36]));[.AI36];&quot;&quot;)))))" office:value-type="string" office:string-value="f">
            <text:p>f</text:p>
          </table:table-cell>
          <table:table-cell table:style-name="ce6" table:formula="of:=IF(NOT(ISBLANK([.Y36]));[.Y36];IF(NOT(ISBLANK([.AE36]));[.AE36];&quot;&quot;))" office:value-type="string" office:string-value="f">
            <text:p>f</text:p>
          </table:table-cell>
          <table:table-cell table:style-name="ce6" office:value-type="string">
            <text:p>f</text:p>
          </table:table-cell>
          <table:table-cell table:number-columns-repeated="6" office:value-type="string">
            <text:p>f</text:p>
          </table:table-cell>
          <table:table-cell table:number-columns-repeated="2" table:style-name="ce24" office:value-type="string">
            <text:p>f</text:p>
          </table:table-cell>
          <table:table-cell table:number-columns-repeated="3" office:value-type="string">
            <text:p>f</text:p>
          </table:table-cell>
          <table:table-cell table:style-name="ce5" office:value-type="string">
            <text:p>f</text:p>
          </table:table-cell>
          <table:table-cell table:number-columns-repeated="2" office:value-type="string">
            <text:p>f</text:p>
          </table:table-cell>
          <table:table-cell table:number-columns-repeated="2" table:style-name="ce22" office:value-type="string">
            <text:p>f</text:p>
          </table:table-cell>
          <table:table-cell table:number-columns-repeated="6" office:value-type="string">
            <text:p>f</text:p>
          </table:table-cell>
          <table:table-cell table:style-name="Default" table:formula="of:=COUNTA([.AP36:.EY36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55"/>
          <table:table-cell table:number-columns-repeated="869"/>
        </table:table-row>
        <table:table-row table:style-name="ro6">
          <table:table-cell/>
          <table:table-cell table:number-columns-repeated="2" office:value-type="string">
            <text:p>ff</text:p>
          </table:table-cell>
          <table:table-cell table:number-columns-repeated="12"/>
          <table:table-cell table:style-name="ce6" table:formula="of:=IF(NOT(ISBLANK([.S37]));[.S37];IF(NOT(ISBLANK([.T37]));[.T37];IF(NOT(ISBLANK([.U37]));[.U37];IF(NOT(ISBLANK([.AA37]));[.AA37];IF(NOT(ISBLANK([.AI37]));[.AI37];&quot;&quot;)))))" office:value-type="string" office:string-value="ff">
            <text:p>ff</text:p>
          </table:table-cell>
          <table:table-cell table:style-name="ce6" table:formula="of:=IF(NOT(ISBLANK([.Y37]));[.Y37];IF(NOT(ISBLANK([.AE37]));[.AE37];&quot;&quot;))">
            <text:p/>
          </table:table-cell>
          <table:table-cell table:style-name="ce6"/>
          <table:table-cell table:number-columns-repeated="2"/>
          <table:table-cell table:number-columns-repeated="2" office:value-type="string">
            <text:p>ff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ff</text:p>
          </table:table-cell>
          <table:table-cell table:number-columns-repeated="3"/>
          <table:table-cell table:style-name="Default" table:formula="of:=COUNTA([.AP37:.EY37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924"/>
        </table:table-row>
        <table:table-row table:style-name="ro7">
          <table:table-cell/>
          <table:table-cell table:number-columns-repeated="8" office:value-type="string">
            <text:p>v</text:p>
          </table:table-cell>
          <table:table-cell table:number-columns-repeated="2" office:value-type="string">
            <text:p>V</text:p>
          </table:table-cell>
          <table:table-cell table:number-columns-repeated="4" office:value-type="string">
            <text:p>v</text:p>
          </table:table-cell>
          <table:table-cell table:style-name="ce6" table:formula="of:=IF(NOT(ISBLANK([.S38]));[.S38];IF(NOT(ISBLANK([.T38]));[.T38];IF(NOT(ISBLANK([.U38]));[.U38];IF(NOT(ISBLANK([.AA38]));[.AA38];IF(NOT(ISBLANK([.AI38]));[.AI38];&quot;&quot;)))))" office:value-type="string" office:string-value="v">
            <text:p>v</text:p>
          </table:table-cell>
          <table:table-cell table:style-name="ce6" table:formula="of:=IF(NOT(ISBLANK([.Y38]));[.Y38];IF(NOT(ISBLANK([.AE38]));[.AE38];&quot;&quot;))" office:value-type="string" office:string-value="v">
            <text:p>v</text:p>
          </table:table-cell>
          <table:table-cell table:style-name="ce6" office:value-type="string">
            <text:p>v</text:p>
          </table:table-cell>
          <table:table-cell office:value-type="string">
            <text:p>v</text:p>
          </table:table-cell>
          <table:table-cell/>
          <table:table-cell table:number-columns-repeated="4" office:value-type="string">
            <text:p>v</text:p>
          </table:table-cell>
          <table:table-cell table:number-columns-repeated="2" table:style-name="ce24" office:value-type="string">
            <text:p>v</text:p>
          </table:table-cell>
          <table:table-cell table:number-columns-repeated="3" office:value-type="string">
            <text:p>v</text:p>
          </table:table-cell>
          <table:table-cell table:style-name="ce5" office:value-type="string">
            <text:p>v</text:p>
          </table:table-cell>
          <table:table-cell table:number-columns-repeated="2" office:value-type="string">
            <text:p>v</text:p>
          </table:table-cell>
          <table:table-cell table:number-columns-repeated="2" table:style-name="ce22" office:value-type="string">
            <text:p>v</text:p>
          </table:table-cell>
          <table:table-cell table:number-columns-repeated="5" office:value-type="string">
            <text:p>v</text:p>
          </table:table-cell>
          <table:table-cell office:value-type="string">
            <text:p>w</text:p>
          </table:table-cell>
          <table:table-cell table:style-name="Default" table:formula="of:=COUNTA([.AP38:.EY38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7"/>
          <table:table-cell table:number-columns-repeated="2"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54"/>
          <table:table-cell table:number-columns-repeated="869"/>
        </table:table-row>
        <table:table-row table:style-name="ro6">
          <table:table-cell/>
          <table:table-cell office:value-type="string">
            <text:p>vv</text:p>
          </table:table-cell>
          <table:table-cell office:value-type="string">
            <text:p>vv</text:p>
          </table:table-cell>
          <table:table-cell table:number-columns-repeated="12"/>
          <table:table-cell table:style-name="ce6" table:formula="of:=IF(NOT(ISBLANK([.S39]));[.S39];IF(NOT(ISBLANK([.T39]));[.T39];IF(NOT(ISBLANK([.U39]));[.U39];IF(NOT(ISBLANK([.AA39]));[.AA39];IF(NOT(ISBLANK([.AI39]));[.AI39];&quot;&quot;)))))" office:value-type="string" office:string-value="vv">
            <text:p>vv</text:p>
          </table:table-cell>
          <table:table-cell table:style-name="ce6" table:formula="of:=IF(NOT(ISBLANK([.Y39]));[.Y39];IF(NOT(ISBLANK([.AE39]));[.AE39];&quot;&quot;))">
            <text:p/>
          </table:table-cell>
          <table:table-cell table:style-name="ce6"/>
          <table:table-cell table:number-columns-repeated="2"/>
          <table:table-cell office:value-type="string">
            <text:p>vv</text:p>
          </table:table-cell>
          <table:table-cell office:value-type="string">
            <text:p>vv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39:.EY39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7"/>
          <table:table-cell table:number-columns-repeated="2"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923"/>
        </table:table-row>
        <table:table-row table:style-name="ro6">
          <table:table-cell/>
          <table:table-cell office:value-type="string">
            <text:p>θ</text:p>
          </table:table-cell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th</text:p>
          </table:table-cell>
          <table:table-cell table:number-columns-repeated="2"/>
          <table:table-cell office:value-type="string">
            <text:p>th</text:p>
          </table:table-cell>
          <table:table-cell office:value-type="string">
            <text:p>th</text:p>
          </table:table-cell>
          <table:table-cell table:number-columns-repeated="2" office:value-type="string">
            <text:p>TH</text:p>
          </table:table-cell>
          <table:table-cell/>
          <table:table-cell office:value-type="string">
            <text:p>th</text:p>
          </table:table-cell>
          <table:table-cell office:value-type="string">
            <text:p>th</text:p>
          </table:table-cell>
          <table:table-cell/>
          <table:table-cell table:style-name="ce6" table:formula="of:=IF(NOT(ISBLANK([.S40]));[.S40];IF(NOT(ISBLANK([.T40]));[.T40];IF(NOT(ISBLANK([.U40]));[.U40];IF(NOT(ISBLANK([.AA40]));[.AA40];IF(NOT(ISBLANK([.AI40]));[.AI40];&quot;&quot;)))))" office:value-type="string" office:string-value="T">
            <text:p>T</text:p>
          </table:table-cell>
          <table:table-cell table:style-name="ce6" table:formula="of:=IF(NOT(ISBLANK([.Y40]));[.Y40];IF(NOT(ISBLANK([.AE40]));[.AE40];&quot;&quot;))">
            <text:p/>
          </table:table-cell>
          <table:table-cell table:style-name="ce6" office:value-type="string">
            <text:p>T</text:p>
          </table:table-cell>
          <table:table-cell table:number-columns-repeated="2" office:value-type="string">
            <text:p>T</text:p>
          </table:table-cell>
          <table:table-cell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2"/>
          <table:table-cell office:value-type="string">
            <text:p>T</text:p>
          </table:table-cell>
          <table:table-cell table:number-columns-repeated="2"/>
          <table:table-cell table:style-name="Default" table:formula="of:=COUNTA([.AP40:.EY40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24"/>
        </table:table-row>
        <table:table-row table:style-name="ro6">
          <table:table-cell/>
          <table:table-cell office:value-type="string">
            <text:p>ð</text:p>
          </table:table-cell>
          <table:table-cell office:value-type="string">
            <text:p>D</text:p>
          </table:table-cell>
          <table:table-cell table:style-name="ce17" office:value-type="string">
            <text:p>dh</text:p>
          </table:table-cell>
          <table:table-cell office:value-type="string">
            <text:p>dh</text:p>
          </table:table-cell>
          <table:table-cell table:number-columns-repeated="2"/>
          <table:table-cell office:value-type="string">
            <text:p>dh</text:p>
          </table:table-cell>
          <table:table-cell office:value-type="string">
            <text:p>dh</text:p>
          </table:table-cell>
          <table:table-cell/>
          <table:table-cell office:value-type="string">
            <text:p>DH</text:p>
          </table:table-cell>
          <table:table-cell/>
          <table:table-cell office:value-type="string">
            <text:p>dh</text:p>
          </table:table-cell>
          <table:table-cell office:value-type="string">
            <text:p>dh</text:p>
          </table:table-cell>
          <table:table-cell/>
          <table:table-cell table:style-name="ce6" table:formula="of:=IF(NOT(ISBLANK([.S41]));[.S41];IF(NOT(ISBLANK([.T41]));[.T41];IF(NOT(ISBLANK([.U41]));[.U41];IF(NOT(ISBLANK([.AA41]));[.AA41];IF(NOT(ISBLANK([.AI41]));[.AI41];&quot;&quot;)))))" office:value-type="string" office:string-value="D">
            <text:p>D</text:p>
          </table:table-cell>
          <table:table-cell table:style-name="ce6" table:formula="of:=IF(NOT(ISBLANK([.Y41]));[.Y41];IF(NOT(ISBLANK([.AE41]));[.AE41];&quot;&quot;))">
            <text:p/>
          </table:table-cell>
          <table:table-cell table:style-name="ce6" office:value-type="string">
            <text:p>D</text:p>
          </table:table-cell>
          <table:table-cell table:number-columns-repeated="2" office:value-type="string">
            <text:p>D</text:p>
          </table:table-cell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style-name="ce17" table:number-columns-repeated="2"/>
          <table:table-cell office:value-type="string">
            <text:p>D</text:p>
          </table:table-cell>
          <table:table-cell table:number-columns-repeated="2"/>
          <table:table-cell table:style-name="Default" table:formula="of:=COUNTA([.AP41:.EY41])" office:value-type="float" office:value="13">
            <text:p>13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23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23"/>
        </table:table-row>
        <table:table-row table:style-name="ro6">
          <table:table-cell/>
          <table:table-cell table:number-columns-repeated="8" office:value-type="string">
            <text:p>s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s</text:p>
          </table:table-cell>
          <table:table-cell table:style-name="ce6" table:formula="of:=IF(NOT(ISBLANK([.S42]));[.S42];IF(NOT(ISBLANK([.T42]));[.T42];IF(NOT(ISBLANK([.U42]));[.U42];IF(NOT(ISBLANK([.AA42]));[.AA42];IF(NOT(ISBLANK([.AI42]));[.AI42];&quot;&quot;)))))" office:value-type="string" office:string-value="s">
            <text:p>s</text:p>
          </table:table-cell>
          <table:table-cell table:style-name="ce6" table:formula="of:=IF(NOT(ISBLANK([.Y42]));[.Y42];IF(NOT(ISBLANK([.AE42]));[.AE42];&quot;&quot;))" office:value-type="string" office:string-value="s">
            <text:p>s</text:p>
          </table:table-cell>
          <table:table-cell table:style-name="ce6" office:value-type="string">
            <text:p>s</text:p>
          </table:table-cell>
          <table:table-cell table:number-columns-repeated="6" office:value-type="string">
            <text:p>s</text:p>
          </table:table-cell>
          <table:table-cell table:number-columns-repeated="2" table:style-name="ce24" office:value-type="string">
            <text:p>s</text:p>
          </table:table-cell>
          <table:table-cell table:number-columns-repeated="3" office:value-type="string">
            <text:p>s</text:p>
          </table:table-cell>
          <table:table-cell table:style-name="ce5" office:value-type="string">
            <text:p>s</text:p>
          </table:table-cell>
          <table:table-cell table:number-columns-repeated="2" office:value-type="string">
            <text:p>s</text:p>
          </table:table-cell>
          <table:table-cell table:number-columns-repeated="2" table:style-name="ce22" office:value-type="string">
            <text:p>s</text:p>
          </table:table-cell>
          <table:table-cell table:number-columns-repeated="6" office:value-type="string">
            <text:p>s</text:p>
          </table:table-cell>
          <table:table-cell table:style-name="Default" table:formula="of:=COUNTA([.AP42:.EY42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24"/>
        </table:table-row>
        <table:table-row table:style-name="ro6">
          <table:table-cell/>
          <table:table-cell office:value-type="string">
            <text:p>ss</text:p>
          </table:table-cell>
          <table:table-cell office:value-type="string">
            <text:p>ss</text:p>
          </table:table-cell>
          <table:table-cell table:number-columns-repeated="12"/>
          <table:table-cell table:style-name="ce6" table:formula="of:=IF(NOT(ISBLANK([.S43]));[.S43];IF(NOT(ISBLANK([.T43]));[.T43];IF(NOT(ISBLANK([.U43]));[.U43];IF(NOT(ISBLANK([.AA43]));[.AA43];IF(NOT(ISBLANK([.AI43]));[.AI43];&quot;&quot;)))))" office:value-type="string" office:string-value="ss">
            <text:p>ss</text:p>
          </table:table-cell>
          <table:table-cell table:style-name="ce6" table:formula="of:=IF(NOT(ISBLANK([.Y43]));[.Y43];IF(NOT(ISBLANK([.AE43]));[.AE43];&quot;&quot;))">
            <text:p/>
          </table:table-cell>
          <table:table-cell table:style-name="ce6"/>
          <table:table-cell table:number-columns-repeated="2"/>
          <table:table-cell office:value-type="string">
            <text:p>ss</text:p>
          </table:table-cell>
          <table:table-cell office:value-type="string">
            <text:p>ss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ss</text:p>
          </table:table-cell>
          <table:table-cell table:number-columns-repeated="3"/>
          <table:table-cell table:style-name="Default" table:formula="of:=COUNTA([.AP43:.EY43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24"/>
        </table:table-row>
        <table:table-row table:style-name="ro6">
          <table:table-cell/>
          <table:table-cell table:number-columns-repeated="8" office:value-type="string">
            <text:p>z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z</text:p>
          </table:table-cell>
          <table:table-cell table:style-name="ce6" table:formula="of:=IF(NOT(ISBLANK([.S44]));[.S44];IF(NOT(ISBLANK([.T44]));[.T44];IF(NOT(ISBLANK([.U44]));[.U44];IF(NOT(ISBLANK([.AA44]));[.AA44];IF(NOT(ISBLANK([.AI44]));[.AI44];&quot;&quot;)))))" office:value-type="string" office:string-value="z">
            <text:p>z</text:p>
          </table:table-cell>
          <table:table-cell table:style-name="ce6" table:formula="of:=IF(NOT(ISBLANK([.Y44]));[.Y44];IF(NOT(ISBLANK([.AE44]));[.AE44];&quot;&quot;))" office:value-type="string" office:string-value="z">
            <text:p>z</text:p>
          </table:table-cell>
          <table:table-cell table:style-name="ce6" office:value-type="string">
            <text:p>z</text:p>
          </table:table-cell>
          <table:table-cell table:number-columns-repeated="6" office:value-type="string">
            <text:p>z</text:p>
          </table:table-cell>
          <table:table-cell table:number-columns-repeated="2" table:style-name="ce24" office:value-type="string">
            <text:p>z</text:p>
          </table:table-cell>
          <table:table-cell table:number-columns-repeated="3" office:value-type="string">
            <text:p>z</text:p>
          </table:table-cell>
          <table:table-cell table:style-name="ce5" office:value-type="string">
            <text:p>z</text:p>
          </table:table-cell>
          <table:table-cell table:number-columns-repeated="2" office:value-type="string">
            <text:p>z</text:p>
          </table:table-cell>
          <table:table-cell table:number-columns-repeated="2" table:style-name="ce22" office:value-type="string">
            <text:p>z</text:p>
          </table:table-cell>
          <table:table-cell office:value-type="string">
            <text:p>z</text:p>
          </table:table-cell>
          <table:table-cell table:number-columns-repeated="2"/>
          <table:table-cell office:value-type="string">
            <text:p>z</text:p>
          </table:table-cell>
          <table:table-cell/>
          <table:table-cell office:value-type="string">
            <text:p>z</text:p>
          </table:table-cell>
          <table:table-cell table:style-name="Default" table:formula="of:=COUNTA([.AP44:.EY44])" office:value-type="float" office:value="13">
            <text:p>13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2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23"/>
        </table:table-row>
        <table:table-row table:style-name="ro7">
          <table:table-cell/>
          <table:table-cell office:value-type="string">
            <text:p>ʃ</text:p>
          </table:table-cell>
          <table:table-cell office:value-type="string">
            <text:p>S</text:p>
          </table:table-cell>
          <table:table-cell office:value-type="string">
            <text:p>sh</text:p>
          </table:table-cell>
          <table:table-cell office:value-type="string">
            <text:p>sh</text:p>
          </table:table-cell>
          <table:table-cell table:number-columns-repeated="2" office:value-type="string">
            <text:p>S</text:p>
          </table:table-cell>
          <table:table-cell office:value-type="string">
            <text:p>sh</text:p>
          </table:table-cell>
          <table:table-cell office:value-type="string">
            <text:p>sh</text:p>
          </table:table-cell>
          <table:table-cell/>
          <table:table-cell office:value-type="string">
            <text:p>SH</text:p>
          </table:table-cell>
          <table:table-cell office:value-type="string">
            <text:p>S</text:p>
          </table:table-cell>
          <table:table-cell office:value-type="string">
            <text:p>sh</text:p>
          </table:table-cell>
          <table:table-cell office:value-type="string">
            <text:p>sh</text:p>
          </table:table-cell>
          <table:table-cell office:value-type="string">
            <text:p>S</text:p>
          </table:table-cell>
          <table:table-cell table:style-name="ce6" table:formula="of:=IF(NOT(ISBLANK([.S45]));[.S45];IF(NOT(ISBLANK([.T45]));[.T45];IF(NOT(ISBLANK([.U45]));[.U45];IF(NOT(ISBLANK([.AA45]));[.AA45];IF(NOT(ISBLANK([.AI45]));[.AI45];&quot;&quot;)))))" office:value-type="string" office:string-value="S">
            <text:p>S</text:p>
          </table:table-cell>
          <table:table-cell table:style-name="ce6" table:formula="of:=IF(NOT(ISBLANK([.Y45]));[.Y45];IF(NOT(ISBLANK([.AE45]));[.AE45];&quot;&quot;))" office:value-type="string" office:string-value="S">
            <text:p>S</text:p>
          </table:table-cell>
          <table:table-cell table:style-name="ce6" office:value-type="string">
            <text:p>S</text:p>
          </table:table-cell>
          <table:table-cell office:value-type="string">
            <text:p>S</text:p>
          </table:table-cell>
          <table:table-cell/>
          <table:table-cell table:number-columns-repeated="4" office:value-type="string">
            <text:p>S</text:p>
          </table:table-cell>
          <table:table-cell table:number-columns-repeated="2" table:style-name="ce24" office:value-type="string">
            <text:p>S</text:p>
          </table:table-cell>
          <table:table-cell table:number-columns-repeated="3" office:value-type="string">
            <text:p>S</text:p>
          </table:table-cell>
          <table:table-cell table:style-name="ce5" office:value-type="string">
            <text:p>S</text:p>
          </table:table-cell>
          <table:table-cell table:number-columns-repeated="2" office:value-type="string">
            <text:p>S</text:p>
          </table:table-cell>
          <table:table-cell table:number-columns-repeated="2" table:style-name="ce22" office:value-type="string">
            <text:p>S</text:p>
          </table:table-cell>
          <table:table-cell table:number-columns-repeated="2" office:value-type="string">
            <text:p>S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sch</text:p>
          </table:table-cell>
          <table:table-cell table:style-name="Default" table:formula="of:=COUNTA([.AP45:.EY45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0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24"/>
        </table:table-row>
        <table:table-row table:style-name="ro7">
          <table:table-cell/>
          <table:table-cell office:value-type="string">
            <text:p>ʃʃ</text:p>
          </table:table-cell>
          <table:table-cell office:value-type="string">
            <text:p>SS</text:p>
          </table:table-cell>
          <table:table-cell table:number-columns-repeated="12"/>
          <table:table-cell table:style-name="ce6" table:formula="of:=IF(NOT(ISBLANK([.S46]));[.S46];IF(NOT(ISBLANK([.T46]));[.T46];IF(NOT(ISBLANK([.U46]));[.U46];IF(NOT(ISBLANK([.AA46]));[.AA46];IF(NOT(ISBLANK([.AI46]));[.AI46];&quot;&quot;)))))" office:value-type="string" office:string-value="SS">
            <text:p>SS</text:p>
          </table:table-cell>
          <table:table-cell table:style-name="ce6" table:formula="of:=IF(NOT(ISBLANK([.Y46]));[.Y46];IF(NOT(ISBLANK([.AE46]));[.AE46];&quot;&quot;))">
            <text:p/>
          </table:table-cell>
          <table:table-cell table:style-name="ce6"/>
          <table:table-cell table:number-columns-repeated="2"/>
          <table:table-cell table:number-columns-repeated="2" office:value-type="string">
            <text:p>SS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46:.EY46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0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24"/>
        </table:table-row>
        <table:table-row table:style-name="ro7">
          <table:table-cell/>
          <table:table-cell office:value-type="string">
            <text:p>ʒ</text:p>
          </table:table-cell>
          <table:table-cell office:value-type="string">
            <text:p>Z</text:p>
          </table:table-cell>
          <table:table-cell office:value-type="string">
            <text:p>zh</text:p>
          </table:table-cell>
          <table:table-cell office:value-type="string">
            <text:p>zh</text:p>
          </table:table-cell>
          <table:table-cell table:number-columns-repeated="2" office:value-type="string">
            <text:p>Z</text:p>
          </table:table-cell>
          <table:table-cell office:value-type="string">
            <text:p>zh</text:p>
          </table:table-cell>
          <table:table-cell office:value-type="string">
            <text:p>zh</text:p>
          </table:table-cell>
          <table:table-cell/>
          <table:table-cell office:value-type="string">
            <text:p>ZH</text:p>
          </table:table-cell>
          <table:table-cell office:value-type="string">
            <text:p>Z</text:p>
          </table:table-cell>
          <table:table-cell office:value-type="string">
            <text:p>zh</text:p>
          </table:table-cell>
          <table:table-cell table:number-columns-repeated="2"/>
          <table:table-cell table:style-name="ce6" table:formula="of:=IF(NOT(ISBLANK([.S47]));[.S47];IF(NOT(ISBLANK([.T47]));[.T47];IF(NOT(ISBLANK([.U47]));[.U47];IF(NOT(ISBLANK([.AA47]));[.AA47];IF(NOT(ISBLANK([.AI47]));[.AI47];&quot;&quot;)))))" office:value-type="string" office:string-value="Z">
            <text:p>Z</text:p>
          </table:table-cell>
          <table:table-cell table:style-name="ce6" table:formula="of:=IF(NOT(ISBLANK([.Y47]));[.Y47];IF(NOT(ISBLANK([.AE47]));[.AE47];&quot;&quot;))" office:value-type="string" office:string-value="Z">
            <text:p>Z</text:p>
          </table:table-cell>
          <table:table-cell table:style-name="ce6" office:value-type="string">
            <text:p>Z</text:p>
          </table:table-cell>
          <table:table-cell office:value-type="string">
            <text:p>Z</text:p>
          </table:table-cell>
          <table:table-cell table:number-columns-repeated="2"/>
          <table:table-cell/>
          <table:table-cell table:number-columns-repeated="2" office:value-type="string">
            <text:p>Z</text:p>
          </table:table-cell>
          <table:table-cell table:number-columns-repeated="2" table:style-name="ce24" office:value-type="string">
            <text:p>Z</text:p>
          </table:table-cell>
          <table:table-cell table:number-columns-repeated="2" office:value-type="string">
            <text:p>Z</text:p>
          </table:table-cell>
          <table:table-cell/>
          <table:table-cell table:style-name="ce5" office:value-type="string">
            <text:p>Z</text:p>
          </table:table-cell>
          <table:table-cell table:number-columns-repeated="2" office:value-type="string">
            <text:p>Z</text:p>
          </table:table-cell>
          <table:table-cell table:number-columns-repeated="2" table:style-name="ce22" office:value-type="string">
            <text:p>Z</text:p>
          </table:table-cell>
          <table:table-cell office:value-type="string">
            <text:p>Z</text:p>
          </table:table-cell>
          <table:table-cell table:number-columns-repeated="5"/>
          <table:table-cell table:style-name="Default" table:formula="of:=COUNTA([.AP47:.EY47])" office:value-type="float" office:value="13">
            <text:p>13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0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23"/>
        </table:table-row>
        <table:table-row table:style-name="ro7">
          <table:table-cell/>
          <table:table-cell office:value-type="string">
            <text:p>ç</text:p>
          </table:table-cell>
          <table:table-cell office:value-type="string">
            <text:p>C</text:p>
          </table:table-cell>
          <table:table-cell table:number-columns-repeated="12"/>
          <table:table-cell table:style-name="ce6" table:formula="of:=IF(NOT(ISBLANK([.S48]));[.S48];IF(NOT(ISBLANK([.T48]));[.T48];IF(NOT(ISBLANK([.U48]));[.U48];IF(NOT(ISBLANK([.AA48]));[.AA48];IF(NOT(ISBLANK([.AI48]));[.AI48];&quot;&quot;)))))" office:value-type="string" office:string-value="C">
            <text:p>C</text:p>
          </table:table-cell>
          <table:table-cell table:style-name="ce6" table:formula="of:=IF(NOT(ISBLANK([.Y48]));[.Y48];IF(NOT(ISBLANK([.AE48]));[.AE48];&quot;&quot;))" office:value-type="string" office:string-value="C">
            <text:p>C</text:p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/>
          <table:table-cell table:number-columns-repeated="2" office:value-type="string">
            <text:p>C</text:p>
          </table:table-cell>
          <table:table-cell table:style-name="ce5" office:value-type="string">
            <text:p>C</text:p>
          </table:table-cell>
          <table:table-cell table:number-columns-repeated="2" office:value-type="string">
            <text:p>C</text:p>
          </table:table-cell>
          <table:table-cell table:number-columns-repeated="2" table:style-name="ce22" office:value-type="string">
            <text:p>C</text:p>
          </table:table-cell>
          <table:table-cell table:number-columns-repeated="2" office:value-type="string">
            <text:p>C</text:p>
          </table:table-cell>
          <table:table-cell/>
          <table:table-cell table:number-columns-repeated="2" office:value-type="string">
            <text:p>C</text:p>
          </table:table-cell>
          <table:table-cell/>
          <table:table-cell table:style-name="Default" table:formula="of:=COUNTA([.AP48:.EY48])" office:value-type="float" office:value="8">
            <text:p>8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23"/>
        </table:table-row>
        <table:table-row table:style-name="ro7"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  <table:table-cell table:style-name="ce6" table:formula="of:=IF(NOT(ISBLANK([.S49]));[.S49];IF(NOT(ISBLANK([.T49]));[.T49];IF(NOT(ISBLANK([.U49]));[.U49];IF(NOT(ISBLANK([.AA49]));[.AA49];IF(NOT(ISBLANK([.AI49]));[.AI49];&quot;&quot;)))))" office:value-type="string" office:string-value="x">
            <text:p>x</text:p>
          </table:table-cell>
          <table:table-cell table:style-name="ce6" table:formula="of:=IF(NOT(ISBLANK([.Y49]));[.Y49];IF(NOT(ISBLANK([.AE49]));[.AE49];&quot;&quot;))" office:value-type="string" office:string-value="x">
            <text:p>x</text:p>
          </table:table-cell>
          <table:table-cell table:style-name="ce6"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table:style-name="ce24"/>
          <table:table-cell table:style-name="ce24"/>
          <table:table-cell/>
          <table:table-cell office:value-type="string">
            <text:p>ch</text:p>
          </table:table-cell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2" table:style-name="ce22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ch</text:p>
          </table:table-cell>
          <table:table-cell table:style-name="Default" table:formula="of:=COUNTA([.AP49:.EY49])" office:value-type="float" office:value="8">
            <text:p>8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26"/>
        </table:table-row>
        <table:table-row table:style-name="ro7">
          <table:table-cell/>
          <table:table-cell office:value-type="string">
            <text:p>ɣ</text:p>
          </table:table-cell>
          <table:table-cell office:value-type="string">
            <text:p>G</text:p>
          </table:table-cell>
          <table:table-cell table:number-columns-repeated="8"/>
          <table:table-cell office:value-type="string">
            <text:p>G</text:p>
          </table:table-cell>
          <table:table-cell table:number-columns-repeated="3"/>
          <table:table-cell table:style-name="ce6" table:formula="of:=IF(NOT(ISBLANK([.S50]));[.S50];IF(NOT(ISBLANK([.T50]));[.T50];IF(NOT(ISBLANK([.U50]));[.U50];IF(NOT(ISBLANK([.AA50]));[.AA50];IF(NOT(ISBLANK([.AI50]));[.AI50];&quot;&quot;)))))" office:value-type="string" office:string-value="G">
            <text:p>G</text:p>
          </table:table-cell>
          <table:table-cell table:style-name="ce6" table:formula="of:=IF(NOT(ISBLANK([.Y50]));[.Y50];IF(NOT(ISBLANK([.AE50]));[.AE50];&quot;&quot;))">
            <text:p/>
          </table:table-cell>
          <table:table-cell table:style-name="ce6"/>
          <table:table-cell/>
          <table:table-cell office:value-type="string">
            <text:p>G</text:p>
          </table:table-cell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2"/>
          <table:table-cell office:value-type="string">
            <text:p>G</text:p>
          </table:table-cell>
          <table:table-cell table:number-columns-repeated="2"/>
          <table:table-cell table:style-name="Default" table:formula="of:=COUNTA([.AP50:.EY50])" office:value-type="float" office:value="9">
            <text:p>9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33"/>
          <table:table-cell table:number-columns-repeated="3" office:value-type="string">
            <text:p>1</text:p>
          </table:table-cell>
          <table:table-cell table:number-columns-repeated="926"/>
        </table:table-row>
        <table:table-row table:style-name="ro7">
          <table:table-cell/>
          <table:table-cell office:value-type="string">
            <text:p>ʁ</text:p>
          </table:table-cell>
          <table:table-cell office:value-type="string">
            <text:p>R</text:p>
          </table:table-cell>
          <table:table-cell table:number-columns-repeated="12"/>
          <table:table-cell table:style-name="ce6" table:formula="of:=IF(NOT(ISBLANK([.S51]));[.S51];IF(NOT(ISBLANK([.T51]));[.T51];IF(NOT(ISBLANK([.U51]));[.U51];IF(NOT(ISBLANK([.AA51]));[.AA51];IF(NOT(ISBLANK([.AI51]));[.AI51];&quot;&quot;)))))" office:value-type="string" office:string-value="R">
            <text:p>R</text:p>
          </table:table-cell>
          <table:table-cell table:style-name="ce6" table:formula="of:=IF(NOT(ISBLANK([.Y51]));[.Y51];IF(NOT(ISBLANK([.AE51]));[.AE51];&quot;&quot;))" office:value-type="string" office:string-value="R">
            <text:p>R</text:p>
          </table:table-cell>
          <table:table-cell table:style-name="ce6"/>
          <table:table-cell table:number-columns-repeated="3"/>
          <table:table-cell/>
          <table:table-cell table:number-columns-repeated="2" office:value-type="string">
            <text:p>R</text:p>
          </table:table-cell>
          <table:table-cell table:number-columns-repeated="2" table:style-name="ce24" office:value-type="string">
            <text:p>R</text:p>
          </table:table-cell>
          <table:table-cell office:value-type="string">
            <text:p>R</text:p>
          </table:table-cell>
          <table:table-cell table:number-columns-repeated="2"/>
          <table:table-cell table:style-name="ce5"/>
          <table:table-cell/>
          <table:table-cell/>
          <table:table-cell table:number-columns-repeated="2" table:style-name="ce22" office:value-type="string">
            <text:p>R</text:p>
          </table:table-cell>
          <table:table-cell office:value-type="string">
            <text:p>R</text:p>
          </table:table-cell>
          <table:table-cell table:number-columns-repeated="5"/>
          <table:table-cell table:style-name="Default" table:formula="of:=COUNTA([.AP51:.EY51])" office:value-type="float" office:value="7">
            <text:p>7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33"/>
          <table:table-cell office:value-type="string">
            <text:p>1</text:p>
          </table:table-cell>
          <table:table-cell table:number-columns-repeated="928"/>
        </table:table-row>
        <table:table-row table:style-name="ro7">
          <table:table-cell/>
          <table:table-cell office:value-type="string">
            <text:p>ɥ</text:p>
          </table:table-cell>
          <table:table-cell office:value-type="string">
            <text:p>H</text:p>
          </table:table-cell>
          <table:table-cell table:number-columns-repeated="12"/>
          <table:table-cell table:style-name="ce6" table:formula="of:=IF(NOT(ISBLANK([.S52]));[.S52];IF(NOT(ISBLANK([.T52]));[.T52];IF(NOT(ISBLANK([.U52]));[.U52];IF(NOT(ISBLANK([.AA52]));[.AA52];IF(NOT(ISBLANK([.AI52]));[.AI52];&quot;&quot;)))))" office:value-type="string" office:string-value="H">
            <text:p>H</text:p>
          </table:table-cell>
          <table:table-cell table:style-name="ce6" table:formula="of:=IF(NOT(ISBLANK([.Y52]));[.Y52];IF(NOT(ISBLANK([.AE52]));[.AE52];&quot;&quot;))" office:value-type="string" office:string-value="H">
            <text:p>H</text:p>
          </table:table-cell>
          <table:table-cell table:style-name="ce6"/>
          <table:table-cell table:number-columns-repeated="3"/>
          <table:table-cell/>
          <table:table-cell table:number-columns-repeated="2" office:value-type="string">
            <text:p>H</text:p>
          </table:table-cell>
          <table:table-cell table:number-columns-repeated="2" table:style-name="ce24" office:value-type="string">
            <text:p>H</text:p>
          </table:table-cell>
          <table:table-cell office:value-type="string">
            <text:p>H</text:p>
          </table:table-cell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52:.EY52])" office:value-type="float" office:value="9">
            <text:p>9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 table:number-columns-repeated="8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8"/>
        </table:table-row>
        <table:table-row table:style-name="ro7">
          <table:table-cell/>
          <table:table-cell table:number-columns-repeated="3" office:value-type="string">
            <text:p>h</text:p>
          </table:table-cell>
          <table:table-cell office:value-type="string">
            <text:p>hh</text:p>
          </table:table-cell>
          <table:table-cell/>
          <table:table-cell table:style-name="Default"/>
          <table:table-cell office:value-type="string">
            <text:p>hh</text:p>
          </table:table-cell>
          <table:table-cell office:value-type="string">
            <text:p>hh</text:p>
          </table:table-cell>
          <table:table-cell table:number-columns-repeated="2" office:value-type="string">
            <text:p>HH</text:p>
          </table:table-cell>
          <table:table-cell office:value-type="string">
            <text:p>h</text:p>
          </table:table-cell>
          <table:table-cell office:value-type="string">
            <text:p>hh</text:p>
          </table:table-cell>
          <table:table-cell office:value-type="string">
            <text:p>hh</text:p>
          </table:table-cell>
          <table:table-cell office:value-type="string">
            <text:p>h</text:p>
          </table:table-cell>
          <table:table-cell table:style-name="ce6" table:formula="of:=IF(NOT(ISBLANK([.S53]));[.S53];IF(NOT(ISBLANK([.T53]));[.T53];IF(NOT(ISBLANK([.U53]));[.U53];IF(NOT(ISBLANK([.AA53]));[.AA53];IF(NOT(ISBLANK([.AI53]));[.AI53];&quot;&quot;)))))" office:value-type="string" office:string-value="h">
            <text:p>h</text:p>
          </table:table-cell>
          <table:table-cell table:style-name="ce6" table:formula="of:=IF(NOT(ISBLANK([.Y53]));[.Y53];IF(NOT(ISBLANK([.AE53]));[.AE53];&quot;&quot;))" office:value-type="string" office:string-value="h">
            <text:p>h</text:p>
          </table:table-cell>
          <table:table-cell table:style-name="ce6"/>
          <table:table-cell office:value-type="string">
            <text:p>h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 office:value-type="string">
            <text:p>h</text:p>
          </table:table-cell>
          <table:table-cell table:style-name="ce5" office:value-type="string">
            <text:p>h</text:p>
          </table:table-cell>
          <table:table-cell table:number-columns-repeated="2" office:value-type="string">
            <text:p>h</text:p>
          </table:table-cell>
          <table:table-cell table:number-columns-repeated="2" table:style-name="ce22" office:value-type="string">
            <text:p>h</text:p>
          </table:table-cell>
          <table:table-cell table:number-columns-repeated="3" office:value-type="string">
            <text:p>h</text:p>
          </table:table-cell>
          <table:table-cell/>
          <table:table-cell table:number-columns-repeated="2" office:value-type="string">
            <text:p>h</text:p>
          </table:table-cell>
          <table:table-cell table:style-name="Default" table:formula="of:=COUNTA([.AP53:.EY53])" office:value-type="float" office:value="6">
            <text:p>6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61"/>
        </table:table-row>
        <table:table-row table:style-name="ro7">
          <table:table-cell/>
          <table:table-cell table:style-name="ce11" office:value-type="string">
            <text:p>ɦ</text:p>
          </table:table-cell>
          <table:table-cell office:value-type="string">
            <text:p>h\</text:p>
          </table:table-cell>
          <table:table-cell table:number-columns-repeated="2"/>
          <table:table-cell table:number-columns-repeated="2" office:value-type="string">
            <text:p>h\</text:p>
          </table:table-cell>
          <table:table-cell table:number-columns-repeated="7"/>
          <table:table-cell office:value-type="string">
            <text:p>h\</text:p>
          </table:table-cell>
          <table:table-cell table:style-name="ce6"/>
          <table:table-cell table:style-name="ce6" table:formula="of:=IF(NOT(ISBLANK([.Y54]));[.Y54];IF(NOT(ISBLANK([.AE54]));[.AE54];&quot;&quot;))">
            <text:p/>
          </table:table-cell>
          <table:table-cell table:style-name="ce6" office:value-type="string">
            <text:p>h\</text:p>
          </table:table-cell>
          <table:table-cell table:number-columns-repeated="2"/>
          <table:table-cell table:style-name="ce17" table:number-columns-repeated="2"/>
          <table:table-cell table:number-columns-repeated="2"/>
          <table:table-cell table:style-name="ce23"/>
          <table:table-cell table:style-name="ce23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54:.EY54])" office:value-type="float" office:value="6">
            <text:p>6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962"/>
        </table:table-row>
        <table:table-row table:style-name="ro6">
          <table:table-cell/>
          <table:table-cell office:value-type="string">
            <text:p>hh</text:p>
          </table:table-cell>
          <table:table-cell office:value-type="string">
            <text:p>hh</text:p>
          </table:table-cell>
          <table:table-cell table:number-columns-repeated="12"/>
          <table:table-cell table:style-name="ce6" table:formula="of:=IF(NOT(ISBLANK([.S55]));[.S55];IF(NOT(ISBLANK([.T55]));[.T55];IF(NOT(ISBLANK([.U55]));[.U55];IF(NOT(ISBLANK([.AA55]));[.AA55];IF(NOT(ISBLANK([.AI55]));[.AI55];&quot;&quot;)))))">
            <text:p/>
          </table:table-cell>
          <table:table-cell table:style-name="ce6" table:formula="of:=IF(NOT(ISBLANK([.Y55]));[.Y55];IF(NOT(ISBLANK([.AE55]));[.AE55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hh</text:p>
          </table:table-cell>
          <table:table-cell table:number-columns-repeated="3"/>
          <table:table-cell table:style-name="Default" table:formula="of:=COUNTA([.AP55:.EY55])" office:value-type="float" office:value="6">
            <text:p>6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962"/>
        </table:table-row>
        <table:table-row table:style-name="ro7">
          <table:table-cell office:value-type="string">
            <text:p>Approximant</text:p>
          </table:table-cell>
          <table:table-cell office:value-type="string">
            <text:p>ɹ</text:p>
          </table:table-cell>
          <table:table-cell table:number-columns-repeated="7" office:value-type="string">
            <text:p>r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r</text:p>
          </table:table-cell>
          <table:table-cell table:style-name="ce6" table:formula="of:=IF(NOT(ISBLANK([.S56]));[.S56];IF(NOT(ISBLANK([.T56]));[.T56];IF(NOT(ISBLANK([.U56]));[.U56];IF(NOT(ISBLANK([.AA56]));[.AA56];IF(NOT(ISBLANK([.AI56]));[.AI56];&quot;&quot;)))))" office:value-type="string" office:string-value="r">
            <text:p>r</text:p>
          </table:table-cell>
          <table:table-cell table:style-name="ce6" table:formula="of:=IF(NOT(ISBLANK([.Y56]));[.Y56];IF(NOT(ISBLANK([.AE56]));[.AE56];&quot;&quot;))" office:value-type="string" office:string-value="r">
            <text:p>r</text:p>
          </table:table-cell>
          <table:table-cell table:style-name="ce6" office:value-type="string">
            <text:p>r</text:p>
          </table:table-cell>
          <table:table-cell table:number-columns-repeated="4" office:value-type="string">
            <text:p>r</text:p>
          </table:table-cell>
          <table:table-cell table:number-columns-repeated="2"/>
          <table:table-cell table:style-name="ce24"/>
          <table:table-cell table:style-name="ce24"/>
          <table:table-cell table:number-columns-repeated="2" office:value-type="string">
            <text:p>r</text:p>
          </table:table-cell>
          <table:table-cell table:style-name="ce26" office:value-type="string">
            <text:p>r</text:p>
          </table:table-cell>
          <table:table-cell table:style-name="ce5" office:value-type="string">
            <text:p>r</text:p>
          </table:table-cell>
          <table:table-cell table:number-columns-repeated="2" office:value-type="string">
            <text:p>r</text:p>
          </table:table-cell>
          <table:table-cell table:number-columns-repeated="2" table:style-name="ce22" office:value-type="string">
            <text:p>r</text:p>
          </table:table-cell>
          <table:table-cell/>
          <table:table-cell table:number-columns-repeated="5" office:value-type="string">
            <text:p>r</text:p>
          </table:table-cell>
          <table:table-cell table:style-name="Default" table:formula="of:=COUNTA([.AP56:.EY56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2"/>
          <table:table-cell table:number-columns-repeated="2" office:value-type="string">
            <text:p>1</text:p>
          </table:table-cell>
          <table:table-cell table:number-columns-repeated="15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0"/>
        </table:table-row>
        <table:table-row table:style-name="ro6">
          <table:table-cell/>
          <table:table-cell office:value-type="string">
            <text:p>rr</text:p>
          </table:table-cell>
          <table:table-cell office:value-type="string">
            <text:p>rr</text:p>
          </table:table-cell>
          <table:table-cell table:number-columns-repeated="12"/>
          <table:table-cell table:style-name="ce6" table:formula="of:=IF(NOT(ISBLANK([.S57]));[.S57];IF(NOT(ISBLANK([.T57]));[.T57];IF(NOT(ISBLANK([.U57]));[.U57];IF(NOT(ISBLANK([.AA57]));[.AA57];IF(NOT(ISBLANK([.AI57]));[.AI57];&quot;&quot;)))))">
            <text:p/>
          </table:table-cell>
          <table:table-cell table:style-name="ce6" table:formula="of:=IF(NOT(ISBLANK([.Y57]));[.Y57];IF(NOT(ISBLANK([.AE57]));[.AE57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rr</text:p>
          </table:table-cell>
          <table:table-cell table:number-columns-repeated="3"/>
          <table:table-cell table:style-name="Default" table:formula="of:=COUNTA([.AP57:.EY57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2"/>
          <table:table-cell table:number-columns-repeated="2" office:value-type="string">
            <text:p>1</text:p>
          </table:table-cell>
          <table:table-cell table:number-columns-repeated="15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0"/>
        </table:table-row>
        <table:table-row table:style-name="ro7">
          <table:table-cell/>
          <table:table-cell office:value-type="string">
            <text:p>j</text:p>
          </table:table-cell>
          <table:table-cell office:value-type="string">
            <text:p>j</text:p>
          </table:table-cell>
          <table:table-cell table:number-columns-repeated="2" office:value-type="string">
            <text:p>y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string">
            <text:p>j</text:p>
          </table:table-cell>
          <table:table-cell table:number-columns-repeated="2" office:value-type="string">
            <text:p>y</text:p>
          </table:table-cell>
          <table:table-cell/>
          <table:table-cell table:style-name="ce6" table:formula="of:=IF(NOT(ISBLANK([.S58]));[.S58];IF(NOT(ISBLANK([.T58]));[.T58];IF(NOT(ISBLANK([.U58]));[.U58];IF(NOT(ISBLANK([.AA58]));[.AA58];IF(NOT(ISBLANK([.AI58]));[.AI58];&quot;&quot;)))))" office:value-type="string" office:string-value="j">
            <text:p>j</text:p>
          </table:table-cell>
          <table:table-cell table:style-name="ce6" table:formula="of:=IF(NOT(ISBLANK([.Y58]));[.Y58];IF(NOT(ISBLANK([.AE58]));[.AE58];&quot;&quot;))" office:value-type="string" office:string-value="j">
            <text:p>j</text:p>
          </table:table-cell>
          <table:table-cell table:style-name="ce6"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table:style-name="ce24" office:value-type="string">
            <text:p>j</text:p>
          </table:table-cell>
          <table:table-cell table:style-name="ce24"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table:style-name="ce5"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table:style-name="ce22" office:value-type="string">
            <text:p>j</text:p>
          </table:table-cell>
          <table:table-cell table:style-name="ce22"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table:style-name="Default" table:formula="of:=COUNTA([.AP58:.EY58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2"/>
          <table:table-cell table:number-columns-repeated="2" office:value-type="string">
            <text:p>1</text:p>
          </table:table-cell>
          <table:table-cell table:number-columns-repeated="21"/>
          <table:table-cell table:number-columns-repeated="2" office:value-type="string">
            <text:p>1</text:p>
          </table:table-cell>
          <table:table-cell table:number-columns-repeated="927"/>
        </table:table-row>
        <table:table-row table:style-name="ro7">
          <table:table-cell/>
          <table:table-cell table:style-name="ce12" office:value-type="string">
            <text:p>ʝ</text:p>
          </table:table-cell>
          <table:table-cell office:value-type="string">
            <text:p>jj</text:p>
          </table:table-cell>
          <table:table-cell table:number-columns-repeated="11"/>
          <table:table-cell office:value-type="string">
            <text:p>j</text:p>
          </table:table-cell>
          <table:table-cell table:style-name="ce6" table:formula="of:=IF(NOT(ISBLANK([.S59]));[.S59];IF(NOT(ISBLANK([.T59]));[.T59];IF(NOT(ISBLANK([.U59]));[.U59];IF(NOT(ISBLANK([.AA59]));[.AA59];IF(NOT(ISBLANK([.AI59]));[.AI59];&quot;&quot;)))))" office:value-type="string" office:string-value="jj">
            <text:p>jj</text:p>
          </table:table-cell>
          <table:table-cell table:style-name="ce6" table:formula="of:=IF(NOT(ISBLANK([.Y59]));[.Y59];IF(NOT(ISBLANK([.AE59]));[.AE59];&quot;&quot;))">
            <text:p/>
          </table:table-cell>
          <table:table-cell table:style-name="ce6"/>
          <table:table-cell/>
          <table:table-cell office:value-type="string">
            <text:p>jj</text:p>
          </table:table-cell>
          <table:table-cell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2"/>
          <table:table-cell office:value-type="string">
            <text:p>jj</text:p>
          </table:table-cell>
          <table:table-cell table:number-columns-repeated="2"/>
          <table:table-cell table:style-name="Default" table:formula="of:=COUNTA([.AP59:.EY59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2"/>
          <table:table-cell table:number-columns-repeated="2" office:value-type="string">
            <text:p>1</text:p>
          </table:table-cell>
          <table:table-cell table:number-columns-repeated="21"/>
          <table:table-cell table:number-columns-repeated="2" office:value-type="string">
            <text:p>1</text:p>
          </table:table-cell>
          <table:table-cell table:number-columns-repeated="927"/>
        </table:table-row>
        <table:table-row table:style-name="ro6">
          <table:table-cell office:value-type="string">
            <text:p>Trill</text:p>
          </table:table-cell>
          <table:table-cell office:value-type="string">
            <text:p>rr</text:p>
          </table:table-cell>
          <table:table-cell office:value-type="string">
            <text:p>rr</text:p>
          </table:table-cell>
          <table:table-cell table:number-columns-repeated="12"/>
          <table:table-cell table:style-name="ce6" table:formula="of:=IF(NOT(ISBLANK([.S60]));[.S60];IF(NOT(ISBLANK([.T60]));[.T60];IF(NOT(ISBLANK([.U60]));[.U60];IF(NOT(ISBLANK([.AA60]));[.AA60];IF(NOT(ISBLANK([.AI60]));[.AI60];&quot;&quot;)))))" office:value-type="string" office:string-value="rr">
            <text:p>rr</text:p>
          </table:table-cell>
          <table:table-cell table:style-name="ce6" table:formula="of:=IF(NOT(ISBLANK([.Y60]));[.Y60];IF(NOT(ISBLANK([.AE60]));[.AE60];&quot;&quot;))">
            <text:p/>
          </table:table-cell>
          <table:table-cell table:style-name="ce6"/>
          <table:table-cell/>
          <table:table-cell office:value-type="string">
            <text:p>rr</text:p>
          </table:table-cell>
          <table:table-cell office:value-type="string">
            <text:p>rr</text:p>
          </table:table-cell>
          <table:table-cell office:value-type="string">
            <text:p>rr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60:.EY60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39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0"/>
        </table:table-row>
        <table:table-row table:style-name="ro6">
          <table:table-cell office:value-type="string">
            <text:p>Tap</text:p>
          </table:table-cell>
          <table:table-cell office:value-type="string">
            <text:p>ɾ</text:p>
          </table:table-cell>
          <table:table-cell office:value-type="float" office:value="4">
            <text:p>4</text:p>
          </table:table-cell>
          <table:table-cell table:style-name="ce17" office:value-type="string">
            <text:p>t^</text:p>
          </table:table-cell>
          <table:table-cell office:value-type="string">
            <text:p>dx</text:p>
          </table:table-cell>
          <table:table-cell table:number-columns-repeated="2"/>
          <table:table-cell office:value-type="string">
            <text:p>dx</text:p>
          </table:table-cell>
          <table:table-cell table:number-columns-repeated="7"/>
          <table:table-cell table:style-name="ce6" table:formula="of:=IF(NOT(ISBLANK([.S61]));[.S61];IF(NOT(ISBLANK([.T61]));[.T61];IF(NOT(ISBLANK([.U61]));[.U61];IF(NOT(ISBLANK([.AA61]));[.AA61];IF(NOT(ISBLANK([.AI61]));[.AI61];&quot;&quot;)))))">
            <text:p/>
          </table:table-cell>
          <table:table-cell table:style-name="ce6" table:formula="of:=IF(NOT(ISBLANK([.Y61]));[.Y61];IF(NOT(ISBLANK([.AE61]));[.AE61];&quot;&quot;))">
            <text:p/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style-name="ce17" table:number-columns-repeated="5"/>
          <table:table-cell table:style-name="Default" table:formula="of:=COUNTA([.AP61:.EY61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39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0"/>
        </table:table-row>
        <table:table-row table:style-name="ro7">
          <table:table-cell office:value-type="string">
            <text:p>Lat. Approx.</text:p>
          </table:table-cell>
          <table:table-cell table:number-columns-repeated="8" office:value-type="string">
            <text:p>l</text:p>
          </table:table-cell>
          <table:table-cell table:number-columns-repeated="2" office:value-type="string">
            <text:p>L</text:p>
          </table:table-cell>
          <table:table-cell table:number-columns-repeated="4" office:value-type="string">
            <text:p>l</text:p>
          </table:table-cell>
          <table:table-cell table:style-name="ce6" table:formula="of:=IF(NOT(ISBLANK([.S62]));[.S62];IF(NOT(ISBLANK([.T62]));[.T62];IF(NOT(ISBLANK([.U62]));[.U62];IF(NOT(ISBLANK([.AA62]));[.AA62];IF(NOT(ISBLANK([.AI62]));[.AI62];&quot;&quot;)))))" office:value-type="string" office:string-value="l">
            <text:p>l</text:p>
          </table:table-cell>
          <table:table-cell table:style-name="ce6" table:formula="of:=IF(NOT(ISBLANK([.Y62]));[.Y62];IF(NOT(ISBLANK([.AE62]));[.AE62];&quot;&quot;))" office:value-type="string" office:string-value="l">
            <text:p>l</text:p>
          </table:table-cell>
          <table:table-cell table:style-name="ce6" office:value-type="string">
            <text:p>l</text:p>
          </table:table-cell>
          <table:table-cell table:number-columns-repeated="6" office:value-type="string">
            <text:p>l</text:p>
          </table:table-cell>
          <table:table-cell table:number-columns-repeated="2" table:style-name="ce24" office:value-type="string">
            <text:p>l</text:p>
          </table:table-cell>
          <table:table-cell table:number-columns-repeated="3" office:value-type="string">
            <text:p>l</text:p>
          </table:table-cell>
          <table:table-cell table:style-name="ce5" office:value-type="string">
            <text:p>l</text:p>
          </table:table-cell>
          <table:table-cell table:number-columns-repeated="2" office:value-type="string">
            <text:p>l</text:p>
          </table:table-cell>
          <table:table-cell table:number-columns-repeated="2" table:style-name="ce22" office:value-type="string">
            <text:p>l</text:p>
          </table:table-cell>
          <table:table-cell table:number-columns-repeated="6" office:value-type="string">
            <text:p>l</text:p>
          </table:table-cell>
          <table:table-cell table:style-name="Default" table:formula="of:=COUNTA([.AP62:.EY62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9"/>
          <table:table-cell table:number-columns-repeated="2" office:value-type="string">
            <text:p>1</text:p>
          </table:table-cell>
          <table:table-cell table:number-columns-repeated="8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0"/>
        </table:table-row>
        <table:table-row table:style-name="ro6">
          <table:table-cell/>
          <table:table-cell table:number-columns-repeated="2" office:value-type="string">
            <text:p>ll</text:p>
          </table:table-cell>
          <table:table-cell table:number-columns-repeated="12"/>
          <table:table-cell table:style-name="ce6" table:formula="of:=IF(NOT(ISBLANK([.S63]));[.S63];IF(NOT(ISBLANK([.T63]));[.T63];IF(NOT(ISBLANK([.U63]));[.U63];IF(NOT(ISBLANK([.AA63]));[.AA63];IF(NOT(ISBLANK([.AI63]));[.AI63];&quot;&quot;)))))" office:value-type="string" office:string-value="ll">
            <text:p>ll</text:p>
          </table:table-cell>
          <table:table-cell table:style-name="ce6" table:formula="of:=IF(NOT(ISBLANK([.Y63]));[.Y63];IF(NOT(ISBLANK([.AE63]));[.AE63];&quot;&quot;))">
            <text:p/>
          </table:table-cell>
          <table:table-cell table:style-name="ce6"/>
          <table:table-cell table:number-columns-repeated="2"/>
          <table:table-cell table:number-columns-repeated="2" office:value-type="string">
            <text:p>ll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ll</text:p>
          </table:table-cell>
          <table:table-cell table:number-columns-repeated="3"/>
          <table:table-cell table:style-name="Default" table:formula="of:=COUNTA([.AP63:.EY63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9"/>
          <table:table-cell table:number-columns-repeated="2" office:value-type="string">
            <text:p>1</text:p>
          </table:table-cell>
          <table:table-cell table:number-columns-repeated="8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0"/>
        </table:table-row>
        <table:table-row table:style-name="ro6">
          <table:table-cell/>
          <table:table-cell office:value-type="string">
            <text:p>l̩</text:p>
          </table:table-cell>
          <table:table-cell office:value-type="string">
            <text:p>l=</text:p>
          </table:table-cell>
          <table:table-cell office:value-type="string">
            <text:p>l!</text:p>
          </table:table-cell>
          <table:table-cell table:number-columns-repeated="3"/>
          <table:table-cell office:value-type="string">
            <text:p>el</text:p>
          </table:table-cell>
          <table:table-cell office:value-type="string">
            <text:p>el</text:p>
          </table:table-cell>
          <table:table-cell table:number-columns-repeated="3"/>
          <table:table-cell office:value-type="string">
            <text:p>el</text:p>
          </table:table-cell>
          <table:table-cell table:number-columns-repeated="2"/>
          <table:table-cell table:style-name="ce6" table:formula="of:=IF(NOT(ISBLANK([.S64]));[.S64];IF(NOT(ISBLANK([.T64]));[.T64];IF(NOT(ISBLANK([.U64]));[.U64];IF(NOT(ISBLANK([.AA64]));[.AA64];IF(NOT(ISBLANK([.AI64]));[.AI64];&quot;&quot;)))))">
            <text:p/>
          </table:table-cell>
          <table:table-cell table:style-name="ce6" table:formula="of:=IF(NOT(ISBLANK([.Y64]));[.Y64];IF(NOT(ISBLANK([.AE64]));[.AE64];&quot;&quot;))">
            <text:p/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64:.EY64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7"/>
          <table:table-cell table:number-columns-repeated="2" office:value-type="string">
            <text:p>1</text:p>
          </table:table-cell>
          <table:table-cell table:number-columns-repeated="8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930"/>
        </table:table-row>
        <table:table-row table:style-name="ro7">
          <table:table-cell/>
          <table:table-cell table:style-name="ce12" office:value-type="string">
            <text:p>ɬ</text:p>
          </table:table-cell>
          <table:table-cell office:value-type="string">
            <text:p>K</text:p>
          </table:table-cell>
          <table:table-cell table:number-columns-repeated="11"/>
          <table:table-cell office:value-type="string">
            <text:p>K</text:p>
          </table:table-cell>
          <table:table-cell table:style-name="ce6"/>
          <table:table-cell table:style-name="ce6" table:formula="of:=IF(NOT(ISBLANK([.Y65]));[.Y65];IF(NOT(ISBLANK([.AE65]));[.AE65];&quot;&quot;))">
            <text:p/>
          </table:table-cell>
          <table:table-cell table:style-name="ce6"/>
          <table:table-cell table:style-name="ce18"/>
          <table:table-cell/>
          <table:table-cell table:style-name="ce17" table:number-columns-repeated="2"/>
          <table:table-cell table:number-columns-repeated="2"/>
          <table:table-cell table:style-name="ce23"/>
          <table:table-cell table:style-name="ce23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65:.EY65])" office:value-type="float" office:value="9">
            <text:p>9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943"/>
        </table:table-row>
        <table:table-row table:style-name="ro7">
          <table:table-cell/>
          <table:table-cell table:style-name="ce12" office:value-type="string">
            <text:p>ɮ</text:p>
          </table:table-cell>
          <table:table-cell office:value-type="string">
            <text:p>K\</text:p>
          </table:table-cell>
          <table:table-cell table:number-columns-repeated="11"/>
          <table:table-cell office:value-type="string">
            <text:p>K\</text:p>
          </table:table-cell>
          <table:table-cell table:style-name="ce6"/>
          <table:table-cell table:style-name="ce6" table:formula="of:=IF(NOT(ISBLANK([.Y66]));[.Y66];IF(NOT(ISBLANK([.AE66]));[.AE66];&quot;&quot;))">
            <text:p/>
          </table:table-cell>
          <table:table-cell table:style-name="ce6"/>
          <table:table-cell table:style-name="ce18"/>
          <table:table-cell/>
          <table:table-cell table:style-name="ce17" table:number-columns-repeated="2"/>
          <table:table-cell table:number-columns-repeated="2"/>
          <table:table-cell table:style-name="ce23"/>
          <table:table-cell table:style-name="ce23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66:.EY66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944"/>
        </table:table-row>
        <table:table-row table:style-name="ro6">
          <table:table-cell/>
          <table:table-cell office:value-type="string">
            <text:p>ʎ</text:p>
          </table:table-cell>
          <table:table-cell office:value-type="string">
            <text:p>L</text:p>
          </table:table-cell>
          <table:table-cell table:number-columns-repeated="12"/>
          <table:table-cell table:style-name="ce6" table:formula="of:=IF(NOT(ISBLANK([.S67]));[.S67];IF(NOT(ISBLANK([.T67]));[.T67];IF(NOT(ISBLANK([.U67]));[.U67];IF(NOT(ISBLANK([.AA67]));[.AA67];IF(NOT(ISBLANK([.AI67]));[.AI67];&quot;&quot;)))))" office:value-type="string" office:string-value="L">
            <text:p>L</text:p>
          </table:table-cell>
          <table:table-cell table:style-name="ce6" table:formula="of:=IF(NOT(ISBLANK([.Y67]));[.Y67];IF(NOT(ISBLANK([.AE67]));[.AE67];&quot;&quot;))">
            <text:p/>
          </table:table-cell>
          <table:table-cell table:style-name="ce6"/>
          <table:table-cell/>
          <table:table-cell table:number-columns-repeated="3" office:value-type="string">
            <text:p>L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67:.EY67])" office:value-type="float" office:value="7">
            <text:p>7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15"/>
          <table:table-cell table:number-columns-repeated="2" office:value-type="string">
            <text:p>1</text:p>
          </table:table-cell>
          <table:table-cell table:number-columns-repeated="927"/>
        </table:table-row>
        <table:table-row table:style-name="ro6">
          <table:table-cell/>
          <table:table-cell office:value-type="string">
            <text:p>ʎʎ</text:p>
          </table:table-cell>
          <table:table-cell office:value-type="string">
            <text:p>LL</text:p>
          </table:table-cell>
          <table:table-cell table:number-columns-repeated="12"/>
          <table:table-cell table:style-name="ce6" table:formula="of:=IF(NOT(ISBLANK([.S68]));[.S68];IF(NOT(ISBLANK([.T68]));[.T68];IF(NOT(ISBLANK([.U68]));[.U68];IF(NOT(ISBLANK([.AA68]));[.AA68];IF(NOT(ISBLANK([.AI68]));[.AI68];&quot;&quot;)))))" office:value-type="string" office:string-value="LL">
            <text:p>LL</text:p>
          </table:table-cell>
          <table:table-cell table:style-name="ce6" table:formula="of:=IF(NOT(ISBLANK([.Y68]));[.Y68];IF(NOT(ISBLANK([.AE68]));[.AE68];&quot;&quot;))">
            <text:p/>
          </table:table-cell>
          <table:table-cell table:style-name="ce6"/>
          <table:table-cell table:number-columns-repeated="2"/>
          <table:table-cell table:number-columns-repeated="2" office:value-type="string">
            <text:p>LL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68:.EY68])" office:value-type="float" office:value="7">
            <text:p>7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15"/>
          <table:table-cell table:number-columns-repeated="2" office:value-type="string">
            <text:p>1</text:p>
          </table:table-cell>
          <table:table-cell table:number-columns-repeated="927"/>
        </table:table-row>
        <table:table-row table:style-name="ro6">
          <table:table-cell office:value-type="string">
            <text:p>Coarticulated</text:p>
          </table:table-cell>
          <table:table-cell office:value-type="string">
            <text:p>ʍ</text:p>
          </table:table-cell>
          <table:table-cell office:value-type="string">
            <text:p>W</text:p>
          </table:table-cell>
          <table:table-cell office:value-type="string">
            <text:p>hw</text:p>
          </table:table-cell>
          <table:table-cell table:number-columns-repeated="11"/>
          <table:table-cell table:style-name="ce6" table:formula="of:=IF(NOT(ISBLANK([.S69]));[.S69];IF(NOT(ISBLANK([.T69]));[.T69];IF(NOT(ISBLANK([.U69]));[.U69];IF(NOT(ISBLANK([.AA69]));[.AA69];IF(NOT(ISBLANK([.AI69]));[.AI69];&quot;&quot;)))))">
            <text:p/>
          </table:table-cell>
          <table:table-cell table:style-name="ce6" table:formula="of:=IF(NOT(ISBLANK([.Y69]));[.Y69];IF(NOT(ISBLANK([.AE69]));[.AE69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69:.EY69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925"/>
        </table:table-row>
        <table:table-row table:style-name="ro6">
          <table:table-cell/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table:number-columns-repeated="2"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table:style-name="ce6" table:formula="of:=IF(NOT(ISBLANK([.S70]));[.S70];IF(NOT(ISBLANK([.T70]));[.T70];IF(NOT(ISBLANK([.U70]));[.U70];IF(NOT(ISBLANK([.AA70]));[.AA70];IF(NOT(ISBLANK([.AI70]));[.AI70];&quot;&quot;)))))" office:value-type="string" office:string-value="w">
            <text:p>w</text:p>
          </table:table-cell>
          <table:table-cell table:style-name="ce6" table:formula="of:=IF(NOT(ISBLANK([.Y70]));[.Y70];IF(NOT(ISBLANK([.AE70]));[.AE70];&quot;&quot;))" office:value-type="string" office:string-value="w">
            <text:p>w</text:p>
          </table:table-cell>
          <table:table-cell table:style-name="ce6"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table:style-name="ce24" office:value-type="string">
            <text:p>w</text:p>
          </table:table-cell>
          <table:table-cell table:style-name="ce24" office:value-type="string">
            <text:p>w</text:p>
          </table:table-cell>
          <table:table-cell office:value-type="string">
            <text:p>w</text:p>
          </table:table-cell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70:.EY70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8"/>
          <table:table-cell office:value-type="string">
            <text:p>1</text:p>
          </table:table-cell>
          <table:table-cell table:number-columns-repeated="8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2"/>
          <table:table-cell office:value-type="string">
            <text:p>1</text:p>
          </table:table-cell>
          <table:table-cell table:number-columns-repeated="925"/>
        </table:table-row>
        <table:table-row table:style-name="ro6">
          <table:table-cell/>
          <table:table-cell office:value-type="string">
            <text:p>ɫ</text:p>
          </table:table-cell>
          <table:table-cell office:value-type="string">
            <text:p>5</text:p>
          </table:table-cell>
          <table:table-cell office:value-type="string">
            <text:p>lw</text:p>
          </table:table-cell>
          <table:table-cell table:number-columns-repeated="11"/>
          <table:table-cell table:style-name="ce6" table:formula="of:=IF(NOT(ISBLANK([.S71]));[.S71];IF(NOT(ISBLANK([.T71]));[.T71];IF(NOT(ISBLANK([.U71]));[.U71];IF(NOT(ISBLANK([.AA71]));[.AA71];IF(NOT(ISBLANK([.AI71]));[.AI71];&quot;&quot;)))))">
            <text:p/>
          </table:table-cell>
          <table:table-cell table:style-name="ce6" table:formula="of:=IF(NOT(ISBLANK([.Y71]));[.Y71];IF(NOT(ISBLANK([.AE71]));[.AE71];&quot;&quot;))">
            <text:p/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71:.EY71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1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29"/>
        </table:table-row>
        <table:table-row table:style-name="ro6">
          <table:table-cell office:value-type="string">
            <text:p>Affricate</text:p>
          </table:table-cell>
          <table:table-cell office:value-type="string">
            <text:p>ts</text:p>
          </table:table-cell>
          <table:table-cell office:value-type="string">
            <text:p>ts</text:p>
          </table:table-cell>
          <table:table-cell table:number-columns-repeated="12"/>
          <table:table-cell table:style-name="ce6" table:formula="of:=IF(NOT(ISBLANK([.S72]));[.S72];IF(NOT(ISBLANK([.T72]));[.T72];IF(NOT(ISBLANK([.U72]));[.U72];IF(NOT(ISBLANK([.AA72]));[.AA72];IF(NOT(ISBLANK([.AI72]));[.AI72];&quot;&quot;)))))" office:value-type="string" office:string-value="ts">
            <text:p>ts</text:p>
          </table:table-cell>
          <table:table-cell table:style-name="ce6" table:formula="of:=IF(NOT(ISBLANK([.Y72]));[.Y72];IF(NOT(ISBLANK([.AE72]));[.AE72];&quot;&quot;))" office:value-type="string" office:string-value="ts">
            <text:p>ts</text:p>
          </table:table-cell>
          <table:table-cell table:style-name="ce6"/>
          <table:table-cell table:number-columns-repeated="2"/>
          <table:table-cell office:value-type="string">
            <text:p>ts</text:p>
          </table:table-cell>
          <table:table-cell office:value-type="string">
            <text:p>ts</text:p>
          </table:table-cell>
          <table:table-cell table:number-columns-repeated="2"/>
          <table:table-cell table:style-name="ce24"/>
          <table:table-cell table:style-name="ce24"/>
          <table:table-cell/>
          <table:table-cell/>
          <table:table-cell office:value-type="string">
            <text:p>ts</text:p>
          </table:table-cell>
          <table:table-cell table:style-name="ce5" office:value-type="string">
            <text:p>ts</text:p>
          </table:table-cell>
          <table:table-cell office:value-type="string">
            <text:p>ts</text:p>
          </table:table-cell>
          <table:table-cell office:value-type="string">
            <text:p>ts</text:p>
          </table:table-cell>
          <table:table-cell table:style-name="ce22" table:number-columns-repeated="2"/>
          <table:table-cell office:value-type="string">
            <text:p>ts</text:p>
          </table:table-cell>
          <table:table-cell table:number-columns-repeated="2"/>
          <table:table-cell office:value-type="string">
            <text:p>ts</text:p>
          </table:table-cell>
          <table:table-cell table:number-columns-repeated="2"/>
          <table:table-cell table:style-name="Default" table:formula="of:=COUNTA([.AP72:.EY72])" office:value-type="float" office:value="5">
            <text:p>5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946"/>
        </table:table-row>
        <table:table-row table:style-name="ro6">
          <table:table-cell/>
          <table:table-cell office:value-type="string">
            <text:p>ts'</text:p>
          </table:table-cell>
          <table:table-cell office:value-type="string">
            <text:p>ts_&gt;</text:p>
          </table:table-cell>
          <table:table-cell table:number-columns-repeated="11"/>
          <table:table-cell office:value-type="string">
            <text:p>ts_&gt;</text:p>
          </table:table-cell>
          <table:table-cell table:style-name="ce6"/>
          <table:table-cell table:style-name="ce6" table:formula="of:=IF(NOT(ISBLANK([.Y73]));[.Y73];IF(NOT(ISBLANK([.AE73]));[.AE73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73:.EY73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0"/>
          <table:table-cell table:number-columns-repeated="2" office:value-type="string">
            <text:p>1</text:p>
          </table:table-cell>
          <table:table-cell table:number-columns-repeated="945"/>
        </table:table-row>
        <table:table-row table:style-name="ro6">
          <table:table-cell/>
          <table:table-cell office:value-type="string">
            <text:p>tts</text:p>
          </table:table-cell>
          <table:table-cell office:value-type="string">
            <text:p>tts</text:p>
          </table:table-cell>
          <table:table-cell table:style-name="ce17"/>
          <table:table-cell table:number-columns-repeated="11"/>
          <table:table-cell table:style-name="ce6" table:formula="of:=IF(NOT(ISBLANK([.S74]));[.S74];IF(NOT(ISBLANK([.T74]));[.T74];IF(NOT(ISBLANK([.U74]));[.U74];IF(NOT(ISBLANK([.AA74]));[.AA74];IF(NOT(ISBLANK([.AI74]));[.AI74];&quot;&quot;)))))" office:value-type="string" office:string-value="tts">
            <text:p>tts</text:p>
          </table:table-cell>
          <table:table-cell table:style-name="ce6" table:formula="of:=IF(NOT(ISBLANK([.Y74]));[.Y74];IF(NOT(ISBLANK([.AE74]));[.AE74];&quot;&quot;))">
            <text:p/>
          </table:table-cell>
          <table:table-cell table:style-name="ce6"/>
          <table:table-cell table:number-columns-repeated="2"/>
          <table:table-cell office:value-type="string">
            <text:p>tts</text:p>
          </table:table-cell>
          <table:table-cell office:value-type="string">
            <text:p>tts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17"/>
          <table:table-cell/>
          <table:table-cell/>
          <table:table-cell table:style-name="ce22" table:number-columns-repeated="2"/>
          <table:table-cell table:style-name="ce17"/>
          <table:table-cell table:style-name="ce17" table:number-columns-repeated="5"/>
          <table:table-cell table:style-name="Default" table:formula="of:=COUNTA([.AP74:.EY74])" office:value-type="float" office:value="5">
            <text:p>5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946"/>
        </table:table-row>
        <table:table-row table:style-name="ro6">
          <table:table-cell/>
          <table:table-cell office:value-type="string">
            <text:p>dz</text:p>
          </table:table-cell>
          <table:table-cell office:value-type="string">
            <text:p>dz</text:p>
          </table:table-cell>
          <table:table-cell table:number-columns-repeated="11"/>
          <table:table-cell office:value-type="string">
            <text:p>dz</text:p>
          </table:table-cell>
          <table:table-cell table:style-name="ce6" table:formula="of:=IF(NOT(ISBLANK([.S75]));[.S75];IF(NOT(ISBLANK([.T75]));[.T75];IF(NOT(ISBLANK([.U75]));[.U75];IF(NOT(ISBLANK([.AA75]));[.AA75];IF(NOT(ISBLANK([.AI75]));[.AI75];&quot;&quot;)))))" office:value-type="string" office:string-value="dz">
            <text:p>dz</text:p>
          </table:table-cell>
          <table:table-cell table:style-name="ce6" table:formula="of:=IF(NOT(ISBLANK([.Y75]));[.Y75];IF(NOT(ISBLANK([.AE75]));[.AE75];&quot;&quot;))">
            <text:p/>
          </table:table-cell>
          <table:table-cell table:style-name="ce6"/>
          <table:table-cell table:number-columns-repeated="2"/>
          <table:table-cell office:value-type="string">
            <text:p>dz</text:p>
          </table:table-cell>
          <table:table-cell office:value-type="string">
            <text:p>dz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2"/>
          <table:table-cell office:value-type="string">
            <text:p>dz</text:p>
          </table:table-cell>
          <table:table-cell table:number-columns-repeated="2"/>
          <table:table-cell table:style-name="Default" table:formula="of:=COUNTA([.AP75:.EY75])" office:value-type="float" office:value="5">
            <text:p>5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946"/>
        </table:table-row>
        <table:table-row table:style-name="ro6">
          <table:table-cell/>
          <table:table-cell office:value-type="string">
            <text:p>ddz</text:p>
          </table:table-cell>
          <table:table-cell office:value-type="string">
            <text:p>ddz</text:p>
          </table:table-cell>
          <table:table-cell table:number-columns-repeated="12"/>
          <table:table-cell table:style-name="ce6" table:formula="of:=IF(NOT(ISBLANK([.S76]));[.S76];IF(NOT(ISBLANK([.T76]));[.T76];IF(NOT(ISBLANK([.U76]));[.U76];IF(NOT(ISBLANK([.AA76]));[.AA76];IF(NOT(ISBLANK([.AI76]));[.AI76];&quot;&quot;)))))" office:value-type="string" office:string-value="ddz">
            <text:p>ddz</text:p>
          </table:table-cell>
          <table:table-cell table:style-name="ce6" table:formula="of:=IF(NOT(ISBLANK([.Y76]));[.Y76];IF(NOT(ISBLANK([.AE76]));[.AE76];&quot;&quot;))">
            <text:p/>
          </table:table-cell>
          <table:table-cell table:style-name="ce6"/>
          <table:table-cell table:number-columns-repeated="2"/>
          <table:table-cell office:value-type="string">
            <text:p>ddz</text:p>
          </table:table-cell>
          <table:table-cell office:value-type="string">
            <text:p>ddz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76:.EY76])" office:value-type="float" office:value="5">
            <text:p>5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946"/>
        </table:table-row>
        <table:table-row table:style-name="ro6">
          <table:table-cell/>
          <table:table-cell office:value-type="string">
            <text:p>tʃ</text:p>
          </table:table-cell>
          <table:table-cell office:value-type="string">
            <text:p>tS</text:p>
          </table:table-cell>
          <table:table-cell office:value-type="string">
            <text:p>ch</text:p>
          </table:table-cell>
          <table:table-cell office:value-type="string">
            <text:p>ch</text:p>
          </table:table-cell>
          <table:table-cell table:number-columns-repeated="2"/>
          <table:table-cell office:value-type="string">
            <text:p>ch</text:p>
          </table:table-cell>
          <table:table-cell office:value-type="string">
            <text:p>ch</text:p>
          </table:table-cell>
          <table:table-cell/>
          <table:table-cell office:value-type="string">
            <text:p>CH</text:p>
          </table:table-cell>
          <table:table-cell/>
          <table:table-cell office:value-type="string">
            <text:p>ch</text:p>
          </table:table-cell>
          <table:table-cell office:value-type="string">
            <text:p>ch</text:p>
          </table:table-cell>
          <table:table-cell/>
          <table:table-cell table:style-name="ce6" table:formula="of:=IF(NOT(ISBLANK([.S77]));[.S77];IF(NOT(ISBLANK([.T77]));[.T77];IF(NOT(ISBLANK([.U77]));[.U77];IF(NOT(ISBLANK([.AA77]));[.AA77];IF(NOT(ISBLANK([.AI77]));[.AI77];&quot;&quot;)))))" office:value-type="string" office:string-value="tS">
            <text:p>tS</text:p>
          </table:table-cell>
          <table:table-cell table:style-name="ce6" table:formula="of:=IF(NOT(ISBLANK([.Y77]));[.Y77];IF(NOT(ISBLANK([.AE77]));[.AE77];&quot;&quot;))" office:value-type="string" office:string-value="tS">
            <text:p>tS</text:p>
          </table:table-cell>
          <table:table-cell table:style-name="ce6" office:value-type="string">
            <text:p>tS</text:p>
          </table:table-cell>
          <table:table-cell office:value-type="string">
            <text:p>tS</text:p>
          </table:table-cell>
          <table:table-cell office:value-type="string">
            <text:p>tS</text:p>
          </table:table-cell>
          <table:table-cell table:style-name="ce17" office:value-type="string">
            <text:p>tS</text:p>
          </table:table-cell>
          <table:table-cell table:style-name="ce17" office:value-type="string">
            <text:p>tS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 office:value-type="string">
            <text:p>tS</text:p>
          </table:table-cell>
          <table:table-cell office:value-type="string">
            <text:p>tS</text:p>
          </table:table-cell>
          <table:table-cell office:value-type="string">
            <text:p>tS</text:p>
          </table:table-cell>
          <table:table-cell table:style-name="ce22" table:number-columns-repeated="2"/>
          <table:table-cell office:value-type="string">
            <text:p>tS</text:p>
          </table:table-cell>
          <table:table-cell table:number-columns-repeated="5"/>
          <table:table-cell table:style-name="Default" table:formula="of:=COUNTA([.AP77:.EY77])" office:value-type="float" office:value="8">
            <text:p>8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924"/>
        </table:table-row>
        <table:table-row table:style-name="ro6">
          <table:table-cell/>
          <table:table-cell office:value-type="string">
            <text:p>tʃ'</text:p>
          </table:table-cell>
          <table:table-cell office:value-type="string">
            <text:p>tS_&gt;</text:p>
          </table:table-cell>
          <table:table-cell table:number-columns-repeated="11"/>
          <table:table-cell office:value-type="string">
            <text:p>tS_&gt;</text:p>
          </table:table-cell>
          <table:table-cell table:style-name="ce6"/>
          <table:table-cell table:style-name="ce6" table:formula="of:=IF(NOT(ISBLANK([.Y78]));[.Y78];IF(NOT(ISBLANK([.AE78]));[.AE78];&quot;&quot;))">
            <text:p/>
          </table:table-cell>
          <table:table-cell table:style-name="ce6"/>
          <table:table-cell table:number-columns-repeated="2"/>
          <table:table-cell table:style-name="ce17" table:number-columns-repeated="2"/>
          <table:table-cell table:number-columns-repeated="2"/>
          <table:table-cell table:style-name="ce23"/>
          <table:table-cell table:style-name="ce23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78:.EY78])" office:value-type="float" office:value="3">
            <text:p>3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0"/>
          <table:table-cell office:value-type="string">
            <text:p>1</text:p>
          </table:table-cell>
          <table:table-cell table:number-columns-repeated="946"/>
        </table:table-row>
        <table:table-row table:style-name="ro6">
          <table:table-cell/>
          <table:table-cell office:value-type="string">
            <text:p>ttʃ</text:p>
          </table:table-cell>
          <table:table-cell office:value-type="string">
            <text:p>ttS</text:p>
          </table:table-cell>
          <table:table-cell table:style-name="ce17"/>
          <table:table-cell table:number-columns-repeated="11"/>
          <table:table-cell table:style-name="ce6" table:formula="of:=IF(NOT(ISBLANK([.S79]));[.S79];IF(NOT(ISBLANK([.T79]));[.T79];IF(NOT(ISBLANK([.U79]));[.U79];IF(NOT(ISBLANK([.AA79]));[.AA79];IF(NOT(ISBLANK([.AI79]));[.AI79];&quot;&quot;)))))" office:value-type="string" office:string-value="ttS">
            <text:p>ttS</text:p>
          </table:table-cell>
          <table:table-cell table:style-name="ce6" table:formula="of:=IF(NOT(ISBLANK([.Y79]));[.Y79];IF(NOT(ISBLANK([.AE79]));[.AE79];&quot;&quot;))">
            <text:p/>
          </table:table-cell>
          <table:table-cell table:style-name="ce6"/>
          <table:table-cell table:number-columns-repeated="2"/>
          <table:table-cell office:value-type="string">
            <text:p>ttS</text:p>
          </table:table-cell>
          <table:table-cell office:value-type="string">
            <text:p>ttS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17"/>
          <table:table-cell/>
          <table:table-cell/>
          <table:table-cell table:style-name="ce22" table:number-columns-repeated="2"/>
          <table:table-cell table:style-name="ce17"/>
          <table:table-cell table:style-name="ce17" table:number-columns-repeated="5"/>
          <table:table-cell table:style-name="Default" table:formula="of:=COUNTA([.AP79:.EY79])" office:value-type="float" office:value="7">
            <text:p>7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32"/>
        </table:table-row>
        <table:table-row table:style-name="ro6">
          <table:table-cell/>
          <table:table-cell office:value-type="string">
            <text:p>dʒ</text:p>
          </table:table-cell>
          <table:table-cell office:value-type="string">
            <text:p>dZ</text:p>
          </table:table-cell>
          <table:table-cell office:value-type="string">
            <text:p>jh</text:p>
          </table:table-cell>
          <table:table-cell office:value-type="string">
            <text:p>jh</text:p>
          </table:table-cell>
          <table:table-cell table:number-columns-repeated="2"/>
          <table:table-cell office:value-type="string">
            <text:p>jh</text:p>
          </table:table-cell>
          <table:table-cell office:value-type="string">
            <text:p>jh</text:p>
          </table:table-cell>
          <table:table-cell/>
          <table:table-cell office:value-type="string">
            <text:p>JH</text:p>
          </table:table-cell>
          <table:table-cell/>
          <table:table-cell office:value-type="string">
            <text:p>jh</text:p>
          </table:table-cell>
          <table:table-cell office:value-type="string">
            <text:p>jh</text:p>
          </table:table-cell>
          <table:table-cell office:value-type="string">
            <text:p>d_0Z</text:p>
          </table:table-cell>
          <table:table-cell table:style-name="ce6" table:formula="of:=IF(NOT(ISBLANK([.S80]));[.S80];IF(NOT(ISBLANK([.T80]));[.T80];IF(NOT(ISBLANK([.U80]));[.U80];IF(NOT(ISBLANK([.AA80]));[.AA80];IF(NOT(ISBLANK([.AI80]));[.AI80];&quot;&quot;)))))" office:value-type="string" office:string-value="dZ">
            <text:p>dZ</text:p>
          </table:table-cell>
          <table:table-cell table:style-name="ce6" table:formula="of:=IF(NOT(ISBLANK([.Y80]));[.Y80];IF(NOT(ISBLANK([.AE80]));[.AE80];&quot;&quot;))">
            <text:p/>
          </table:table-cell>
          <table:table-cell table:style-name="ce6" office:value-type="string">
            <text:p>dZ</text:p>
          </table:table-cell>
          <table:table-cell office:value-type="string">
            <text:p>dZ</text:p>
          </table:table-cell>
          <table:table-cell/>
          <table:table-cell office:value-type="string">
            <text:p>dZ</text:p>
          </table:table-cell>
          <table:table-cell office:value-type="string">
            <text:p>dZ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80:.EY80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923"/>
        </table:table-row>
        <table:table-row table:style-name="ro6">
          <table:table-cell/>
          <table:table-cell office:value-type="string">
            <text:p>ddʒ</text:p>
          </table:table-cell>
          <table:table-cell office:value-type="string">
            <text:p>ddZ</text:p>
          </table:table-cell>
          <table:table-cell table:number-columns-repeated="12"/>
          <table:table-cell table:style-name="ce6" table:formula="of:=IF(NOT(ISBLANK([.S81]));[.S81];IF(NOT(ISBLANK([.T81]));[.T81];IF(NOT(ISBLANK([.U81]));[.U81];IF(NOT(ISBLANK([.AA81]));[.AA81];IF(NOT(ISBLANK([.AI81]));[.AI81];&quot;&quot;)))))" office:value-type="string" office:string-value="ddZ">
            <text:p>ddZ</text:p>
          </table:table-cell>
          <table:table-cell table:style-name="ce6" table:formula="of:=IF(NOT(ISBLANK([.Y81]));[.Y81];IF(NOT(ISBLANK([.AE81]));[.AE81];&quot;&quot;))">
            <text:p/>
          </table:table-cell>
          <table:table-cell table:style-name="ce6"/>
          <table:table-cell table:number-columns-repeated="2"/>
          <table:table-cell office:value-type="string">
            <text:p>ddZ</text:p>
          </table:table-cell>
          <table:table-cell office:value-type="string">
            <text:p>ddZ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81:.EY81])" office:value-type="float" office:value="7">
            <text:p>7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37"/>
          <table:table-cell table:style-name="Default"/>
          <table:table-cell table:number-columns-repeated="895"/>
        </table:table-row>
        <table:table-row table:style-name="ro6">
          <table:table-cell/>
          <table:table-cell office:value-type="string">
            <text:p>pf</text:p>
          </table:table-cell>
          <table:table-cell office:value-type="string">
            <text:p>pf</text:p>
          </table:table-cell>
          <table:table-cell table:number-columns-repeated="12"/>
          <table:table-cell table:style-name="ce6" table:formula="of:=IF(NOT(ISBLANK([.S82]));[.S82];IF(NOT(ISBLANK([.T82]));[.T82];IF(NOT(ISBLANK([.U82]));[.U82];IF(NOT(ISBLANK([.AA82]));[.AA82];IF(NOT(ISBLANK([.AI82]));[.AI82];&quot;&quot;)))))" office:value-type="string" office:string-value="pf">
            <text:p>pf</text:p>
          </table:table-cell>
          <table:table-cell table:style-name="ce6" table:formula="of:=IF(NOT(ISBLANK([.Y82]));[.Y82];IF(NOT(ISBLANK([.AE82]));[.AE82];&quot;&quot;))" office:value-type="string" office:string-value="pf">
            <text:p>pf</text:p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 office:value-type="string">
            <text:p>pf</text:p>
          </table:table-cell>
          <table:table-cell office:value-type="string">
            <text:p>pf</text:p>
          </table:table-cell>
          <table:table-cell office:value-type="string">
            <text:p>pf</text:p>
          </table:table-cell>
          <table:table-cell table:style-name="ce22" table:number-columns-repeated="2"/>
          <table:table-cell office:value-type="string">
            <text:p>pf</text:p>
          </table:table-cell>
          <table:table-cell table:number-columns-repeated="5"/>
          <table:table-cell table:style-name="Default" table:formula="of:=COUNTA([.AP82:.EY82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924"/>
        </table:table-row>
        <table:table-row table:style-name="ro6">
          <table:table-cell office:value-type="string">
            <text:p>Clicks</text:p>
          </table:table-cell>
          <table:table-cell office:value-type="string">
            <text:p>|</text:p>
          </table:table-cell>
          <table:table-cell office:value-type="string">
            <text:p>|\</text:p>
          </table:table-cell>
          <table:table-cell table:number-columns-repeated="11"/>
          <table:table-cell office:value-type="string">
            <text:p>|\</text:p>
          </table:table-cell>
          <table:table-cell table:style-name="ce6"/>
          <table:table-cell table:style-name="ce6" table:formula="of:=IF(NOT(ISBLANK([.Y83]));[.Y83];IF(NOT(ISBLANK([.AE83]));[.AE83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83:.EY83])" office:value-type="float" office:value="3">
            <text:p>3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1"/>
          <table:table-cell office:value-type="string">
            <text:p>1</text:p>
          </table:table-cell>
          <table:table-cell table:number-columns-repeated="954"/>
        </table:table-row>
        <table:table-row table:style-name="ro6">
          <table:table-cell/>
          <table:table-cell office:value-type="string">
            <text:p>|gi</text:p>
          </table:table-cell>
          <table:table-cell office:value-type="string">
            <text:p>|\g_0</text:p>
          </table:table-cell>
          <table:table-cell table:number-columns-repeated="11"/>
          <table:table-cell office:value-type="string">
            <text:p>|\g_0</text:p>
          </table:table-cell>
          <table:table-cell table:style-name="ce6"/>
          <table:table-cell table:style-name="ce6" table:formula="of:=IF(NOT(ISBLANK([.Y84]));[.Y84];IF(NOT(ISBLANK([.AE84]));[.AE84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84:.EY84])" office:value-type="float" office:value="4">
            <text:p>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1"/>
          <table:table-cell office:value-type="string">
            <text:p>1</text:p>
          </table:table-cell>
          <table:table-cell table:number-columns-repeated="954"/>
        </table:table-row>
        <table:table-row table:style-name="ro7">
          <table:table-cell/>
          <table:table-cell office:value-type="string">
            <text:p>|<text:span text:style-name="T1">h</text:span></text:p>
          </table:table-cell>
          <table:table-cell office:value-type="string">
            <text:p>|\h</text:p>
          </table:table-cell>
          <table:table-cell table:number-columns-repeated="11"/>
          <table:table-cell office:value-type="string">
            <text:p>|\h</text:p>
          </table:table-cell>
          <table:table-cell table:style-name="ce6"/>
          <table:table-cell table:style-name="ce6" table:formula="of:=IF(NOT(ISBLANK([.Y85]));[.Y85];IF(NOT(ISBLANK([.AE85]));[.AE85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85:.EY85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1"/>
          <table:table-cell office:value-type="string">
            <text:p>1</text:p>
          </table:table-cell>
          <table:table-cell table:number-columns-repeated="954"/>
        </table:table-row>
        <table:table-row table:style-name="ro6">
          <table:table-cell/>
          <table:table-cell office:value-type="string">
            <text:p>||</text:p>
          </table:table-cell>
          <table:table-cell office:value-type="string">
            <text:p>|\|\</text:p>
          </table:table-cell>
          <table:table-cell table:number-columns-repeated="11"/>
          <table:table-cell office:value-type="string">
            <text:p>|\|\</text:p>
          </table:table-cell>
          <table:table-cell table:style-name="ce6"/>
          <table:table-cell table:style-name="ce6" table:formula="of:=IF(NOT(ISBLANK([.Y86]));[.Y86];IF(NOT(ISBLANK([.AE86]));[.AE86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86:.EY86])" office:value-type="float" office:value="3">
            <text:p>3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 table:number-columns-repeated="953"/>
        </table:table-row>
        <table:table-row table:style-name="ro6">
          <table:table-cell/>
          <table:table-cell office:value-type="string">
            <text:p>||gi</text:p>
          </table:table-cell>
          <table:table-cell office:value-type="string">
            <text:p>|\|\g_0</text:p>
          </table:table-cell>
          <table:table-cell table:number-columns-repeated="11"/>
          <table:table-cell office:value-type="string">
            <text:p>|\|\g_0</text:p>
          </table:table-cell>
          <table:table-cell table:style-name="ce6"/>
          <table:table-cell table:style-name="ce6" table:formula="of:=IF(NOT(ISBLANK([.Y87]));[.Y87];IF(NOT(ISBLANK([.AE87]));[.AE87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87:.EY87])" office:value-type="float" office:value="4">
            <text:p>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 table:number-columns-repeated="953"/>
        </table:table-row>
        <table:table-row table:style-name="ro7">
          <table:table-cell/>
          <table:table-cell office:value-type="string">
            <text:p>||<text:span text:style-name="T1">h</text:span></text:p>
          </table:table-cell>
          <table:table-cell office:value-type="string">
            <text:p>|\|\h</text:p>
          </table:table-cell>
          <table:table-cell table:number-columns-repeated="11"/>
          <table:table-cell office:value-type="string">
            <text:p>|\|\h</text:p>
          </table:table-cell>
          <table:table-cell table:style-name="ce6"/>
          <table:table-cell table:style-name="ce6" table:formula="of:=IF(NOT(ISBLANK([.Y88]));[.Y88];IF(NOT(ISBLANK([.AE88]));[.AE88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88:.EY88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 table:number-columns-repeated="953"/>
        </table:table-row>
        <table:table-row table:style-name="ro6">
          <table:table-cell/>
          <table:table-cell office:value-type="string">
            <text:p>!</text:p>
          </table:table-cell>
          <table:table-cell office:value-type="string">
            <text:p>!\</text:p>
          </table:table-cell>
          <table:table-cell table:number-columns-repeated="11"/>
          <table:table-cell office:value-type="string">
            <text:p>!\</text:p>
          </table:table-cell>
          <table:table-cell table:style-name="ce6"/>
          <table:table-cell table:style-name="ce6" table:formula="of:=IF(NOT(ISBLANK([.Y89]));[.Y89];IF(NOT(ISBLANK([.AE89]));[.AE89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89:.EY89])" office:value-type="float" office:value="3">
            <text:p>3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952"/>
        </table:table-row>
        <table:table-row table:style-name="ro6">
          <table:table-cell/>
          <table:table-cell office:value-type="string">
            <text:p>!gi</text:p>
          </table:table-cell>
          <table:table-cell office:value-type="string">
            <text:p>!\g_0</text:p>
          </table:table-cell>
          <table:table-cell table:number-columns-repeated="12"/>
          <table:table-cell table:style-name="ce6"/>
          <table:table-cell table:style-name="ce6" table:formula="of:=IF(NOT(ISBLANK([.Y90]));[.Y90];IF(NOT(ISBLANK([.AE90]));[.AE90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90:.EY90])" office:value-type="float" office:value="4">
            <text:p>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952"/>
        </table:table-row>
        <table:table-row table:style-name="ro7">
          <table:table-cell/>
          <table:table-cell office:value-type="string">
            <text:p>!<text:span text:style-name="T1">h</text:span></text:p>
          </table:table-cell>
          <table:table-cell office:value-type="string">
            <text:p>!\h</text:p>
          </table:table-cell>
          <table:table-cell table:number-columns-repeated="11"/>
          <table:table-cell office:value-type="string">
            <text:p>!\h</text:p>
          </table:table-cell>
          <table:table-cell table:style-name="ce6"/>
          <table:table-cell table:style-name="ce6" table:formula="of:=IF(NOT(ISBLANK([.Y91]));[.Y91];IF(NOT(ISBLANK([.AE91]));[.AE91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91:.EY91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952"/>
        </table:table-row>
        <table:table-row table:style-name="ro7">
          <table:table-cell office:value-type="string">
            <text:p>Vowels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i</text:p>
          </table:table-cell>
          <table:table-cell office:value-type="string">
            <text:p>iy</text:p>
          </table:table-cell>
          <table:table-cell office:value-type="string">
            <text:p>i</text:p>
          </table:table-cell>
          <table:table-cell table:style-name="Default" office:value-type="string">
            <text:p>i</text:p>
          </table:table-cell>
          <table:table-cell office:value-type="string">
            <text:p>iy</text:p>
          </table:table-cell>
          <table:table-cell office:value-type="string">
            <text:p>iy</text:p>
          </table:table-cell>
          <table:table-cell table:number-columns-repeated="2" office:value-type="string">
            <text:p>IY</text:p>
          </table:table-cell>
          <table:table-cell office:value-type="string">
            <text:p>i</text:p>
          </table:table-cell>
          <table:table-cell office:value-type="string">
            <text:p>iy</text:p>
          </table:table-cell>
          <table:table-cell office:value-type="string">
            <text:p>iy</text:p>
          </table:table-cell>
          <table:table-cell table:style-name="ce6" table:formula="of:=IF(NOT(ISBLANK([.R92]));[.R92];IF(NOT(ISBLANK([.S92]));[.S92];IF(NOT(ISBLANK([.T92]));[.T92];IF(NOT(ISBLANK([.V92]));[.V92];IF(NOT(ISBLANK([.AA92]));[.AA92];&quot;&quot;)))))" office:value-type="string" office:string-value="i">
            <text:p>i</text:p>
          </table:table-cell>
          <table:table-cell table:style-name="ce6" table:formula="of:=IF(NOT(ISBLANK([.S92]));[.S92];IF(NOT(ISBLANK([.T92]));[.T92];IF(NOT(ISBLANK([.U92]));[.U92];IF(NOT(ISBLANK([.AA92]));[.AA92];IF(NOT(ISBLANK([.AI92]));[.AI92];&quot;&quot;)))))" office:value-type="string" office:string-value="i">
            <text:p>i</text:p>
          </table:table-cell>
          <table:table-cell table:style-name="ce6" table:formula="of:=IF(NOT(ISBLANK([.Y92]));[.Y92];IF(NOT(ISBLANK([.AE92]));[.AE92];&quot;&quot;))" office:value-type="string" office:string-value="i">
            <text:p>i</text:p>
          </table:table-cell>
          <table:table-cell table:style-name="ce6" table:formula="of:=IF(NOT(ISBLANK([.T92]));[.T92];IF(NOT(ISBLANK([.U92]));[.U92];IF(NOT(ISBLANK([.V92]));[.V92];IF(NOT(ISBLANK([.AI92]));[.AI92];IF(NOT(ISBLANK([.AJ92]));[.AJ92];&quot;&quot;)))))" office:value-type="string" office:string-value="i">
            <text:p>i</text:p>
          </table:table-cell>
          <table:table-cell table:style-name="ce18"/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table:style-name="ce5"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table:style-name="ce22" office:value-type="string">
            <text:p>i</text:p>
          </table:table-cell>
          <table:table-cell table:style-name="ce22" office:value-type="string">
            <text:p>i</text:p>
          </table:table-cell>
          <table:table-cell/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/>
          <table:table-cell office:value-type="string">
            <text:p>i</text:p>
          </table:table-cell>
          <table:table-cell table:style-name="Default" table:formula="of:=COUNTA([.AP92:.EY92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/>
          <table:table-cell table:number-columns-repeated="869"/>
        </table:table-row>
        <table:table-row table:style-name="ro6">
          <table:table-cell/>
          <table:table-cell table:number-columns-repeated="2" office:value-type="string">
            <text:p>ii</text:p>
          </table:table-cell>
          <table:table-cell table:number-columns-repeated="12"/>
          <table:table-cell table:style-name="ce6" table:formula="of:=IF(NOT(ISBLANK([.S93]));[.S93];IF(NOT(ISBLANK([.T93]));[.T93];IF(NOT(ISBLANK([.U93]));[.U93];IF(NOT(ISBLANK([.AA93]));[.AA93];IF(NOT(ISBLANK([.AI93]));[.AI93];&quot;&quot;)))))">
            <text:p/>
          </table:table-cell>
          <table:table-cell table:style-name="ce6" table:formula="of:=IF(NOT(ISBLANK([.Y93]));[.Y93];IF(NOT(ISBLANK([.AE93]));[.AE93];&quot;&quot;))">
            <text:p/>
          </table:table-cell>
          <table:table-cell table:style-name="ce6"/>
          <table:table-cell table:style-name="ce18"/>
          <table:table-cell table:number-columns-repeated="2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ii</text:p>
          </table:table-cell>
          <table:table-cell table:number-columns-repeated="3"/>
          <table:table-cell table:style-name="Default" table:formula="of:=COUNTA([.AP93:.EY93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iː</text:p>
          </table:table-cell>
          <table:table-cell office:value-type="string">
            <text:p>i:</text:p>
          </table:table-cell>
          <table:table-cell table:number-columns-repeated="12"/>
          <table:table-cell table:style-name="ce6" table:formula="of:=IF(NOT(ISBLANK([.S94]));[.S94];IF(NOT(ISBLANK([.T94]));[.T94];IF(NOT(ISBLANK([.U94]));[.U94];IF(NOT(ISBLANK([.AA94]));[.AA94];IF(NOT(ISBLANK([.AI94]));[.AI94];&quot;&quot;)))))" office:value-type="string" office:string-value="i:">
            <text:p>i:</text:p>
          </table:table-cell>
          <table:table-cell table:style-name="ce6" table:formula="of:=IF(NOT(ISBLANK([.Y94]));[.Y94];IF(NOT(ISBLANK([.AE94]));[.AE94];&quot;&quot;))" office:value-type="string" office:string-value="i:">
            <text:p>i:</text:p>
          </table:table-cell>
          <table:table-cell table:style-name="ce6" office:value-type="string">
            <text:p>i:</text:p>
          </table:table-cell>
          <table:table-cell office:value-type="string">
            <text:p>i: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office:value-type="string">
            <text:p>ih</text:p>
          </table:table-cell>
          <table:table-cell office:value-type="string">
            <text:p>il</text:p>
          </table:table-cell>
          <table:table-cell table:style-name="ce5" office:value-type="string">
            <text:p>i:</text:p>
          </table:table-cell>
          <table:table-cell office:value-type="string">
            <text:p>i:</text:p>
          </table:table-cell>
          <table:table-cell office:value-type="string">
            <text:p>i:</text:p>
          </table:table-cell>
          <table:table-cell table:style-name="ce22" office:value-type="string">
            <text:p>i:</text:p>
          </table:table-cell>
          <table:table-cell table:style-name="ce22" office:value-type="string">
            <text:p>i:</text:p>
          </table:table-cell>
          <table:table-cell office:value-type="string">
            <text:p>i:</text:p>
          </table:table-cell>
          <table:table-cell office:value-type="string">
            <text:p>i:</text:p>
          </table:table-cell>
          <table:table-cell table:number-columns-repeated="2"/>
          <table:table-cell office:value-type="string">
            <text:p>i:</text:p>
          </table:table-cell>
          <table:table-cell/>
          <table:table-cell table:style-name="Default" table:formula="of:=COUNTA([.AP94:.EY94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/>
          <table:table-cell table:number-columns-repeated="2" office:value-type="string">
            <text:p>y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3"/>
          <table:table-cell table:style-name="ce6" table:formula="of:=IF(NOT(ISBLANK([.S95]));[.S95];IF(NOT(ISBLANK([.T95]));[.T95];IF(NOT(ISBLANK([.U95]));[.U95];IF(NOT(ISBLANK([.AA95]));[.AA95];IF(NOT(ISBLANK([.AI95]));[.AI95];&quot;&quot;)))))" office:value-type="string" office:string-value="y">
            <text:p>y</text:p>
          </table:table-cell>
          <table:table-cell table:style-name="ce6" table:formula="of:=IF(NOT(ISBLANK([.Y95]));[.Y95];IF(NOT(ISBLANK([.AE95]));[.AE95];&quot;&quot;))" office:value-type="string" office:string-value="y">
            <text:p>y</text:p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number-columns-repeated="2" office:value-type="string">
            <text:p>y</text:p>
          </table:table-cell>
          <table:table-cell table:number-columns-repeated="2" table:style-name="ce22" office:value-type="string">
            <text:p>y</text:p>
          </table:table-cell>
          <table:table-cell office:value-type="string">
            <text:p>y</text:p>
          </table:table-cell>
          <table:table-cell/>
          <table:table-cell office:value-type="string">
            <text:p>ue</text:p>
          </table:table-cell>
          <table:table-cell table:style-name="ce5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2" table:style-name="ce22"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ue</text:p>
          </table:table-cell>
          <table:table-cell table:style-name="Default" table:formula="of:=COUNTA([.AP95:.EY95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number-columns-repeated="869"/>
        </table:table-row>
        <table:table-row table:style-name="ro6">
          <table:table-cell/>
          <table:table-cell office:value-type="string">
            <text:p>yy</text:p>
          </table:table-cell>
          <table:table-cell office:value-type="string">
            <text:p>yy</text:p>
          </table:table-cell>
          <table:table-cell table:number-columns-repeated="12"/>
          <table:table-cell table:style-name="ce6" table:formula="of:=IF(NOT(ISBLANK([.S96]));[.S96];IF(NOT(ISBLANK([.T96]));[.T96];IF(NOT(ISBLANK([.U96]));[.U96];IF(NOT(ISBLANK([.AA96]));[.AA96];IF(NOT(ISBLANK([.AI96]));[.AI96];&quot;&quot;)))))">
            <text:p/>
          </table:table-cell>
          <table:table-cell table:style-name="ce6" table:formula="of:=IF(NOT(ISBLANK([.Y96]));[.Y96];IF(NOT(ISBLANK([.AE96]));[.AE96];&quot;&quot;))">
            <text:p/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yy</text:p>
          </table:table-cell>
          <table:table-cell table:number-columns-repeated="3"/>
          <table:table-cell table:style-name="Default" table:formula="of:=COUNTA([.AP96:.EY96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yː</text:p>
          </table:table-cell>
          <table:table-cell office:value-type="string">
            <text:p>y:</text:p>
          </table:table-cell>
          <table:table-cell table:number-columns-repeated="12"/>
          <table:table-cell table:style-name="ce6" table:formula="of:=IF(NOT(ISBLANK([.S97]));[.S97];IF(NOT(ISBLANK([.T97]));[.T97];IF(NOT(ISBLANK([.U97]));[.U97];IF(NOT(ISBLANK([.AA97]));[.AA97];IF(NOT(ISBLANK([.AI97]));[.AI97];&quot;&quot;)))))" office:value-type="string" office:string-value="y:">
            <text:p>y:</text:p>
          </table:table-cell>
          <table:table-cell table:style-name="ce6" table:formula="of:=IF(NOT(ISBLANK([.Y97]));[.Y97];IF(NOT(ISBLANK([.AE97]));[.AE97];&quot;&quot;))" office:value-type="string" office:string-value="y:">
            <text:p>y:</text:p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/>
          <table:table-cell office:value-type="string">
            <text:p>yh</text:p>
          </table:table-cell>
          <table:table-cell office:value-type="string">
            <text:p>uel</text:p>
          </table:table-cell>
          <table:table-cell table:style-name="ce5" office:value-type="string">
            <text:p>y:</text:p>
          </table:table-cell>
          <table:table-cell table:number-columns-repeated="2" office:value-type="string">
            <text:p>y:</text:p>
          </table:table-cell>
          <table:table-cell table:number-columns-repeated="2" table:style-name="ce22" office:value-type="string">
            <text:p>y:</text:p>
          </table:table-cell>
          <table:table-cell table:number-columns-repeated="2" office:value-type="string">
            <text:p>y:</text:p>
          </table:table-cell>
          <table:table-cell table:number-columns-repeated="2"/>
          <table:table-cell office:value-type="string">
            <text:p>y:</text:p>
          </table:table-cell>
          <table:table-cell/>
          <table:table-cell table:style-name="Default" table:formula="of:=COUNTA([.AP97:.EY97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ɨ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x</text:p>
          </table:table-cell>
          <table:table-cell table:number-columns-repeated="10"/>
          <table:table-cell table:style-name="ce6" table:formula="of:=IF(NOT(ISBLANK([.S98]));[.S98];IF(NOT(ISBLANK([.T98]));[.T98];IF(NOT(ISBLANK([.U98]));[.U98];IF(NOT(ISBLANK([.AA98]));[.AA98];IF(NOT(ISBLANK([.AI98]));[.AI98];&quot;&quot;)))))">
            <text:p/>
          </table:table-cell>
          <table:table-cell table:style-name="ce6" table:formula="of:=IF(NOT(ISBLANK([.Y98]));[.Y98];IF(NOT(ISBLANK([.AE98]));[.AE98];&quot;&quot;))">
            <text:p/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98:.EY98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/>
          <table:table-cell table:style-name="ce11" office:value-type="string">
            <text:p>ʉ</text:p>
          </table:table-cell>
          <table:table-cell office:value-type="string">
            <text:p>}</text:p>
          </table:table-cell>
          <table:table-cell table:number-columns-repeated="12"/>
          <table:table-cell table:style-name="ce6" table:formula="of:=IF(NOT(ISBLANK([.S99]));[.S99];IF(NOT(ISBLANK([.T99]));[.T99];IF(NOT(ISBLANK([.U99]));[.U99];IF(NOT(ISBLANK([.AA99]));[.AA99];IF(NOT(ISBLANK([.AI99]));[.AI99];&quot;&quot;)))))">
            <text:p/>
          </table:table-cell>
          <table:table-cell table:style-name="ce6" table:formula="of:=IF(NOT(ISBLANK([.Y99]));[.Y99];IF(NOT(ISBLANK([.AE99]));[.AE99];&quot;&quot;))">
            <text:p/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office:value-type="string">
            <text:p>}</text:p>
          </table:table-cell>
          <table:table-cell table:number-columns-repeated="4"/>
          <table:table-cell table:style-name="Default" table:formula="of:=COUNTA([.AP99:.EY99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71"/>
        </table:table-row>
        <table:table-row table:style-name="ro7">
          <table:table-cell/>
          <table:table-cell table:style-name="ce11" office:value-type="string">
            <text:p>ʉː</text:p>
          </table:table-cell>
          <table:table-cell office:value-type="string">
            <text:p>}:</text:p>
          </table:table-cell>
          <table:table-cell table:number-columns-repeated="12"/>
          <table:table-cell table:style-name="ce6" table:formula="of:=IF(NOT(ISBLANK([.S100]));[.S100];IF(NOT(ISBLANK([.T100]));[.T100];IF(NOT(ISBLANK([.U100]));[.U100];IF(NOT(ISBLANK([.AA100]));[.AA100];IF(NOT(ISBLANK([.AI100]));[.AI100];&quot;&quot;)))))">
            <text:p/>
          </table:table-cell>
          <table:table-cell table:style-name="ce6" table:formula="of:=IF(NOT(ISBLANK([.Y100]));[.Y100];IF(NOT(ISBLANK([.AE100]));[.AE100];&quot;&quot;))">
            <text:p/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office:value-type="string">
            <text:p>}:</text:p>
          </table:table-cell>
          <table:table-cell table:number-columns-repeated="2"/>
          <table:table-cell office:value-type="string">
            <text:p>}:</text:p>
          </table:table-cell>
          <table:table-cell/>
          <table:table-cell table:style-name="Default" table:formula="of:=COUNTA([.AP100:.EY100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81"/>
        </table:table-row>
        <table:table-row table:style-name="ro7">
          <table:table-cell/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u</text:p>
          </table:table-cell>
          <table:table-cell office:value-type="string">
            <text:p>uw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w</text:p>
          </table:table-cell>
          <table:table-cell office:value-type="string">
            <text:p>uw</text:p>
          </table:table-cell>
          <table:table-cell table:number-columns-repeated="2" office:value-type="string">
            <text:p>UW</text:p>
          </table:table-cell>
          <table:table-cell office:value-type="string">
            <text:p>u</text:p>
          </table:table-cell>
          <table:table-cell office:value-type="string">
            <text:p>uw</text:p>
          </table:table-cell>
          <table:table-cell office:value-type="string">
            <text:p>uw</text:p>
          </table:table-cell>
          <table:table-cell office:value-type="string">
            <text:p>u</text:p>
          </table:table-cell>
          <table:table-cell table:style-name="ce6" table:formula="of:=IF(NOT(ISBLANK([.S101]));[.S101];IF(NOT(ISBLANK([.T101]));[.T101];IF(NOT(ISBLANK([.U101]));[.U101];IF(NOT(ISBLANK([.AA101]));[.AA101];IF(NOT(ISBLANK([.AI101]));[.AI101];&quot;&quot;)))))" office:value-type="string" office:string-value="u">
            <text:p>u</text:p>
          </table:table-cell>
          <table:table-cell table:style-name="ce6" table:formula="of:=IF(NOT(ISBLANK([.Y101]));[.Y101];IF(NOT(ISBLANK([.AE101]));[.AE101];&quot;&quot;))" office:value-type="string" office:string-value="u">
            <text:p>u</text:p>
          </table:table-cell>
          <table:table-cell table:style-name="ce6"/>
          <table:table-cell/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table:style-name="ce24" office:value-type="string">
            <text:p>u</text:p>
          </table:table-cell>
          <table:table-cell table:style-name="ce24"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table:style-name="ce5"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table:style-name="ce22" office:value-type="string">
            <text:p>u</text:p>
          </table:table-cell>
          <table:table-cell table:style-name="ce22" office:value-type="string">
            <text:p>u</text:p>
          </table:table-cell>
          <table:table-cell/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/>
          <table:table-cell office:value-type="string">
            <text:p>u</text:p>
          </table:table-cell>
          <table:table-cell table:style-name="Default" table:formula="of:=COUNTA([.AP101:.EY101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uu</text:p>
          </table:table-cell>
          <table:table-cell office:value-type="string">
            <text:p>uu</text:p>
          </table:table-cell>
          <table:table-cell table:number-columns-repeated="12"/>
          <table:table-cell table:style-name="ce6" table:formula="of:=IF(NOT(ISBLANK([.S102]));[.S102];IF(NOT(ISBLANK([.T102]));[.T102];IF(NOT(ISBLANK([.U102]));[.U102];IF(NOT(ISBLANK([.AA102]));[.AA102];IF(NOT(ISBLANK([.AI102]));[.AI102];&quot;&quot;)))))">
            <text:p/>
          </table:table-cell>
          <table:table-cell table:style-name="ce6" table:formula="of:=IF(NOT(ISBLANK([.Y102]));[.Y102];IF(NOT(ISBLANK([.AE102]));[.AE102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uu</text:p>
          </table:table-cell>
          <table:table-cell table:number-columns-repeated="3"/>
          <table:table-cell table:style-name="Default" table:formula="of:=COUNTA([.AP102:.EY102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uː</text:p>
          </table:table-cell>
          <table:table-cell office:value-type="string">
            <text:p>u:</text:p>
          </table:table-cell>
          <table:table-cell table:number-columns-repeated="12"/>
          <table:table-cell table:style-name="ce6" table:formula="of:=IF(NOT(ISBLANK([.S103]));[.S103];IF(NOT(ISBLANK([.T103]));[.T103];IF(NOT(ISBLANK([.U103]));[.U103];IF(NOT(ISBLANK([.AA103]));[.AA103];IF(NOT(ISBLANK([.AI103]));[.AI103];&quot;&quot;)))))" office:value-type="string" office:string-value="u:">
            <text:p>u:</text:p>
          </table:table-cell>
          <table:table-cell table:style-name="ce6" table:formula="of:=IF(NOT(ISBLANK([.Y103]));[.Y103];IF(NOT(ISBLANK([.AE103]));[.AE103];&quot;&quot;))" office:value-type="string" office:string-value="u:">
            <text:p>u:</text:p>
          </table:table-cell>
          <table:table-cell table:style-name="ce6" office:value-type="string">
            <text:p>u:</text:p>
          </table:table-cell>
          <table:table-cell office:value-type="string">
            <text:p>u:</text:p>
          </table:table-cell>
          <table:table-cell table:number-columns-repeated="2"/>
          <table:table-cell table:number-columns-repeated="3"/>
          <table:table-cell table:style-name="ce24"/>
          <table:table-cell table:style-name="ce24"/>
          <table:table-cell/>
          <table:table-cell office:value-type="string">
            <text:p>uh</text:p>
          </table:table-cell>
          <table:table-cell office:value-type="string">
            <text:p>ul</text:p>
          </table:table-cell>
          <table:table-cell table:style-name="ce5" office:value-type="string">
            <text:p>u:</text:p>
          </table:table-cell>
          <table:table-cell office:value-type="string">
            <text:p>u:</text:p>
          </table:table-cell>
          <table:table-cell office:value-type="string">
            <text:p>u:</text:p>
          </table:table-cell>
          <table:table-cell table:style-name="ce22" office:value-type="string">
            <text:p>u:</text:p>
          </table:table-cell>
          <table:table-cell table:style-name="ce22" office:value-type="string">
            <text:p>u:</text:p>
          </table:table-cell>
          <table:table-cell office:value-type="string">
            <text:p>u:</text:p>
          </table:table-cell>
          <table:table-cell office:value-type="string">
            <text:p>u:</text:p>
          </table:table-cell>
          <table:table-cell table:number-columns-repeated="2"/>
          <table:table-cell office:value-type="string">
            <text:p>u:</text:p>
          </table:table-cell>
          <table:table-cell/>
          <table:table-cell table:style-name="Default" table:formula="of:=COUNTA([.AP103:.EY103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table:number-columns-repeated="3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ɪ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h</text:p>
          </table:table-cell>
          <table:table-cell table:number-columns-repeated="2"/>
          <table:table-cell office:value-type="string">
            <text:p>ih</text:p>
          </table:table-cell>
          <table:table-cell office:value-type="string">
            <text:p>ih</text:p>
          </table:table-cell>
          <table:table-cell table:number-columns-repeated="2" office:value-type="string">
            <text:p>IH</text:p>
          </table:table-cell>
          <table:table-cell office:value-type="string">
            <text:p>I</text:p>
          </table:table-cell>
          <table:table-cell office:value-type="string">
            <text:p>ih</text:p>
          </table:table-cell>
          <table:table-cell office:value-type="string">
            <text:p>ih</text:p>
          </table:table-cell>
          <table:table-cell/>
          <table:table-cell table:style-name="ce6" table:formula="of:=IF(NOT(ISBLANK([.S104]));[.S104];IF(NOT(ISBLANK([.T104]));[.T104];IF(NOT(ISBLANK([.U104]));[.U104];IF(NOT(ISBLANK([.AA104]));[.AA104];IF(NOT(ISBLANK([.AI104]));[.AI104];&quot;&quot;)))))" office:value-type="string" office:string-value="I">
            <text:p>I</text:p>
          </table:table-cell>
          <table:table-cell table:style-name="ce6" table:formula="of:=IF(NOT(ISBLANK([.Y104]));[.Y104];IF(NOT(ISBLANK([.AE104]));[.AE104];&quot;&quot;))" office:value-type="string" office:string-value="I">
            <text:p>I</text:p>
          </table:table-cell>
          <table:table-cell table:style-name="ce6"/>
          <table:table-cell office:value-type="string">
            <text:p>I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office:value-type="string">
            <text:p>I</text:p>
          </table:table-cell>
          <table:table-cell/>
          <table:table-cell table:style-name="ce5" office:value-type="string">
            <text:p>I</text:p>
          </table:table-cell>
          <table:table-cell table:number-columns-repeated="2" office:value-type="string">
            <text:p>I</text:p>
          </table:table-cell>
          <table:table-cell table:number-columns-repeated="2" table:style-name="ce22" office:value-type="string">
            <text:p>I</text:p>
          </table:table-cell>
          <table:table-cell office:value-type="string">
            <text:p>I</text:p>
          </table:table-cell>
          <table:table-cell table:number-columns-repeated="3"/>
          <table:table-cell office:value-type="string">
            <text:p>I</text:p>
          </table:table-cell>
          <table:table-cell/>
          <table:table-cell table:style-name="Default" table:formula="of:=COUNTA([.AP104:.EY104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0"/>
          <table:table-cell table:number-columns-repeated="2"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 table:number-columns-repeated="2"/>
          <table:table-cell office:value-type="string">
            <text:p>I`</text:p>
          </table:table-cell>
          <table:table-cell office:value-type="string">
            <text:p>ir</text:p>
          </table:table-cell>
          <table:table-cell table:number-columns-repeated="11"/>
          <table:table-cell table:style-name="ce6" table:formula="of:=IF(NOT(ISBLANK([.S105]));[.S105];IF(NOT(ISBLANK([.T105]));[.T105];IF(NOT(ISBLANK([.U105]));[.U105];IF(NOT(ISBLANK([.AA105]));[.AA105];IF(NOT(ISBLANK([.AI105]));[.AI105];&quot;&quot;)))))">
            <text:p/>
          </table:table-cell>
          <table:table-cell table:style-name="ce6" table:formula="of:=IF(NOT(ISBLANK([.Y105]));[.Y105];IF(NOT(ISBLANK([.AE105]));[.AE105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105:.EY105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70"/>
          <table:table-cell table:number-columns-repeated="3" office:value-type="string">
            <text:p>1</text:p>
          </table:table-cell>
          <table:table-cell table:number-columns-repeated="28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ʏ</text:p>
          </table:table-cell>
          <table:table-cell office:value-type="string">
            <text:p>Y</text:p>
          </table:table-cell>
          <table:table-cell table:number-columns-repeated="8"/>
          <table:table-cell office:value-type="string">
            <text:p>Y</text:p>
          </table:table-cell>
          <table:table-cell table:number-columns-repeated="3"/>
          <table:table-cell table:style-name="ce6" table:formula="of:=IF(NOT(ISBLANK([.S106]));[.S106];IF(NOT(ISBLANK([.T106]));[.T106];IF(NOT(ISBLANK([.U106]));[.U106];IF(NOT(ISBLANK([.AA106]));[.AA106];IF(NOT(ISBLANK([.AI106]));[.AI106];&quot;&quot;)))))" office:value-type="string" office:string-value="Y">
            <text:p>Y</text:p>
          </table:table-cell>
          <table:table-cell table:style-name="ce6" table:formula="of:=IF(NOT(ISBLANK([.Y106]));[.Y106];IF(NOT(ISBLANK([.AE106]));[.AE106];&quot;&quot;))" office:value-type="string" office:string-value="Y">
            <text:p>Y</text:p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/>
          <table:table-cell office:value-type="string">
            <text:p>Y</text:p>
          </table:table-cell>
          <table:table-cell/>
          <table:table-cell table:style-name="ce5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2" table:style-name="ce22" office:value-type="string">
            <text:p>Y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/>
          <table:table-cell table:style-name="Default" table:formula="of:=COUNTA([.AP106:.EY106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0"/>
          <table:table-cell table:number-columns-repeated="2"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table:style-name="ce13" office:value-type="string">
            <text:p>ʏ</text:p>
          </table:table-cell>
          <table:table-cell office:value-type="string">
            <text:p>Y~</text:p>
          </table:table-cell>
          <table:table-cell table:number-columns-repeated="8"/>
          <table:table-cell office:value-type="string">
            <text:p>Y~</text:p>
          </table:table-cell>
          <table:table-cell table:number-columns-repeated="3"/>
          <table:table-cell table:style-name="ce6"/>
          <table:table-cell table:style-name="ce6" table:formula="of:=IF(NOT(ISBLANK([.Y107]));[.Y107];IF(NOT(ISBLANK([.AE107]));[.AE107];&quot;&quot;))">
            <text:p/>
          </table:table-cell>
          <table:table-cell table:style-name="ce6"/>
          <table:table-cell table:number-columns-repeated="2"/>
          <table:table-cell table:style-name="Default" table:number-columns-repeated="2"/>
          <table:table-cell table:number-columns-repeated="2"/>
          <table:table-cell table:style-name="ce22"/>
          <table:table-cell table:style-name="ce22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107:.EY107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37"/>
          <table:table-cell table:number-columns-repeated="2"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ʏː</text:p>
          </table:table-cell>
          <table:table-cell office:value-type="string">
            <text:p>Y:</text:p>
          </table:table-cell>
          <table:table-cell table:number-columns-repeated="8"/>
          <table:table-cell office:value-type="string">
            <text:p>Y:</text:p>
          </table:table-cell>
          <table:table-cell table:number-columns-repeated="3"/>
          <table:table-cell table:style-name="ce6"/>
          <table:table-cell table:style-name="ce6" table:formula="of:=IF(NOT(ISBLANK([.Y108]));[.Y108];IF(NOT(ISBLANK([.AE108]));[.AE108];&quot;&quot;))">
            <text:p/>
          </table:table-cell>
          <table:table-cell table:style-name="ce6"/>
          <table:table-cell table:number-columns-repeated="2"/>
          <table:table-cell table:style-name="Default" table:number-columns-repeated="2"/>
          <table:table-cell table:number-columns-repeated="2"/>
          <table:table-cell table:style-name="ce22"/>
          <table:table-cell table:style-name="ce22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108:.EY108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70"/>
          <table:table-cell table:number-columns-repeated="2" office:value-type="string">
            <text:p>1</text:p>
          </table:table-cell>
          <table:table-cell table:number-columns-repeated="25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ʊ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h</text:p>
          </table:table-cell>
          <table:table-cell table:number-columns-repeated="2"/>
          <table:table-cell table:number-columns-repeated="2" office:value-type="string">
            <text:p>uh</text:p>
          </table:table-cell>
          <table:table-cell/>
          <table:table-cell office:value-type="string">
            <text:p>UH</text:p>
          </table:table-cell>
          <table:table-cell/>
          <table:table-cell office:value-type="string">
            <text:p>uh</text:p>
          </table:table-cell>
          <table:table-cell table:number-columns-repeated="2"/>
          <table:table-cell table:style-name="ce6" table:formula="of:=IF(NOT(ISBLANK([.S109]));[.S109];IF(NOT(ISBLANK([.T109]));[.T109];IF(NOT(ISBLANK([.U109]));[.U109];IF(NOT(ISBLANK([.AA109]));[.AA109];IF(NOT(ISBLANK([.AI109]));[.AI109];&quot;&quot;)))))" office:value-type="string" office:string-value="U">
            <text:p>U</text:p>
          </table:table-cell>
          <table:table-cell table:style-name="ce6" table:formula="of:=IF(NOT(ISBLANK([.Y109]));[.Y109];IF(NOT(ISBLANK([.AE109]));[.AE109];&quot;&quot;))" office:value-type="string" office:string-value="U">
            <text:p>U</text:p>
          </table:table-cell>
          <table:table-cell table:style-name="ce6" office:value-type="string">
            <text:p>U</text:p>
          </table:table-cell>
          <table:table-cell office:value-type="string">
            <text:p>U</text:p>
          </table:table-cell>
          <table:table-cell table:number-columns-repeated="2"/>
          <table:table-cell table:number-columns-repeated="3"/>
          <table:table-cell table:style-name="ce24"/>
          <table:table-cell table:style-name="ce24"/>
          <table:table-cell/>
          <table:table-cell office:value-type="string">
            <text:p>U</text:p>
          </table:table-cell>
          <table:table-cell/>
          <table:table-cell table:style-name="ce5" office:value-type="string">
            <text:p>U</text:p>
          </table:table-cell>
          <table:table-cell table:number-columns-repeated="2" office:value-type="string">
            <text:p>U</text:p>
          </table:table-cell>
          <table:table-cell table:number-columns-repeated="2" table:style-name="ce22" office:value-type="string">
            <text:p>U</text:p>
          </table:table-cell>
          <table:table-cell office:value-type="string">
            <text:p>U</text:p>
          </table:table-cell>
          <table:table-cell table:number-columns-repeated="3"/>
          <table:table-cell office:value-type="string">
            <text:p>U</text:p>
          </table:table-cell>
          <table:table-cell/>
          <table:table-cell table:style-name="Default" table:formula="of:=COUNTA([.AP109:.EY109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81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 table:number-columns-repeated="2"/>
          <table:table-cell office:value-type="string">
            <text:p>U`</text:p>
          </table:table-cell>
          <table:table-cell office:value-type="string">
            <text:p>ur</text:p>
          </table:table-cell>
          <table:table-cell table:number-columns-repeated="11"/>
          <table:table-cell table:style-name="ce6" table:formula="of:=IF(NOT(ISBLANK([.S110]));[.S110];IF(NOT(ISBLANK([.T110]));[.T110];IF(NOT(ISBLANK([.U110]));[.U110];IF(NOT(ISBLANK([.AA110]));[.AA110];IF(NOT(ISBLANK([.AI110]));[.AI110];&quot;&quot;)))))">
            <text:p/>
          </table:table-cell>
          <table:table-cell table:style-name="ce6" table:formula="of:=IF(NOT(ISBLANK([.Y110]));[.Y110];IF(NOT(ISBLANK([.AE110]));[.AE110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110:.EY110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 table:number-columns-repeated="6"/>
          <table:table-cell table:number-columns-repeated="3"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6"/>
          <table:table-cell table:number-columns-repeated="3" office:value-type="string">
            <text:p>1</text:p>
          </table:table-cell>
          <table:table-cell table:number-columns-repeated="871"/>
        </table:table-row>
        <table:table-row table:style-name="ro7">
          <table:table-cell/>
          <table:table-cell table:number-columns-repeated="2" office:value-type="string">
            <text:p>e</text:p>
          </table:table-cell>
          <table:table-cell office:value-type="string">
            <text:p>ei</text:p>
          </table:table-cell>
          <table:table-cell table:number-columns-repeated="11"/>
          <table:table-cell table:style-name="ce6" table:formula="of:=IF(NOT(ISBLANK([.S111]));[.S111];IF(NOT(ISBLANK([.T111]));[.T111];IF(NOT(ISBLANK([.U111]));[.U111];IF(NOT(ISBLANK([.AA111]));[.AA111];IF(NOT(ISBLANK([.AI111]));[.AI111];&quot;&quot;)))))" office:value-type="string" office:string-value="e">
            <text:p>e</text:p>
          </table:table-cell>
          <table:table-cell table:style-name="ce6" table:formula="of:=IF(NOT(ISBLANK([.Y111]));[.Y111];IF(NOT(ISBLANK([.AE111]));[.AE111];&quot;&quot;))" office:value-type="string" office:string-value="e">
            <text:p>e</text:p>
          </table:table-cell>
          <table:table-cell table:style-name="ce6"/>
          <table:table-cell table:number-columns-repeated="6" office:value-type="string">
            <text:p>e</text:p>
          </table:table-cell>
          <table:table-cell table:number-columns-repeated="2" table:style-name="ce24" office:value-type="string">
            <text:p>e</text:p>
          </table:table-cell>
          <table:table-cell table:number-columns-repeated="3" office:value-type="string">
            <text:p>e</text:p>
          </table:table-cell>
          <table:table-cell table:style-name="ce5" office:value-type="string">
            <text:p>e</text:p>
          </table:table-cell>
          <table:table-cell table:number-columns-repeated="2" office:value-type="string">
            <text:p>e</text:p>
          </table:table-cell>
          <table:table-cell table:number-columns-repeated="2" table:style-name="ce22" office:value-type="string">
            <text:p>e</text:p>
          </table:table-cell>
          <table:table-cell/>
          <table:table-cell table:number-columns-repeated="5" office:value-type="string">
            <text:p>e</text:p>
          </table:table-cell>
          <table:table-cell table:style-name="Default" table:formula="of:=COUNTA([.AP111:.EY111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3"/>
          <table:table-cell table:number-columns-repeated="5"/>
          <table:table-cell/>
          <table:table-cell table:number-columns-repeated="5"/>
          <table:table-cell/>
          <table:table-cell table:number-columns-repeated="7"/>
          <table:table-cell/>
          <table:table-cell/>
          <table:table-cell table:number-columns-repeated="3"/>
          <table:table-cell table:number-columns-repeated="6"/>
          <table:table-cell/>
          <table:table-cell table:number-columns-repeated="22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2"/>
          <table:table-cell/>
          <table:table-cell table:number-columns-repeated="21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number-columns-repeated="869"/>
        </table:table-row>
        <table:table-row table:style-name="ro6">
          <table:table-cell table:number-columns-repeated="2"/>
          <table:table-cell office:value-type="string">
            <text:p>ee</text:p>
          </table:table-cell>
          <table:table-cell table:number-columns-repeated="12"/>
          <table:table-cell table:style-name="ce6" table:formula="of:=IF(NOT(ISBLANK([.S112]));[.S112];IF(NOT(ISBLANK([.T112]));[.T112];IF(NOT(ISBLANK([.U112]));[.U112];IF(NOT(ISBLANK([.AA112]));[.AA112];IF(NOT(ISBLANK([.AI112]));[.AI112];&quot;&quot;)))))">
            <text:p/>
          </table:table-cell>
          <table:table-cell table:style-name="ce6" table:formula="of:=IF(NOT(ISBLANK([.Y112]));[.Y112];IF(NOT(ISBLANK([.AE112]));[.AE112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ee</text:p>
          </table:table-cell>
          <table:table-cell table:number-columns-repeated="3"/>
          <table:table-cell table:style-name="Default" table:formula="of:=COUNTA([.AP112:.EY112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eː</text:p>
          </table:table-cell>
          <table:table-cell office:value-type="string">
            <text:p>e:</text:p>
          </table:table-cell>
          <table:table-cell table:number-columns-repeated="8"/>
          <table:table-cell office:value-type="string">
            <text:p>e</text:p>
          </table:table-cell>
          <table:table-cell table:number-columns-repeated="3"/>
          <table:table-cell table:style-name="ce6" table:formula="of:=IF(NOT(ISBLANK([.S113]));[.S113];IF(NOT(ISBLANK([.T113]));[.T113];IF(NOT(ISBLANK([.U113]));[.U113];IF(NOT(ISBLANK([.AA113]));[.AA113];IF(NOT(ISBLANK([.AI113]));[.AI113];&quot;&quot;)))))" office:value-type="string" office:string-value="e:">
            <text:p>e:</text:p>
          </table:table-cell>
          <table:table-cell table:style-name="ce6" table:formula="of:=IF(NOT(ISBLANK([.Y113]));[.Y113];IF(NOT(ISBLANK([.AE113]));[.AE113];&quot;&quot;))" office:value-type="string" office:string-value="e:">
            <text:p>e:</text:p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office:value-type="string">
            <text:p>eh</text:p>
          </table:table-cell>
          <table:table-cell office:value-type="string">
            <text:p>el</text:p>
          </table:table-cell>
          <table:table-cell table:style-name="ce5" office:value-type="string">
            <text:p>e:</text:p>
          </table:table-cell>
          <table:table-cell table:number-columns-repeated="2" office:value-type="string">
            <text:p>e:</text:p>
          </table:table-cell>
          <table:table-cell table:number-columns-repeated="2" table:style-name="ce22" office:value-type="string">
            <text:p>e:</text:p>
          </table:table-cell>
          <table:table-cell table:number-columns-repeated="2" office:value-type="string">
            <text:p>e:</text:p>
          </table:table-cell>
          <table:table-cell table:number-columns-repeated="2"/>
          <table:table-cell office:value-type="string">
            <text:p>e:</text:p>
          </table:table-cell>
          <table:table-cell/>
          <table:table-cell table:style-name="Default" table:formula="of:=COUNTA([.AP113:.EY113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8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ẽ</text:p>
          </table:table-cell>
          <table:table-cell office:value-type="string">
            <text:p>e~</text:p>
          </table:table-cell>
          <table:table-cell table:number-columns-repeated="8"/>
          <table:table-cell table:style-name="Default"/>
          <table:table-cell table:number-columns-repeated="3"/>
          <table:table-cell table:style-name="ce6" table:formula="of:=IF(NOT(ISBLANK([.S114]));[.S114];IF(NOT(ISBLANK([.T114]));[.T114];IF(NOT(ISBLANK([.U114]));[.U114];IF(NOT(ISBLANK([.AA114]));[.AA114];IF(NOT(ISBLANK([.AI114]));[.AI114];&quot;&quot;)))))" office:value-type="string" office:string-value="e~">
            <text:p>e~</text:p>
          </table:table-cell>
          <table:table-cell table:style-name="ce6" table:formula="of:=IF(NOT(ISBLANK([.Y114]));[.Y114];IF(NOT(ISBLANK([.AE114]));[.AE114];&quot;&quot;))" office:value-type="string" office:string-value="e~">
            <text:p>e~</text:p>
          </table:table-cell>
          <table:table-cell table:style-name="ce6"/>
          <table:table-cell table:number-columns-repeated="3"/>
          <table:table-cell/>
          <table:table-cell office:value-type="string">
            <text:p>e~</text:p>
          </table:table-cell>
          <table:table-cell office:value-type="string">
            <text:p>Ehn</text:p>
          </table:table-cell>
          <table:table-cell table:number-columns-repeated="2" table:style-name="ce24" office:value-type="string">
            <text:p>e~</text:p>
          </table:table-cell>
          <table:table-cell office:value-type="string">
            <text:p>e~</text:p>
          </table:table-cell>
          <table:table-cell table:number-columns-repeated="2"/>
          <table:table-cell table:style-name="ce5"/>
          <table:table-cell/>
          <table:table-cell/>
          <table:table-cell table:style-name="ce22"/>
          <table:table-cell table:style-name="ce22" office:value-type="string">
            <text:p>e~</text:p>
          </table:table-cell>
          <table:table-cell/>
          <table:table-cell table:number-columns-repeated="5"/>
          <table:table-cell table:style-name="Default" table:formula="of:=COUNTA([.AP114:.EY114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8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/>
          <table:table-cell office:value-type="string">
            <text:p>ø</text:p>
          </table:table-cell>
          <table:table-cell office:value-type="string">
            <text:p>2</text:p>
          </table:table-cell>
          <table:table-cell table:number-columns-repeated="12"/>
          <table:table-cell table:style-name="ce6" table:formula="of:=IF(NOT(ISBLANK([.S115]));[.S115];IF(NOT(ISBLANK([.T115]));[.T115];IF(NOT(ISBLANK([.U115]));[.U115];IF(NOT(ISBLANK([.AA115]));[.AA115];IF(NOT(ISBLANK([.AI115]));[.AI115];&quot;&quot;)))))" office:value-type="string" office:string-value="2">
            <text:p>2</text:p>
          </table:table-cell>
          <table:table-cell table:style-name="ce6" table:formula="of:=IF(NOT(ISBLANK([.Y115]));[.Y115];IF(NOT(ISBLANK([.AE115]));[.AE115];&quot;&quot;))" office:value-type="string" office:string-value="2">
            <text:p>2</text:p>
          </table:table-cell>
          <table:table-cell table:style-name="ce6"/>
          <table:table-cell table:number-columns-repeated="3"/>
          <table:table-cell/>
          <table:table-cell table:style-name="ce22" office:value-type="float" office:value="2">
            <text:p>2</text:p>
          </table:table-cell>
          <table:table-cell office:value-type="string">
            <text:p>P2</text:p>
          </table:table-cell>
          <table:table-cell table:number-columns-repeated="2" table:style-name="ce24" office:value-type="string">
            <text:p>2</text:p>
          </table:table-cell>
          <table:table-cell office:value-type="string">
            <text:p>2</text:p>
          </table:table-cell>
          <table:table-cell table:number-columns-repeated="2"/>
          <table:table-cell table:style-name="ce5" office:value-type="string">
            <text:p>2</text:p>
          </table:table-cell>
          <table:table-cell table:number-columns-repeated="2" office:value-type="string">
            <text:p>2</text:p>
          </table:table-cell>
          <table:table-cell table:number-columns-repeated="2" table:style-name="ce28" office:value-type="string">
            <text:p>2</text:p>
          </table:table-cell>
          <table:table-cell/>
          <table:table-cell table:number-columns-repeated="2" office:value-type="string">
            <text:p>2</text:p>
          </table:table-cell>
          <table:table-cell/>
          <table:table-cell office:value-type="string">
            <text:p>2</text:p>
          </table:table-cell>
          <table:table-cell/>
          <table:table-cell table:style-name="Default" table:formula="of:=COUNTA([.AP115:.EY115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3"/>
          <table:table-cell table:number-columns-repeated="5"/>
          <table:table-cell/>
          <table:table-cell table:number-columns-repeated="5"/>
          <table:table-cell/>
          <table:table-cell table:number-columns-repeated="7"/>
          <table:table-cell/>
          <table:table-cell/>
          <table:table-cell table:number-columns-repeated="3"/>
          <table:table-cell table:number-columns-repeated="6"/>
          <table:table-cell/>
          <table:table-cell table:number-columns-repeated="22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6"/>
          <table:table-cell/>
          <table:table-cell table:number-columns-repeated="21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"/>
          <table:table-cell table:number-columns-repeated="869"/>
        </table:table-row>
        <table:table-row table:style-name="ro6">
          <table:table-cell table:number-columns-repeated="2"/>
          <table:table-cell office:value-type="string">
            <text:p>22</text:p>
          </table:table-cell>
          <table:table-cell table:number-columns-repeated="12"/>
          <table:table-cell table:style-name="ce6" table:formula="of:=IF(NOT(ISBLANK([.S116]));[.S116];IF(NOT(ISBLANK([.T116]));[.T116];IF(NOT(ISBLANK([.U116]));[.U116];IF(NOT(ISBLANK([.AA116]));[.AA116];IF(NOT(ISBLANK([.AI116]));[.AI116];&quot;&quot;)))))">
            <text:p/>
          </table:table-cell>
          <table:table-cell table:style-name="ce6" table:formula="of:=IF(NOT(ISBLANK([.Y116]));[.Y116];IF(NOT(ISBLANK([.AE116]));[.AE116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22</text:p>
          </table:table-cell>
          <table:table-cell table:number-columns-repeated="3"/>
          <table:table-cell table:style-name="Default" table:formula="of:=COUNTA([.AP116:.EY116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8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øː</text:p>
          </table:table-cell>
          <table:table-cell office:value-type="string">
            <text:p>2:</text:p>
          </table:table-cell>
          <table:table-cell table:number-columns-repeated="2"/>
          <table:table-cell table:number-columns-repeated="2" office:value-type="string">
            <text:p>2: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3"/>
          <table:table-cell table:style-name="ce6" table:formula="of:=IF(NOT(ISBLANK([.S117]));[.S117];IF(NOT(ISBLANK([.T117]));[.T117];IF(NOT(ISBLANK([.U117]));[.U117];IF(NOT(ISBLANK([.AA117]));[.AA117];IF(NOT(ISBLANK([.AI117]));[.AI117];&quot;&quot;)))))" office:value-type="string" office:string-value="2:">
            <text:p>2:</text:p>
          </table:table-cell>
          <table:table-cell table:style-name="ce6" table:formula="of:=IF(NOT(ISBLANK([.Y117]));[.Y117];IF(NOT(ISBLANK([.AE117]));[.AE117];&quot;&quot;))" office:value-type="string" office:string-value="2:">
            <text:p>2:</text:p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office:value-type="string">
            <text:p>P2h</text:p>
          </table:table-cell>
          <table:table-cell table:style-name="ce26" office:value-type="string">
            <text:p>oel</text:p>
          </table:table-cell>
          <table:table-cell table:style-name="ce5" office:value-type="string">
            <text:p>2:</text:p>
          </table:table-cell>
          <table:table-cell table:number-columns-repeated="2" office:value-type="string">
            <text:p>2:</text:p>
          </table:table-cell>
          <table:table-cell table:number-columns-repeated="2" table:style-name="ce28" office:value-type="string">
            <text:p>2:</text:p>
          </table:table-cell>
          <table:table-cell table:number-columns-repeated="2" office:value-type="string">
            <text:p>2:</text:p>
          </table:table-cell>
          <table:table-cell table:number-columns-repeated="2"/>
          <table:table-cell office:value-type="string">
            <text:p>2:</text:p>
          </table:table-cell>
          <table:table-cell/>
          <table:table-cell table:style-name="Default" table:formula="of:=COUNTA([.AP117:.EY117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8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1"/>
        </table:table-row>
        <table:table-row table:style-name="ro7">
          <table:table-cell/>
          <table:table-cell office:value-type="string">
            <text:p>o</text:p>
          </table:table-cell>
          <table:table-cell office:value-type="string">
            <text:p>o</text:p>
          </table:table-cell>
          <table:table-cell table:number-columns-repeated="12"/>
          <table:table-cell table:style-name="ce6" table:formula="of:=IF(NOT(ISBLANK([.S118]));[.S118];IF(NOT(ISBLANK([.T118]));[.T118];IF(NOT(ISBLANK([.U118]));[.U118];IF(NOT(ISBLANK([.AA118]));[.AA118];IF(NOT(ISBLANK([.AI118]));[.AI118];&quot;&quot;)))))" office:value-type="string" office:string-value="o">
            <text:p>o</text:p>
          </table:table-cell>
          <table:table-cell table:style-name="ce6" table:formula="of:=IF(NOT(ISBLANK([.Y118]));[.Y118];IF(NOT(ISBLANK([.AE118]));[.AE118];&quot;&quot;))" office:value-type="string" office:string-value="o">
            <text:p>o</text:p>
          </table:table-cell>
          <table:table-cell table:style-name="ce6"/>
          <table:table-cell/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table:style-name="ce24" office:value-type="string">
            <text:p>o</text:p>
          </table:table-cell>
          <table:table-cell table:style-name="ce24"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table:style-name="ce27"/>
          <table:table-cell table:style-name="ce5"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o</text:p>
          </table:table-cell>
          <table:table-cell/>
          <table:table-cell/>
          <table:table-cell office:value-type="string">
            <text:p>o</text:p>
          </table:table-cell>
          <table:table-cell office:value-type="string">
            <text:p>o</text:p>
          </table:table-cell>
          <table:table-cell table:number-columns-repeated="2"/>
          <table:table-cell table:style-name="Default" table:formula="of:=COUNTA([.AP118:.EY118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3"/>
          <table:table-cell table:number-columns-repeated="5"/>
          <table:table-cell/>
          <table:table-cell table:number-columns-repeated="5"/>
          <table:table-cell/>
          <table:table-cell table:number-columns-repeated="7"/>
          <table:table-cell/>
          <table:table-cell/>
          <table:table-cell table:number-columns-repeated="3"/>
          <table:table-cell table:number-columns-repeated="6"/>
          <table:table-cell/>
          <table:table-cell table:number-columns-repeated="43"/>
          <table:table-cell/>
          <table:table-cell table:number-columns-repeated="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"/>
          <table:table-cell table:number-columns-repeated="869"/>
        </table:table-row>
        <table:table-row table:style-name="ro6">
          <table:table-cell table:number-columns-repeated="2"/>
          <table:table-cell office:value-type="string">
            <text:p>oo</text:p>
          </table:table-cell>
          <table:table-cell table:number-columns-repeated="12"/>
          <table:table-cell table:style-name="ce6" table:formula="of:=IF(NOT(ISBLANK([.S119]));[.S119];IF(NOT(ISBLANK([.T119]));[.T119];IF(NOT(ISBLANK([.U119]));[.U119];IF(NOT(ISBLANK([.AA119]));[.AA119];IF(NOT(ISBLANK([.AI119]));[.AI119];&quot;&quot;)))))">
            <text:p/>
          </table:table-cell>
          <table:table-cell table:style-name="ce6" table:formula="of:=IF(NOT(ISBLANK([.Y119]));[.Y119];IF(NOT(ISBLANK([.AE119]));[.AE119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oo</text:p>
          </table:table-cell>
          <table:table-cell table:number-columns-repeated="3"/>
          <table:table-cell table:style-name="Default" table:formula="of:=COUNTA([.AP119:.EY119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oː</text:p>
          </table:table-cell>
          <table:table-cell office:value-type="string">
            <text:p>o: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3"/>
          <table:table-cell table:style-name="ce6" table:formula="of:=IF(NOT(ISBLANK([.S120]));[.S120];IF(NOT(ISBLANK([.T120]));[.T120];IF(NOT(ISBLANK([.U120]));[.U120];IF(NOT(ISBLANK([.AA120]));[.AA120];IF(NOT(ISBLANK([.AI120]));[.AI120];&quot;&quot;)))))" office:value-type="string" office:string-value="o:">
            <text:p>o:</text:p>
          </table:table-cell>
          <table:table-cell table:style-name="ce6" table:formula="of:=IF(NOT(ISBLANK([.Y120]));[.Y120];IF(NOT(ISBLANK([.AE120]));[.AE120];&quot;&quot;))" office:value-type="string" office:string-value="o:">
            <text:p>o:</text:p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office:value-type="string">
            <text:p>oh</text:p>
          </table:table-cell>
          <table:table-cell office:value-type="string">
            <text:p>ol</text:p>
          </table:table-cell>
          <table:table-cell table:style-name="ce5" office:value-type="string">
            <text:p>o:</text:p>
          </table:table-cell>
          <table:table-cell office:value-type="string">
            <text:p>o:</text:p>
          </table:table-cell>
          <table:table-cell office:value-type="string">
            <text:p>o:</text:p>
          </table:table-cell>
          <table:table-cell table:style-name="ce22" office:value-type="string">
            <text:p>o:</text:p>
          </table:table-cell>
          <table:table-cell table:style-name="ce22" office:value-type="string">
            <text:p>o:</text:p>
          </table:table-cell>
          <table:table-cell office:value-type="string">
            <text:p>o:</text:p>
          </table:table-cell>
          <table:table-cell table:number-columns-repeated="3"/>
          <table:table-cell office:value-type="string">
            <text:p>o:</text:p>
          </table:table-cell>
          <table:table-cell/>
          <table:table-cell table:style-name="Default" table:formula="of:=COUNTA([.AP120:.EY120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õ</text:p>
          </table:table-cell>
          <table:table-cell office:value-type="string">
            <text:p>o~</text:p>
          </table:table-cell>
          <table:table-cell table:number-columns-repeated="8"/>
          <table:table-cell table:style-name="Default"/>
          <table:table-cell table:number-columns-repeated="3"/>
          <table:table-cell table:style-name="ce6" table:formula="of:=IF(NOT(ISBLANK([.S121]));[.S121];IF(NOT(ISBLANK([.T121]));[.T121];IF(NOT(ISBLANK([.U121]));[.U121];IF(NOT(ISBLANK([.AA121]));[.AA121];IF(NOT(ISBLANK([.AI121]));[.AI121];&quot;&quot;)))))" office:value-type="string" office:string-value="o~">
            <text:p>o~</text:p>
          </table:table-cell>
          <table:table-cell table:style-name="ce6" table:formula="of:=IF(NOT(ISBLANK([.Y121]));[.Y121];IF(NOT(ISBLANK([.AE121]));[.AE121];&quot;&quot;))" office:value-type="string" office:string-value="o~">
            <text:p>o~</text:p>
          </table:table-cell>
          <table:table-cell table:style-name="ce6"/>
          <table:table-cell table:number-columns-repeated="3"/>
          <table:table-cell/>
          <table:table-cell office:value-type="string">
            <text:p>o~</text:p>
          </table:table-cell>
          <table:table-cell office:value-type="string">
            <text:p>Ohn</text:p>
          </table:table-cell>
          <table:table-cell table:style-name="ce24" office:value-type="string">
            <text:p>o~</text:p>
          </table:table-cell>
          <table:table-cell table:style-name="ce24" office:value-type="string">
            <text:p>o~</text:p>
          </table:table-cell>
          <table:table-cell office:value-type="string">
            <text:p>o~</text:p>
          </table:table-cell>
          <table:table-cell table:number-columns-repeated="2"/>
          <table:table-cell table:style-name="ce5" office:value-type="string">
            <text:p>o~</text:p>
          </table:table-cell>
          <table:table-cell office:value-type="string">
            <text:p>o~</text:p>
          </table:table-cell>
          <table:table-cell office:value-type="string">
            <text:p>o~</text:p>
          </table:table-cell>
          <table:table-cell table:style-name="ce22" office:value-type="string">
            <text:p>o~</text:p>
          </table:table-cell>
          <table:table-cell table:style-name="ce22" office:value-type="string">
            <text:p>o~</text:p>
          </table:table-cell>
          <table:table-cell/>
          <table:table-cell table:number-columns-repeated="5"/>
          <table:table-cell table:style-name="Default" table:formula="of:=COUNTA([.AP121:.EY121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5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õː</text:p>
          </table:table-cell>
          <table:table-cell office:value-type="string">
            <text:p>o~:</text:p>
          </table:table-cell>
          <table:table-cell table:number-columns-repeated="12"/>
          <table:table-cell table:style-name="ce6"/>
          <table:table-cell table:style-name="ce6" table:formula="of:=IF(NOT(ISBLANK([.Y122]));[.Y122];IF(NOT(ISBLANK([.AE122]));[.AE122];&quot;&quot;))" office:value-type="string" office:string-value="o~:">
            <text:p>o~:</text:p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 office:value-type="string">
            <text:p>o~:</text:p>
          </table:table-cell>
          <table:table-cell office:value-type="string">
            <text:p>o~:</text:p>
          </table:table-cell>
          <table:table-cell office:value-type="string">
            <text:p>o~:</text:p>
          </table:table-cell>
          <table:table-cell table:style-name="ce22" office:value-type="string">
            <text:p>o~:</text:p>
          </table:table-cell>
          <table:table-cell table:style-name="ce22" office:value-type="string">
            <text:p>o~:</text:p>
          </table:table-cell>
          <table:table-cell table:number-columns-repeated="6"/>
          <table:table-cell table:style-name="Default" table:formula="of:=COUNTA([.AP122:.EY122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5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ə</text:p>
          </table:table-cell>
          <table:table-cell table:number-columns-repeated="2" office:value-type="string">
            <text:p>@</text:p>
          </table:table-cell>
          <table:table-cell office:value-type="string">
            <text:p>ax</text:p>
          </table:table-cell>
          <table:table-cell table:number-columns-repeated="2" office:value-type="string">
            <text:p>@</text:p>
          </table:table-cell>
          <table:table-cell office:value-type="string">
            <text:p>ax</text:p>
          </table:table-cell>
          <table:table-cell office:value-type="string">
            <text:p>ax</text:p>
          </table:table-cell>
          <table:table-cell table:number-columns-repeated="2"/>
          <table:table-cell office:value-type="string">
            <text:p>@</text:p>
          </table:table-cell>
          <table:table-cell office:value-type="string">
            <text:p>ax</text:p>
          </table:table-cell>
          <table:table-cell table:number-columns-repeated="2"/>
          <table:table-cell table:style-name="ce6" table:formula="of:=IF(NOT(ISBLANK([.S123]));[.S123];IF(NOT(ISBLANK([.T123]));[.T123];IF(NOT(ISBLANK([.U123]));[.U123];IF(NOT(ISBLANK([.AA123]));[.AA123];IF(NOT(ISBLANK([.AI123]));[.AI123];&quot;&quot;)))))" office:value-type="string" office:string-value="@">
            <text:p>@</text:p>
          </table:table-cell>
          <table:table-cell table:style-name="ce6" table:formula="of:=IF(NOT(ISBLANK([.Y123]));[.Y123];IF(NOT(ISBLANK([.AE123]));[.AE123];&quot;&quot;))" office:value-type="string" office:string-value="@">
            <text:p>@</text:p>
          </table:table-cell>
          <table:table-cell table:style-name="ce6" office:value-type="string">
            <text:p>@</text:p>
          </table:table-cell>
          <table:table-cell office:value-type="string">
            <text:p>@</text:p>
          </table:table-cell>
          <table:table-cell/>
          <table:table-cell office:value-type="string">
            <text:p>@</text:p>
          </table:table-cell>
          <table:table-cell/>
          <table:table-cell table:number-columns-repeated="2" office:value-type="string">
            <text:p>@</text:p>
          </table:table-cell>
          <table:table-cell table:number-columns-repeated="2" table:style-name="ce24" office:value-type="string">
            <text:p>@</text:p>
          </table:table-cell>
          <table:table-cell office:value-type="string">
            <text:p>@</text:p>
          </table:table-cell>
          <table:table-cell office:value-type="string">
            <text:p>schwa</text:p>
          </table:table-cell>
          <table:table-cell office:value-type="string">
            <text:p>etu</text:p>
          </table:table-cell>
          <table:table-cell table:style-name="ce5" office:value-type="string">
            <text:p>@</text:p>
          </table:table-cell>
          <table:table-cell table:number-columns-repeated="2" office:value-type="string">
            <text:p>@</text:p>
          </table:table-cell>
          <table:table-cell table:number-columns-repeated="2" table:style-name="ce22" office:value-type="string">
            <text:p>@</text:p>
          </table:table-cell>
          <table:table-cell office:value-type="string">
            <text:p>@</text:p>
          </table:table-cell>
          <table:table-cell table:number-columns-repeated="3"/>
          <table:table-cell office:value-type="string">
            <text:p>@</text:p>
          </table:table-cell>
          <table:table-cell/>
          <table:table-cell table:style-name="Default" table:formula="of:=COUNTA([.AP123:.EY123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03"/>
        </table:table-row>
        <table:table-row table:style-name="ro6">
          <table:table-cell/>
          <table:table-cell office:value-type="string">
            <text:p>ɚ</text:p>
          </table:table-cell>
          <table:table-cell office:value-type="string">
            <text:p>@`</text:p>
          </table:table-cell>
          <table:table-cell table:style-name="ce17" office:value-type="string">
            <text:p>@r</text:p>
          </table:table-cell>
          <table:table-cell office:value-type="string">
            <text:p>axr</text:p>
          </table:table-cell>
          <table:table-cell table:number-columns-repeated="2"/>
          <table:table-cell office:value-type="string">
            <text:p>axr</text:p>
          </table:table-cell>
          <table:table-cell office:value-type="string">
            <text:p>axr</text:p>
          </table:table-cell>
          <table:table-cell table:number-columns-repeated="3"/>
          <table:table-cell office:value-type="string">
            <text:p>axr</text:p>
          </table:table-cell>
          <table:table-cell table:number-columns-repeated="2"/>
          <table:table-cell table:style-name="ce6" table:formula="of:=IF(NOT(ISBLANK([.S124]));[.S124];IF(NOT(ISBLANK([.T124]));[.T124];IF(NOT(ISBLANK([.U124]));[.U124];IF(NOT(ISBLANK([.AA124]));[.AA124];IF(NOT(ISBLANK([.AI124]));[.AI124];&quot;&quot;)))))">
            <text:p/>
          </table:table-cell>
          <table:table-cell table:style-name="ce6" table:formula="of:=IF(NOT(ISBLANK([.Y124]));[.Y124];IF(NOT(ISBLANK([.AE124]));[.AE124];&quot;&quot;))">
            <text:p/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style-name="ce17" table:number-columns-repeated="5"/>
          <table:table-cell table:style-name="Default" table:formula="of:=COUNTA([.AP124:.EY124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74"/>
          <table:table-cell table:number-columns-repeated="3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0"/>
          <table:table-cell office:value-type="string">
            <text:p>1</text:p>
          </table:table-cell>
          <table:table-cell table:number-columns-repeated="872"/>
        </table:table-row>
        <table:table-row table:style-name="ro7">
          <table:table-cell/>
          <table:table-cell office:value-type="string">
            <text:p>ɛ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eh</text:p>
          </table:table-cell>
          <table:table-cell table:number-columns-repeated="2" office:value-type="string">
            <text:p>E</text:p>
          </table:table-cell>
          <table:table-cell table:number-columns-repeated="2" office:value-type="string">
            <text:p>eh</text:p>
          </table:table-cell>
          <table:table-cell table:number-columns-repeated="2" office:value-type="string">
            <text:p>EH</text:p>
          </table:table-cell>
          <table:table-cell office:value-type="string">
            <text:p>E</text:p>
          </table:table-cell>
          <table:table-cell table:number-columns-repeated="2" office:value-type="string">
            <text:p>eh</text:p>
          </table:table-cell>
          <table:table-cell office:value-type="string">
            <text:p>E</text:p>
          </table:table-cell>
          <table:table-cell table:style-name="ce6" table:formula="of:=IF(NOT(ISBLANK([.S125]));[.S125];IF(NOT(ISBLANK([.T125]));[.T125];IF(NOT(ISBLANK([.U125]));[.U125];IF(NOT(ISBLANK([.AA125]));[.AA125];IF(NOT(ISBLANK([.AI125]));[.AI125];&quot;&quot;)))))" office:value-type="string" office:string-value="E">
            <text:p>E</text:p>
          </table:table-cell>
          <table:table-cell table:style-name="ce6" table:formula="of:=IF(NOT(ISBLANK([.Y125]));[.Y125];IF(NOT(ISBLANK([.AE125]));[.AE125];&quot;&quot;))" office:value-type="string" office:string-value="E">
            <text:p>E</text:p>
          </table:table-cell>
          <table:table-cell table:style-name="ce6" office:value-type="string">
            <text:p>E</text:p>
          </table:table-cell>
          <table:table-cell table:style-name="ce18"/>
          <table:table-cell/>
          <table:table-cell table:number-columns-repeated="4" office:value-type="string">
            <text:p>E</text:p>
          </table:table-cell>
          <table:table-cell table:number-columns-repeated="2" table:style-name="ce24" office:value-type="string">
            <text:p>E</text:p>
          </table:table-cell>
          <table:table-cell table:number-columns-repeated="2" office:value-type="string">
            <text:p>E</text:p>
          </table:table-cell>
          <table:table-cell/>
          <table:table-cell table:style-name="ce5" office:value-type="string">
            <text:p>E</text:p>
          </table:table-cell>
          <table:table-cell table:number-columns-repeated="2" office:value-type="string">
            <text:p>E</text:p>
          </table:table-cell>
          <table:table-cell table:number-columns-repeated="2" table:style-name="ce22" office:value-type="string">
            <text:p>E</text:p>
          </table:table-cell>
          <table:table-cell office:value-type="string">
            <text:p>E</text:p>
          </table:table-cell>
          <table:table-cell table:number-columns-repeated="3"/>
          <table:table-cell office:value-type="string">
            <text:p>E</text:p>
          </table:table-cell>
          <table:table-cell office:value-type="string">
            <text:p>ae</text:p>
          </table:table-cell>
          <table:table-cell table:style-name="Default" table:formula="of:=COUNTA([.AP125:.EY125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3"/>
          <table:table-cell table:number-columns-repeated="5"/>
          <table:table-cell/>
          <table:table-cell table:number-columns-repeated="5"/>
          <table:table-cell/>
          <table:table-cell table:number-columns-repeated="7"/>
          <table:table-cell/>
          <table:table-cell/>
          <table:table-cell table:number-columns-repeated="3"/>
          <table:table-cell table:number-columns-repeated="6"/>
          <table:table-cell/>
          <table:table-cell table:number-columns-repeated="22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5"/>
          <table:table-cell/>
          <table:table-cell table:number-columns-repeated="22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/>
          <table:table-cell table:number-columns-repeated="869"/>
        </table:table-row>
        <table:table-row table:style-name="ro6">
          <table:table-cell/>
          <table:table-cell table:style-name="Default" office:value-type="string">
            <text:p>ɛ̃</text:p>
          </table:table-cell>
          <table:table-cell office:value-type="string">
            <text:p>E~</text:p>
          </table:table-cell>
          <table:table-cell table:number-columns-repeated="8"/>
          <table:table-cell office:value-type="string">
            <text:p>E~</text:p>
          </table:table-cell>
          <table:table-cell table:number-columns-repeated="3"/>
          <table:table-cell table:style-name="ce6"/>
          <table:table-cell table:style-name="ce6" table:formula="of:=IF(NOT(ISBLANK([.Y126]));[.Y126];IF(NOT(ISBLANK([.AE126]));[.AE126];&quot;&quot;))" office:value-type="string" office:string-value="E~">
            <text:p>E~</text:p>
          </table:table-cell>
          <table:table-cell table:style-name="ce6"/>
          <table:table-cell table:style-name="ce18"/>
          <table:table-cell table:number-columns-repeated="5"/>
          <table:table-cell table:style-name="ce24"/>
          <table:table-cell table:style-name="ce24"/>
          <table:table-cell table:number-columns-repeated="3"/>
          <table:table-cell table:style-name="ce5" office:value-type="string">
            <text:p>E~</text:p>
          </table:table-cell>
          <table:table-cell office:value-type="string">
            <text:p>E~</text:p>
          </table:table-cell>
          <table:table-cell/>
          <table:table-cell table:style-name="ce22"/>
          <table:table-cell table:style-name="ce22" office:value-type="string">
            <text:p>E~</text:p>
          </table:table-cell>
          <table:table-cell table:number-columns-repeated="6"/>
          <table:table-cell table:style-name="Default" table:formula="of:=COUNTA([.AP126:.EY126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26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8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table:style-name="Default" office:value-type="string">
            <text:p>ɛ̃ː</text:p>
          </table:table-cell>
          <table:table-cell office:value-type="string">
            <text:p>E~:</text:p>
          </table:table-cell>
          <table:table-cell table:number-columns-repeated="12"/>
          <table:table-cell table:style-name="ce6"/>
          <table:table-cell table:style-name="ce6" table:formula="of:=IF(NOT(ISBLANK([.Y127]));[.Y127];IF(NOT(ISBLANK([.AE127]));[.AE127];&quot;&quot;))" office:value-type="string" office:string-value="E~:">
            <text:p>E~:</text:p>
          </table:table-cell>
          <table:table-cell table:style-name="ce6"/>
          <table:table-cell table:style-name="ce18"/>
          <table:table-cell table:number-columns-repeated="5"/>
          <table:table-cell table:style-name="ce24"/>
          <table:table-cell table:style-name="ce24"/>
          <table:table-cell table:number-columns-repeated="3"/>
          <table:table-cell table:style-name="ce5" office:value-type="string">
            <text:p>E~:</text:p>
          </table:table-cell>
          <table:table-cell office:value-type="string">
            <text:p>E~:</text:p>
          </table:table-cell>
          <table:table-cell/>
          <table:table-cell table:style-name="ce22"/>
          <table:table-cell table:style-name="ce22" office:value-type="string">
            <text:p>E~:</text:p>
          </table:table-cell>
          <table:table-cell table:number-columns-repeated="6"/>
          <table:table-cell table:style-name="Default" table:formula="of:=COUNTA([.AP127:.EY127])" office:value-type="float" office:value="10">
            <text:p>10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26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ɛː</text:p>
          </table:table-cell>
          <table:table-cell office:value-type="string">
            <text:p>E:</text:p>
          </table:table-cell>
          <table:table-cell table:number-columns-repeated="8"/>
          <table:table-cell office:value-type="string">
            <text:p>E:</text:p>
          </table:table-cell>
          <table:table-cell table:number-columns-repeated="3"/>
          <table:table-cell table:style-name="ce6" table:formula="of:=IF(NOT(ISBLANK([.S128]));[.S128];IF(NOT(ISBLANK([.T128]));[.T128];IF(NOT(ISBLANK([.U128]));[.U128];IF(NOT(ISBLANK([.AA128]));[.AA128];IF(NOT(ISBLANK([.AI128]));[.AI128];&quot;&quot;)))))" office:value-type="string" office:string-value="E:">
            <text:p>E:</text:p>
          </table:table-cell>
          <table:table-cell table:style-name="ce6" table:formula="of:=IF(NOT(ISBLANK([.Y128]));[.Y128];IF(NOT(ISBLANK([.AE128]));[.AE128];&quot;&quot;))" office:value-type="string" office:string-value="E:">
            <text:p>E:</text:p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office:value-type="string">
            <text:p>Eh</text:p>
          </table:table-cell>
          <table:table-cell table:style-name="ce26" office:value-type="string">
            <text:p>ae</text:p>
          </table:table-cell>
          <table:table-cell table:style-name="ce5" office:value-type="string">
            <text:p>E:</text:p>
          </table:table-cell>
          <table:table-cell table:number-columns-repeated="2" office:value-type="string">
            <text:p>E:</text:p>
          </table:table-cell>
          <table:table-cell table:number-columns-repeated="2" table:style-name="ce22" office:value-type="string">
            <text:p>E:</text:p>
          </table:table-cell>
          <table:table-cell office:value-type="string">
            <text:p>E:</text:p>
          </table:table-cell>
          <table:table-cell table:number-columns-repeated="3"/>
          <table:table-cell office:value-type="string">
            <text:p>E:</text:p>
          </table:table-cell>
          <table:table-cell/>
          <table:table-cell table:style-name="Default" table:formula="of:=COUNTA([.AP128:.EY128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 table:number-columns-repeated="2"/>
          <table:table-cell office:value-type="string">
            <text:p>E`</text:p>
          </table:table-cell>
          <table:table-cell office:value-type="string">
            <text:p>eir</text:p>
          </table:table-cell>
          <table:table-cell table:number-columns-repeated="11"/>
          <table:table-cell table:style-name="ce6" table:formula="of:=IF(NOT(ISBLANK([.S129]));[.S129];IF(NOT(ISBLANK([.T129]));[.T129];IF(NOT(ISBLANK([.U129]));[.U129];IF(NOT(ISBLANK([.AA129]));[.AA129];IF(NOT(ISBLANK([.AI129]));[.AI129];&quot;&quot;)))))">
            <text:p/>
          </table:table-cell>
          <table:table-cell table:style-name="ce6" table:formula="of:=IF(NOT(ISBLANK([.Y129]));[.Y129];IF(NOT(ISBLANK([.AE129]));[.AE129];&quot;&quot;))">
            <text:p/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129:.EY129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3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69"/>
        </table:table-row>
        <table:table-row table:style-name="ro7">
          <table:table-cell/>
          <table:table-cell office:value-type="string">
            <text:p>œ</text:p>
          </table:table-cell>
          <table:table-cell office:value-type="string">
            <text:p>9</text:p>
          </table:table-cell>
          <table:table-cell table:number-columns-repeated="2"/>
          <table:table-cell table:number-columns-repeated="2" office:value-type="string">
            <text:p>9</text:p>
          </table:table-cell>
          <table:table-cell table:number-columns-repeated="8"/>
          <table:table-cell table:style-name="ce6" table:formula="of:=IF(NOT(ISBLANK([.S130]));[.S130];IF(NOT(ISBLANK([.T130]));[.T130];IF(NOT(ISBLANK([.U130]));[.U130];IF(NOT(ISBLANK([.AA130]));[.AA130];IF(NOT(ISBLANK([.AI130]));[.AI130];&quot;&quot;)))))" office:value-type="string" office:string-value="9">
            <text:p>9</text:p>
          </table:table-cell>
          <table:table-cell table:style-name="ce6" table:formula="of:=IF(NOT(ISBLANK([.Y130]));[.Y130];IF(NOT(ISBLANK([.AE130]));[.AE130];&quot;&quot;))" office:value-type="float" office:value="9">
            <text:p>9</text:p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style-name="ce22" office:value-type="float" office:value="9">
            <text:p>9</text:p>
          </table:table-cell>
          <table:table-cell office:value-type="string">
            <text:p>P9</text:p>
          </table:table-cell>
          <table:table-cell table:number-columns-repeated="2" table:style-name="ce22" office:value-type="float" office:value="9">
            <text:p>9</text:p>
          </table:table-cell>
          <table:table-cell office:value-type="string">
            <text:p>9</text:p>
          </table:table-cell>
          <table:table-cell office:value-type="string">
            <text:p>P9</text:p>
          </table:table-cell>
          <table:table-cell office:value-type="string">
            <text:p>oe</text:p>
          </table:table-cell>
          <table:table-cell table:style-name="ce5" office:value-type="string">
            <text:p>9</text:p>
          </table:table-cell>
          <table:table-cell table:number-columns-repeated="2" office:value-type="string">
            <text:p>9</text:p>
          </table:table-cell>
          <table:table-cell table:number-columns-repeated="2" table:style-name="ce28" office:value-type="string">
            <text:p>9</text:p>
          </table:table-cell>
          <table:table-cell office:value-type="string">
            <text:p>9</text:p>
          </table:table-cell>
          <table:table-cell table:number-columns-repeated="3"/>
          <table:table-cell office:value-type="string">
            <text:p>9</text:p>
          </table:table-cell>
          <table:table-cell office:value-type="string">
            <text:p>oe</text:p>
          </table:table-cell>
          <table:table-cell table:style-name="Default" table:formula="of:=COUNTA([.AP130:.EY130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3"/>
          <table:table-cell table:number-columns-repeated="5"/>
          <table:table-cell/>
          <table:table-cell table:number-columns-repeated="5"/>
          <table:table-cell/>
          <table:table-cell table:number-columns-repeated="7"/>
          <table:table-cell/>
          <table:table-cell/>
          <table:table-cell table:number-columns-repeated="3"/>
          <table:table-cell table:number-columns-repeated="6"/>
          <table:table-cell/>
          <table:table-cell table:number-columns-repeated="22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5"/>
          <table:table-cell/>
          <table:table-cell table:number-columns-repeated="22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  <table:table-cell table:number-columns-repeated="869"/>
        </table:table-row>
        <table:table-row table:style-name="ro6">
          <table:table-cell/>
          <table:table-cell office:value-type="string">
            <text:p>œː</text:p>
          </table:table-cell>
          <table:table-cell office:value-type="string">
            <text:p>9:</text:p>
          </table:table-cell>
          <table:table-cell table:number-columns-repeated="12"/>
          <table:table-cell table:style-name="ce6" table:formula="of:=IF(NOT(ISBLANK([.S131]));[.S131];IF(NOT(ISBLANK([.T131]));[.T131];IF(NOT(ISBLANK([.U131]));[.U131];IF(NOT(ISBLANK([.AA131]));[.AA131];IF(NOT(ISBLANK([.AI131]));[.AI131];&quot;&quot;)))))">
            <text:p/>
          </table:table-cell>
          <table:table-cell table:style-name="ce6" table:formula="of:=IF(NOT(ISBLANK([.Y131]));[.Y131];IF(NOT(ISBLANK([.AE131]));[.AE131];&quot;&quot;))">
            <text:p/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3"/>
          <table:table-cell office:value-type="string">
            <text:p>9:</text:p>
          </table:table-cell>
          <table:table-cell/>
          <table:table-cell table:style-name="Default" table:formula="of:=COUNTA([.AP131:.EY131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ɜː</text:p>
          </table:table-cell>
          <table:table-cell office:value-type="string">
            <text:p>3:</text:p>
          </table:table-cell>
          <table:table-cell table:number-columns-repeated="12"/>
          <table:table-cell table:style-name="ce6" table:formula="of:=IF(NOT(ISBLANK([.S132]));[.S132];IF(NOT(ISBLANK([.T132]));[.T132];IF(NOT(ISBLANK([.U132]));[.U132];IF(NOT(ISBLANK([.AA132]));[.AA132];IF(NOT(ISBLANK([.AI132]));[.AI132];&quot;&quot;)))))" office:value-type="string" office:string-value="3:">
            <text:p>3:</text:p>
          </table:table-cell>
          <table:table-cell table:style-name="ce6" table:formula="of:=IF(NOT(ISBLANK([.Y132]));[.Y132];IF(NOT(ISBLANK([.AE132]));[.AE132];&quot;&quot;))">
            <text:p/>
          </table:table-cell>
          <table:table-cell table:number-columns-repeated="2" office:value-type="string">
            <text:p>3: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132:.EY132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ɝ</text:p>
          </table:table-cell>
          <table:table-cell office:value-type="string">
            <text:p>3`</text:p>
          </table:table-cell>
          <table:table-cell office:value-type="string">
            <text:p>@@r</text:p>
          </table:table-cell>
          <table:table-cell office:value-type="string">
            <text:p>er</text:p>
          </table:table-cell>
          <table:table-cell table:number-columns-repeated="2"/>
          <table:table-cell table:number-columns-repeated="2" office:value-type="string">
            <text:p>er</text:p>
          </table:table-cell>
          <table:table-cell table:number-columns-repeated="2" office:value-type="string">
            <text:p>ER</text:p>
          </table:table-cell>
          <table:table-cell/>
          <table:table-cell table:number-columns-repeated="2" office:value-type="string">
            <text:p>er</text:p>
          </table:table-cell>
          <table:table-cell/>
          <table:table-cell table:style-name="ce6" table:formula="of:=IF(NOT(ISBLANK([.S133]));[.S133];IF(NOT(ISBLANK([.T133]));[.T133];IF(NOT(ISBLANK([.U133]));[.U133];IF(NOT(ISBLANK([.AA133]));[.AA133];IF(NOT(ISBLANK([.AI133]));[.AI133];&quot;&quot;)))))">
            <text:p/>
          </table:table-cell>
          <table:table-cell table:style-name="ce6" table:formula="of:=IF(NOT(ISBLANK([.Y133]));[.Y133];IF(NOT(ISBLANK([.AE133]));[.AE133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133:.EY133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ɝː</text:p>
          </table:table-cell>
          <table:table-cell office:value-type="string">
            <text:p>3`:</text:p>
          </table:table-cell>
          <table:table-cell table:number-columns-repeated="12"/>
          <table:table-cell table:style-name="ce6" table:formula="of:=IF(NOT(ISBLANK([.S134]));[.S134];IF(NOT(ISBLANK([.T134]));[.T134];IF(NOT(ISBLANK([.U134]));[.U134];IF(NOT(ISBLANK([.AA134]));[.AA134];IF(NOT(ISBLANK([.AI134]));[.AI134];&quot;&quot;)))))">
            <text:p/>
          </table:table-cell>
          <table:table-cell table:style-name="ce6" table:formula="of:=IF(NOT(ISBLANK([.Y134]));[.Y134];IF(NOT(ISBLANK([.AE134]));[.AE134];&quot;&quot;))">
            <text:p/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134:.EY134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ʌ</text:p>
          </table:table-cell>
          <table:table-cell office:value-type="string">
            <text:p>V</text:p>
          </table:table-cell>
          <table:table-cell table:style-name="ce17" office:value-type="string">
            <text:p>uh</text:p>
          </table:table-cell>
          <table:table-cell office:value-type="string">
            <text:p>ah</text:p>
          </table:table-cell>
          <table:table-cell table:number-columns-repeated="2"/>
          <table:table-cell table:number-columns-repeated="2" office:value-type="string">
            <text:p>ah</text:p>
          </table:table-cell>
          <table:table-cell table:number-columns-repeated="2" office:value-type="string">
            <text:p>AH</text:p>
          </table:table-cell>
          <table:table-cell/>
          <table:table-cell table:number-columns-repeated="2" office:value-type="string">
            <text:p>ah</text:p>
          </table:table-cell>
          <table:table-cell/>
          <table:table-cell table:style-name="ce6" table:formula="of:=IF(NOT(ISBLANK([.S135]));[.S135];IF(NOT(ISBLANK([.T135]));[.T135];IF(NOT(ISBLANK([.U135]));[.U135];IF(NOT(ISBLANK([.AA135]));[.AA135];IF(NOT(ISBLANK([.AI135]));[.AI135];&quot;&quot;)))))" office:value-type="string" office:string-value="V">
            <text:p>V</text:p>
          </table:table-cell>
          <table:table-cell table:style-name="ce6" table:formula="of:=IF(NOT(ISBLANK([.Y135]));[.Y135];IF(NOT(ISBLANK([.AE135]));[.AE135];&quot;&quot;))">
            <text:p/>
          </table:table-cell>
          <table:table-cell table:style-name="ce6"/>
          <table:table-cell office:value-type="string">
            <text:p>V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style-name="ce17" table:number-columns-repeated="5"/>
          <table:table-cell table:style-name="Default" table:formula="of:=COUNTA([.AP135:.EY135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3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/>
          <table:table-cell office:value-type="string">
            <text:p>ɔ</text:p>
          </table:table-cell>
          <table:table-cell office:value-type="string">
            <text:p>O</text:p>
          </table:table-cell>
          <table:table-cell office:value-type="string">
            <text:p>oo</text:p>
          </table:table-cell>
          <table:table-cell office:value-type="string">
            <text:p>ao</text:p>
          </table:table-cell>
          <table:table-cell table:number-columns-repeated="2" office:value-type="string">
            <text:p>O</text:p>
          </table:table-cell>
          <table:table-cell office:value-type="string">
            <text:p>ao</text:p>
          </table:table-cell>
          <table:table-cell office:value-type="string">
            <text:p>ao</text:p>
          </table:table-cell>
          <table:table-cell table:number-columns-repeated="2" office:value-type="string">
            <text:p>AO</text:p>
          </table:table-cell>
          <table:table-cell office:value-type="string">
            <text:p>O</text:p>
          </table:table-cell>
          <table:table-cell office:value-type="string">
            <text:p>ao</text:p>
          </table:table-cell>
          <table:table-cell office:value-type="string">
            <text:p>ao</text:p>
          </table:table-cell>
          <table:table-cell office:value-type="string">
            <text:p>O</text:p>
          </table:table-cell>
          <table:table-cell table:style-name="ce6" table:formula="of:=IF(NOT(ISBLANK([.S136]));[.S136];IF(NOT(ISBLANK([.T136]));[.T136];IF(NOT(ISBLANK([.U136]));[.U136];IF(NOT(ISBLANK([.AA136]));[.AA136];IF(NOT(ISBLANK([.AI136]));[.AI136];&quot;&quot;)))))" office:value-type="string" office:string-value="O">
            <text:p>O</text:p>
          </table:table-cell>
          <table:table-cell table:style-name="ce6" table:formula="of:=IF(NOT(ISBLANK([.Y136]));[.Y136];IF(NOT(ISBLANK([.AE136]));[.AE136];&quot;&quot;))" office:value-type="string" office:string-value="O">
            <text:p>O</text:p>
          </table:table-cell>
          <table:table-cell table:style-name="ce6"/>
          <table:table-cell table:number-columns-repeated="2"/>
          <table:table-cell table:number-columns-repeated="4" office:value-type="string">
            <text:p>O</text:p>
          </table:table-cell>
          <table:table-cell table:number-columns-repeated="2" table:style-name="ce24" office:value-type="string">
            <text:p>O</text:p>
          </table:table-cell>
          <table:table-cell table:number-columns-repeated="2" office:value-type="string">
            <text:p>O</text:p>
          </table:table-cell>
          <table:table-cell table:style-name="ce26" office:value-type="string">
            <text:p>o</text:p>
          </table:table-cell>
          <table:table-cell table:style-name="ce5" office:value-type="string">
            <text:p>O</text:p>
          </table:table-cell>
          <table:table-cell table:number-columns-repeated="2" office:value-type="string">
            <text:p>O</text:p>
          </table:table-cell>
          <table:table-cell table:number-columns-repeated="2" table:style-name="ce22" office:value-type="string">
            <text:p>O</text:p>
          </table:table-cell>
          <table:table-cell table:number-columns-repeated="2"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office:value-type="string">
            <text:p>o</text:p>
          </table:table-cell>
          <table:table-cell table:style-name="Default" table:formula="of:=COUNTA([.AP136:.EY136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3"/>
          <table:table-cell table:number-columns-repeated="5"/>
          <table:table-cell/>
          <table:table-cell table:number-columns-repeated="5"/>
          <table:table-cell/>
          <table:table-cell table:number-columns-repeated="7"/>
          <table:table-cell/>
          <table:table-cell/>
          <table:table-cell table:number-columns-repeated="3"/>
          <table:table-cell table:number-columns-repeated="6"/>
          <table:table-cell/>
          <table:table-cell table:number-columns-repeated="43"/>
          <table:table-cell/>
          <table:table-cell table:number-columns-repeated="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3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  <table:table-cell table:number-columns-repeated="869"/>
        </table:table-row>
        <table:table-row table:style-name="ro6">
          <table:table-cell/>
          <table:table-cell office:value-type="string">
            <text:p>ɔː</text:p>
          </table:table-cell>
          <table:table-cell office:value-type="string">
            <text:p>O:</text:p>
          </table:table-cell>
          <table:table-cell table:style-name="ce17"/>
          <table:table-cell table:number-columns-repeated="7"/>
          <table:table-cell office:value-type="string">
            <text:p>O:</text:p>
          </table:table-cell>
          <table:table-cell table:number-columns-repeated="3"/>
          <table:table-cell table:style-name="ce6" table:formula="of:=IF(NOT(ISBLANK([.S137]));[.S137];IF(NOT(ISBLANK([.T137]));[.T137];IF(NOT(ISBLANK([.U137]));[.U137];IF(NOT(ISBLANK([.AA137]));[.AA137];IF(NOT(ISBLANK([.AI137]));[.AI137];&quot;&quot;)))))" office:value-type="string" office:string-value="O:">
            <text:p>O:</text:p>
          </table:table-cell>
          <table:table-cell table:style-name="ce6" table:formula="of:=IF(NOT(ISBLANK([.Y137]));[.Y137];IF(NOT(ISBLANK([.AE137]));[.AE137];&quot;&quot;))" office:value-type="string" office:string-value="O:">
            <text:p>O:</text:p>
          </table:table-cell>
          <table:table-cell table:style-name="ce6" office:value-type="string">
            <text:p>O:</text:p>
          </table:table-cell>
          <table:table-cell office:value-type="string">
            <text:p>O: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 office:value-type="string">
            <text:p>O:</text:p>
          </table:table-cell>
          <table:table-cell office:value-type="string">
            <text:p>O:</text:p>
          </table:table-cell>
          <table:table-cell/>
          <table:table-cell table:style-name="ce22" table:number-columns-repeated="2"/>
          <table:table-cell table:style-name="ce17"/>
          <table:table-cell office:value-type="string">
            <text:p>O:</text:p>
          </table:table-cell>
          <table:table-cell table:number-columns-repeated="4"/>
          <table:table-cell table:style-name="Default" table:formula="of:=COUNTA([.AP137:.EY137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ɔ̃</text:p>
          </table:table-cell>
          <table:table-cell office:value-type="string">
            <text:p>O~</text:p>
          </table:table-cell>
          <table:table-cell table:number-columns-repeated="8"/>
          <table:table-cell office:value-type="string">
            <text:p>O~</text:p>
          </table:table-cell>
          <table:table-cell table:number-columns-repeated="3"/>
          <table:table-cell table:style-name="ce6"/>
          <table:table-cell table:style-name="ce6" table:formula="of:=IF(NOT(ISBLANK([.Y138]));[.Y138];IF(NOT(ISBLANK([.AE138]));[.AE138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138:.EY138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5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3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 table:number-columns-repeated="2"/>
          <table:table-cell office:value-type="string">
            <text:p>O`</text:p>
          </table:table-cell>
          <table:table-cell table:style-name="ce17" office:value-type="string">
            <text:p>or</text:p>
          </table:table-cell>
          <table:table-cell table:number-columns-repeated="11"/>
          <table:table-cell table:style-name="ce6" table:formula="of:=IF(NOT(ISBLANK([.S139]));[.S139];IF(NOT(ISBLANK([.T139]));[.T139];IF(NOT(ISBLANK([.U139]));[.U139];IF(NOT(ISBLANK([.AA139]));[.AA139];IF(NOT(ISBLANK([.AI139]));[.AI139];&quot;&quot;)))))">
            <text:p/>
          </table:table-cell>
          <table:table-cell table:style-name="ce6" table:formula="of:=IF(NOT(ISBLANK([.Y139]));[.Y139];IF(NOT(ISBLANK([.AE139]));[.AE139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style-name="ce17" table:number-columns-repeated="5"/>
          <table:table-cell table:style-name="Default" table:formula="of:=COUNTA([.AP139:.EY139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85"/>
          <table:table-cell table:number-columns-repeated="3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3"/>
          <table:table-cell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æ</text:p>
          </table:table-cell>
          <table:table-cell office:value-type="string">
            <text:p>{</text:p>
          </table:table-cell>
          <table:table-cell table:style-name="ce17" office:value-type="string">
            <text:p>a</text:p>
          </table:table-cell>
          <table:table-cell office:value-type="string">
            <text:p>ae</text:p>
          </table:table-cell>
          <table:table-cell office:value-type="string">
            <text:p>{</text:p>
          </table:table-cell>
          <table:table-cell table:style-name="Default"/>
          <table:table-cell office:value-type="string">
            <text:p>ae</text:p>
          </table:table-cell>
          <table:table-cell office:value-type="string">
            <text:p>ae</text:p>
          </table:table-cell>
          <table:table-cell/>
          <table:table-cell office:value-type="string">
            <text:p>AE</text:p>
          </table:table-cell>
          <table:table-cell/>
          <table:table-cell office:value-type="string">
            <text:p>ae</text:p>
          </table:table-cell>
          <table:table-cell office:value-type="string">
            <text:p>ae</text:p>
          </table:table-cell>
          <table:table-cell/>
          <table:table-cell table:style-name="ce6" table:formula="of:=IF(NOT(ISBLANK([.S140]));[.S140];IF(NOT(ISBLANK([.T140]));[.T140];IF(NOT(ISBLANK([.U140]));[.U140];IF(NOT(ISBLANK([.AA140]));[.AA140];IF(NOT(ISBLANK([.AI140]));[.AI140];&quot;&quot;)))))" office:value-type="string" office:string-value="{">
            <text:p>{</text:p>
          </table:table-cell>
          <table:table-cell table:style-name="ce6" table:formula="of:=IF(NOT(ISBLANK([.Y140]));[.Y140];IF(NOT(ISBLANK([.AE140]));[.AE140];&quot;&quot;))">
            <text:p/>
          </table:table-cell>
          <table:table-cell table:style-name="ce6" office:value-type="string">
            <text:p>{</text:p>
          </table:table-cell>
          <table:table-cell office:value-type="string">
            <text:p>{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number-columns-repeated="2" office:value-type="string">
            <text:p>{</text:p>
          </table:table-cell>
          <table:table-cell/>
          <table:table-cell office:value-type="string">
            <text:p>{</text:p>
          </table:table-cell>
          <table:table-cell/>
          <table:table-cell table:style-name="Default" table:formula="of:=COUNTA([.AP140:.EY140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5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table:style-name="ce9" office:value-type="string">
            <text:p>ææ</text:p>
          </table:table-cell>
          <table:table-cell office:value-type="string">
            <text:p>{{</text:p>
          </table:table-cell>
          <table:table-cell table:style-name="ce17"/>
          <table:table-cell table:number-columns-repeated="11"/>
          <table:table-cell table:style-name="ce6" table:formula="of:=IF(NOT(ISBLANK([.S141]));[.S141];IF(NOT(ISBLANK([.T141]));[.T141];IF(NOT(ISBLANK([.U141]));[.U141];IF(NOT(ISBLANK([.AA141]));[.AA141];IF(NOT(ISBLANK([.AI141]));[.AI141];&quot;&quot;)))))">
            <text:p/>
          </table:table-cell>
          <table:table-cell table:style-name="ce6" table:formula="of:=IF(NOT(ISBLANK([.Y141]));[.Y141];IF(NOT(ISBLANK([.AE141]));[.AE141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/>
          <table:table-cell office:value-type="string">
            <text:p>{{</text:p>
          </table:table-cell>
          <table:table-cell table:number-columns-repeated="3"/>
          <table:table-cell table:style-name="Default" table:formula="of:=COUNTA([.AP141:.EY141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5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æː</text:p>
          </table:table-cell>
          <table:table-cell office:value-type="string">
            <text:p>{:</text:p>
          </table:table-cell>
          <table:table-cell table:style-name="ce17"/>
          <table:table-cell table:number-columns-repeated="11"/>
          <table:table-cell table:style-name="ce6" table:formula="of:=IF(NOT(ISBLANK([.S142]));[.S142];IF(NOT(ISBLANK([.T142]));[.T142];IF(NOT(ISBLANK([.U142]));[.U142];IF(NOT(ISBLANK([.AA142]));[.AA142];IF(NOT(ISBLANK([.AI142]));[.AI142];&quot;&quot;)))))">
            <text:p/>
          </table:table-cell>
          <table:table-cell table:style-name="ce6" table:formula="of:=IF(NOT(ISBLANK([.Y142]));[.Y142];IF(NOT(ISBLANK([.AE142]));[.AE142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office:value-type="string">
            <text:p>{:</text:p>
          </table:table-cell>
          <table:table-cell table:number-columns-repeated="2"/>
          <table:table-cell office:value-type="string">
            <text:p>{:</text:p>
          </table:table-cell>
          <table:table-cell/>
          <table:table-cell table:style-name="Default" table:formula="of:=COUNTA([.AP142:.EY142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 table:number-columns-repeated="2"/>
          <table:table-cell office:value-type="string">
            <text:p>{_r</text:p>
          </table:table-cell>
          <table:table-cell table:style-name="ce17" office:value-type="string">
            <text:p>eh</text:p>
          </table:table-cell>
          <table:table-cell table:number-columns-repeated="11"/>
          <table:table-cell table:style-name="ce6" table:formula="of:=IF(NOT(ISBLANK([.S143]));[.S143];IF(NOT(ISBLANK([.T143]));[.T143];IF(NOT(ISBLANK([.U143]));[.U143];IF(NOT(ISBLANK([.AA143]));[.AA143];IF(NOT(ISBLANK([.AI143]));[.AI143];&quot;&quot;)))))">
            <text:p/>
          </table:table-cell>
          <table:table-cell table:style-name="ce6" table:formula="of:=IF(NOT(ISBLANK([.Y143]));[.Y143];IF(NOT(ISBLANK([.AE143]));[.AE143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style-name="ce17" table:number-columns-repeated="5"/>
          <table:table-cell table:style-name="Default" table:formula="of:=COUNTA([.AP143:.EY143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3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3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69"/>
        </table:table-row>
        <table:table-row table:style-name="ro6">
          <table:table-cell/>
          <table:table-cell table:number-columns-repeated="2" office:value-type="string">
            <text:p>a</text:p>
          </table:table-cell>
          <table:table-cell table:number-columns-repeated="2"/>
          <table:table-cell table:number-columns-repeated="2" office:value-type="string">
            <text:p>a</text:p>
          </table:table-cell>
          <table:table-cell table:number-columns-repeated="7"/>
          <table:table-cell office:value-type="string">
            <text:p>a</text:p>
          </table:table-cell>
          <table:table-cell table:style-name="ce6" table:formula="of:=IF(NOT(ISBLANK([.S144]));[.S144];IF(NOT(ISBLANK([.T144]));[.T144];IF(NOT(ISBLANK([.U144]));[.U144];IF(NOT(ISBLANK([.AA144]));[.AA144];IF(NOT(ISBLANK([.AI144]));[.AI144];&quot;&quot;)))))" office:value-type="string" office:string-value="a">
            <text:p>a</text:p>
          </table:table-cell>
          <table:table-cell table:style-name="ce6" table:formula="of:=IF(NOT(ISBLANK([.Y144]));[.Y144];IF(NOT(ISBLANK([.AE144]));[.AE144];&quot;&quot;))" office:value-type="string" office:string-value="a">
            <text:p>a</text:p>
          </table:table-cell>
          <table:table-cell table:style-name="ce6" office:value-type="string">
            <text:p>a</text:p>
          </table:table-cell>
          <table:table-cell table:style-name="ce18"/>
          <table:table-cell table:number-columns-repeated="5" office:value-type="string">
            <text:p>a</text:p>
          </table:table-cell>
          <table:table-cell table:number-columns-repeated="2" table:style-name="ce24" office:value-type="string">
            <text:p>a</text:p>
          </table:table-cell>
          <table:table-cell table:number-columns-repeated="3" office:value-type="string">
            <text:p>a</text:p>
          </table:table-cell>
          <table:table-cell table:style-name="ce5" office:value-type="string">
            <text:p>a</text:p>
          </table:table-cell>
          <table:table-cell table:number-columns-repeated="2" office:value-type="string">
            <text:p>a</text:p>
          </table:table-cell>
          <table:table-cell table:number-columns-repeated="2" table:style-name="ce22" office:value-type="string">
            <text:p>a</text:p>
          </table:table-cell>
          <table:table-cell office:value-type="string">
            <text:p>a</text:p>
          </table:table-cell>
          <table:table-cell table:number-columns-repeated="2"/>
          <table:table-cell table:number-columns-repeated="3" office:value-type="string">
            <text:p>a</text:p>
          </table:table-cell>
          <table:table-cell table:style-name="Default" table:formula="of:=COUNTA([.AP144:.EY144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aː</text:p>
          </table:table-cell>
          <table:table-cell office:value-type="string">
            <text:p>a:</text:p>
          </table:table-cell>
          <table:table-cell table:number-columns-repeated="8"/>
          <table:table-cell office:value-type="string">
            <text:p>a</text:p>
          </table:table-cell>
          <table:table-cell table:number-columns-repeated="3"/>
          <table:table-cell table:style-name="ce6" table:formula="of:=IF(NOT(ISBLANK([.S145]));[.S145];IF(NOT(ISBLANK([.T145]));[.T145];IF(NOT(ISBLANK([.U145]));[.U145];IF(NOT(ISBLANK([.AA145]));[.AA145];IF(NOT(ISBLANK([.AI145]));[.AI145];&quot;&quot;)))))" office:value-type="string" office:string-value="a:">
            <text:p>a:</text:p>
          </table:table-cell>
          <table:table-cell table:style-name="ce6" table:formula="of:=IF(NOT(ISBLANK([.Y145]));[.Y145];IF(NOT(ISBLANK([.AE145]));[.AE145];&quot;&quot;))" office:value-type="string" office:string-value="a:">
            <text:p>a:</text:p>
          </table:table-cell>
          <table:table-cell table:style-name="ce6"/>
          <table:table-cell table:style-name="ce18"/>
          <table:table-cell table:number-columns-repeated="2"/>
          <table:table-cell table:number-columns-repeated="3"/>
          <table:table-cell table:style-name="ce24"/>
          <table:table-cell table:style-name="ce24"/>
          <table:table-cell/>
          <table:table-cell office:value-type="string">
            <text:p>ah</text:p>
          </table:table-cell>
          <table:table-cell office:value-type="string">
            <text:p>al</text:p>
          </table:table-cell>
          <table:table-cell table:style-name="ce5" office:value-type="string">
            <text:p>a:</text:p>
          </table:table-cell>
          <table:table-cell table:number-columns-repeated="2" office:value-type="string">
            <text:p>a:</text:p>
          </table:table-cell>
          <table:table-cell table:number-columns-repeated="2" table:style-name="ce22" office:value-type="string">
            <text:p>a:</text:p>
          </table:table-cell>
          <table:table-cell office:value-type="string">
            <text:p>a:</text:p>
          </table:table-cell>
          <table:table-cell table:number-columns-repeated="5"/>
          <table:table-cell table:style-name="Default" table:formula="of:=COUNTA([.AP145:.EY145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5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ã</text:p>
          </table:table-cell>
          <table:table-cell office:value-type="string">
            <text:p>a~</text:p>
          </table:table-cell>
          <table:table-cell table:style-name="ce17"/>
          <table:table-cell table:number-columns-repeated="7"/>
          <table:table-cell table:style-name="Default"/>
          <table:table-cell table:number-columns-repeated="3"/>
          <table:table-cell table:style-name="ce6" table:formula="of:=IF(NOT(ISBLANK([.S146]));[.S146];IF(NOT(ISBLANK([.T146]));[.T146];IF(NOT(ISBLANK([.U146]));[.U146];IF(NOT(ISBLANK([.AA146]));[.AA146];IF(NOT(ISBLANK([.AI146]));[.AI146];&quot;&quot;)))))" office:value-type="string" office:string-value="a~">
            <text:p>a~</text:p>
          </table:table-cell>
          <table:table-cell table:style-name="ce6" table:formula="of:=IF(NOT(ISBLANK([.Y146]));[.Y146];IF(NOT(ISBLANK([.AE146]));[.AE146];&quot;&quot;))" office:value-type="string" office:string-value="a~">
            <text:p>a~</text:p>
          </table:table-cell>
          <table:table-cell table:style-name="ce6"/>
          <table:table-cell table:style-name="ce18"/>
          <table:table-cell table:number-columns-repeated="2"/>
          <table:table-cell/>
          <table:table-cell office:value-type="string">
            <text:p>a~</text:p>
          </table:table-cell>
          <table:table-cell office:value-type="string">
            <text:p>Ahn</text:p>
          </table:table-cell>
          <table:table-cell table:number-columns-repeated="2" table:style-name="ce24" office:value-type="string">
            <text:p>a~</text:p>
          </table:table-cell>
          <table:table-cell office:value-type="string">
            <text:p>a~</text:p>
          </table:table-cell>
          <table:table-cell table:number-columns-repeated="2"/>
          <table:table-cell table:style-name="ce5" office:value-type="string">
            <text:p>a~</text:p>
          </table:table-cell>
          <table:table-cell table:number-columns-repeated="2" office:value-type="string">
            <text:p>a~</text:p>
          </table:table-cell>
          <table:table-cell table:number-columns-repeated="2" table:style-name="ce22" office:value-type="string">
            <text:p>a~</text:p>
          </table:table-cell>
          <table:table-cell table:style-name="ce17"/>
          <table:table-cell table:style-name="ce17" table:number-columns-repeated="5"/>
          <table:table-cell table:style-name="Default" table:formula="of:=COUNTA([.AP146:.EY146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ãː</text:p>
          </table:table-cell>
          <table:table-cell office:value-type="string">
            <text:p>a~:</text:p>
          </table:table-cell>
          <table:table-cell table:style-name="ce17"/>
          <table:table-cell table:number-columns-repeated="11"/>
          <table:table-cell table:style-name="ce6"/>
          <table:table-cell table:style-name="ce6" table:formula="of:=IF(NOT(ISBLANK([.Y147]));[.Y147];IF(NOT(ISBLANK([.AE147]));[.AE147];&quot;&quot;))" office:value-type="string" office:string-value="a~:">
            <text:p>a~:</text:p>
          </table:table-cell>
          <table:table-cell table:style-name="ce6"/>
          <table:table-cell table:style-name="ce18"/>
          <table:table-cell table:number-columns-repeated="5"/>
          <table:table-cell table:style-name="ce24"/>
          <table:table-cell table:style-name="ce24"/>
          <table:table-cell/>
          <table:table-cell office:value-type="string">
            <text:p>Ahn</text:p>
          </table:table-cell>
          <table:table-cell/>
          <table:table-cell table:style-name="ce5" office:value-type="string">
            <text:p>a~:</text:p>
          </table:table-cell>
          <table:table-cell table:number-columns-repeated="2" office:value-type="string">
            <text:p>a~:</text:p>
          </table:table-cell>
          <table:table-cell table:number-columns-repeated="2" table:style-name="ce22" office:value-type="string">
            <text:p>a~:</text:p>
          </table:table-cell>
          <table:table-cell table:style-name="ce17" table:number-columns-repeated="6"/>
          <table:table-cell table:style-name="Default" table:formula="of:=COUNTA([.AP147:.EY147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5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œ̃</text:p>
          </table:table-cell>
          <table:table-cell office:value-type="string">
            <text:p>9~</text:p>
          </table:table-cell>
          <table:table-cell table:number-columns-repeated="12"/>
          <table:table-cell table:style-name="ce6" table:formula="of:=IF(NOT(ISBLANK([.S148]));[.S148];IF(NOT(ISBLANK([.T148]));[.T148];IF(NOT(ISBLANK([.U148]));[.U148];IF(NOT(ISBLANK([.AA148]));[.AA148];IF(NOT(ISBLANK([.AI148]));[.AI148];&quot;&quot;)))))" office:value-type="string" office:string-value="9~">
            <text:p>9~</text:p>
          </table:table-cell>
          <table:table-cell table:style-name="ce6" table:formula="of:=IF(NOT(ISBLANK([.Y148]));[.Y148];IF(NOT(ISBLANK([.AE148]));[.AE148];&quot;&quot;))" office:value-type="string" office:string-value="9~">
            <text:p>9~</text:p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office:value-type="string">
            <text:p>9~</text:p>
          </table:table-cell>
          <table:table-cell office:value-type="string">
            <text:p>P9hn</text:p>
          </table:table-cell>
          <table:table-cell table:number-columns-repeated="2" table:style-name="ce22" office:value-type="string">
            <text:p>9~</text:p>
          </table:table-cell>
          <table:table-cell office:value-type="string">
            <text:p>9~</text:p>
          </table:table-cell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148:.EY148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26"/>
          <table:table-cell table:number-columns-repeated="2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ɑ</text:p>
          </table:table-cell>
          <table:table-cell office:value-type="string">
            <text:p>A</text:p>
          </table:table-cell>
          <table:table-cell office:value-type="string">
            <text:p>aa</text:p>
          </table:table-cell>
          <table:table-cell office:value-type="string">
            <text:p>aa</text:p>
          </table:table-cell>
          <table:table-cell table:number-columns-repeated="2"/>
          <table:table-cell office:value-type="string">
            <text:p>aa</text:p>
          </table:table-cell>
          <table:table-cell office:value-type="string">
            <text:p>aa</text:p>
          </table:table-cell>
          <table:table-cell/>
          <table:table-cell office:value-type="string">
            <text:p>AA</text:p>
          </table:table-cell>
          <table:table-cell office:value-type="string">
            <text:p>A</text:p>
          </table:table-cell>
          <table:table-cell office:value-type="string">
            <text:p>aa</text:p>
          </table:table-cell>
          <table:table-cell office:value-type="string">
            <text:p>aa</text:p>
          </table:table-cell>
          <table:table-cell/>
          <table:table-cell table:style-name="ce6" table:formula="of:=IF(NOT(ISBLANK([.S149]));[.S149];IF(NOT(ISBLANK([.T149]));[.T149];IF(NOT(ISBLANK([.U149]));[.U149];IF(NOT(ISBLANK([.AA149]));[.AA149];IF(NOT(ISBLANK([.AI149]));[.AI149];&quot;&quot;)))))" office:value-type="string" office:string-value="A">
            <text:p>A</text:p>
          </table:table-cell>
          <table:table-cell table:style-name="ce6" table:formula="of:=IF(NOT(ISBLANK([.Y149]));[.Y149];IF(NOT(ISBLANK([.AE149]));[.AE149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 office:value-type="string">
            <text:p>A</text:p>
          </table:table-cell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2" office:value-type="string">
            <text:p>A</text:p>
          </table:table-cell>
          <table:table-cell table:number-columns-repeated="3"/>
          <table:table-cell table:style-name="Default" table:formula="of:=COUNTA([.AP149:.EY149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table:style-name="ce9" office:value-type="string">
            <text:p>ɑɑ</text:p>
          </table:table-cell>
          <table:table-cell office:value-type="string">
            <text:p>AA</text:p>
          </table:table-cell>
          <table:table-cell table:number-columns-repeated="12"/>
          <table:table-cell table:style-name="ce6" table:formula="of:=IF(NOT(ISBLANK([.S150]));[.S150];IF(NOT(ISBLANK([.T150]));[.T150];IF(NOT(ISBLANK([.U150]));[.U150];IF(NOT(ISBLANK([.AA150]));[.AA150];IF(NOT(ISBLANK([.AI150]));[.AI150];&quot;&quot;)))))">
            <text:p/>
          </table:table-cell>
          <table:table-cell table:style-name="ce6" table:formula="of:=IF(NOT(ISBLANK([.Y150]));[.Y150];IF(NOT(ISBLANK([.AE150]));[.AE150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AA</text:p>
          </table:table-cell>
          <table:table-cell table:number-columns-repeated="3"/>
          <table:table-cell table:style-name="Default" table:formula="of:=COUNTA([.AP150:.EY150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ɑː</text:p>
          </table:table-cell>
          <table:table-cell office:value-type="string">
            <text:p>A:</text:p>
          </table:table-cell>
          <table:table-cell table:style-name="ce17"/>
          <table:table-cell/>
          <table:table-cell table:number-columns-repeated="2" office:value-type="string">
            <text:p>A:</text:p>
          </table:table-cell>
          <table:table-cell table:number-columns-repeated="8"/>
          <table:table-cell table:style-name="ce6" table:formula="of:=IF(NOT(ISBLANK([.S151]));[.S151];IF(NOT(ISBLANK([.T151]));[.T151];IF(NOT(ISBLANK([.U151]));[.U151];IF(NOT(ISBLANK([.AA151]));[.AA151];IF(NOT(ISBLANK([.AI151]));[.AI151];&quot;&quot;)))))" office:value-type="string" office:string-value="A:">
            <text:p>A:</text:p>
          </table:table-cell>
          <table:table-cell table:style-name="ce6" table:formula="of:=IF(NOT(ISBLANK([.Y151]));[.Y151];IF(NOT(ISBLANK([.AE151]));[.AE151];&quot;&quot;))">
            <text:p/>
          </table:table-cell>
          <table:table-cell table:style-name="ce6" office:value-type="string">
            <text:p>A:</text:p>
          </table:table-cell>
          <table:table-cell office:value-type="string">
            <text:p>A: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office:value-type="string">
            <text:p>A:</text:p>
          </table:table-cell>
          <table:table-cell table:number-columns-repeated="2"/>
          <table:table-cell office:value-type="string">
            <text:p>A:</text:p>
          </table:table-cell>
          <table:table-cell/>
          <table:table-cell table:style-name="Default" table:formula="of:=COUNTA([.AP151:.EY151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ɑ̃</text:p>
          </table:table-cell>
          <table:table-cell office:value-type="string">
            <text:p>A~</text:p>
          </table:table-cell>
          <table:table-cell table:style-name="ce17"/>
          <table:table-cell table:number-columns-repeated="7"/>
          <table:table-cell office:value-type="string">
            <text:p>A~</text:p>
          </table:table-cell>
          <table:table-cell table:number-columns-repeated="3"/>
          <table:table-cell table:style-name="ce6"/>
          <table:table-cell table:style-name="ce6" table:formula="of:=IF(NOT(ISBLANK([.Y152]));[.Y152];IF(NOT(ISBLANK([.AE152]));[.AE152];&quot;&quot;))">
            <text:p/>
          </table:table-cell>
          <table:table-cell table:style-name="ce6"/>
          <table:table-cell table:style-name="ce18"/>
          <table:table-cell table:number-columns-repeated="5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style-name="ce17" table:number-columns-repeated="6"/>
          <table:table-cell table:style-name="Default" table:formula="of:=COUNTA([.AP152:.EY152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5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ɑi</text:p>
          </table:table-cell>
          <table:table-cell table:style-name="ce15" office:value-type="string">
            <text:p>Ai</text:p>
          </table:table-cell>
          <table:table-cell table:style-name="ce17"/>
          <table:table-cell table:number-columns-repeated="11"/>
          <table:table-cell table:style-name="ce6" table:formula="of:=IF(NOT(ISBLANK([.S153]));[.S153];IF(NOT(ISBLANK([.T153]));[.T153];IF(NOT(ISBLANK([.U153]));[.U153];IF(NOT(ISBLANK([.AA153]));[.AA153];IF(NOT(ISBLANK([.AI153]));[.AI153];&quot;&quot;)))))">
            <text:p/>
          </table:table-cell>
          <table:table-cell table:style-name="ce6" table:formula="of:=IF(NOT(ISBLANK([.Y153]));[.Y153];IF(NOT(ISBLANK([.AE153]));[.AE153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style-name="ce15" office:value-type="string">
            <text:p>Ai</text:p>
          </table:table-cell>
          <table:table-cell table:style-name="ce15" table:number-columns-repeated="4"/>
          <table:table-cell table:style-name="Default" table:formula="of:=COUNTA([.AP153:.EY153])" office:value-type="float" office:value="11">
            <text:p>11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ɑʉ</text:p>
          </table:table-cell>
          <table:table-cell office:value-type="string">
            <text:p>A}</text:p>
          </table:table-cell>
          <table:table-cell table:style-name="ce17"/>
          <table:table-cell table:number-columns-repeated="11"/>
          <table:table-cell table:style-name="ce6" table:formula="of:=IF(NOT(ISBLANK([.S154]));[.S154];IF(NOT(ISBLANK([.T154]));[.T154];IF(NOT(ISBLANK([.U154]));[.U154];IF(NOT(ISBLANK([.AA154]));[.AA154];IF(NOT(ISBLANK([.AI154]));[.AI154];&quot;&quot;)))))">
            <text:p/>
          </table:table-cell>
          <table:table-cell table:style-name="ce6" table:formula="of:=IF(NOT(ISBLANK([.Y154]));[.Y154];IF(NOT(ISBLANK([.AE154]));[.AE154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office:value-type="string">
            <text:p>A}</text:p>
          </table:table-cell>
          <table:table-cell table:number-columns-repeated="4"/>
          <table:table-cell table:style-name="Default" table:formula="of:=COUNTA([.AP154:.EY154])" office:value-type="float" office:value="11">
            <text:p>11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"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table:number-columns-repeated="3" office:value-type="string">
            <text:p>1</text:p>
          </table:table-cell>
          <table:table-cell table:number-columns-repeated="870"/>
        </table:table-row>
        <table:table-row table:style-name="ro6">
          <table:table-cell table:number-columns-repeated="2"/>
          <table:table-cell office:value-type="string">
            <text:p>A`</text:p>
          </table:table-cell>
          <table:table-cell table:style-name="ce17" office:value-type="string">
            <text:p>ar</text:p>
          </table:table-cell>
          <table:table-cell table:number-columns-repeated="11"/>
          <table:table-cell table:style-name="ce6" table:formula="of:=IF(NOT(ISBLANK([.S155]));[.S155];IF(NOT(ISBLANK([.T155]));[.T155];IF(NOT(ISBLANK([.U155]));[.U155];IF(NOT(ISBLANK([.AA155]));[.AA155];IF(NOT(ISBLANK([.AI155]));[.AI155];&quot;&quot;)))))">
            <text:p/>
          </table:table-cell>
          <table:table-cell table:style-name="ce6" table:formula="of:=IF(NOT(ISBLANK([.Y155]));[.Y155];IF(NOT(ISBLANK([.AE155]));[.AE155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style-name="ce17" table:number-columns-repeated="5"/>
          <table:table-cell table:style-name="Default" table:formula="of:=COUNTA([.AP155:.EY155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85"/>
          <table:table-cell table:number-columns-repeated="4"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69"/>
        </table:table-row>
        <table:table-row table:style-name="ro6">
          <table:table-cell/>
          <table:table-cell office:value-type="string">
            <text:p>ɒ </text:p>
          </table:table-cell>
          <table:table-cell office:value-type="string">
            <text:p>Q</text:p>
          </table:table-cell>
          <table:table-cell table:number-columns-repeated="12"/>
          <table:table-cell table:style-name="ce6" table:formula="of:=IF(NOT(ISBLANK([.S156]));[.S156];IF(NOT(ISBLANK([.T156]));[.T156];IF(NOT(ISBLANK([.U156]));[.U156];IF(NOT(ISBLANK([.AA156]));[.AA156];IF(NOT(ISBLANK([.AI156]));[.AI156];&quot;&quot;)))))" office:value-type="string" office:string-value="Q">
            <text:p>Q</text:p>
          </table:table-cell>
          <table:table-cell table:style-name="ce6" table:formula="of:=IF(NOT(ISBLANK([.Y156]));[.Y156];IF(NOT(ISBLANK([.AE156]));[.AE156];&quot;&quot;))">
            <text:p/>
          </table:table-cell>
          <table:table-cell table:style-name="ce6" office:value-type="string">
            <text:p>Q</text:p>
          </table:table-cell>
          <table:table-cell office:value-type="string">
            <text:p>Q</text:p>
          </table:table-cell>
          <table:table-cell table:number-columns-repeated="2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156:.EY156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871"/>
        </table:table-row>
        <table:table-row table:style-name="ro7">
          <table:table-cell/>
          <table:table-cell table:style-name="ce14" office:value-type="string">
            <text:p>ɐ</text:p>
          </table:table-cell>
          <table:table-cell table:style-name="ce16" office:value-type="float" office:value="6">
            <text:p>6</text:p>
          </table:table-cell>
          <table:table-cell table:number-columns-repeated="12"/>
          <table:table-cell table:style-name="ce6"/>
          <table:table-cell table:style-name="ce6" table:formula="of:=IF(NOT(ISBLANK([.Y157]));[.Y157];IF(NOT(ISBLANK([.AE157]));[.AE157];&quot;&quot;))" office:value-type="string" office:string-value="6">
            <text:p>6</text:p>
          </table:table-cell>
          <table:table-cell table:style-name="ce6"/>
          <table:table-cell table:number-columns-repeated="6"/>
          <table:table-cell table:number-columns-repeated="2" table:style-name="ce24" office:value-type="string">
            <text:p>6</text:p>
          </table:table-cell>
          <table:table-cell/>
          <table:table-cell office:value-type="string">
            <text:p>P6</text:p>
          </table:table-cell>
          <table:table-cell table:style-name="ce26" office:value-type="string">
            <text:p>atu</text:p>
          </table:table-cell>
          <table:table-cell table:style-name="ce5" office:value-type="string">
            <text:p>6</text:p>
          </table:table-cell>
          <table:table-cell table:number-columns-repeated="2" office:value-type="string">
            <text:p>6</text:p>
          </table:table-cell>
          <table:table-cell table:number-columns-repeated="2" table:style-name="ce28" office:value-type="string">
            <text:p>6</text:p>
          </table:table-cell>
          <table:table-cell table:number-columns-repeated="6"/>
          <table:table-cell table:style-name="Default" table:formula="of:=COUNTA([.AP157:.EY157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8"/>
          <table:table-cell office:value-type="string">
            <text:p>1</text:p>
          </table:table-cell>
          <table:table-cell table:number-columns-repeated="869"/>
        </table:table-row>
        <table:table-row table:style-name="ro6">
          <table:table-cell office:value-type="string">
            <text:p>Diphthongs</text:p>
          </table:table-cell>
          <table:table-cell office:value-type="string">
            <text:p>ai</text:p>
          </table:table-cell>
          <table:table-cell office:value-type="string">
            <text:p>ai</text:p>
          </table:table-cell>
          <table:table-cell table:number-columns-repeated="12"/>
          <table:table-cell table:style-name="ce6"/>
          <table:table-cell table:style-name="ce6" table:formula="of:=IF(NOT(ISBLANK([.Y158]));[.Y158];IF(NOT(ISBLANK([.AE158]));[.AE158];&quot;&quot;))">
            <text:p/>
          </table:table-cell>
          <table:table-cell table:style-name="ce6" office:value-type="string">
            <text:p>ai</text:p>
          </table:table-cell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158:.EY158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2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table:number-columns-repeated="2" office:value-type="string">
            <text:p>au</text:p>
          </table:table-cell>
          <table:table-cell table:number-columns-repeated="12"/>
          <table:table-cell table:style-name="ce6"/>
          <table:table-cell table:style-name="ce6" table:formula="of:=IF(NOT(ISBLANK([.Y159]));[.Y159];IF(NOT(ISBLANK([.AE159]));[.AE159];&quot;&quot;))">
            <text:p/>
          </table:table-cell>
          <table:table-cell table:style-name="ce6" office:value-type="string">
            <text:p>au</text:p>
          </table:table-cell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159:.EY159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1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 table:style-name="Default"/>
          <table:table-cell office:value-type="string">
            <text:p>iə</text:p>
          </table:table-cell>
          <table:table-cell office:value-type="string">
            <text:p>i@</text:p>
          </table:table-cell>
          <table:table-cell table:number-columns-repeated="2"/>
          <table:table-cell office:value-type="string">
            <text:p>i@</text:p>
          </table:table-cell>
          <table:table-cell table:number-columns-repeated="9"/>
          <table:table-cell table:style-name="ce6"/>
          <table:table-cell table:style-name="ce6" table:formula="of:=IF(NOT(ISBLANK([.Y160]));[.Y160];IF(NOT(ISBLANK([.AE160]));[.AE160];&quot;&quot;))">
            <text:p/>
          </table:table-cell>
          <table:table-cell table:style-name="ce6" office:value-type="string">
            <text:p>i@</text:p>
          </table:table-cell>
          <table:table-cell table:number-columns-repeated="6"/>
          <table:table-cell table:style-name="ce24"/>
          <table:table-cell table:style-name="ce24"/>
          <table:table-cell table:number-columns-repeated="2"/>
          <table:table-cell table:style-name="ce27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160:.EY160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 table:style-name="Default"/>
          <table:table-cell office:value-type="string">
            <text:p>iːɐ</text:p>
          </table:table-cell>
          <table:table-cell office:value-type="string">
            <text:p>i:6</text:p>
          </table:table-cell>
          <table:table-cell table:number-columns-repeated="12"/>
          <table:table-cell table:style-name="ce6" table:formula="of:=IF(NOT(ISBLANK([.S161]));[.S161];IF(NOT(ISBLANK([.T161]));[.T161];IF(NOT(ISBLANK([.U161]));[.U161];IF(NOT(ISBLANK([.AA161]));[.AA161];IF(NOT(ISBLANK([.AI161]));[.AI161];&quot;&quot;)))))" office:value-type="string" office:string-value="i:6">
            <text:p>i:6</text:p>
          </table:table-cell>
          <table:table-cell table:style-name="ce6" table:formula="of:=IF(NOT(ISBLANK([.Y161]));[.Y161];IF(NOT(ISBLANK([.AE161]));[.AE161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/>
          <table:table-cell table:style-name="ce27"/>
          <table:table-cell table:style-name="ce5" office:value-type="string">
            <text:p>i:6</text:p>
          </table:table-cell>
          <table:table-cell/>
          <table:table-cell/>
          <table:table-cell table:style-name="ce22" table:number-columns-repeated="2"/>
          <table:table-cell office:value-type="string">
            <text:p>i:6</text:p>
          </table:table-cell>
          <table:table-cell table:number-columns-repeated="5"/>
          <table:table-cell table:style-name="Default" table:formula="of:=COUNTA([.AP161:.EY161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30"/>
          <table:table-cell office:value-type="string">
            <text:p>1</text:p>
          </table:table-cell>
          <table:table-cell table:number-columns-repeated="872"/>
        </table:table-row>
        <table:table-row table:style-name="ro7">
          <table:table-cell/>
          <table:table-cell table:style-name="ce11" office:value-type="string">
            <text:p>yːɐ</text:p>
          </table:table-cell>
          <table:table-cell office:value-type="string">
            <text:p>y:6</text:p>
          </table:table-cell>
          <table:table-cell table:number-columns-repeated="12"/>
          <table:table-cell table:style-name="ce6" table:formula="of:=IF(NOT(ISBLANK([.S162]));[.S162];IF(NOT(ISBLANK([.T162]));[.T162];IF(NOT(ISBLANK([.U162]));[.U162];IF(NOT(ISBLANK([.AA162]));[.AA162];IF(NOT(ISBLANK([.AI162]));[.AI162];&quot;&quot;)))))" office:value-type="string" office:string-value="y:6">
            <text:p>y:6</text:p>
          </table:table-cell>
          <table:table-cell table:style-name="ce6" table:formula="of:=IF(NOT(ISBLANK([.Y162]));[.Y162];IF(NOT(ISBLANK([.AE162]));[.AE162];&quot;&quot;))">
            <text:p/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/>
          <table:table-cell/>
          <table:table-cell table:style-name="ce27"/>
          <table:table-cell table:style-name="ce5" office:value-type="string">
            <text:p>y:6</text:p>
          </table:table-cell>
          <table:table-cell/>
          <table:table-cell/>
          <table:table-cell table:style-name="ce22" table:number-columns-repeated="2"/>
          <table:table-cell office:value-type="string">
            <text:p>y:6</text:p>
          </table:table-cell>
          <table:table-cell table:number-columns-repeated="5"/>
          <table:table-cell table:style-name="Default" table:formula="of:=COUNTA([.AP162:.EY162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2"/>
        </table:table-row>
        <table:table-row table:style-name="ro7">
          <table:table-cell/>
          <table:table-cell table:style-name="ce11" office:value-type="string">
            <text:p>uə</text:p>
          </table:table-cell>
          <table:table-cell office:value-type="string">
            <text:p>u@</text:p>
          </table:table-cell>
          <table:table-cell table:number-columns-repeated="2"/>
          <table:table-cell office:value-type="string">
            <text:p>u@</text:p>
          </table:table-cell>
          <table:table-cell table:number-columns-repeated="9"/>
          <table:table-cell table:style-name="ce6"/>
          <table:table-cell table:style-name="ce6" table:formula="of:=IF(NOT(ISBLANK([.Y163]));[.Y163];IF(NOT(ISBLANK([.AE163]));[.AE163];&quot;&quot;))">
            <text:p/>
          </table:table-cell>
          <table:table-cell table:style-name="ce6" office:value-type="string">
            <text:p>u@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2"/>
          <table:table-cell table:style-name="ce22"/>
          <table:table-cell table:number-columns-repeated="2"/>
          <table:table-cell table:style-name="ce27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163:.EY163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8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uːɐ</text:p>
          </table:table-cell>
          <table:table-cell office:value-type="string">
            <text:p>u:6</text:p>
          </table:table-cell>
          <table:table-cell table:number-columns-repeated="12"/>
          <table:table-cell table:style-name="ce6" table:formula="of:=IF(NOT(ISBLANK([.S164]));[.S164];IF(NOT(ISBLANK([.T164]));[.T164];IF(NOT(ISBLANK([.U164]));[.U164];IF(NOT(ISBLANK([.AA164]));[.AA164];IF(NOT(ISBLANK([.AI164]));[.AI164];&quot;&quot;)))))" office:value-type="string" office:string-value="u:6">
            <text:p>u:6</text:p>
          </table:table-cell>
          <table:table-cell table:style-name="ce6" table:formula="of:=IF(NOT(ISBLANK([.Y164]));[.Y164];IF(NOT(ISBLANK([.AE164]));[.AE164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/>
          <table:table-cell table:style-name="ce27"/>
          <table:table-cell table:style-name="ce5" office:value-type="string">
            <text:p>u:6</text:p>
          </table:table-cell>
          <table:table-cell/>
          <table:table-cell/>
          <table:table-cell table:style-name="ce22" table:number-columns-repeated="2"/>
          <table:table-cell office:value-type="string">
            <text:p>u:6</text:p>
          </table:table-cell>
          <table:table-cell table:number-columns-repeated="5"/>
          <table:table-cell table:style-name="Default" table:formula="of:=COUNTA([.AP164:.EY164])" office:value-type="float" office:value="3">
            <text:p>3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2"/>
        </table:table-row>
        <table:table-row table:style-name="ro7">
          <table:table-cell/>
          <table:table-cell table:style-name="ce11" office:value-type="string">
            <text:p>ɪɐ</text:p>
          </table:table-cell>
          <table:table-cell office:value-type="string">
            <text:p>I6</text:p>
          </table:table-cell>
          <table:table-cell table:number-columns-repeated="12"/>
          <table:table-cell table:style-name="ce6" table:formula="of:=IF(NOT(ISBLANK([.S165]));[.S165];IF(NOT(ISBLANK([.T165]));[.T165];IF(NOT(ISBLANK([.U165]));[.U165];IF(NOT(ISBLANK([.AA165]));[.AA165];IF(NOT(ISBLANK([.AI165]));[.AI165];&quot;&quot;)))))" office:value-type="string" office:string-value="I6">
            <text:p>I6</text:p>
          </table:table-cell>
          <table:table-cell table:style-name="ce6" table:formula="of:=IF(NOT(ISBLANK([.Y165]));[.Y165];IF(NOT(ISBLANK([.AE165]));[.AE165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/>
          <table:table-cell table:style-name="ce27"/>
          <table:table-cell table:style-name="ce5" office:value-type="string">
            <text:p>I6</text:p>
          </table:table-cell>
          <table:table-cell/>
          <table:table-cell/>
          <table:table-cell table:style-name="ce22" table:number-columns-repeated="2"/>
          <table:table-cell office:value-type="string">
            <text:p>I6</text:p>
          </table:table-cell>
          <table:table-cell table:number-columns-repeated="5"/>
          <table:table-cell table:style-name="Default" table:formula="of:=COUNTA([.AP165:.EY165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0"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ɪə</text:p>
          </table:table-cell>
          <table:table-cell office:value-type="string">
            <text:p>I@</text:p>
          </table:table-cell>
          <table:table-cell table:number-columns-repeated="12"/>
          <table:table-cell table:style-name="ce6" table:formula="of:=IF(NOT(ISBLANK([.S166]));[.S166];IF(NOT(ISBLANK([.T166]));[.T166];IF(NOT(ISBLANK([.U166]));[.U166];IF(NOT(ISBLANK([.AA166]));[.AA166];IF(NOT(ISBLANK([.AI166]));[.AI166];&quot;&quot;)))))" office:value-type="string" office:string-value="I@">
            <text:p>I@</text:p>
          </table:table-cell>
          <table:table-cell table:style-name="ce6" table:formula="of:=IF(NOT(ISBLANK([.Y166]));[.Y166];IF(NOT(ISBLANK([.AE166]));[.AE166];&quot;&quot;))">
            <text:p/>
          </table:table-cell>
          <table:table-cell table:style-name="ce6"/>
          <table:table-cell office:value-type="string">
            <text:p>I@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/>
          <table:table-cell table:style-name="ce27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166:.EY166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0"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2"/>
        </table:table-row>
        <table:table-row table:style-name="ro7">
          <table:table-cell/>
          <table:table-cell table:style-name="ce11" office:value-type="string">
            <text:p>ʊɐ</text:p>
          </table:table-cell>
          <table:table-cell office:value-type="string">
            <text:p>U6</text:p>
          </table:table-cell>
          <table:table-cell table:number-columns-repeated="12"/>
          <table:table-cell table:style-name="ce6" table:formula="of:=IF(NOT(ISBLANK([.S167]));[.S167];IF(NOT(ISBLANK([.T167]));[.T167];IF(NOT(ISBLANK([.U167]));[.U167];IF(NOT(ISBLANK([.AA167]));[.AA167];IF(NOT(ISBLANK([.AI167]));[.AI167];&quot;&quot;)))))" office:value-type="string" office:string-value="U6">
            <text:p>U6</text:p>
          </table:table-cell>
          <table:table-cell table:style-name="ce6" table:formula="of:=IF(NOT(ISBLANK([.Y167]));[.Y167];IF(NOT(ISBLANK([.AE167]));[.AE167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 office:value-type="string">
            <text:p>U6</text:p>
          </table:table-cell>
          <table:table-cell/>
          <table:table-cell/>
          <table:table-cell table:style-name="ce22" table:number-columns-repeated="2"/>
          <table:table-cell office:value-type="string">
            <text:p>U6</text:p>
          </table:table-cell>
          <table:table-cell table:number-columns-repeated="5"/>
          <table:table-cell table:style-name="Default" table:formula="of:=COUNTA([.AP167:.EY167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4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ʊə</text:p>
          </table:table-cell>
          <table:table-cell office:value-type="string">
            <text:p>U@</text:p>
          </table:table-cell>
          <table:table-cell table:number-columns-repeated="12"/>
          <table:table-cell table:style-name="ce6" table:formula="of:=IF(NOT(ISBLANK([.S168]));[.S168];IF(NOT(ISBLANK([.T168]));[.T168];IF(NOT(ISBLANK([.U168]));[.U168];IF(NOT(ISBLANK([.AA168]));[.AA168];IF(NOT(ISBLANK([.AI168]));[.AI168];&quot;&quot;)))))" office:value-type="string" office:string-value="U@">
            <text:p>U@</text:p>
          </table:table-cell>
          <table:table-cell table:style-name="ce6" table:formula="of:=IF(NOT(ISBLANK([.Y168]));[.Y168];IF(NOT(ISBLANK([.AE168]));[.AE168];&quot;&quot;))">
            <text:p/>
          </table:table-cell>
          <table:table-cell table:style-name="ce6"/>
          <table:table-cell office:value-type="string">
            <text:p>U@</text:p>
          </table:table-cell>
          <table:table-cell table:number-columns-repeated="2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168:.EY168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4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eːɐ</text:p>
          </table:table-cell>
          <table:table-cell office:value-type="string">
            <text:p>e:6</text:p>
          </table:table-cell>
          <table:table-cell table:number-columns-repeated="12"/>
          <table:table-cell table:style-name="ce6" table:formula="of:=IF(NOT(ISBLANK([.S169]));[.S169];IF(NOT(ISBLANK([.T169]));[.T169];IF(NOT(ISBLANK([.U169]));[.U169];IF(NOT(ISBLANK([.AA169]));[.AA169];IF(NOT(ISBLANK([.AI169]));[.AI169];&quot;&quot;)))))" office:value-type="string" office:string-value="e:6">
            <text:p>e:6</text:p>
          </table:table-cell>
          <table:table-cell table:style-name="ce6" table:formula="of:=IF(NOT(ISBLANK([.Y169]));[.Y169];IF(NOT(ISBLANK([.AE169]));[.AE169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 office:value-type="string">
            <text:p>e:6</text:p>
          </table:table-cell>
          <table:table-cell/>
          <table:table-cell/>
          <table:table-cell table:style-name="ce22" table:number-columns-repeated="2"/>
          <table:table-cell office:value-type="string">
            <text:p>e:6</text:p>
          </table:table-cell>
          <table:table-cell table:number-columns-repeated="5"/>
          <table:table-cell table:style-name="Default" table:formula="of:=COUNTA([.AP169:.EY169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eə</text:p>
          </table:table-cell>
          <table:table-cell office:value-type="string">
            <text:p>e@</text:p>
          </table:table-cell>
          <table:table-cell table:style-name="ce17"/>
          <table:table-cell table:number-columns-repeated="11"/>
          <table:table-cell table:style-name="ce6" table:formula="of:=IF(NOT(ISBLANK([.S170]));[.S170];IF(NOT(ISBLANK([.T170]));[.T170];IF(NOT(ISBLANK([.U170]));[.U170];IF(NOT(ISBLANK([.AA170]));[.AA170];IF(NOT(ISBLANK([.AI170]));[.AI170];&quot;&quot;)))))" office:value-type="string" office:string-value="e@">
            <text:p>e@</text:p>
          </table:table-cell>
          <table:table-cell table:style-name="ce6" table:formula="of:=IF(NOT(ISBLANK([.Y170]));[.Y170];IF(NOT(ISBLANK([.AE170]));[.AE170];&quot;&quot;))">
            <text:p/>
          </table:table-cell>
          <table:table-cell table:style-name="ce6" office:value-type="string">
            <text:p>e@</text:p>
          </table:table-cell>
          <table:table-cell office:value-type="string">
            <text:p>e@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17"/>
          <table:table-cell/>
          <table:table-cell/>
          <table:table-cell table:style-name="ce22" table:number-columns-repeated="2"/>
          <table:table-cell table:style-name="ce17"/>
          <table:table-cell table:style-name="ce17" table:number-columns-repeated="5"/>
          <table:table-cell table:style-name="Default" table:formula="of:=COUNTA([.AP170:.EY170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eɪ</text:p>
          </table:table-cell>
          <table:table-cell office:value-type="string">
            <text:p>eI</text:p>
          </table:table-cell>
          <table:table-cell/>
          <table:table-cell office:value-type="string">
            <text:p>ey</text:p>
          </table:table-cell>
          <table:table-cell table:number-columns-repeated="2"/>
          <table:table-cell office:value-type="string">
            <text:p>ey</text:p>
          </table:table-cell>
          <table:table-cell office:value-type="string">
            <text:p>ey</text:p>
          </table:table-cell>
          <table:table-cell table:number-columns-repeated="2" office:value-type="string">
            <text:p>EY</text:p>
          </table:table-cell>
          <table:table-cell/>
          <table:table-cell office:value-type="string">
            <text:p>ey</text:p>
          </table:table-cell>
          <table:table-cell office:value-type="string">
            <text:p>ey</text:p>
          </table:table-cell>
          <table:table-cell/>
          <table:table-cell table:style-name="ce6" table:formula="of:=IF(NOT(ISBLANK([.S171]));[.S171];IF(NOT(ISBLANK([.T171]));[.T171];IF(NOT(ISBLANK([.U171]));[.U171];IF(NOT(ISBLANK([.AA171]));[.AA171];IF(NOT(ISBLANK([.AI171]));[.AI171];&quot;&quot;)))))" office:value-type="string" office:string-value="eI">
            <text:p>eI</text:p>
          </table:table-cell>
          <table:table-cell table:style-name="ce6" table:formula="of:=IF(NOT(ISBLANK([.Y171]));[.Y171];IF(NOT(ISBLANK([.AE171]));[.AE171];&quot;&quot;))">
            <text:p/>
          </table:table-cell>
          <table:table-cell table:style-name="ce6"/>
          <table:table-cell office:value-type="string">
            <text:p>eI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171:.EY171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8"/>
          <table:table-cell office:value-type="string">
            <text:p>1</text:p>
          </table:table-cell>
          <table:table-cell table:number-columns-repeated="872"/>
        </table:table-row>
        <table:table-row table:style-name="ro7">
          <table:table-cell/>
          <table:table-cell table:style-name="ce11" office:value-type="string">
            <text:p>øːɐ</text:p>
          </table:table-cell>
          <table:table-cell office:value-type="string">
            <text:p>2:6</text:p>
          </table:table-cell>
          <table:table-cell table:number-columns-repeated="12"/>
          <table:table-cell table:style-name="ce6" table:formula="of:=IF(NOT(ISBLANK([.S172]));[.S172];IF(NOT(ISBLANK([.T172]));[.T172];IF(NOT(ISBLANK([.U172]));[.U172];IF(NOT(ISBLANK([.AA172]));[.AA172];IF(NOT(ISBLANK([.AI172]));[.AI172];&quot;&quot;)))))" office:value-type="string" office:string-value="2:6">
            <text:p>2:6</text:p>
          </table:table-cell>
          <table:table-cell table:style-name="ce6" table:formula="of:=IF(NOT(ISBLANK([.Y172]));[.Y172];IF(NOT(ISBLANK([.AE172]));[.AE172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 office:value-type="string">
            <text:p>2:6</text:p>
          </table:table-cell>
          <table:table-cell/>
          <table:table-cell/>
          <table:table-cell table:style-name="ce22" table:number-columns-repeated="2"/>
          <table:table-cell office:value-type="string">
            <text:p>2:6</text:p>
          </table:table-cell>
          <table:table-cell table:number-columns-repeated="5"/>
          <table:table-cell table:style-name="Default" table:formula="of:=COUNTA([.AP172:.EY172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2"/>
        </table:table-row>
        <table:table-row table:style-name="ro7">
          <table:table-cell/>
          <table:table-cell table:style-name="ce11" office:value-type="string">
            <text:p>øy</text:p>
          </table:table-cell>
          <table:table-cell office:value-type="string">
            <text:p>2y</text:p>
          </table:table-cell>
          <table:table-cell table:number-columns-repeated="12"/>
          <table:table-cell table:style-name="ce6" table:formula="of:=IF(NOT(ISBLANK([.S173]));[.S173];IF(NOT(ISBLANK([.T173]));[.T173];IF(NOT(ISBLANK([.U173]));[.U173];IF(NOT(ISBLANK([.AA173]));[.AA173];IF(NOT(ISBLANK([.AI173]));[.AI173];&quot;&quot;)))))">
            <text:p/>
          </table:table-cell>
          <table:table-cell table:style-name="ce6" table:formula="of:=IF(NOT(ISBLANK([.Y173]));[.Y173];IF(NOT(ISBLANK([.AE173]));[.AE173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office:value-type="string">
            <text:p>2y</text:p>
          </table:table-cell>
          <table:table-cell table:number-columns-repeated="4"/>
          <table:table-cell table:style-name="Default" table:formula="of:=COUNTA([.AP173:.EY173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45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oːɐ</text:p>
          </table:table-cell>
          <table:table-cell office:value-type="string">
            <text:p>o:6</text:p>
          </table:table-cell>
          <table:table-cell table:number-columns-repeated="12"/>
          <table:table-cell table:style-name="ce6" table:formula="of:=IF(NOT(ISBLANK([.S174]));[.S174];IF(NOT(ISBLANK([.T174]));[.T174];IF(NOT(ISBLANK([.U174]));[.U174];IF(NOT(ISBLANK([.AA174]));[.AA174];IF(NOT(ISBLANK([.AI174]));[.AI174];&quot;&quot;)))))" office:value-type="string" office:string-value="o:6">
            <text:p>o:6</text:p>
          </table:table-cell>
          <table:table-cell table:style-name="ce6" table:formula="of:=IF(NOT(ISBLANK([.Y174]));[.Y174];IF(NOT(ISBLANK([.AE174]));[.AE174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 office:value-type="string">
            <text:p>o:6</text:p>
          </table:table-cell>
          <table:table-cell/>
          <table:table-cell/>
          <table:table-cell table:style-name="ce22" table:number-columns-repeated="2"/>
          <table:table-cell office:value-type="string">
            <text:p>o:6</text:p>
          </table:table-cell>
          <table:table-cell table:number-columns-repeated="5"/>
          <table:table-cell table:style-name="Default" table:formula="of:=COUNTA([.AP174:.EY174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ou</text:p>
          </table:table-cell>
          <table:table-cell office:value-type="string">
            <text:p>ou</text:p>
          </table:table-cell>
          <table:table-cell office:value-type="string">
            <text:p>ou</text:p>
          </table:table-cell>
          <table:table-cell table:number-columns-repeated="11"/>
          <table:table-cell table:style-name="ce6" table:formula="of:=IF(NOT(ISBLANK([.S175]));[.S175];IF(NOT(ISBLANK([.T175]));[.T175];IF(NOT(ISBLANK([.U175]));[.U175];IF(NOT(ISBLANK([.AA175]));[.AA175];IF(NOT(ISBLANK([.AI175]));[.AI175];&quot;&quot;)))))">
            <text:p/>
          </table:table-cell>
          <table:table-cell table:style-name="ce6" table:formula="of:=IF(NOT(ISBLANK([.Y175]));[.Y175];IF(NOT(ISBLANK([.AE175]));[.AE175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175:.EY175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oʊ</text:p>
          </table:table-cell>
          <table:table-cell office:value-type="string">
            <text:p>oU</text:p>
          </table:table-cell>
          <table:table-cell/>
          <table:table-cell office:value-type="string">
            <text:p>ow</text:p>
          </table:table-cell>
          <table:table-cell table:number-columns-repeated="2"/>
          <table:table-cell table:number-columns-repeated="2" office:value-type="string">
            <text:p>ow</text:p>
          </table:table-cell>
          <table:table-cell table:number-columns-repeated="2" office:value-type="string">
            <text:p>OW</text:p>
          </table:table-cell>
          <table:table-cell/>
          <table:table-cell table:number-columns-repeated="2" office:value-type="string">
            <text:p>ow</text:p>
          </table:table-cell>
          <table:table-cell/>
          <table:table-cell table:style-name="ce6" table:formula="of:=IF(NOT(ISBLANK([.S176]));[.S176];IF(NOT(ISBLANK([.T176]));[.T176];IF(NOT(ISBLANK([.U176]));[.U176];IF(NOT(ISBLANK([.AA176]));[.AA176];IF(NOT(ISBLANK([.AI176]));[.AI176];&quot;&quot;)))))">
            <text:p/>
          </table:table-cell>
          <table:table-cell table:style-name="ce6" table:formula="of:=IF(NOT(ISBLANK([.Y176]));[.Y176];IF(NOT(ISBLANK([.AE176]));[.AE176];&quot;&quot;))">
            <text:p/>
          </table:table-cell>
          <table:table-cell table:style-name="ce6"/>
          <table:table-cell table:style-name="ce18"/>
          <table:table-cell table:number-columns-repeated="2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176:.EY176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81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əu</text:p>
          </table:table-cell>
          <table:table-cell office:value-type="string">
            <text:p>@u</text:p>
          </table:table-cell>
          <table:table-cell table:number-columns-repeated="2"/>
          <table:table-cell office:value-type="string">
            <text:p>@u</text:p>
          </table:table-cell>
          <table:table-cell table:number-columns-repeated="9"/>
          <table:table-cell table:style-name="ce6"/>
          <table:table-cell table:style-name="ce6" table:formula="of:=IF(NOT(ISBLANK([.Y177]));[.Y177];IF(NOT(ISBLANK([.AE177]));[.AE177];&quot;&quot;))">
            <text:p/>
          </table:table-cell>
          <table:table-cell table:style-name="ce6" office:value-type="string">
            <text:p>@u</text:p>
          </table:table-cell>
          <table:table-cell table:style-name="ce18"/>
          <table:table-cell table:number-columns-repeated="5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177:.EY177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8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əʊ</text:p>
          </table:table-cell>
          <table:table-cell office:value-type="string">
            <text:p>@U</text:p>
          </table:table-cell>
          <table:table-cell table:style-name="ce17"/>
          <table:table-cell table:number-columns-repeated="11"/>
          <table:table-cell table:style-name="ce6" table:formula="of:=IF(NOT(ISBLANK([.S178]));[.S178];IF(NOT(ISBLANK([.T178]));[.T178];IF(NOT(ISBLANK([.U178]));[.U178];IF(NOT(ISBLANK([.AA178]));[.AA178];IF(NOT(ISBLANK([.AI178]));[.AI178];&quot;&quot;)))))" office:value-type="string" office:string-value="@U">
            <text:p>@U</text:p>
          </table:table-cell>
          <table:table-cell table:style-name="ce6" table:formula="of:=IF(NOT(ISBLANK([.Y178]));[.Y178];IF(NOT(ISBLANK([.AE178]));[.AE178];&quot;&quot;))">
            <text:p/>
          </table:table-cell>
          <table:table-cell table:style-name="ce6"/>
          <table:table-cell office:value-type="string">
            <text:p>@U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17"/>
          <table:table-cell/>
          <table:table-cell/>
          <table:table-cell table:style-name="ce22" table:number-columns-repeated="2"/>
          <table:table-cell table:style-name="ce17"/>
          <table:table-cell table:style-name="ce17" table:number-columns-repeated="5"/>
          <table:table-cell table:style-name="Default" table:formula="of:=COUNTA([.AP178:.EY178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əi</text:p>
          </table:table-cell>
          <table:table-cell office:value-type="string">
            <text:p>@i</text:p>
          </table:table-cell>
          <table:table-cell table:style-name="ce17"/>
          <table:table-cell/>
          <table:table-cell office:value-type="string">
            <text:p>@i</text:p>
          </table:table-cell>
          <table:table-cell table:number-columns-repeated="9"/>
          <table:table-cell table:style-name="ce6"/>
          <table:table-cell table:style-name="ce6" table:formula="of:=IF(NOT(ISBLANK([.Y179]));[.Y179];IF(NOT(ISBLANK([.AE179]));[.AE179];&quot;&quot;))">
            <text:p/>
          </table:table-cell>
          <table:table-cell table:style-name="ce6" office:value-type="string">
            <text:p>@i</text:p>
          </table:table-cell>
          <table:table-cell table:number-columns-repeated="2"/>
          <table:table-cell table:style-name="ce17" table:number-columns-repeated="2"/>
          <table:table-cell table:number-columns-repeated="2"/>
          <table:table-cell table:style-name="ce23"/>
          <table:table-cell table:style-name="ce23"/>
          <table:table-cell table:number-columns-repeated="3"/>
          <table:table-cell table:style-name="ce17"/>
          <table:table-cell/>
          <table:table-cell/>
          <table:table-cell table:style-name="ce22" table:number-columns-repeated="2"/>
          <table:table-cell table:style-name="ce17" table:number-columns-repeated="6"/>
          <table:table-cell table:style-name="Default" table:formula="of:=COUNTA([.AP179:.EY179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30"/>
          <table:table-cell office:value-type="string">
            <text:p>1</text:p>
          </table:table-cell>
          <table:table-cell table:number-columns-repeated="872"/>
        </table:table-row>
        <table:table-row table:style-name="ro7">
          <table:table-cell/>
          <table:table-cell table:style-name="ce11" office:value-type="string">
            <text:p>ɛɐ</text:p>
          </table:table-cell>
          <table:table-cell office:value-type="string">
            <text:p>E6</text:p>
          </table:table-cell>
          <table:table-cell table:number-columns-repeated="12"/>
          <table:table-cell table:style-name="ce6" table:formula="of:=IF(NOT(ISBLANK([.S180]));[.S180];IF(NOT(ISBLANK([.T180]));[.T180];IF(NOT(ISBLANK([.U180]));[.U180];IF(NOT(ISBLANK([.AA180]));[.AA180];IF(NOT(ISBLANK([.AI180]));[.AI180];&quot;&quot;)))))" office:value-type="string" office:string-value="E6">
            <text:p>E6</text:p>
          </table:table-cell>
          <table:table-cell table:style-name="ce6" table:formula="of:=IF(NOT(ISBLANK([.Y180]));[.Y180];IF(NOT(ISBLANK([.AE180]));[.AE180];&quot;&quot;))">
            <text:p/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 office:value-type="string">
            <text:p>E6</text:p>
          </table:table-cell>
          <table:table-cell/>
          <table:table-cell/>
          <table:table-cell table:style-name="ce22" table:number-columns-repeated="2"/>
          <table:table-cell office:value-type="string">
            <text:p>E6</text:p>
          </table:table-cell>
          <table:table-cell table:number-columns-repeated="5"/>
          <table:table-cell table:style-name="Default" table:formula="of:=COUNTA([.AP180:.EY180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2"/>
        </table:table-row>
        <table:table-row table:style-name="ro7">
          <table:table-cell/>
          <table:table-cell table:style-name="ce11" office:value-type="string">
            <text:p>ɛi</text:p>
          </table:table-cell>
          <table:table-cell office:value-type="string">
            <text:p>Ei</text:p>
          </table:table-cell>
          <table:table-cell table:number-columns-repeated="8"/>
          <table:table-cell office:value-type="string">
            <text:p>E+</text:p>
          </table:table-cell>
          <table:table-cell table:number-columns-repeated="3"/>
          <table:table-cell table:style-name="ce6"/>
          <table:table-cell table:style-name="ce6" table:formula="of:=IF(NOT(ISBLANK([.Y181]));[.Y181];IF(NOT(ISBLANK([.AE181]));[.AE181];&quot;&quot;))">
            <text:p/>
          </table:table-cell>
          <table:table-cell table:style-name="ce6"/>
          <table:table-cell table:style-name="ce18"/>
          <table:table-cell/>
          <table:table-cell table:style-name="ce17" table:number-columns-repeated="2"/>
          <table:table-cell table:number-columns-repeated="2"/>
          <table:table-cell table:style-name="ce23"/>
          <table:table-cell table:style-name="ce23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181:.EY181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870"/>
        </table:table-row>
        <table:table-row table:style-name="ro7">
          <table:table-cell/>
          <table:table-cell table:style-name="ce11" office:value-type="string">
            <text:p>ɛːɐ</text:p>
          </table:table-cell>
          <table:table-cell office:value-type="string">
            <text:p>E:6</text:p>
          </table:table-cell>
          <table:table-cell table:number-columns-repeated="12"/>
          <table:table-cell table:style-name="ce6" table:formula="of:=IF(NOT(ISBLANK([.S182]));[.S182];IF(NOT(ISBLANK([.T182]));[.T182];IF(NOT(ISBLANK([.U182]));[.U182];IF(NOT(ISBLANK([.AA182]));[.AA182];IF(NOT(ISBLANK([.AI182]));[.AI182];&quot;&quot;)))))" office:value-type="string" office:string-value="E:6">
            <text:p>E:6</text:p>
          </table:table-cell>
          <table:table-cell table:style-name="ce6" table:formula="of:=IF(NOT(ISBLANK([.Y182]));[.Y182];IF(NOT(ISBLANK([.AE182]));[.AE182];&quot;&quot;))">
            <text:p/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 office:value-type="string">
            <text:p>E:6</text:p>
          </table:table-cell>
          <table:table-cell/>
          <table:table-cell/>
          <table:table-cell table:style-name="ce22" table:number-columns-repeated="2"/>
          <table:table-cell office:value-type="string">
            <text:p>E:6</text:p>
          </table:table-cell>
          <table:table-cell table:number-columns-repeated="5"/>
          <table:table-cell table:style-name="Default" table:formula="of:=COUNTA([.AP182:.EY182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2"/>
        </table:table-row>
        <table:table-row table:style-name="ro7">
          <table:table-cell/>
          <table:table-cell table:style-name="ce11" office:value-type="string">
            <text:p>œɐ</text:p>
          </table:table-cell>
          <table:table-cell office:value-type="string">
            <text:p>96</text:p>
          </table:table-cell>
          <table:table-cell table:number-columns-repeated="12"/>
          <table:table-cell table:style-name="ce6" table:formula="of:=IF(NOT(ISBLANK([.S183]));[.S183];IF(NOT(ISBLANK([.T183]));[.T183];IF(NOT(ISBLANK([.U183]));[.U183];IF(NOT(ISBLANK([.AA183]));[.AA183];IF(NOT(ISBLANK([.AI183]));[.AI183];&quot;&quot;)))))" office:value-type="string" office:string-value="96">
            <text:p>96</text:p>
          </table:table-cell>
          <table:table-cell table:style-name="ce6" table:formula="of:=IF(NOT(ISBLANK([.Y183]));[.Y183];IF(NOT(ISBLANK([.AE183]));[.AE183];&quot;&quot;))">
            <text:p/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5" office:value-type="string">
            <text:p>96</text:p>
          </table:table-cell>
          <table:table-cell/>
          <table:table-cell/>
          <table:table-cell table:style-name="ce22" table:number-columns-repeated="2"/>
          <table:table-cell office:value-type="string">
            <text:p>96</text:p>
          </table:table-cell>
          <table:table-cell table:number-columns-repeated="5"/>
          <table:table-cell table:style-name="Default" table:formula="of:=COUNTA([.AP183:.EY183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2"/>
        </table:table-row>
        <table:table-row table:style-name="ro7">
          <table:table-cell/>
          <table:table-cell table:style-name="ce11" office:value-type="string">
            <text:p>œy</text:p>
          </table:table-cell>
          <table:table-cell office:value-type="string">
            <text:p>9y</text:p>
          </table:table-cell>
          <table:table-cell table:number-columns-repeated="2"/>
          <table:table-cell table:number-columns-repeated="2" office:value-type="string">
            <text:p>9y</text:p>
          </table:table-cell>
          <table:table-cell table:number-columns-repeated="4"/>
          <table:table-cell office:value-type="string">
            <text:p>Y+</text:p>
          </table:table-cell>
          <table:table-cell table:number-columns-repeated="3"/>
          <table:table-cell table:style-name="ce6"/>
          <table:table-cell table:style-name="ce6" table:formula="of:=IF(NOT(ISBLANK([.Y184]));[.Y184];IF(NOT(ISBLANK([.AE184]));[.AE184];&quot;&quot;))">
            <text:p/>
          </table:table-cell>
          <table:table-cell table:style-name="ce6"/>
          <table:table-cell table:number-columns-repeated="2"/>
          <table:table-cell table:style-name="Default" table:number-columns-repeated="2"/>
          <table:table-cell table:number-columns-repeated="2"/>
          <table:table-cell table:style-name="ce22"/>
          <table:table-cell table:style-name="ce22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184:.EY184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4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ɔɐ</text:p>
          </table:table-cell>
          <table:table-cell office:value-type="string">
            <text:p>O6</text:p>
          </table:table-cell>
          <table:table-cell table:number-columns-repeated="12"/>
          <table:table-cell table:style-name="ce6" table:formula="of:=IF(NOT(ISBLANK([.S185]));[.S185];IF(NOT(ISBLANK([.T185]));[.T185];IF(NOT(ISBLANK([.U185]));[.U185];IF(NOT(ISBLANK([.AA185]));[.AA185];IF(NOT(ISBLANK([.AI185]));[.AI185];&quot;&quot;)))))" office:value-type="string" office:string-value="O6">
            <text:p>O6</text:p>
          </table:table-cell>
          <table:table-cell table:style-name="ce6" table:formula="of:=IF(NOT(ISBLANK([.Y185]));[.Y185];IF(NOT(ISBLANK([.AE185]));[.AE185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 office:value-type="string">
            <text:p>O6</text:p>
          </table:table-cell>
          <table:table-cell/>
          <table:table-cell/>
          <table:table-cell table:style-name="ce22" table:number-columns-repeated="2"/>
          <table:table-cell office:value-type="string">
            <text:p>O6</text:p>
          </table:table-cell>
          <table:table-cell table:number-columns-repeated="5"/>
          <table:table-cell table:style-name="Default" table:formula="of:=COUNTA([.AP185:.EY185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ɔi</text:p>
          </table:table-cell>
          <table:table-cell office:value-type="string">
            <text:p>Oi</text:p>
          </table:table-cell>
          <table:table-cell table:number-columns-repeated="12"/>
          <table:table-cell table:style-name="ce6"/>
          <table:table-cell table:style-name="ce6" table:formula="of:=IF(NOT(ISBLANK([.Y186]));[.Y186];IF(NOT(ISBLANK([.AE186]));[.AE186];&quot;&quot;))">
            <text:p/>
          </table:table-cell>
          <table:table-cell table:style-name="ce6" office:value-type="string">
            <text:p>Oi</text:p>
          </table:table-cell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6"/>
          <table:table-cell table:style-name="Default" table:formula="of:=COUNTA([.AP186:.EY186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9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ɔɪ</text:p>
          </table:table-cell>
          <table:table-cell office:value-type="string">
            <text:p>OI</text:p>
          </table:table-cell>
          <table:table-cell office:value-type="string">
            <text:p>oi</text:p>
          </table:table-cell>
          <table:table-cell office:value-type="string">
            <text:p>oy</text:p>
          </table:table-cell>
          <table:table-cell table:number-columns-repeated="2"/>
          <table:table-cell office:value-type="string">
            <text:p>oy</text:p>
          </table:table-cell>
          <table:table-cell office:value-type="string">
            <text:p>oy</text:p>
          </table:table-cell>
          <table:table-cell/>
          <table:table-cell office:value-type="string">
            <text:p>OY</text:p>
          </table:table-cell>
          <table:table-cell/>
          <table:table-cell office:value-type="string">
            <text:p>oy</text:p>
          </table:table-cell>
          <table:table-cell office:value-type="string">
            <text:p>oy</text:p>
          </table:table-cell>
          <table:table-cell/>
          <table:table-cell table:style-name="ce6" table:formula="of:=IF(NOT(ISBLANK([.S187]));[.S187];IF(NOT(ISBLANK([.T187]));[.T187];IF(NOT(ISBLANK([.U187]));[.U187];IF(NOT(ISBLANK([.AA187]));[.AA187];IF(NOT(ISBLANK([.AI187]));[.AI187];&quot;&quot;)))))" office:value-type="string" office:string-value="OI">
            <text:p>OI</text:p>
          </table:table-cell>
          <table:table-cell table:style-name="ce6" table:formula="of:=IF(NOT(ISBLANK([.Y187]));[.Y187];IF(NOT(ISBLANK([.AE187]));[.AE187];&quot;&quot;))">
            <text:p/>
          </table:table-cell>
          <table:table-cell table:style-name="ce6"/>
          <table:table-cell office:value-type="string">
            <text:p>OI</text:p>
          </table:table-cell>
          <table:table-cell table:number-columns-repeated="2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187:.EY187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0"/>
          <table:table-cell office:value-type="string">
            <text:p>1</text:p>
          </table:table-cell>
          <table:table-cell table:number-columns-repeated="14"/>
          <table:table-cell office:value-type="string">
            <text:p>1</text:p>
          </table:table-cell>
          <table:table-cell table:number-columns-repeated="19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 table:number-columns-repeated="2"/>
          <table:table-cell office:value-type="string">
            <text:p>OI`</text:p>
          </table:table-cell>
          <table:table-cell office:value-type="string">
            <text:p>oir</text:p>
          </table:table-cell>
          <table:table-cell table:number-columns-repeated="11"/>
          <table:table-cell table:style-name="ce6" table:formula="of:=IF(NOT(ISBLANK([.S188]));[.S188];IF(NOT(ISBLANK([.T188]));[.T188];IF(NOT(ISBLANK([.U188]));[.U188];IF(NOT(ISBLANK([.AA188]));[.AA188];IF(NOT(ISBLANK([.AI188]));[.AI188];&quot;&quot;)))))">
            <text:p/>
          </table:table-cell>
          <table:table-cell table:style-name="ce6" table:formula="of:=IF(NOT(ISBLANK([.Y188]));[.Y188];IF(NOT(ISBLANK([.AE188]));[.AE188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188:.EY188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0"/>
          <table:table-cell office:value-type="string">
            <text:p>1</text:p>
          </table:table-cell>
          <table:table-cell table:number-columns-repeated="14"/>
          <table:table-cell office:value-type="string">
            <text:p>1</text:p>
          </table:table-cell>
          <table:table-cell table:number-columns-repeated="19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ɔʏ</text:p>
          </table:table-cell>
          <table:table-cell office:value-type="string">
            <text:p>OY</text:p>
          </table:table-cell>
          <table:table-cell table:number-columns-repeated="12"/>
          <table:table-cell table:style-name="ce6" table:formula="of:=IF(NOT(ISBLANK([.S189]));[.S189];IF(NOT(ISBLANK([.T189]));[.T189];IF(NOT(ISBLANK([.U189]));[.U189];IF(NOT(ISBLANK([.AA189]));[.AA189];IF(NOT(ISBLANK([.AI189]));[.AI189];&quot;&quot;)))))" office:value-type="string" office:string-value="OY">
            <text:p>OY</text:p>
          </table:table-cell>
          <table:table-cell table:style-name="ce6" table:formula="of:=IF(NOT(ISBLANK([.Y189]));[.Y189];IF(NOT(ISBLANK([.AE189]));[.AE189];&quot;&quot;))" office:value-type="string" office:string-value="OY">
            <text:p>OY</text:p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/>
          <table:table-cell office:value-type="string">
            <text:p>OY</text:p>
          </table:table-cell>
          <table:table-cell table:style-name="ce26" office:value-type="string">
            <text:p>eU</text:p>
          </table:table-cell>
          <table:table-cell table:style-name="ce5" office:value-type="string">
            <text:p>OY</text:p>
          </table:table-cell>
          <table:table-cell table:number-columns-repeated="2" office:value-type="string">
            <text:p>OY</text:p>
          </table:table-cell>
          <table:table-cell table:number-columns-repeated="2" table:style-name="ce22" office:value-type="string">
            <text:p>OY</text:p>
          </table:table-cell>
          <table:table-cell office:value-type="string">
            <text:p>OY</text:p>
          </table:table-cell>
          <table:table-cell table:number-columns-repeated="5"/>
          <table:table-cell table:style-name="Default" table:formula="of:=COUNTA([.AP189:.EY189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0"/>
          <table:table-cell office:value-type="string">
            <text:p>1</text:p>
          </table:table-cell>
          <table:table-cell table:number-columns-repeated="14"/>
          <table:table-cell office:value-type="string">
            <text:p>1</text:p>
          </table:table-cell>
          <table:table-cell table:number-columns-repeated="19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ɔy</text:p>
          </table:table-cell>
          <table:table-cell office:value-type="string">
            <text:p>Oy</text:p>
          </table:table-cell>
          <table:table-cell table:number-columns-repeated="12"/>
          <table:table-cell table:style-name="ce6" table:formula="of:=IF(NOT(ISBLANK([.S190]));[.S190];IF(NOT(ISBLANK([.T190]));[.T190];IF(NOT(ISBLANK([.U190]));[.U190];IF(NOT(ISBLANK([.AA190]));[.AA190];IF(NOT(ISBLANK([.AI190]));[.AI190];&quot;&quot;)))))">
            <text:p/>
          </table:table-cell>
          <table:table-cell table:style-name="ce6" table:formula="of:=IF(NOT(ISBLANK([.Y190]));[.Y190];IF(NOT(ISBLANK([.AE190]));[.AE190];&quot;&quot;))">
            <text:p/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office:value-type="string">
            <text:p>Oy</text:p>
          </table:table-cell>
          <table:table-cell table:number-columns-repeated="4"/>
          <table:table-cell table:style-name="Default" table:formula="of:=COUNTA([.AP190:.EY190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19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æi</text:p>
          </table:table-cell>
          <table:table-cell office:value-type="string">
            <text:p>{i</text:p>
          </table:table-cell>
          <table:table-cell table:number-columns-repeated="12"/>
          <table:table-cell table:style-name="ce6" table:formula="of:=IF(NOT(ISBLANK([.S191]));[.S191];IF(NOT(ISBLANK([.T191]));[.T191];IF(NOT(ISBLANK([.U191]));[.U191];IF(NOT(ISBLANK([.AA191]));[.AA191];IF(NOT(ISBLANK([.AI191]));[.AI191];&quot;&quot;)))))">
            <text:p/>
          </table:table-cell>
          <table:table-cell table:style-name="ce6" table:formula="of:=IF(NOT(ISBLANK([.Y191]));[.Y191];IF(NOT(ISBLANK([.AE191]));[.AE191];&quot;&quot;))">
            <text:p/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office:value-type="string">
            <text:p>{i</text:p>
          </table:table-cell>
          <table:table-cell table:number-columns-repeated="4"/>
          <table:table-cell table:style-name="Default" table:formula="of:=COUNTA([.AP191:.EY191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3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aʊ</text:p>
          </table:table-cell>
          <table:table-cell office:value-type="string">
            <text:p>aU</text:p>
          </table:table-cell>
          <table:table-cell office:value-type="string">
            <text:p>ow</text:p>
          </table:table-cell>
          <table:table-cell office:value-type="string">
            <text:p>aw</text:p>
          </table:table-cell>
          <table:table-cell table:number-columns-repeated="2"/>
          <table:table-cell office:value-type="string">
            <text:p>aw</text:p>
          </table:table-cell>
          <table:table-cell office:value-type="string">
            <text:p>aw</text:p>
          </table:table-cell>
          <table:table-cell/>
          <table:table-cell office:value-type="string">
            <text:p>AW</text:p>
          </table:table-cell>
          <table:table-cell/>
          <table:table-cell office:value-type="string">
            <text:p>aw</text:p>
          </table:table-cell>
          <table:table-cell office:value-type="string">
            <text:p>aw</text:p>
          </table:table-cell>
          <table:table-cell/>
          <table:table-cell table:style-name="ce6" table:formula="of:=IF(NOT(ISBLANK([.S192]));[.S192];IF(NOT(ISBLANK([.T192]));[.T192];IF(NOT(ISBLANK([.U192]));[.U192];IF(NOT(ISBLANK([.AA192]));[.AA192];IF(NOT(ISBLANK([.AI192]));[.AI192];&quot;&quot;)))))" office:value-type="string" office:string-value="aU">
            <text:p>aU</text:p>
          </table:table-cell>
          <table:table-cell table:style-name="ce6" table:formula="of:=IF(NOT(ISBLANK([.Y192]));[.Y192];IF(NOT(ISBLANK([.AE192]));[.AE192];&quot;&quot;))" office:value-type="string" office:string-value="aU">
            <text:p>aU</text:p>
          </table:table-cell>
          <table:table-cell table:style-name="ce6"/>
          <table:table-cell office:value-type="string">
            <text:p>aU</text:p>
          </table:table-cell>
          <table:table-cell table:number-columns-repeated="2"/>
          <table:table-cell table:number-columns-repeated="3"/>
          <table:table-cell table:style-name="ce24"/>
          <table:table-cell table:style-name="ce24"/>
          <table:table-cell/>
          <table:table-cell office:value-type="string">
            <text:p>aU</text:p>
          </table:table-cell>
          <table:table-cell office:value-type="string">
            <text:p>aU</text:p>
          </table:table-cell>
          <table:table-cell table:style-name="ce5" office:value-type="string">
            <text:p>aU</text:p>
          </table:table-cell>
          <table:table-cell office:value-type="string">
            <text:p>aU</text:p>
          </table:table-cell>
          <table:table-cell office:value-type="string">
            <text:p>aU</text:p>
          </table:table-cell>
          <table:table-cell table:style-name="ce22" office:value-type="string">
            <text:p>aU</text:p>
          </table:table-cell>
          <table:table-cell table:style-name="ce22" office:value-type="string">
            <text:p>aU</text:p>
          </table:table-cell>
          <table:table-cell office:value-type="string">
            <text:p>aU</text:p>
          </table:table-cell>
          <table:table-cell table:number-columns-repeated="5"/>
          <table:table-cell table:style-name="Default" table:formula="of:=COUNTA([.AP192:.EY192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24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 table:number-columns-repeated="2"/>
          <table:table-cell office:value-type="string">
            <text:p>aU`</text:p>
          </table:table-cell>
          <table:table-cell office:value-type="string">
            <text:p>owr</text:p>
          </table:table-cell>
          <table:table-cell table:number-columns-repeated="11"/>
          <table:table-cell table:style-name="ce6" table:formula="of:=IF(NOT(ISBLANK([.S193]));[.S193];IF(NOT(ISBLANK([.T193]));[.T193];IF(NOT(ISBLANK([.U193]));[.U193];IF(NOT(ISBLANK([.AA193]));[.AA193];IF(NOT(ISBLANK([.AI193]));[.AI193];&quot;&quot;)))))">
            <text:p/>
          </table:table-cell>
          <table:table-cell table:style-name="ce6" table:formula="of:=IF(NOT(ISBLANK([.Y193]));[.Y193];IF(NOT(ISBLANK([.AE193]));[.AE193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5"/>
          <table:table-cell table:style-name="Default" table:formula="of:=COUNTA([.AP193:.EY193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aɐ</text:p>
          </table:table-cell>
          <table:table-cell office:value-type="string">
            <text:p>a6</text:p>
          </table:table-cell>
          <table:table-cell table:number-columns-repeated="12"/>
          <table:table-cell table:style-name="ce6" table:formula="of:=IF(NOT(ISBLANK([.S194]));[.S194];IF(NOT(ISBLANK([.T194]));[.T194];IF(NOT(ISBLANK([.U194]));[.U194];IF(NOT(ISBLANK([.AA194]));[.AA194];IF(NOT(ISBLANK([.AI194]));[.AI194];&quot;&quot;)))))" office:value-type="string" office:string-value="a6">
            <text:p>a6</text:p>
          </table:table-cell>
          <table:table-cell table:style-name="ce6" table:formula="of:=IF(NOT(ISBLANK([.Y194]));[.Y194];IF(NOT(ISBLANK([.AE194]));[.AE194];&quot;&quot;))">
            <text:p/>
          </table:table-cell>
          <table:table-cell table:style-name="ce6"/>
          <table:table-cell table:style-name="ce18"/>
          <table:table-cell table:number-columns-repeated="2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 office:value-type="string">
            <text:p>a6</text:p>
          </table:table-cell>
          <table:table-cell/>
          <table:table-cell/>
          <table:table-cell table:style-name="ce22" table:number-columns-repeated="2"/>
          <table:table-cell office:value-type="string">
            <text:p>a6</text:p>
          </table:table-cell>
          <table:table-cell table:number-columns-repeated="5"/>
          <table:table-cell table:style-name="Default" table:formula="of:=COUNTA([.AP194:.EY194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aːɐ</text:p>
          </table:table-cell>
          <table:table-cell office:value-type="string">
            <text:p>a:6</text:p>
          </table:table-cell>
          <table:table-cell table:number-columns-repeated="12"/>
          <table:table-cell table:style-name="ce6" table:formula="of:=IF(NOT(ISBLANK([.S195]));[.S195];IF(NOT(ISBLANK([.T195]));[.T195];IF(NOT(ISBLANK([.U195]));[.U195];IF(NOT(ISBLANK([.AA195]));[.AA195];IF(NOT(ISBLANK([.AI195]));[.AI195];&quot;&quot;)))))" office:value-type="string" office:string-value="a:6">
            <text:p>a:6</text:p>
          </table:table-cell>
          <table:table-cell table:style-name="ce6" table:formula="of:=IF(NOT(ISBLANK([.Y195]));[.Y195];IF(NOT(ISBLANK([.AE195]));[.AE195];&quot;&quot;))">
            <text:p/>
          </table:table-cell>
          <table:table-cell table:style-name="ce6"/>
          <table:table-cell table:style-name="ce18"/>
          <table:table-cell table:number-columns-repeated="2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 office:value-type="string">
            <text:p>a:6</text:p>
          </table:table-cell>
          <table:table-cell/>
          <table:table-cell/>
          <table:table-cell table:style-name="ce22" table:number-columns-repeated="2"/>
          <table:table-cell office:value-type="string">
            <text:p>a:6</text:p>
          </table:table-cell>
          <table:table-cell table:number-columns-repeated="5"/>
          <table:table-cell table:style-name="Default" table:formula="of:=COUNTA([.AP195:.EY195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aɪ</text:p>
          </table:table-cell>
          <table:table-cell office:value-type="string">
            <text:p>aI</text:p>
          </table:table-cell>
          <table:table-cell office:value-type="string">
            <text:p>ai</text:p>
          </table:table-cell>
          <table:table-cell office:value-type="string">
            <text:p>ay</text:p>
          </table:table-cell>
          <table:table-cell table:number-columns-repeated="2"/>
          <table:table-cell office:value-type="string">
            <text:p>ay</text:p>
          </table:table-cell>
          <table:table-cell office:value-type="string">
            <text:p>ay</text:p>
          </table:table-cell>
          <table:table-cell table:number-columns-repeated="2" office:value-type="string">
            <text:p>AY</text:p>
          </table:table-cell>
          <table:table-cell/>
          <table:table-cell office:value-type="string">
            <text:p>ay</text:p>
          </table:table-cell>
          <table:table-cell office:value-type="string">
            <text:p>ay</text:p>
          </table:table-cell>
          <table:table-cell/>
          <table:table-cell table:style-name="ce6" table:formula="of:=IF(NOT(ISBLANK([.S196]));[.S196];IF(NOT(ISBLANK([.T196]));[.T196];IF(NOT(ISBLANK([.U196]));[.U196];IF(NOT(ISBLANK([.AA196]));[.AA196];IF(NOT(ISBLANK([.AI196]));[.AI196];&quot;&quot;)))))" office:value-type="string" office:string-value="aI">
            <text:p>aI</text:p>
          </table:table-cell>
          <table:table-cell table:style-name="ce6" table:formula="of:=IF(NOT(ISBLANK([.Y196]));[.Y196];IF(NOT(ISBLANK([.AE196]));[.AE196];&quot;&quot;))" office:value-type="string" office:string-value="aI">
            <text:p>aI</text:p>
          </table:table-cell>
          <table:table-cell table:style-name="ce6"/>
          <table:table-cell office:value-type="string">
            <text:p>aI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office:value-type="string">
            <text:p>aI</text:p>
          </table:table-cell>
          <table:table-cell office:value-type="string">
            <text:p>aI</text:p>
          </table:table-cell>
          <table:table-cell table:style-name="ce5" office:value-type="string">
            <text:p>aI</text:p>
          </table:table-cell>
          <table:table-cell office:value-type="string">
            <text:p>aI</text:p>
          </table:table-cell>
          <table:table-cell office:value-type="string">
            <text:p>aI</text:p>
          </table:table-cell>
          <table:table-cell table:style-name="ce22" office:value-type="string">
            <text:p>aI</text:p>
          </table:table-cell>
          <table:table-cell table:style-name="ce22" office:value-type="string">
            <text:p>aI</text:p>
          </table:table-cell>
          <table:table-cell office:value-type="string">
            <text:p>aI</text:p>
          </table:table-cell>
          <table:table-cell table:number-columns-repeated="5"/>
          <table:table-cell table:style-name="Default" table:formula="of:=COUNTA([.AP196:.EY196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5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 table:number-columns-repeated="2"/>
          <table:table-cell office:value-type="string">
            <text:p>aI`</text:p>
          </table:table-cell>
          <table:table-cell office:value-type="string">
            <text:p>aer</text:p>
          </table:table-cell>
          <table:table-cell table:number-columns-repeated="11"/>
          <table:table-cell table:style-name="ce6" table:formula="of:=IF(NOT(ISBLANK([.S197]));[.S197];IF(NOT(ISBLANK([.T197]));[.T197];IF(NOT(ISBLANK([.U197]));[.U197];IF(NOT(ISBLANK([.AA197]));[.AA197];IF(NOT(ISBLANK([.AI197]));[.AI197];&quot;&quot;)))))">
            <text:p/>
          </table:table-cell>
          <table:table-cell table:style-name="ce6" table:formula="of:=IF(NOT(ISBLANK([.Y197]));[.Y197];IF(NOT(ISBLANK([.AE197]));[.AE197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3"/>
          <table:table-cell/>
          <table:table-cell table:number-columns-repeated="3"/>
          <table:table-cell/>
          <table:table-cell table:number-columns-repeated="5"/>
          <table:table-cell table:style-name="Default" table:formula="of:=COUNTA([.AP197:.EY197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1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869"/>
        </table:table-row>
        <table:table-row table:style-name="ro6">
          <table:table-cell/>
          <table:table-cell office:value-type="string">
            <text:p>ɑu</text:p>
          </table:table-cell>
          <table:table-cell office:value-type="string">
            <text:p>Au</text:p>
          </table:table-cell>
          <table:table-cell table:number-columns-repeated="8"/>
          <table:table-cell office:value-type="string">
            <text:p>A+</text:p>
          </table:table-cell>
          <table:table-cell table:number-columns-repeated="3"/>
          <table:table-cell table:style-name="ce6"/>
          <table:table-cell table:style-name="ce6" table:formula="of:=IF(NOT(ISBLANK([.Y198]));[.Y198];IF(NOT(ISBLANK([.AE198]));[.AE198];&quot;&quot;))">
            <text:p/>
          </table:table-cell>
          <table:table-cell table:style-name="ce6"/>
          <table:table-cell table:number-columns-repeated="2"/>
          <table:table-cell table:style-name="ce17" table:number-columns-repeated="2"/>
          <table:table-cell table:number-columns-repeated="2"/>
          <table:table-cell table:style-name="ce23"/>
          <table:table-cell table:style-name="ce23"/>
          <table:table-cell table:number-columns-repeated="4"/>
          <table:table-cell/>
          <table:table-cell table:number-columns-repeated="9"/>
          <table:table-cell table:style-name="Default" table:formula="of:=COUNTA([.AP198:.EY198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7"/>
          <table:table-cell table:number-columns-repeated="3" office:value-type="string">
            <text:p>1</text:p>
          </table:table-cell>
          <table:table-cell table:number-columns-repeated="870"/>
        </table:table-row>
        <table:table-row table:style-name="ro6">
          <table:table-cell table:number-columns-repeated="2"/>
          <table:table-cell office:value-type="string">
            <text:p>&amp;/</text:p>
          </table:table-cell>
          <table:table-cell table:number-columns-repeated="12"/>
          <table:table-cell table:style-name="ce6" table:formula="of:=IF(NOT(ISBLANK([.S199]));[.S199];IF(NOT(ISBLANK([.T199]));[.T199];IF(NOT(ISBLANK([.U199]));[.U199];IF(NOT(ISBLANK([.AA199]));[.AA199];IF(NOT(ISBLANK([.AI199]));[.AI199];&quot;&quot;)))))" office:value-type="string" office:string-value="&amp;/">
            <text:p>&amp;/</text:p>
          </table:table-cell>
          <table:table-cell table:style-name="ce6" table:formula="of:=IF(NOT(ISBLANK([.Y199]));[.Y199];IF(NOT(ISBLANK([.AE199]));[.AE199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 office:value-type="string">
            <text:p>&amp;/</text:p>
          </table:table-cell>
          <table:table-cell table:number-columns-repeated="3"/>
          <table:table-cell/>
          <table:table-cell table:number-columns-repeated="3"/>
          <table:table-cell/>
          <table:table-cell table:number-columns-repeated="5"/>
          <table:table-cell table:style-name="Default" table:formula="of:=SUM([.AP199:.EY199])" office:value-type="float" office:value="8">
            <text:p>8</text:p>
          </table:table-cell>
          <table:table-cell table:formula="of:=IF(OR([.AP115]=&quot;1&quot;;[.AP130]=&quot;1&quot;);1;&quot;&quot;)" office:value-type="float" office:value="1">
            <text:p>1</text:p>
          </table:table-cell>
          <table:table-cell table:formula="of:=IF(OR([.AQ115]=&quot;1&quot;;[.AQ130]=&quot;1&quot;);1;&quot;&quot;)">
            <text:p/>
          </table:table-cell>
          <table:table-cell table:formula="of:=IF(OR([.AR115]=&quot;1&quot;;[.AR130]=&quot;1&quot;);1;&quot;&quot;)">
            <text:p/>
          </table:table-cell>
          <table:table-cell table:formula="of:=IF(OR([.AS115]=&quot;1&quot;;[.AS130]=&quot;1&quot;);1;&quot;&quot;)">
            <text:p/>
          </table:table-cell>
          <table:table-cell table:number-columns-repeated="3"/>
          <table:table-cell table:formula="of:=IF(OR([.AW115]=&quot;1&quot;;[.AW130]=&quot;1&quot;);1;&quot;&quot;)">
            <text:p/>
          </table:table-cell>
          <table:table-cell table:formula="of:=IF(OR([.AX115]=&quot;1&quot;;[.AX130]=&quot;1&quot;);1;&quot;&quot;)">
            <text:p/>
          </table:table-cell>
          <table:table-cell table:formula="of:=IF(OR([.AY115]=&quot;1&quot;;[.AY130]=&quot;1&quot;);1;&quot;&quot;)">
            <text:p/>
          </table:table-cell>
          <table:table-cell table:formula="of:=IF(OR([.AZ115]=&quot;1&quot;;[.AZ130]=&quot;1&quot;);1;&quot;&quot;)">
            <text:p/>
          </table:table-cell>
          <table:table-cell table:formula="of:=IF(OR([.BA115]=&quot;1&quot;;[.BA130]=&quot;1&quot;);1;&quot;&quot;)">
            <text:p/>
          </table:table-cell>
          <table:table-cell/>
          <table:table-cell table:formula="of:=IF(OR([.BC115]=&quot;1&quot;;[.BC130]=&quot;1&quot;);1;&quot;&quot;)">
            <text:p/>
          </table:table-cell>
          <table:table-cell table:formula="of:=IF(OR([.BD115]=&quot;1&quot;;[.BD130]=&quot;1&quot;);1;&quot;&quot;)">
            <text:p/>
          </table:table-cell>
          <table:table-cell table:formula="of:=IF(OR([.BE115]=&quot;1&quot;;[.BE130]=&quot;1&quot;);1;&quot;&quot;)">
            <text:p/>
          </table:table-cell>
          <table:table-cell table:formula="of:=IF(OR([.BF115]=&quot;1&quot;;[.BF130]=&quot;1&quot;);1;&quot;&quot;)">
            <text:p/>
          </table:table-cell>
          <table:table-cell table:formula="of:=IF(OR([.BG115]=&quot;1&quot;;[.BG130]=&quot;1&quot;);1;&quot;&quot;)">
            <text:p/>
          </table:table-cell>
          <table:table-cell/>
          <table:table-cell table:formula="of:=IF(OR([.BI115]=&quot;1&quot;;[.BI130]=&quot;1&quot;);1;&quot;&quot;)">
            <text:p/>
          </table:table-cell>
          <table:table-cell table:formula="of:=IF(OR([.BJ115]=&quot;1&quot;;[.BJ130]=&quot;1&quot;);1;&quot;&quot;)">
            <text:p/>
          </table:table-cell>
          <table:table-cell table:formula="of:=IF(OR([.BK115]=&quot;1&quot;;[.BK130]=&quot;1&quot;);1;&quot;&quot;)">
            <text:p/>
          </table:table-cell>
          <table:table-cell table:formula="of:=IF(OR([.BL115]=&quot;1&quot;;[.BL130]=&quot;1&quot;);1;&quot;&quot;)">
            <text:p/>
          </table:table-cell>
          <table:table-cell table:formula="of:=IF(OR([.BM115]=&quot;1&quot;;[.BM130]=&quot;1&quot;);1;&quot;&quot;)">
            <text:p/>
          </table:table-cell>
          <table:table-cell table:formula="of:=IF(OR([.BN115]=&quot;1&quot;;[.BN130]=&quot;1&quot;);1;&quot;&quot;)">
            <text:p/>
          </table:table-cell>
          <table:table-cell table:formula="of:=IF(OR([.BO115]=&quot;1&quot;;[.BO130]=&quot;1&quot;);1;&quot;&quot;)">
            <text:p/>
          </table:table-cell>
          <table:table-cell/>
          <table:table-cell table:formula="of:=IF(OR([.BQ115]=&quot;1&quot;;[.BQ130]=&quot;1&quot;);1;&quot;&quot;)">
            <text:p/>
          </table:table-cell>
          <table:table-cell table:number-columns-repeated="3"/>
          <table:table-cell table:formula="of:=IF(OR([.BU115]=&quot;1&quot;;[.BU130]=&quot;1&quot;);1;&quot;&quot;)">
            <text:p/>
          </table:table-cell>
          <table:table-cell table:formula="of:=IF(OR([.BV115]=&quot;1&quot;;[.BV130]=&quot;1&quot;);1;&quot;&quot;)">
            <text:p/>
          </table:table-cell>
          <table:table-cell table:formula="of:=IF(OR([.BW115]=&quot;1&quot;;[.BW130]=&quot;1&quot;);1;&quot;&quot;)">
            <text:p/>
          </table:table-cell>
          <table:table-cell table:formula="of:=IF(OR([.BX115]=&quot;1&quot;;[.BX130]=&quot;1&quot;);1;&quot;&quot;)">
            <text:p/>
          </table:table-cell>
          <table:table-cell table:formula="of:=IF(OR([.BY115]=&quot;1&quot;;[.BY130]=&quot;1&quot;);1;&quot;&quot;)">
            <text:p/>
          </table:table-cell>
          <table:table-cell table:formula="of:=IF(OR([.BZ115]=&quot;1&quot;;[.BZ130]=&quot;1&quot;);1;&quot;&quot;)">
            <text:p/>
          </table:table-cell>
          <table:table-cell/>
          <table:table-cell table:formula="of:=IF(OR([.CB115]=&quot;1&quot;;[.CB130]=&quot;1&quot;);1;&quot;&quot;)">
            <text:p/>
          </table:table-cell>
          <table:table-cell table:formula="of:=IF(OR([.CC115]=&quot;1&quot;;[.CC130]=&quot;1&quot;);1;&quot;&quot;)">
            <text:p/>
          </table:table-cell>
          <table:table-cell table:formula="of:=IF(OR([.CD115]=&quot;1&quot;;[.CD130]=&quot;1&quot;);1;&quot;&quot;)">
            <text:p/>
          </table:table-cell>
          <table:table-cell table:formula="of:=IF(OR([.CE115]=&quot;1&quot;;[.CE130]=&quot;1&quot;);1;&quot;&quot;)">
            <text:p/>
          </table:table-cell>
          <table:table-cell table:formula="of:=IF(OR([.CF115]=&quot;1&quot;;[.CF130]=&quot;1&quot;);1;&quot;&quot;)">
            <text:p/>
          </table:table-cell>
          <table:table-cell table:formula="of:=IF(OR([.CG115]=&quot;1&quot;;[.CG130]=&quot;1&quot;);1;&quot;&quot;)">
            <text:p/>
          </table:table-cell>
          <table:table-cell table:formula="of:=IF(OR([.CH115]=&quot;1&quot;;[.CH130]=&quot;1&quot;);1;&quot;&quot;)">
            <text:p/>
          </table:table-cell>
          <table:table-cell table:formula="of:=IF(OR([.CI115]=&quot;1&quot;;[.CI130]=&quot;1&quot;);1;&quot;&quot;)">
            <text:p/>
          </table:table-cell>
          <table:table-cell table:formula="of:=IF(OR([.CJ115]=&quot;1&quot;;[.CJ130]=&quot;1&quot;);1;&quot;&quot;)">
            <text:p/>
          </table:table-cell>
          <table:table-cell table:formula="of:=IF(OR([.CK115]=&quot;1&quot;;[.CK130]=&quot;1&quot;);1;&quot;&quot;)">
            <text:p/>
          </table:table-cell>
          <table:table-cell table:formula="of:=IF(OR([.CL115]=&quot;1&quot;;[.CL130]=&quot;1&quot;);1;&quot;&quot;)">
            <text:p/>
          </table:table-cell>
          <table:table-cell table:formula="of:=IF(OR([.CM115]=&quot;1&quot;;[.CM130]=&quot;1&quot;);1;&quot;&quot;)">
            <text:p/>
          </table:table-cell>
          <table:table-cell table:formula="of:=IF(OR([.CN115]=&quot;1&quot;;[.CN130]=&quot;1&quot;);1;&quot;&quot;)">
            <text:p/>
          </table:table-cell>
          <table:table-cell table:formula="of:=IF(OR([.CO115]=&quot;1&quot;;[.CO130]=&quot;1&quot;);1;&quot;&quot;)">
            <text:p/>
          </table:table-cell>
          <table:table-cell table:formula="of:=IF(OR([.CP115]=&quot;1&quot;;[.CP130]=&quot;1&quot;);1;&quot;&quot;)">
            <text:p/>
          </table:table-cell>
          <table:table-cell table:formula="of:=IF(OR([.CQ115]=&quot;1&quot;;[.CQ130]=&quot;1&quot;);1;&quot;&quot;)">
            <text:p/>
          </table:table-cell>
          <table:table-cell table:formula="of:=IF(OR([.CR115]=&quot;1&quot;;[.CR130]=&quot;1&quot;);1;&quot;&quot;)">
            <text:p/>
          </table:table-cell>
          <table:table-cell table:formula="of:=IF(OR([.CS115]=&quot;1&quot;;[.CS130]=&quot;1&quot;);1;&quot;&quot;)">
            <text:p/>
          </table:table-cell>
          <table:table-cell table:formula="of:=IF(OR([.CT115]=&quot;1&quot;;[.CT130]=&quot;1&quot;);1;&quot;&quot;)">
            <text:p/>
          </table:table-cell>
          <table:table-cell table:formula="of:=IF(OR([.CU115]=&quot;1&quot;;[.CU130]=&quot;1&quot;);1;&quot;&quot;)">
            <text:p/>
          </table:table-cell>
          <table:table-cell table:formula="of:=IF(OR([.CV115]=&quot;1&quot;;[.CV130]=&quot;1&quot;);1;&quot;&quot;)">
            <text:p/>
          </table:table-cell>
          <table:table-cell table:formula="of:=IF(OR([.CW115]=&quot;1&quot;;[.CW130]=&quot;1&quot;);1;&quot;&quot;)">
            <text:p/>
          </table:table-cell>
          <table:table-cell table:formula="of:=IF(OR([.CX115]=&quot;1&quot;;[.CX130]=&quot;1&quot;);1;&quot;&quot;)" office:value-type="float" office:value="1">
            <text:p>1</text:p>
          </table:table-cell>
          <table:table-cell table:formula="of:=IF(OR([.CY115]=&quot;1&quot;;[.CY130]=&quot;1&quot;);1;&quot;&quot;)" office:value-type="float" office:value="1">
            <text:p>1</text:p>
          </table:table-cell>
          <table:table-cell table:formula="of:=IF(OR([.CZ115]=&quot;1&quot;;[.CZ130]=&quot;1&quot;);1;&quot;&quot;)">
            <text:p/>
          </table:table-cell>
          <table:table-cell table:formula="of:=IF(OR([.DA115]=&quot;1&quot;;[.DA130]=&quot;1&quot;);1;&quot;&quot;)">
            <text:p/>
          </table:table-cell>
          <table:table-cell table:formula="of:=IF(OR([.DB115]=&quot;1&quot;;[.DB130]=&quot;1&quot;);1;&quot;&quot;)" office:value-type="float" office:value="1">
            <text:p>1</text:p>
          </table:table-cell>
          <table:table-cell table:formula="of:=IF(OR([.DC115]=&quot;1&quot;;[.DC130]=&quot;1&quot;);1;&quot;&quot;)" office:value-type="float" office:value="1">
            <text:p>1</text:p>
          </table:table-cell>
          <table:table-cell table:formula="of:=IF(OR([.DD115]=&quot;1&quot;;[.DD130]=&quot;1&quot;);1;&quot;&quot;)">
            <text:p/>
          </table:table-cell>
          <table:table-cell table:formula="of:=IF(OR([.DE115]=&quot;1&quot;;[.DE130]=&quot;1&quot;);1;&quot;&quot;)">
            <text:p/>
          </table:table-cell>
          <table:table-cell table:formula="of:=IF(OR([.DF115]=&quot;1&quot;;[.DF130]=&quot;1&quot;);1;&quot;&quot;)">
            <text:p/>
          </table:table-cell>
          <table:table-cell table:formula="of:=IF(OR([.DG115]=&quot;1&quot;;[.DG130]=&quot;1&quot;);1;&quot;&quot;)">
            <text:p/>
          </table:table-cell>
          <table:table-cell table:formula="of:=IF(OR([.DH115]=&quot;1&quot;;[.DH130]=&quot;1&quot;);1;&quot;&quot;)">
            <text:p/>
          </table:table-cell>
          <table:table-cell table:formula="of:=IF(OR([.DI115]=&quot;1&quot;;[.DI130]=&quot;1&quot;);1;&quot;&quot;)">
            <text:p/>
          </table:table-cell>
          <table:table-cell table:formula="of:=IF(OR([.DJ115]=&quot;1&quot;;[.DJ130]=&quot;1&quot;);1;&quot;&quot;)">
            <text:p/>
          </table:table-cell>
          <table:table-cell table:formula="of:=IF(OR([.DK115]=&quot;1&quot;;[.DK130]=&quot;1&quot;);1;&quot;&quot;)">
            <text:p/>
          </table:table-cell>
          <table:table-cell table:formula="of:=IF(OR([.DL115]=&quot;1&quot;;[.DL130]=&quot;1&quot;);1;&quot;&quot;)">
            <text:p/>
          </table:table-cell>
          <table:table-cell table:formula="of:=IF(OR([.DM115]=&quot;1&quot;;[.DM130]=&quot;1&quot;);1;&quot;&quot;)">
            <text:p/>
          </table:table-cell>
          <table:table-cell table:formula="of:=IF(OR([.DN115]=&quot;1&quot;;[.DN130]=&quot;1&quot;);1;&quot;&quot;)">
            <text:p/>
          </table:table-cell>
          <table:table-cell table:formula="of:=IF(OR([.DO115]=&quot;1&quot;;[.DO130]=&quot;1&quot;);1;&quot;&quot;)">
            <text:p/>
          </table:table-cell>
          <table:table-cell table:formula="of:=IF(OR([.DP115]=&quot;1&quot;;[.DP130]=&quot;1&quot;);1;&quot;&quot;)">
            <text:p/>
          </table:table-cell>
          <table:table-cell table:formula="of:=IF(OR([.DQ115]=&quot;1&quot;;[.DQ130]=&quot;1&quot;);1;&quot;&quot;)">
            <text:p/>
          </table:table-cell>
          <table:table-cell table:formula="of:=IF(OR([.DR115]=&quot;1&quot;;[.DR130]=&quot;1&quot;);1;&quot;&quot;)">
            <text:p/>
          </table:table-cell>
          <table:table-cell/>
          <table:table-cell table:formula="of:=IF(OR([.DT115]=&quot;1&quot;;[.DT130]=&quot;1&quot;);1;&quot;&quot;)">
            <text:p/>
          </table:table-cell>
          <table:table-cell table:formula="of:=IF(OR([.DU115]=&quot;1&quot;;[.DU130]=&quot;1&quot;);1;&quot;&quot;)">
            <text:p/>
          </table:table-cell>
          <table:table-cell table:formula="of:=IF(OR([.DV115]=&quot;1&quot;;[.DV130]=&quot;1&quot;);1;&quot;&quot;)">
            <text:p/>
          </table:table-cell>
          <table:table-cell table:formula="of:=IF(OR([.DW115]=&quot;1&quot;;[.DW130]=&quot;1&quot;);1;&quot;&quot;)">
            <text:p/>
          </table:table-cell>
          <table:table-cell table:formula="of:=IF(OR([.DX115]=&quot;1&quot;;[.DX130]=&quot;1&quot;);1;&quot;&quot;)">
            <text:p/>
          </table:table-cell>
          <table:table-cell table:formula="of:=IF(OR([.DY115]=&quot;1&quot;;[.DY130]=&quot;1&quot;);1;&quot;&quot;)">
            <text:p/>
          </table:table-cell>
          <table:table-cell table:formula="of:=IF(OR([.DZ115]=&quot;1&quot;;[.DZ130]=&quot;1&quot;);1;&quot;&quot;)">
            <text:p/>
          </table:table-cell>
          <table:table-cell table:formula="of:=IF(OR([.EA115]=&quot;1&quot;;[.EA130]=&quot;1&quot;);1;&quot;&quot;)">
            <text:p/>
          </table:table-cell>
          <table:table-cell table:formula="of:=IF(OR([.EB115]=&quot;1&quot;;[.EB130]=&quot;1&quot;);1;&quot;&quot;)">
            <text:p/>
          </table:table-cell>
          <table:table-cell table:formula="of:=IF(OR([.EC115]=&quot;1&quot;;[.EC130]=&quot;1&quot;);1;&quot;&quot;)">
            <text:p/>
          </table:table-cell>
          <table:table-cell table:formula="of:=IF(OR([.ED115]=&quot;1&quot;;[.ED130]=&quot;1&quot;);1;&quot;&quot;)">
            <text:p/>
          </table:table-cell>
          <table:table-cell table:formula="of:=IF(OR([.EE115]=&quot;1&quot;;[.EE130]=&quot;1&quot;);1;&quot;&quot;)">
            <text:p/>
          </table:table-cell>
          <table:table-cell table:formula="of:=IF(OR([.EF115]=&quot;1&quot;;[.EF130]=&quot;1&quot;);1;&quot;&quot;)">
            <text:p/>
          </table:table-cell>
          <table:table-cell table:formula="of:=IF(OR([.EG115]=&quot;1&quot;;[.EG130]=&quot;1&quot;);1;&quot;&quot;)">
            <text:p/>
          </table:table-cell>
          <table:table-cell table:formula="of:=IF(OR([.EH115]=&quot;1&quot;;[.EH130]=&quot;1&quot;);1;&quot;&quot;)">
            <text:p/>
          </table:table-cell>
          <table:table-cell table:formula="of:=IF(OR([.EI115]=&quot;1&quot;;[.EI130]=&quot;1&quot;);1;&quot;&quot;)">
            <text:p/>
          </table:table-cell>
          <table:table-cell table:formula="of:=IF(OR([.EJ115]=&quot;1&quot;;[.EJ130]=&quot;1&quot;);1;&quot;&quot;)">
            <text:p/>
          </table:table-cell>
          <table:table-cell table:formula="of:=IF(OR([.EK115]=&quot;1&quot;;[.EK130]=&quot;1&quot;);1;&quot;&quot;)">
            <text:p/>
          </table:table-cell>
          <table:table-cell table:formula="of:=IF(OR([.EL115]=&quot;1&quot;;[.EL130]=&quot;1&quot;);1;&quot;&quot;)">
            <text:p/>
          </table:table-cell>
          <table:table-cell table:formula="of:=IF(OR([.EM115]=&quot;1&quot;;[.EM130]=&quot;1&quot;);1;&quot;&quot;)">
            <text:p/>
          </table:table-cell>
          <table:table-cell table:formula="of:=IF(OR([.EN115]=&quot;1&quot;;[.EN130]=&quot;1&quot;);1;&quot;&quot;)">
            <text:p/>
          </table:table-cell>
          <table:table-cell table:formula="of:=IF(OR([.EO115]=&quot;1&quot;;[.EO130]=&quot;1&quot;);1;&quot;&quot;)" office:value-type="float" office:value="1">
            <text:p>1</text:p>
          </table:table-cell>
          <table:table-cell table:formula="of:=IF(OR([.EP115]=&quot;1&quot;;[.EP130]=&quot;1&quot;);1;&quot;&quot;)" office:value-type="float" office:value="1">
            <text:p>1</text:p>
          </table:table-cell>
          <table:table-cell table:formula="of:=IF(OR([.EQ115]=&quot;1&quot;;[.EQ130]=&quot;1&quot;);1;&quot;&quot;)">
            <text:p/>
          </table:table-cell>
          <table:table-cell table:formula="of:=IF(OR([.ER115]=&quot;1&quot;;[.ER130]=&quot;1&quot;);1;&quot;&quot;)">
            <text:p/>
          </table:table-cell>
          <table:table-cell table:formula="of:=IF(OR([.ES115]=&quot;1&quot;;[.ES130]=&quot;1&quot;);1;&quot;&quot;)">
            <text:p/>
          </table:table-cell>
          <table:table-cell table:formula="of:=IF(OR([.ET115]=&quot;1&quot;;[.ET130]=&quot;1&quot;);1;&quot;&quot;)">
            <text:p/>
          </table:table-cell>
          <table:table-cell table:formula="of:=IF(OR([.EU115]=&quot;1&quot;;[.EU130]=&quot;1&quot;);1;&quot;&quot;)">
            <text:p/>
          </table:table-cell>
          <table:table-cell table:formula="of:=IF(OR([.EV115]=&quot;1&quot;;[.EV130]=&quot;1&quot;);1;&quot;&quot;)">
            <text:p/>
          </table:table-cell>
          <table:table-cell table:formula="of:=IF(OR([.EW115]=&quot;1&quot;;[.EW130]=&quot;1&quot;);1;&quot;&quot;)" office:value-type="float" office:value="1">
            <text:p>1</text:p>
          </table:table-cell>
          <table:table-cell table:formula="of:=IF(OR([.EX115]=&quot;1&quot;;[.EX130]=&quot;1&quot;);1;&quot;&quot;)">
            <text:p/>
          </table:table-cell>
          <table:table-cell table:formula="of:=IF(OR([.EY115]=&quot;1&quot;;[.EY130]=&quot;1&quot;);1;&quot;&quot;)">
            <text:p/>
          </table:table-cell>
          <table:table-cell table:number-columns-repeated="869"/>
        </table:table-row>
        <table:table-row table:style-name="ro6">
          <table:table-cell table:number-columns-repeated="2"/>
          <table:table-cell office:value-type="string">
            <text:p>E/</text:p>
          </table:table-cell>
          <table:table-cell table:number-columns-repeated="12"/>
          <table:table-cell table:style-name="ce6" table:formula="of:=IF(NOT(ISBLANK([.S200]));[.S200];IF(NOT(ISBLANK([.T200]));[.T200];IF(NOT(ISBLANK([.U200]));[.U200];IF(NOT(ISBLANK([.AA200]));[.AA200];IF(NOT(ISBLANK([.AI200]));[.AI200];&quot;&quot;)))))" office:value-type="string" office:string-value="E/">
            <text:p>E/</text:p>
          </table:table-cell>
          <table:table-cell table:style-name="ce6" table:formula="of:=IF(NOT(ISBLANK([.Y200]));[.Y200];IF(NOT(ISBLANK([.AE200]));[.AE200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 office:value-type="string">
            <text:p>E/</text:p>
          </table:table-cell>
          <table:table-cell table:number-columns-repeated="2"/>
          <table:table-cell table:style-name="ce24"/>
          <table:table-cell/>
          <table:table-cell table:number-columns-repeated="3"/>
          <table:table-cell/>
          <table:table-cell table:number-columns-repeated="5"/>
          <table:table-cell table:style-name="Default" table:formula="of:=SUM([.AP200:.EY200])" office:value-type="float" office:value="9">
            <text:p>9</text:p>
          </table:table-cell>
          <table:table-cell table:formula="of:=IF(OR([.AP111]=&quot;1&quot;;[.AP125]=&quot;1&quot;);1;&quot;&quot;)" office:value-type="float" office:value="1">
            <text:p>1</text:p>
          </table:table-cell>
          <table:table-cell table:formula="of:=IF(OR([.AQ111]=&quot;1&quot;;[.AQ125]=&quot;1&quot;);1;&quot;&quot;)">
            <text:p/>
          </table:table-cell>
          <table:table-cell table:formula="of:=IF(OR([.AR111]=&quot;1&quot;;[.AR125]=&quot;1&quot;);1;&quot;&quot;)">
            <text:p/>
          </table:table-cell>
          <table:table-cell table:formula="of:=IF(OR([.AS111]=&quot;1&quot;;[.AS125]=&quot;1&quot;);1;&quot;&quot;)">
            <text:p/>
          </table:table-cell>
          <table:table-cell table:number-columns-repeated="3"/>
          <table:table-cell table:formula="of:=IF(OR([.AW111]=&quot;1&quot;;[.AW125]=&quot;1&quot;);1;&quot;&quot;)">
            <text:p/>
          </table:table-cell>
          <table:table-cell table:formula="of:=IF(OR([.AX111]=&quot;1&quot;;[.AX125]=&quot;1&quot;);1;&quot;&quot;)">
            <text:p/>
          </table:table-cell>
          <table:table-cell table:formula="of:=IF(OR([.AY111]=&quot;1&quot;;[.AY125]=&quot;1&quot;);1;&quot;&quot;)">
            <text:p/>
          </table:table-cell>
          <table:table-cell table:formula="of:=IF(OR([.AZ111]=&quot;1&quot;;[.AZ125]=&quot;1&quot;);1;&quot;&quot;)">
            <text:p/>
          </table:table-cell>
          <table:table-cell table:formula="of:=IF(OR([.BA111]=&quot;1&quot;;[.BA125]=&quot;1&quot;);1;&quot;&quot;)">
            <text:p/>
          </table:table-cell>
          <table:table-cell/>
          <table:table-cell table:formula="of:=IF(OR([.BC111]=&quot;1&quot;;[.BC125]=&quot;1&quot;);1;&quot;&quot;)">
            <text:p/>
          </table:table-cell>
          <table:table-cell table:formula="of:=IF(OR([.BD111]=&quot;1&quot;;[.BD125]=&quot;1&quot;);1;&quot;&quot;)">
            <text:p/>
          </table:table-cell>
          <table:table-cell table:formula="of:=IF(OR([.BE111]=&quot;1&quot;;[.BE125]=&quot;1&quot;);1;&quot;&quot;)">
            <text:p/>
          </table:table-cell>
          <table:table-cell table:formula="of:=IF(OR([.BF111]=&quot;1&quot;;[.BF125]=&quot;1&quot;);1;&quot;&quot;)">
            <text:p/>
          </table:table-cell>
          <table:table-cell table:formula="of:=IF(OR([.BG111]=&quot;1&quot;;[.BG125]=&quot;1&quot;);1;&quot;&quot;)">
            <text:p/>
          </table:table-cell>
          <table:table-cell/>
          <table:table-cell table:formula="of:=IF(OR([.BI111]=&quot;1&quot;;[.BI125]=&quot;1&quot;);1;&quot;&quot;)">
            <text:p/>
          </table:table-cell>
          <table:table-cell table:formula="of:=IF(OR([.BJ111]=&quot;1&quot;;[.BJ125]=&quot;1&quot;);1;&quot;&quot;)">
            <text:p/>
          </table:table-cell>
          <table:table-cell table:formula="of:=IF(OR([.BK111]=&quot;1&quot;;[.BK125]=&quot;1&quot;);1;&quot;&quot;)">
            <text:p/>
          </table:table-cell>
          <table:table-cell table:formula="of:=IF(OR([.BL111]=&quot;1&quot;;[.BL125]=&quot;1&quot;);1;&quot;&quot;)">
            <text:p/>
          </table:table-cell>
          <table:table-cell table:formula="of:=IF(OR([.BM111]=&quot;1&quot;;[.BM125]=&quot;1&quot;);1;&quot;&quot;)">
            <text:p/>
          </table:table-cell>
          <table:table-cell table:formula="of:=IF(OR([.BN111]=&quot;1&quot;;[.BN125]=&quot;1&quot;);1;&quot;&quot;)">
            <text:p/>
          </table:table-cell>
          <table:table-cell table:formula="of:=IF(OR([.BO111]=&quot;1&quot;;[.BO125]=&quot;1&quot;);1;&quot;&quot;)">
            <text:p/>
          </table:table-cell>
          <table:table-cell/>
          <table:table-cell table:formula="of:=IF(OR([.BQ111]=&quot;1&quot;;[.BQ125]=&quot;1&quot;);1;&quot;&quot;)">
            <text:p/>
          </table:table-cell>
          <table:table-cell table:number-columns-repeated="3"/>
          <table:table-cell table:formula="of:=IF(OR([.BU111]=&quot;1&quot;;[.BU125]=&quot;1&quot;);1;&quot;&quot;)">
            <text:p/>
          </table:table-cell>
          <table:table-cell table:formula="of:=IF(OR([.BV111]=&quot;1&quot;;[.BV125]=&quot;1&quot;);1;&quot;&quot;)">
            <text:p/>
          </table:table-cell>
          <table:table-cell table:formula="of:=IF(OR([.BW111]=&quot;1&quot;;[.BW125]=&quot;1&quot;);1;&quot;&quot;)">
            <text:p/>
          </table:table-cell>
          <table:table-cell table:formula="of:=IF(OR([.BX111]=&quot;1&quot;;[.BX125]=&quot;1&quot;);1;&quot;&quot;)">
            <text:p/>
          </table:table-cell>
          <table:table-cell table:formula="of:=IF(OR([.BY111]=&quot;1&quot;;[.BY125]=&quot;1&quot;);1;&quot;&quot;)">
            <text:p/>
          </table:table-cell>
          <table:table-cell table:formula="of:=IF(OR([.BZ111]=&quot;1&quot;;[.BZ125]=&quot;1&quot;);1;&quot;&quot;)">
            <text:p/>
          </table:table-cell>
          <table:table-cell/>
          <table:table-cell table:formula="of:=IF(OR([.CB111]=&quot;1&quot;;[.CB125]=&quot;1&quot;);1;&quot;&quot;)">
            <text:p/>
          </table:table-cell>
          <table:table-cell table:formula="of:=IF(OR([.CC111]=&quot;1&quot;;[.CC125]=&quot;1&quot;);1;&quot;&quot;)">
            <text:p/>
          </table:table-cell>
          <table:table-cell table:formula="of:=IF(OR([.CD111]=&quot;1&quot;;[.CD125]=&quot;1&quot;);1;&quot;&quot;)">
            <text:p/>
          </table:table-cell>
          <table:table-cell table:formula="of:=IF(OR([.CE111]=&quot;1&quot;;[.CE125]=&quot;1&quot;);1;&quot;&quot;)">
            <text:p/>
          </table:table-cell>
          <table:table-cell table:formula="of:=IF(OR([.CF111]=&quot;1&quot;;[.CF125]=&quot;1&quot;);1;&quot;&quot;)">
            <text:p/>
          </table:table-cell>
          <table:table-cell table:formula="of:=IF(OR([.CG111]=&quot;1&quot;;[.CG125]=&quot;1&quot;);1;&quot;&quot;)">
            <text:p/>
          </table:table-cell>
          <table:table-cell table:formula="of:=IF(OR([.CH111]=&quot;1&quot;;[.CH125]=&quot;1&quot;);1;&quot;&quot;)">
            <text:p/>
          </table:table-cell>
          <table:table-cell table:formula="of:=IF(OR([.CI111]=&quot;1&quot;;[.CI125]=&quot;1&quot;);1;&quot;&quot;)">
            <text:p/>
          </table:table-cell>
          <table:table-cell table:formula="of:=IF(OR([.CJ111]=&quot;1&quot;;[.CJ125]=&quot;1&quot;);1;&quot;&quot;)">
            <text:p/>
          </table:table-cell>
          <table:table-cell table:formula="of:=IF(OR([.CK111]=&quot;1&quot;;[.CK125]=&quot;1&quot;);1;&quot;&quot;)">
            <text:p/>
          </table:table-cell>
          <table:table-cell table:formula="of:=IF(OR([.CL111]=&quot;1&quot;;[.CL125]=&quot;1&quot;);1;&quot;&quot;)">
            <text:p/>
          </table:table-cell>
          <table:table-cell table:formula="of:=IF(OR([.CM111]=&quot;1&quot;;[.CM125]=&quot;1&quot;);1;&quot;&quot;)">
            <text:p/>
          </table:table-cell>
          <table:table-cell table:formula="of:=IF(OR([.CN111]=&quot;1&quot;;[.CN125]=&quot;1&quot;);1;&quot;&quot;)">
            <text:p/>
          </table:table-cell>
          <table:table-cell table:formula="of:=IF(OR([.CO111]=&quot;1&quot;;[.CO125]=&quot;1&quot;);1;&quot;&quot;)">
            <text:p/>
          </table:table-cell>
          <table:table-cell table:formula="of:=IF(OR([.CP111]=&quot;1&quot;;[.CP125]=&quot;1&quot;);1;&quot;&quot;)">
            <text:p/>
          </table:table-cell>
          <table:table-cell table:formula="of:=IF(OR([.CQ111]=&quot;1&quot;;[.CQ125]=&quot;1&quot;);1;&quot;&quot;)">
            <text:p/>
          </table:table-cell>
          <table:table-cell table:formula="of:=IF(OR([.CR111]=&quot;1&quot;;[.CR125]=&quot;1&quot;);1;&quot;&quot;)">
            <text:p/>
          </table:table-cell>
          <table:table-cell table:formula="of:=IF(OR([.CS111]=&quot;1&quot;;[.CS125]=&quot;1&quot;);1;&quot;&quot;)">
            <text:p/>
          </table:table-cell>
          <table:table-cell table:formula="of:=IF(OR([.CT111]=&quot;1&quot;;[.CT125]=&quot;1&quot;);1;&quot;&quot;)">
            <text:p/>
          </table:table-cell>
          <table:table-cell table:formula="of:=IF(OR([.CU111]=&quot;1&quot;;[.CU125]=&quot;1&quot;);1;&quot;&quot;)">
            <text:p/>
          </table:table-cell>
          <table:table-cell table:formula="of:=IF(OR([.CV111]=&quot;1&quot;;[.CV125]=&quot;1&quot;);1;&quot;&quot;)">
            <text:p/>
          </table:table-cell>
          <table:table-cell table:formula="of:=IF(OR([.CW111]=&quot;1&quot;;[.CW125]=&quot;1&quot;);1;&quot;&quot;)">
            <text:p/>
          </table:table-cell>
          <table:table-cell table:formula="of:=IF(OR([.CX111]=&quot;1&quot;;[.CX125]=&quot;1&quot;);1;&quot;&quot;)" office:value-type="float" office:value="1">
            <text:p>1</text:p>
          </table:table-cell>
          <table:table-cell table:formula="of:=IF(OR([.CY111]=&quot;1&quot;;[.CY125]=&quot;1&quot;);1;&quot;&quot;)" office:value-type="float" office:value="1">
            <text:p>1</text:p>
          </table:table-cell>
          <table:table-cell table:formula="of:=IF(OR([.CZ111]=&quot;1&quot;;[.CZ125]=&quot;1&quot;);1;&quot;&quot;)">
            <text:p/>
          </table:table-cell>
          <table:table-cell table:formula="of:=IF(OR([.DA111]=&quot;1&quot;;[.DA125]=&quot;1&quot;);1;&quot;&quot;)">
            <text:p/>
          </table:table-cell>
          <table:table-cell table:formula="of:=IF(OR([.DB111]=&quot;1&quot;;[.DB125]=&quot;1&quot;);1;&quot;&quot;)" office:value-type="float" office:value="1">
            <text:p>1</text:p>
          </table:table-cell>
          <table:table-cell table:formula="of:=IF(OR([.DC111]=&quot;1&quot;;[.DC125]=&quot;1&quot;);1;&quot;&quot;)" office:value-type="float" office:value="1">
            <text:p>1</text:p>
          </table:table-cell>
          <table:table-cell table:formula="of:=IF(OR([.DD111]=&quot;1&quot;;[.DD125]=&quot;1&quot;);1;&quot;&quot;)">
            <text:p/>
          </table:table-cell>
          <table:table-cell table:formula="of:=IF(OR([.DE111]=&quot;1&quot;;[.DE125]=&quot;1&quot;);1;&quot;&quot;)">
            <text:p/>
          </table:table-cell>
          <table:table-cell table:formula="of:=IF(OR([.DF111]=&quot;1&quot;;[.DF125]=&quot;1&quot;);1;&quot;&quot;)" office:value-type="float" office:value="1">
            <text:p>1</text:p>
          </table:table-cell>
          <table:table-cell table:formula="of:=IF(OR([.DG111]=&quot;1&quot;;[.DG125]=&quot;1&quot;);1;&quot;&quot;)">
            <text:p/>
          </table:table-cell>
          <table:table-cell table:formula="of:=IF(OR([.DH111]=&quot;1&quot;;[.DH125]=&quot;1&quot;);1;&quot;&quot;)">
            <text:p/>
          </table:table-cell>
          <table:table-cell table:formula="of:=IF(OR([.DI111]=&quot;1&quot;;[.DI125]=&quot;1&quot;);1;&quot;&quot;)">
            <text:p/>
          </table:table-cell>
          <table:table-cell table:formula="of:=IF(OR([.DJ111]=&quot;1&quot;;[.DJ125]=&quot;1&quot;);1;&quot;&quot;)">
            <text:p/>
          </table:table-cell>
          <table:table-cell table:formula="of:=IF(OR([.DK111]=&quot;1&quot;;[.DK125]=&quot;1&quot;);1;&quot;&quot;)">
            <text:p/>
          </table:table-cell>
          <table:table-cell table:formula="of:=IF(OR([.DL111]=&quot;1&quot;;[.DL125]=&quot;1&quot;);1;&quot;&quot;)">
            <text:p/>
          </table:table-cell>
          <table:table-cell table:formula="of:=IF(OR([.DM111]=&quot;1&quot;;[.DM125]=&quot;1&quot;);1;&quot;&quot;)">
            <text:p/>
          </table:table-cell>
          <table:table-cell table:formula="of:=IF(OR([.DN111]=&quot;1&quot;;[.DN125]=&quot;1&quot;);1;&quot;&quot;)">
            <text:p/>
          </table:table-cell>
          <table:table-cell table:formula="of:=IF(OR([.DO111]=&quot;1&quot;;[.DO125]=&quot;1&quot;);1;&quot;&quot;)">
            <text:p/>
          </table:table-cell>
          <table:table-cell table:formula="of:=IF(OR([.DP111]=&quot;1&quot;;[.DP125]=&quot;1&quot;);1;&quot;&quot;)">
            <text:p/>
          </table:table-cell>
          <table:table-cell table:formula="of:=IF(OR([.DQ111]=&quot;1&quot;;[.DQ125]=&quot;1&quot;);1;&quot;&quot;)">
            <text:p/>
          </table:table-cell>
          <table:table-cell table:formula="of:=IF(OR([.DR111]=&quot;1&quot;;[.DR125]=&quot;1&quot;);1;&quot;&quot;)">
            <text:p/>
          </table:table-cell>
          <table:table-cell/>
          <table:table-cell table:formula="of:=IF(OR([.DT111]=&quot;1&quot;;[.DT125]=&quot;1&quot;);1;&quot;&quot;)">
            <text:p/>
          </table:table-cell>
          <table:table-cell table:formula="of:=IF(OR([.DU111]=&quot;1&quot;;[.DU125]=&quot;1&quot;);1;&quot;&quot;)">
            <text:p/>
          </table:table-cell>
          <table:table-cell table:formula="of:=IF(OR([.DV111]=&quot;1&quot;;[.DV125]=&quot;1&quot;);1;&quot;&quot;)">
            <text:p/>
          </table:table-cell>
          <table:table-cell table:formula="of:=IF(OR([.DW111]=&quot;1&quot;;[.DW125]=&quot;1&quot;);1;&quot;&quot;)">
            <text:p/>
          </table:table-cell>
          <table:table-cell table:formula="of:=IF(OR([.DX111]=&quot;1&quot;;[.DX125]=&quot;1&quot;);1;&quot;&quot;)">
            <text:p/>
          </table:table-cell>
          <table:table-cell table:formula="of:=IF(OR([.DY111]=&quot;1&quot;;[.DY125]=&quot;1&quot;);1;&quot;&quot;)">
            <text:p/>
          </table:table-cell>
          <table:table-cell table:formula="of:=IF(OR([.DZ111]=&quot;1&quot;;[.DZ125]=&quot;1&quot;);1;&quot;&quot;)">
            <text:p/>
          </table:table-cell>
          <table:table-cell table:formula="of:=IF(OR([.EA111]=&quot;1&quot;;[.EA125]=&quot;1&quot;);1;&quot;&quot;)">
            <text:p/>
          </table:table-cell>
          <table:table-cell table:formula="of:=IF(OR([.EB111]=&quot;1&quot;;[.EB125]=&quot;1&quot;);1;&quot;&quot;)">
            <text:p/>
          </table:table-cell>
          <table:table-cell table:formula="of:=IF(OR([.EC111]=&quot;1&quot;;[.EC125]=&quot;1&quot;);1;&quot;&quot;)">
            <text:p/>
          </table:table-cell>
          <table:table-cell table:formula="of:=IF(OR([.ED111]=&quot;1&quot;;[.ED125]=&quot;1&quot;);1;&quot;&quot;)">
            <text:p/>
          </table:table-cell>
          <table:table-cell table:formula="of:=IF(OR([.EE111]=&quot;1&quot;;[.EE125]=&quot;1&quot;);1;&quot;&quot;)">
            <text:p/>
          </table:table-cell>
          <table:table-cell table:formula="of:=IF(OR([.EF111]=&quot;1&quot;;[.EF125]=&quot;1&quot;);1;&quot;&quot;)">
            <text:p/>
          </table:table-cell>
          <table:table-cell table:formula="of:=IF(OR([.EG111]=&quot;1&quot;;[.EG125]=&quot;1&quot;);1;&quot;&quot;)">
            <text:p/>
          </table:table-cell>
          <table:table-cell table:formula="of:=IF(OR([.EH111]=&quot;1&quot;;[.EH125]=&quot;1&quot;);1;&quot;&quot;)">
            <text:p/>
          </table:table-cell>
          <table:table-cell table:formula="of:=IF(OR([.EI111]=&quot;1&quot;;[.EI125]=&quot;1&quot;);1;&quot;&quot;)">
            <text:p/>
          </table:table-cell>
          <table:table-cell table:formula="of:=IF(OR([.EJ111]=&quot;1&quot;;[.EJ125]=&quot;1&quot;);1;&quot;&quot;)">
            <text:p/>
          </table:table-cell>
          <table:table-cell table:formula="of:=IF(OR([.EK111]=&quot;1&quot;;[.EK125]=&quot;1&quot;);1;&quot;&quot;)">
            <text:p/>
          </table:table-cell>
          <table:table-cell table:formula="of:=IF(OR([.EL111]=&quot;1&quot;;[.EL125]=&quot;1&quot;);1;&quot;&quot;)">
            <text:p/>
          </table:table-cell>
          <table:table-cell table:formula="of:=IF(OR([.EM111]=&quot;1&quot;;[.EM125]=&quot;1&quot;);1;&quot;&quot;)">
            <text:p/>
          </table:table-cell>
          <table:table-cell table:formula="of:=IF(OR([.EN111]=&quot;1&quot;;[.EN125]=&quot;1&quot;);1;&quot;&quot;)">
            <text:p/>
          </table:table-cell>
          <table:table-cell table:formula="of:=IF(OR([.EO111]=&quot;1&quot;;[.EO125]=&quot;1&quot;);1;&quot;&quot;)" office:value-type="float" office:value="1">
            <text:p>1</text:p>
          </table:table-cell>
          <table:table-cell table:formula="of:=IF(OR([.EP111]=&quot;1&quot;;[.EP125]=&quot;1&quot;);1;&quot;&quot;)" office:value-type="float" office:value="1">
            <text:p>1</text:p>
          </table:table-cell>
          <table:table-cell table:formula="of:=IF(OR([.EQ111]=&quot;1&quot;;[.EQ125]=&quot;1&quot;);1;&quot;&quot;)">
            <text:p/>
          </table:table-cell>
          <table:table-cell table:formula="of:=IF(OR([.ER111]=&quot;1&quot;;[.ER125]=&quot;1&quot;);1;&quot;&quot;)">
            <text:p/>
          </table:table-cell>
          <table:table-cell table:formula="of:=IF(OR([.ES111]=&quot;1&quot;;[.ES125]=&quot;1&quot;);1;&quot;&quot;)">
            <text:p/>
          </table:table-cell>
          <table:table-cell table:formula="of:=IF(OR([.ET111]=&quot;1&quot;;[.ET125]=&quot;1&quot;);1;&quot;&quot;)">
            <text:p/>
          </table:table-cell>
          <table:table-cell table:formula="of:=IF(OR([.EU111]=&quot;1&quot;;[.EU125]=&quot;1&quot;);1;&quot;&quot;)">
            <text:p/>
          </table:table-cell>
          <table:table-cell table:formula="of:=IF(OR([.EV111]=&quot;1&quot;;[.EV125]=&quot;1&quot;);1;&quot;&quot;)">
            <text:p/>
          </table:table-cell>
          <table:table-cell table:formula="of:=IF(OR([.EW111]=&quot;1&quot;;[.EW125]=&quot;1&quot;);1;&quot;&quot;)">
            <text:p/>
          </table:table-cell>
          <table:table-cell table:formula="of:=IF(OR([.EX111]=&quot;1&quot;;[.EX125]=&quot;1&quot;);1;&quot;&quot;)" office:value-type="float" office:value="1">
            <text:p>1</text:p>
          </table:table-cell>
          <table:table-cell table:formula="of:=IF(OR([.EY111]=&quot;1&quot;;[.EY125]=&quot;1&quot;);1;&quot;&quot;)">
            <text:p/>
          </table:table-cell>
          <table:table-cell table:number-columns-repeated="869"/>
        </table:table-row>
        <table:table-row table:style-name="ro6">
          <table:table-cell table:number-columns-repeated="2"/>
          <table:table-cell office:value-type="string">
            <text:p>O/</text:p>
          </table:table-cell>
          <table:table-cell table:number-columns-repeated="12"/>
          <table:table-cell table:style-name="ce6" table:formula="of:=IF(NOT(ISBLANK([.S201]));[.S201];IF(NOT(ISBLANK([.T201]));[.T201];IF(NOT(ISBLANK([.U201]));[.U201];IF(NOT(ISBLANK([.AA201]));[.AA201];IF(NOT(ISBLANK([.AI201]));[.AI201];&quot;&quot;)))))" office:value-type="string" office:string-value="O/">
            <text:p>O/</text:p>
          </table:table-cell>
          <table:table-cell table:style-name="ce6" table:formula="of:=IF(NOT(ISBLANK([.Y201]));[.Y201];IF(NOT(ISBLANK([.AE201]));[.AE201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 office:value-type="string">
            <text:p>O/</text:p>
          </table:table-cell>
          <table:table-cell table:number-columns-repeated="2"/>
          <table:table-cell table:style-name="ce24"/>
          <table:table-cell/>
          <table:table-cell table:number-columns-repeated="3"/>
          <table:table-cell/>
          <table:table-cell table:number-columns-repeated="5"/>
          <table:table-cell table:style-name="Default" table:formula="of:=SUM([.AP201:.EY201])" office:value-type="float" office:value="8">
            <text:p>8</text:p>
          </table:table-cell>
          <table:table-cell table:formula="of:=IF(OR([.AP118]=&quot;1&quot;;[.AP136]=&quot;1&quot;);1;&quot;&quot;)" office:value-type="float" office:value="1">
            <text:p>1</text:p>
          </table:table-cell>
          <table:table-cell table:formula="of:=IF(OR([.AQ118]=&quot;1&quot;;[.AQ136]=&quot;1&quot;);1;&quot;&quot;)">
            <text:p/>
          </table:table-cell>
          <table:table-cell table:formula="of:=IF(OR([.AR118]=&quot;1&quot;;[.AR136]=&quot;1&quot;);1;&quot;&quot;)">
            <text:p/>
          </table:table-cell>
          <table:table-cell table:formula="of:=IF(OR([.AS118]=&quot;1&quot;;[.AS136]=&quot;1&quot;);1;&quot;&quot;)">
            <text:p/>
          </table:table-cell>
          <table:table-cell table:number-columns-repeated="3"/>
          <table:table-cell table:formula="of:=IF(OR([.AW118]=&quot;1&quot;;[.AW136]=&quot;1&quot;);1;&quot;&quot;)">
            <text:p/>
          </table:table-cell>
          <table:table-cell table:formula="of:=IF(OR([.AX118]=&quot;1&quot;;[.AX136]=&quot;1&quot;);1;&quot;&quot;)">
            <text:p/>
          </table:table-cell>
          <table:table-cell table:formula="of:=IF(OR([.AY118]=&quot;1&quot;;[.AY136]=&quot;1&quot;);1;&quot;&quot;)">
            <text:p/>
          </table:table-cell>
          <table:table-cell table:formula="of:=IF(OR([.AZ118]=&quot;1&quot;;[.AZ136]=&quot;1&quot;);1;&quot;&quot;)">
            <text:p/>
          </table:table-cell>
          <table:table-cell table:formula="of:=IF(OR([.BA118]=&quot;1&quot;;[.BA136]=&quot;1&quot;);1;&quot;&quot;)">
            <text:p/>
          </table:table-cell>
          <table:table-cell/>
          <table:table-cell table:formula="of:=IF(OR([.BC118]=&quot;1&quot;;[.BC136]=&quot;1&quot;);1;&quot;&quot;)">
            <text:p/>
          </table:table-cell>
          <table:table-cell table:formula="of:=IF(OR([.BD118]=&quot;1&quot;;[.BD136]=&quot;1&quot;);1;&quot;&quot;)">
            <text:p/>
          </table:table-cell>
          <table:table-cell table:formula="of:=IF(OR([.BE118]=&quot;1&quot;;[.BE136]=&quot;1&quot;);1;&quot;&quot;)">
            <text:p/>
          </table:table-cell>
          <table:table-cell table:formula="of:=IF(OR([.BF118]=&quot;1&quot;;[.BF136]=&quot;1&quot;);1;&quot;&quot;)">
            <text:p/>
          </table:table-cell>
          <table:table-cell table:formula="of:=IF(OR([.BG118]=&quot;1&quot;;[.BG136]=&quot;1&quot;);1;&quot;&quot;)">
            <text:p/>
          </table:table-cell>
          <table:table-cell/>
          <table:table-cell table:formula="of:=IF(OR([.BI118]=&quot;1&quot;;[.BI136]=&quot;1&quot;);1;&quot;&quot;)">
            <text:p/>
          </table:table-cell>
          <table:table-cell table:formula="of:=IF(OR([.BJ118]=&quot;1&quot;;[.BJ136]=&quot;1&quot;);1;&quot;&quot;)">
            <text:p/>
          </table:table-cell>
          <table:table-cell table:formula="of:=IF(OR([.BK118]=&quot;1&quot;;[.BK136]=&quot;1&quot;);1;&quot;&quot;)">
            <text:p/>
          </table:table-cell>
          <table:table-cell table:formula="of:=IF(OR([.BL118]=&quot;1&quot;;[.BL136]=&quot;1&quot;);1;&quot;&quot;)">
            <text:p/>
          </table:table-cell>
          <table:table-cell table:formula="of:=IF(OR([.BM118]=&quot;1&quot;;[.BM136]=&quot;1&quot;);1;&quot;&quot;)">
            <text:p/>
          </table:table-cell>
          <table:table-cell table:formula="of:=IF(OR([.BN118]=&quot;1&quot;;[.BN136]=&quot;1&quot;);1;&quot;&quot;)">
            <text:p/>
          </table:table-cell>
          <table:table-cell table:formula="of:=IF(OR([.BO118]=&quot;1&quot;;[.BO136]=&quot;1&quot;);1;&quot;&quot;)">
            <text:p/>
          </table:table-cell>
          <table:table-cell/>
          <table:table-cell table:formula="of:=IF(OR([.BQ118]=&quot;1&quot;;[.BQ136]=&quot;1&quot;);1;&quot;&quot;)">
            <text:p/>
          </table:table-cell>
          <table:table-cell table:number-columns-repeated="3"/>
          <table:table-cell table:formula="of:=IF(OR([.BU118]=&quot;1&quot;;[.BU136]=&quot;1&quot;);1;&quot;&quot;)">
            <text:p/>
          </table:table-cell>
          <table:table-cell table:formula="of:=IF(OR([.BV118]=&quot;1&quot;;[.BV136]=&quot;1&quot;);1;&quot;&quot;)">
            <text:p/>
          </table:table-cell>
          <table:table-cell table:formula="of:=IF(OR([.BW118]=&quot;1&quot;;[.BW136]=&quot;1&quot;);1;&quot;&quot;)">
            <text:p/>
          </table:table-cell>
          <table:table-cell table:formula="of:=IF(OR([.BX118]=&quot;1&quot;;[.BX136]=&quot;1&quot;);1;&quot;&quot;)">
            <text:p/>
          </table:table-cell>
          <table:table-cell table:formula="of:=IF(OR([.BY118]=&quot;1&quot;;[.BY136]=&quot;1&quot;);1;&quot;&quot;)">
            <text:p/>
          </table:table-cell>
          <table:table-cell table:formula="of:=IF(OR([.BZ118]=&quot;1&quot;;[.BZ136]=&quot;1&quot;);1;&quot;&quot;)">
            <text:p/>
          </table:table-cell>
          <table:table-cell/>
          <table:table-cell table:formula="of:=IF(OR([.CB118]=&quot;1&quot;;[.CB136]=&quot;1&quot;);1;&quot;&quot;)">
            <text:p/>
          </table:table-cell>
          <table:table-cell table:formula="of:=IF(OR([.CC118]=&quot;1&quot;;[.CC136]=&quot;1&quot;);1;&quot;&quot;)">
            <text:p/>
          </table:table-cell>
          <table:table-cell table:formula="of:=IF(OR([.CD118]=&quot;1&quot;;[.CD136]=&quot;1&quot;);1;&quot;&quot;)">
            <text:p/>
          </table:table-cell>
          <table:table-cell table:formula="of:=IF(OR([.CE118]=&quot;1&quot;;[.CE136]=&quot;1&quot;);1;&quot;&quot;)">
            <text:p/>
          </table:table-cell>
          <table:table-cell table:formula="of:=IF(OR([.CF118]=&quot;1&quot;;[.CF136]=&quot;1&quot;);1;&quot;&quot;)">
            <text:p/>
          </table:table-cell>
          <table:table-cell table:formula="of:=IF(OR([.CG118]=&quot;1&quot;;[.CG136]=&quot;1&quot;);1;&quot;&quot;)">
            <text:p/>
          </table:table-cell>
          <table:table-cell table:formula="of:=IF(OR([.CH118]=&quot;1&quot;;[.CH136]=&quot;1&quot;);1;&quot;&quot;)">
            <text:p/>
          </table:table-cell>
          <table:table-cell table:formula="of:=IF(OR([.CI118]=&quot;1&quot;;[.CI136]=&quot;1&quot;);1;&quot;&quot;)">
            <text:p/>
          </table:table-cell>
          <table:table-cell table:formula="of:=IF(OR([.CJ118]=&quot;1&quot;;[.CJ136]=&quot;1&quot;);1;&quot;&quot;)">
            <text:p/>
          </table:table-cell>
          <table:table-cell table:formula="of:=IF(OR([.CK118]=&quot;1&quot;;[.CK136]=&quot;1&quot;);1;&quot;&quot;)">
            <text:p/>
          </table:table-cell>
          <table:table-cell table:formula="of:=IF(OR([.CL118]=&quot;1&quot;;[.CL136]=&quot;1&quot;);1;&quot;&quot;)">
            <text:p/>
          </table:table-cell>
          <table:table-cell table:formula="of:=IF(OR([.CM118]=&quot;1&quot;;[.CM136]=&quot;1&quot;);1;&quot;&quot;)">
            <text:p/>
          </table:table-cell>
          <table:table-cell table:formula="of:=IF(OR([.CN118]=&quot;1&quot;;[.CN136]=&quot;1&quot;);1;&quot;&quot;)">
            <text:p/>
          </table:table-cell>
          <table:table-cell table:formula="of:=IF(OR([.CO118]=&quot;1&quot;;[.CO136]=&quot;1&quot;);1;&quot;&quot;)">
            <text:p/>
          </table:table-cell>
          <table:table-cell table:formula="of:=IF(OR([.CP118]=&quot;1&quot;;[.CP136]=&quot;1&quot;);1;&quot;&quot;)">
            <text:p/>
          </table:table-cell>
          <table:table-cell table:formula="of:=IF(OR([.CQ118]=&quot;1&quot;;[.CQ136]=&quot;1&quot;);1;&quot;&quot;)">
            <text:p/>
          </table:table-cell>
          <table:table-cell table:formula="of:=IF(OR([.CR118]=&quot;1&quot;;[.CR136]=&quot;1&quot;);1;&quot;&quot;)">
            <text:p/>
          </table:table-cell>
          <table:table-cell table:formula="of:=IF(OR([.CS118]=&quot;1&quot;;[.CS136]=&quot;1&quot;);1;&quot;&quot;)">
            <text:p/>
          </table:table-cell>
          <table:table-cell table:formula="of:=IF(OR([.CT118]=&quot;1&quot;;[.CT136]=&quot;1&quot;);1;&quot;&quot;)">
            <text:p/>
          </table:table-cell>
          <table:table-cell table:formula="of:=IF(OR([.CU118]=&quot;1&quot;;[.CU136]=&quot;1&quot;);1;&quot;&quot;)">
            <text:p/>
          </table:table-cell>
          <table:table-cell table:formula="of:=IF(OR([.CV118]=&quot;1&quot;;[.CV136]=&quot;1&quot;);1;&quot;&quot;)">
            <text:p/>
          </table:table-cell>
          <table:table-cell table:formula="of:=IF(OR([.CW118]=&quot;1&quot;;[.CW136]=&quot;1&quot;);1;&quot;&quot;)">
            <text:p/>
          </table:table-cell>
          <table:table-cell table:formula="of:=IF(OR([.CX118]=&quot;1&quot;;[.CX136]=&quot;1&quot;);1;&quot;&quot;)">
            <text:p/>
          </table:table-cell>
          <table:table-cell table:formula="of:=IF(OR([.CY118]=&quot;1&quot;;[.CY136]=&quot;1&quot;);1;&quot;&quot;)">
            <text:p/>
          </table:table-cell>
          <table:table-cell table:formula="of:=IF(OR([.CZ118]=&quot;1&quot;;[.CZ136]=&quot;1&quot;);1;&quot;&quot;)">
            <text:p/>
          </table:table-cell>
          <table:table-cell table:formula="of:=IF(OR([.DA118]=&quot;1&quot;;[.DA136]=&quot;1&quot;);1;&quot;&quot;)">
            <text:p/>
          </table:table-cell>
          <table:table-cell table:formula="of:=IF(OR([.DB118]=&quot;1&quot;;[.DB136]=&quot;1&quot;);1;&quot;&quot;)">
            <text:p/>
          </table:table-cell>
          <table:table-cell table:formula="of:=IF(OR([.DC118]=&quot;1&quot;;[.DC136]=&quot;1&quot;);1;&quot;&quot;)">
            <text:p/>
          </table:table-cell>
          <table:table-cell table:formula="of:=IF(OR([.DD118]=&quot;1&quot;;[.DD136]=&quot;1&quot;);1;&quot;&quot;)">
            <text:p/>
          </table:table-cell>
          <table:table-cell table:formula="of:=IF(OR([.DE118]=&quot;1&quot;;[.DE136]=&quot;1&quot;);1;&quot;&quot;)">
            <text:p/>
          </table:table-cell>
          <table:table-cell table:formula="of:=IF(OR([.DF118]=&quot;1&quot;;[.DF136]=&quot;1&quot;);1;&quot;&quot;)">
            <text:p/>
          </table:table-cell>
          <table:table-cell table:formula="of:=IF(OR([.DG118]=&quot;1&quot;;[.DG136]=&quot;1&quot;);1;&quot;&quot;)">
            <text:p/>
          </table:table-cell>
          <table:table-cell table:formula="of:=IF(OR([.DH118]=&quot;1&quot;;[.DH136]=&quot;1&quot;);1;&quot;&quot;)">
            <text:p/>
          </table:table-cell>
          <table:table-cell table:formula="of:=IF(OR([.DI118]=&quot;1&quot;;[.DI136]=&quot;1&quot;);1;&quot;&quot;)">
            <text:p/>
          </table:table-cell>
          <table:table-cell table:formula="of:=IF(OR([.DJ118]=&quot;1&quot;;[.DJ136]=&quot;1&quot;);1;&quot;&quot;)">
            <text:p/>
          </table:table-cell>
          <table:table-cell table:formula="of:=IF(OR([.DK118]=&quot;1&quot;;[.DK136]=&quot;1&quot;);1;&quot;&quot;)">
            <text:p/>
          </table:table-cell>
          <table:table-cell table:formula="of:=IF(OR([.DL118]=&quot;1&quot;;[.DL136]=&quot;1&quot;);1;&quot;&quot;)">
            <text:p/>
          </table:table-cell>
          <table:table-cell table:formula="of:=IF(OR([.DM118]=&quot;1&quot;;[.DM136]=&quot;1&quot;);1;&quot;&quot;)">
            <text:p/>
          </table:table-cell>
          <table:table-cell table:formula="of:=IF(OR([.DN118]=&quot;1&quot;;[.DN136]=&quot;1&quot;);1;&quot;&quot;)">
            <text:p/>
          </table:table-cell>
          <table:table-cell table:formula="of:=IF(OR([.DO118]=&quot;1&quot;;[.DO136]=&quot;1&quot;);1;&quot;&quot;)">
            <text:p/>
          </table:table-cell>
          <table:table-cell table:formula="of:=IF(OR([.DP118]=&quot;1&quot;;[.DP136]=&quot;1&quot;);1;&quot;&quot;)">
            <text:p/>
          </table:table-cell>
          <table:table-cell table:formula="of:=IF(OR([.DQ118]=&quot;1&quot;;[.DQ136]=&quot;1&quot;);1;&quot;&quot;)">
            <text:p/>
          </table:table-cell>
          <table:table-cell table:formula="of:=IF(OR([.DR118]=&quot;1&quot;;[.DR136]=&quot;1&quot;);1;&quot;&quot;)">
            <text:p/>
          </table:table-cell>
          <table:table-cell/>
          <table:table-cell table:formula="of:=IF(OR([.DT118]=&quot;1&quot;;[.DT136]=&quot;1&quot;);1;&quot;&quot;)">
            <text:p/>
          </table:table-cell>
          <table:table-cell table:formula="of:=IF(OR([.DU118]=&quot;1&quot;;[.DU136]=&quot;1&quot;);1;&quot;&quot;)">
            <text:p/>
          </table:table-cell>
          <table:table-cell table:formula="of:=IF(OR([.DV118]=&quot;1&quot;;[.DV136]=&quot;1&quot;);1;&quot;&quot;)">
            <text:p/>
          </table:table-cell>
          <table:table-cell table:formula="of:=IF(OR([.DW118]=&quot;1&quot;;[.DW136]=&quot;1&quot;);1;&quot;&quot;)">
            <text:p/>
          </table:table-cell>
          <table:table-cell table:formula="of:=IF(OR([.DX118]=&quot;1&quot;;[.DX136]=&quot;1&quot;);1;&quot;&quot;)" office:value-type="float" office:value="1">
            <text:p>1</text:p>
          </table:table-cell>
          <table:table-cell table:formula="of:=IF(OR([.DY118]=&quot;1&quot;;[.DY136]=&quot;1&quot;);1;&quot;&quot;)">
            <text:p/>
          </table:table-cell>
          <table:table-cell table:formula="of:=IF(OR([.DZ118]=&quot;1&quot;;[.DZ136]=&quot;1&quot;);1;&quot;&quot;)" office:value-type="float" office:value="1">
            <text:p>1</text:p>
          </table:table-cell>
          <table:table-cell table:formula="of:=IF(OR([.EA118]=&quot;1&quot;;[.EA136]=&quot;1&quot;);1;&quot;&quot;)">
            <text:p/>
          </table:table-cell>
          <table:table-cell table:formula="of:=IF(OR([.EB118]=&quot;1&quot;;[.EB136]=&quot;1&quot;);1;&quot;&quot;)" office:value-type="float" office:value="1">
            <text:p>1</text:p>
          </table:table-cell>
          <table:table-cell table:formula="of:=IF(OR([.EC118]=&quot;1&quot;;[.EC136]=&quot;1&quot;);1;&quot;&quot;)" office:value-type="float" office:value="1">
            <text:p>1</text:p>
          </table:table-cell>
          <table:table-cell table:formula="of:=IF(OR([.ED118]=&quot;1&quot;;[.ED136]=&quot;1&quot;);1;&quot;&quot;)">
            <text:p/>
          </table:table-cell>
          <table:table-cell table:formula="of:=IF(OR([.EE118]=&quot;1&quot;;[.EE136]=&quot;1&quot;);1;&quot;&quot;)">
            <text:p/>
          </table:table-cell>
          <table:table-cell table:formula="of:=IF(OR([.EF118]=&quot;1&quot;;[.EF136]=&quot;1&quot;);1;&quot;&quot;)">
            <text:p/>
          </table:table-cell>
          <table:table-cell table:formula="of:=IF(OR([.EG118]=&quot;1&quot;;[.EG136]=&quot;1&quot;);1;&quot;&quot;)">
            <text:p/>
          </table:table-cell>
          <table:table-cell table:formula="of:=IF(OR([.EH118]=&quot;1&quot;;[.EH136]=&quot;1&quot;);1;&quot;&quot;)">
            <text:p/>
          </table:table-cell>
          <table:table-cell table:formula="of:=IF(OR([.EI118]=&quot;1&quot;;[.EI136]=&quot;1&quot;);1;&quot;&quot;)">
            <text:p/>
          </table:table-cell>
          <table:table-cell table:formula="of:=IF(OR([.EJ118]=&quot;1&quot;;[.EJ136]=&quot;1&quot;);1;&quot;&quot;)">
            <text:p/>
          </table:table-cell>
          <table:table-cell table:formula="of:=IF(OR([.EK118]=&quot;1&quot;;[.EK136]=&quot;1&quot;);1;&quot;&quot;)">
            <text:p/>
          </table:table-cell>
          <table:table-cell table:formula="of:=IF(OR([.EL118]=&quot;1&quot;;[.EL136]=&quot;1&quot;);1;&quot;&quot;)">
            <text:p/>
          </table:table-cell>
          <table:table-cell table:formula="of:=IF(OR([.EM118]=&quot;1&quot;;[.EM136]=&quot;1&quot;);1;&quot;&quot;)">
            <text:p/>
          </table:table-cell>
          <table:table-cell table:formula="of:=IF(OR([.EN118]=&quot;1&quot;;[.EN136]=&quot;1&quot;);1;&quot;&quot;)">
            <text:p/>
          </table:table-cell>
          <table:table-cell table:formula="of:=IF(OR([.EO118]=&quot;1&quot;;[.EO136]=&quot;1&quot;);1;&quot;&quot;)" office:value-type="float" office:value="1">
            <text:p>1</text:p>
          </table:table-cell>
          <table:table-cell table:formula="of:=IF(OR([.EP118]=&quot;1&quot;;[.EP136]=&quot;1&quot;);1;&quot;&quot;)" office:value-type="float" office:value="1">
            <text:p>1</text:p>
          </table:table-cell>
          <table:table-cell table:formula="of:=IF(OR([.EQ118]=&quot;1&quot;;[.EQ136]=&quot;1&quot;);1;&quot;&quot;)">
            <text:p/>
          </table:table-cell>
          <table:table-cell table:formula="of:=IF(OR([.ER118]=&quot;1&quot;;[.ER136]=&quot;1&quot;);1;&quot;&quot;)">
            <text:p/>
          </table:table-cell>
          <table:table-cell table:formula="of:=IF(OR([.ES118]=&quot;1&quot;;[.ES136]=&quot;1&quot;);1;&quot;&quot;)">
            <text:p/>
          </table:table-cell>
          <table:table-cell table:formula="of:=IF(OR([.ET118]=&quot;1&quot;;[.ET136]=&quot;1&quot;);1;&quot;&quot;)">
            <text:p/>
          </table:table-cell>
          <table:table-cell table:formula="of:=IF(OR([.EU118]=&quot;1&quot;;[.EU136]=&quot;1&quot;);1;&quot;&quot;)">
            <text:p/>
          </table:table-cell>
          <table:table-cell table:formula="of:=IF(OR([.EV118]=&quot;1&quot;;[.EV136]=&quot;1&quot;);1;&quot;&quot;)">
            <text:p/>
          </table:table-cell>
          <table:table-cell table:formula="of:=IF(OR([.EW118]=&quot;1&quot;;[.EW136]=&quot;1&quot;);1;&quot;&quot;)" office:value-type="float" office:value="1">
            <text:p>1</text:p>
          </table:table-cell>
          <table:table-cell table:formula="of:=IF(OR([.EX118]=&quot;1&quot;;[.EX136]=&quot;1&quot;);1;&quot;&quot;)">
            <text:p/>
          </table:table-cell>
          <table:table-cell table:formula="of:=IF(OR([.EY118]=&quot;1&quot;;[.EY136]=&quot;1&quot;);1;&quot;&quot;)">
            <text:p/>
          </table:table-cell>
          <table:table-cell table:number-columns-repeated="869"/>
        </table:table-row>
        <table:table-row table:style-name="ro7">
          <table:table-cell table:number-columns-repeated="2"/>
          <table:table-cell office:value-type="string">
            <text:p>vf</text:p>
          </table:table-cell>
          <table:table-cell table:number-columns-repeated="12"/>
          <table:table-cell table:style-name="ce6" table:number-columns-repeated="3"/>
          <table:table-cell table:number-columns-repeated="6"/>
          <table:table-cell table:style-name="ce24" table:number-columns-repeated="2"/>
          <table:table-cell table:number-columns-repeated="3"/>
          <table:table-cell table:style-name="ce24"/>
          <table:table-cell table:number-columns-repeated="9"/>
          <table:table-cell office:value-type="string">
            <text:p>vf</text:p>
          </table:table-cell>
          <table:table-cell table:style-name="Default" table:formula="of:=SUM([.AP202:.EY202])" office:value-type="float" office:value="15">
            <text:p>15</text:p>
          </table:table-cell>
          <table:table-cell table:style-name="Default" table:formula="of:=IF(OR(VALUE([.AP36])=1;VALUE([.AP38])=1); 1;&quot;&quot;)">
            <text:p/>
          </table:table-cell>
          <table:table-cell table:style-name="Default" table:formula="of:=IF(OR(VALUE([.AQ36])=1;VALUE([.AQ38])=1); 1;&quot;&quot;)" office:value-type="float" office:value="1">
            <text:p>1</text:p>
          </table:table-cell>
          <table:table-cell table:style-name="Default" table:formula="of:=IF(OR(VALUE([.AR36])=1;VALUE([.AR38])=1); 1;&quot;&quot;)" office:value-type="float" office:value="1">
            <text:p>1</text:p>
          </table:table-cell>
          <table:table-cell table:style-name="Default" table:formula="of:=IF(OR(VALUE([.AS36])=1;VALUE([.AS38])=1); 1;&quot;&quot;)" office:value-type="float" office:value="1">
            <text:p>1</text:p>
          </table:table-cell>
          <table:table-cell table:style-name="Default" table:formula="of:=IF(OR(VALUE([.AT36])=1;VALUE([.AT38])=1); 1;&quot;&quot;)">
            <text:p/>
          </table:table-cell>
          <table:table-cell table:style-name="Default" table:formula="of:=IF(OR(VALUE([.AU36])=1;VALUE([.AU38])=1); 1;&quot;&quot;)">
            <text:p/>
          </table:table-cell>
          <table:table-cell table:style-name="Default" table:formula="of:=IF(OR(VALUE([.AV36])=1;VALUE([.AV38])=1); 1;&quot;&quot;)">
            <text:p/>
          </table:table-cell>
          <table:table-cell table:style-name="Default" table:formula="of:=IF(OR(VALUE([.AW36])=1;VALUE([.AW38])=1); 1;&quot;&quot;)" office:value-type="float" office:value="1">
            <text:p>1</text:p>
          </table:table-cell>
          <table:table-cell table:style-name="Default" table:formula="of:=IF(OR(VALUE([.AX36])=1;VALUE([.AX38])=1); 1;&quot;&quot;)" office:value-type="float" office:value="1">
            <text:p>1</text:p>
          </table:table-cell>
          <table:table-cell table:style-name="Default" table:formula="of:=IF(OR(VALUE([.AY36])=1;VALUE([.AY38])=1); 1;&quot;&quot;)" office:value-type="float" office:value="1">
            <text:p>1</text:p>
          </table:table-cell>
          <table:table-cell table:style-name="Default" table:formula="of:=IF(OR(VALUE([.AZ36])=1;VALUE([.AZ38])=1); 1;&quot;&quot;)">
            <text:p/>
          </table:table-cell>
          <table:table-cell table:style-name="Default" table:formula="of:=IF(OR(VALUE([.BA36])=1;VALUE([.BA38])=1); 1;&quot;&quot;)">
            <text:p/>
          </table:table-cell>
          <table:table-cell table:style-name="Default" table:formula="of:=IF(OR(VALUE([.BB36])=1;VALUE([.BB38])=1); 1;&quot;&quot;)">
            <text:p/>
          </table:table-cell>
          <table:table-cell table:style-name="Default" table:formula="of:=IF(OR(VALUE([.BC36])=1;VALUE([.BC38])=1); 1;&quot;&quot;)">
            <text:p/>
          </table:table-cell>
          <table:table-cell table:style-name="Default" table:formula="of:=IF(OR(VALUE([.BD36])=1;VALUE([.BD38])=1); 1;&quot;&quot;)">
            <text:p/>
          </table:table-cell>
          <table:table-cell table:style-name="Default" table:formula="of:=IF(OR(VALUE([.BE36])=1;VALUE([.BE38])=1); 1;&quot;&quot;)">
            <text:p/>
          </table:table-cell>
          <table:table-cell table:style-name="Default" table:formula="of:=IF(OR(VALUE([.BF36])=1;VALUE([.BF38])=1); 1;&quot;&quot;)">
            <text:p/>
          </table:table-cell>
          <table:table-cell table:style-name="Default" table:formula="of:=IF(OR(VALUE([.BG36])=1;VALUE([.BG38])=1); 1;&quot;&quot;)">
            <text:p/>
          </table:table-cell>
          <table:table-cell table:style-name="Default" table:formula="of:=IF(OR(VALUE([.BH36])=1;VALUE([.BH38])=1); 1;&quot;&quot;)">
            <text:p/>
          </table:table-cell>
          <table:table-cell table:style-name="Default" table:formula="of:=IF(OR(VALUE([.BI36])=1;VALUE([.BI38])=1); 1;&quot;&quot;)" office:value-type="float" office:value="1">
            <text:p>1</text:p>
          </table:table-cell>
          <table:table-cell table:style-name="Default" table:formula="of:=IF(OR(VALUE([.BJ36])=1;VALUE([.BJ38])=1); 1;&quot;&quot;)" office:value-type="float" office:value="1">
            <text:p>1</text:p>
          </table:table-cell>
          <table:table-cell table:style-name="Default" table:formula="of:=IF(OR(VALUE([.BK36])=1;VALUE([.BK38])=1); 1;&quot;&quot;)" office:value-type="float" office:value="1">
            <text:p>1</text:p>
          </table:table-cell>
          <table:table-cell table:style-name="Default" table:formula="of:=IF(OR(VALUE([.BL36])=1;VALUE([.BL38])=1); 1;&quot;&quot;)" office:value-type="float" office:value="1">
            <text:p>1</text:p>
          </table:table-cell>
          <table:table-cell table:style-name="Default" table:formula="of:=IF(OR(VALUE([.BM36])=1;VALUE([.BM38])=1); 1;&quot;&quot;)">
            <text:p/>
          </table:table-cell>
          <table:table-cell table:style-name="Default" table:formula="of:=IF(OR(VALUE([.BN36])=1;VALUE([.BN38])=1); 1;&quot;&quot;)">
            <text:p/>
          </table:table-cell>
          <table:table-cell table:style-name="Default" table:formula="of:=IF(OR(VALUE([.BO36])=1;VALUE([.BO38])=1); 1;&quot;&quot;)">
            <text:p/>
          </table:table-cell>
          <table:table-cell table:style-name="Default" table:formula="of:=IF(OR(VALUE([.BP36])=1;VALUE([.BP38])=1); 1;&quot;&quot;)">
            <text:p/>
          </table:table-cell>
          <table:table-cell table:style-name="Default" table:formula="of:=IF(OR(VALUE([.BQ36])=1;VALUE([.BQ38])=1); 1;&quot;&quot;)">
            <text:p/>
          </table:table-cell>
          <table:table-cell table:style-name="Default" table:formula="of:=IF(OR(VALUE([.BR36])=1;VALUE([.BR38])=1); 1;&quot;&quot;)">
            <text:p/>
          </table:table-cell>
          <table:table-cell table:style-name="Default" table:formula="of:=IF(OR(VALUE([.BS36])=1;VALUE([.BS38])=1); 1;&quot;&quot;)">
            <text:p/>
          </table:table-cell>
          <table:table-cell table:style-name="Default" table:formula="of:=IF(OR(VALUE([.BT36])=1;VALUE([.BT38])=1); 1;&quot;&quot;)">
            <text:p/>
          </table:table-cell>
          <table:table-cell table:style-name="Default" table:formula="of:=IF(OR(VALUE([.BU36])=1;VALUE([.BU38])=1); 1;&quot;&quot;)">
            <text:p/>
          </table:table-cell>
          <table:table-cell table:style-name="Default" table:formula="of:=IF(OR(VALUE([.BV36])=1;VALUE([.BV38])=1); 1;&quot;&quot;)">
            <text:p/>
          </table:table-cell>
          <table:table-cell table:style-name="Default" table:formula="of:=IF(OR(VALUE([.BW36])=1;VALUE([.BW38])=1); 1;&quot;&quot;)">
            <text:p/>
          </table:table-cell>
          <table:table-cell table:style-name="Default" table:formula="of:=IF(OR(VALUE([.BX36])=1;VALUE([.BX38])=1); 1;&quot;&quot;)">
            <text:p/>
          </table:table-cell>
          <table:table-cell table:style-name="Default" table:formula="of:=IF(OR(VALUE([.BY36])=1;VALUE([.BY38])=1); 1;&quot;&quot;)">
            <text:p/>
          </table:table-cell>
          <table:table-cell table:style-name="Default" table:formula="of:=IF(OR(VALUE([.BZ36])=1;VALUE([.BZ38])=1); 1;&quot;&quot;)">
            <text:p/>
          </table:table-cell>
          <table:table-cell table:style-name="Default" table:formula="of:=IF(OR(VALUE([.CA36])=1;VALUE([.CA38])=1); 1;&quot;&quot;)">
            <text:p/>
          </table:table-cell>
          <table:table-cell table:style-name="Default" table:formula="of:=IF(OR(VALUE([.CB36])=1;VALUE([.CB38])=1); 1;&quot;&quot;)">
            <text:p/>
          </table:table-cell>
          <table:table-cell table:style-name="Default" table:formula="of:=IF(OR(VALUE([.CC36])=1;VALUE([.CC38])=1); 1;&quot;&quot;)">
            <text:p/>
          </table:table-cell>
          <table:table-cell table:style-name="Default" table:formula="of:=IF(OR(VALUE([.CD36])=1;VALUE([.CD38])=1); 1;&quot;&quot;)" office:value-type="float" office:value="1">
            <text:p>1</text:p>
          </table:table-cell>
          <table:table-cell table:style-name="Default" table:formula="of:=IF(OR(VALUE([.CE36])=1;VALUE([.CE38])=1); 1;&quot;&quot;)" office:value-type="float" office:value="1">
            <text:p>1</text:p>
          </table:table-cell>
          <table:table-cell table:style-name="Default" table:formula="of:=IF(OR(VALUE([.CF36])=1;VALUE([.CF38])=1); 1;&quot;&quot;)" office:value-type="float" office:value="1">
            <text:p>1</text:p>
          </table:table-cell>
          <table:table-cell table:style-name="Default" table:formula="of:=IF(OR(VALUE([.CG36])=1;VALUE([.CG38])=1); 1;&quot;&quot;)">
            <text:p/>
          </table:table-cell>
          <table:table-cell table:style-name="Default" table:formula="of:=IF(OR(VALUE([.CH36])=1;VALUE([.CH38])=1); 1;&quot;&quot;)">
            <text:p/>
          </table:table-cell>
          <table:table-cell table:style-name="Default" table:formula="of:=IF(OR(VALUE([.CI36])=1;VALUE([.CI38])=1); 1;&quot;&quot;)">
            <text:p/>
          </table:table-cell>
          <table:table-cell table:style-name="Default" table:formula="of:=IF(OR(VALUE([.CJ36])=1;VALUE([.CJ38])=1); 1;&quot;&quot;)">
            <text:p/>
          </table:table-cell>
          <table:table-cell table:style-name="Default" table:formula="of:=IF(OR(VALUE([.CK36])=1;VALUE([.CK38])=1); 1;&quot;&quot;)">
            <text:p/>
          </table:table-cell>
          <table:table-cell table:style-name="Default" table:formula="of:=IF(OR(VALUE([.CL36])=1;VALUE([.CL38])=1); 1;&quot;&quot;)">
            <text:p/>
          </table:table-cell>
          <table:table-cell table:style-name="Default" table:formula="of:=IF(OR(VALUE([.CM36])=1;VALUE([.CM38])=1); 1;&quot;&quot;)">
            <text:p/>
          </table:table-cell>
          <table:table-cell table:style-name="Default" table:formula="of:=IF(OR(VALUE([.CN36])=1;VALUE([.CN38])=1); 1;&quot;&quot;)">
            <text:p/>
          </table:table-cell>
          <table:table-cell table:style-name="Default" table:formula="of:=IF(OR(VALUE([.CO36])=1;VALUE([.CO38])=1); 1;&quot;&quot;)">
            <text:p/>
          </table:table-cell>
          <table:table-cell table:style-name="Default" table:formula="of:=IF(OR(VALUE([.CP36])=1;VALUE([.CP38])=1); 1;&quot;&quot;)">
            <text:p/>
          </table:table-cell>
          <table:table-cell table:style-name="Default" table:formula="of:=IF(OR(VALUE([.CQ36])=1;VALUE([.CQ38])=1); 1;&quot;&quot;)">
            <text:p/>
          </table:table-cell>
          <table:table-cell table:style-name="Default" table:formula="of:=IF(OR(VALUE([.CR36])=1;VALUE([.CR38])=1); 1;&quot;&quot;)">
            <text:p/>
          </table:table-cell>
          <table:table-cell table:style-name="Default" table:formula="of:=IF(OR(VALUE([.CS36])=1;VALUE([.CS38])=1); 1;&quot;&quot;)">
            <text:p/>
          </table:table-cell>
          <table:table-cell table:style-name="Default" table:formula="of:=IF(OR(VALUE([.CT36])=1;VALUE([.CT38])=1); 1;&quot;&quot;)">
            <text:p/>
          </table:table-cell>
          <table:table-cell table:style-name="Default" table:formula="of:=IF(OR(VALUE([.CU36])=1;VALUE([.CU38])=1); 1;&quot;&quot;)">
            <text:p/>
          </table:table-cell>
          <table:table-cell table:style-name="Default" table:formula="of:=IF(OR(VALUE([.CV36])=1;VALUE([.CV38])=1); 1;&quot;&quot;)" office:value-type="float" office:value="1">
            <text:p>1</text:p>
          </table:table-cell>
          <table:table-cell table:style-name="Default" table:formula="of:=IF(OR(VALUE([.CW36])=1;VALUE([.CW38])=1); 1;&quot;&quot;)" office:value-type="float" office:value="1">
            <text:p>1</text:p>
          </table:table-cell>
          <table:table-cell table:style-name="Default" table:formula="of:=IF(OR(VALUE([.CX36])=1;VALUE([.CX38])=1); 1;&quot;&quot;)">
            <text:p/>
          </table:table-cell>
          <table:table-cell table:style-name="Default" table:formula="of:=IF(OR(VALUE([.CY36])=1;VALUE([.CY38])=1); 1;&quot;&quot;)">
            <text:p/>
          </table:table-cell>
          <table:table-cell table:style-name="Default" table:formula="of:=IF(OR(VALUE([.CZ36])=1;VALUE([.CZ38])=1); 1;&quot;&quot;)">
            <text:p/>
          </table:table-cell>
          <table:table-cell table:style-name="Default" table:formula="of:=IF(OR(VALUE([.DA36])=1;VALUE([.DA38])=1); 1;&quot;&quot;)">
            <text:p/>
          </table:table-cell>
          <table:table-cell table:style-name="Default" table:formula="of:=IF(OR(VALUE([.DB36])=1;VALUE([.DB38])=1); 1;&quot;&quot;)">
            <text:p/>
          </table:table-cell>
          <table:table-cell table:style-name="Default" table:formula="of:=IF(OR(VALUE([.DC36])=1;VALUE([.DC38])=1); 1;&quot;&quot;)">
            <text:p/>
          </table:table-cell>
          <table:table-cell table:style-name="Default" table:formula="of:=IF(OR(VALUE([.DD36])=1;VALUE([.DD38])=1); 1;&quot;&quot;)">
            <text:p/>
          </table:table-cell>
          <table:table-cell table:style-name="Default" table:formula="of:=IF(OR(VALUE([.DE36])=1;VALUE([.DE38])=1); 1;&quot;&quot;)">
            <text:p/>
          </table:table-cell>
          <table:table-cell table:style-name="Default" table:formula="of:=IF(OR(VALUE([.DF36])=1;VALUE([.DF38])=1); 1;&quot;&quot;)">
            <text:p/>
          </table:table-cell>
          <table:table-cell table:style-name="Default" table:formula="of:=IF(OR(VALUE([.DG36])=1;VALUE([.DG38])=1); 1;&quot;&quot;)">
            <text:p/>
          </table:table-cell>
          <table:table-cell table:style-name="Default" table:formula="of:=IF(OR(VALUE([.DH36])=1;VALUE([.DH38])=1); 1;&quot;&quot;)">
            <text:p/>
          </table:table-cell>
          <table:table-cell table:style-name="Default" table:formula="of:=IF(OR(VALUE([.DI36])=1;VALUE([.DI38])=1); 1;&quot;&quot;)">
            <text:p/>
          </table:table-cell>
          <table:table-cell table:style-name="Default" table:formula="of:=IF(OR(VALUE([.DJ36])=1;VALUE([.DJ38])=1); 1;&quot;&quot;)">
            <text:p/>
          </table:table-cell>
          <table:table-cell table:style-name="Default" table:formula="of:=IF(OR(VALUE([.DK36])=1;VALUE([.DK38])=1); 1;&quot;&quot;)">
            <text:p/>
          </table:table-cell>
          <table:table-cell table:style-name="Default" table:formula="of:=IF(OR(VALUE([.DL36])=1;VALUE([.DL38])=1); 1;&quot;&quot;)">
            <text:p/>
          </table:table-cell>
          <table:table-cell table:style-name="Default" table:formula="of:=IF(OR(VALUE([.DM36])=1;VALUE([.DM38])=1); 1;&quot;&quot;)">
            <text:p/>
          </table:table-cell>
          <table:table-cell table:style-name="Default" table:formula="of:=IF(OR(VALUE([.DN36])=1;VALUE([.DN38])=1); 1;&quot;&quot;)">
            <text:p/>
          </table:table-cell>
          <table:table-cell table:style-name="Default" table:formula="of:=IF(OR(VALUE([.DO36])=1;VALUE([.DO38])=1); 1;&quot;&quot;)">
            <text:p/>
          </table:table-cell>
          <table:table-cell table:style-name="Default" table:formula="of:=IF(OR(VALUE([.DP36])=1;VALUE([.DP38])=1); 1;&quot;&quot;)">
            <text:p/>
          </table:table-cell>
          <table:table-cell table:style-name="Default" table:formula="of:=IF(OR(VALUE([.DQ36])=1;VALUE([.DQ38])=1); 1;&quot;&quot;)">
            <text:p/>
          </table:table-cell>
          <table:table-cell table:style-name="Default" table:formula="of:=IF(OR(VALUE([.DR36])=1;VALUE([.DR38])=1); 1;&quot;&quot;)">
            <text:p/>
          </table:table-cell>
          <table:table-cell table:style-name="Default" table:formula="of:=IF(OR(VALUE([.DS36])=1;VALUE([.DS38])=1); 1;&quot;&quot;)">
            <text:p/>
          </table:table-cell>
          <table:table-cell table:style-name="Default" table:formula="of:=IF(OR(VALUE([.DT36])=1;VALUE([.DT38])=1); 1;&quot;&quot;)">
            <text:p/>
          </table:table-cell>
          <table:table-cell table:style-name="Default" table:formula="of:=IF(OR(VALUE([.DU36])=1;VALUE([.DU38])=1); 1;&quot;&quot;)">
            <text:p/>
          </table:table-cell>
          <table:table-cell table:style-name="Default" table:formula="of:=IF(OR(VALUE([.DV36])=1;VALUE([.DV38])=1); 1;&quot;&quot;)">
            <text:p/>
          </table:table-cell>
          <table:table-cell table:style-name="Default" table:formula="of:=IF(OR(VALUE([.DW36])=1;VALUE([.DW38])=1); 1;&quot;&quot;)">
            <text:p/>
          </table:table-cell>
          <table:table-cell table:style-name="Default" table:formula="of:=IF(OR(VALUE([.DX36])=1;VALUE([.DX38])=1); 1;&quot;&quot;)">
            <text:p/>
          </table:table-cell>
          <table:table-cell table:style-name="Default" table:formula="of:=IF(OR(VALUE([.DY36])=1;VALUE([.DY38])=1); 1;&quot;&quot;)">
            <text:p/>
          </table:table-cell>
          <table:table-cell table:style-name="Default" table:formula="of:=IF(OR(VALUE([.DZ36])=1;VALUE([.DZ38])=1); 1;&quot;&quot;)">
            <text:p/>
          </table:table-cell>
          <table:table-cell table:style-name="Default" table:formula="of:=IF(OR(VALUE([.EA36])=1;VALUE([.EA38])=1); 1;&quot;&quot;)">
            <text:p/>
          </table:table-cell>
          <table:table-cell table:style-name="Default" table:formula="of:=IF(OR(VALUE([.EB36])=1;VALUE([.EB38])=1); 1;&quot;&quot;)">
            <text:p/>
          </table:table-cell>
          <table:table-cell table:style-name="Default" table:formula="of:=IF(OR(VALUE([.EC36])=1;VALUE([.EC38])=1); 1;&quot;&quot;)">
            <text:p/>
          </table:table-cell>
          <table:table-cell table:style-name="Default" table:formula="of:=IF(OR(VALUE([.ED36])=1;VALUE([.ED38])=1); 1;&quot;&quot;)">
            <text:p/>
          </table:table-cell>
          <table:table-cell table:style-name="Default" table:formula="of:=IF(OR(VALUE([.EE36])=1;VALUE([.EE38])=1); 1;&quot;&quot;)">
            <text:p/>
          </table:table-cell>
          <table:table-cell table:style-name="Default" table:formula="of:=IF(OR(VALUE([.EF36])=1;VALUE([.EF38])=1); 1;&quot;&quot;)">
            <text:p/>
          </table:table-cell>
          <table:table-cell table:style-name="Default" table:formula="of:=IF(OR(VALUE([.EG36])=1;VALUE([.EG38])=1); 1;&quot;&quot;)">
            <text:p/>
          </table:table-cell>
          <table:table-cell table:style-name="Default" table:formula="of:=IF(OR(VALUE([.EH36])=1;VALUE([.EH38])=1); 1;&quot;&quot;)">
            <text:p/>
          </table:table-cell>
          <table:table-cell table:style-name="Default" table:formula="of:=IF(OR(VALUE([.EI36])=1;VALUE([.EI38])=1); 1;&quot;&quot;)">
            <text:p/>
          </table:table-cell>
          <table:table-cell table:style-name="Default" table:formula="of:=IF(OR(VALUE([.EJ36])=1;VALUE([.EJ38])=1); 1;&quot;&quot;)">
            <text:p/>
          </table:table-cell>
          <table:table-cell table:style-name="Default" table:formula="of:=IF(OR(VALUE([.EK36])=1;VALUE([.EK38])=1); 1;&quot;&quot;)">
            <text:p/>
          </table:table-cell>
          <table:table-cell table:style-name="Default" table:formula="of:=IF(OR(VALUE([.EL36])=1;VALUE([.EL38])=1); 1;&quot;&quot;)">
            <text:p/>
          </table:table-cell>
          <table:table-cell table:style-name="Default" table:formula="of:=IF(OR(VALUE([.EM36])=1;VALUE([.EM38])=1); 1;&quot;&quot;)">
            <text:p/>
          </table:table-cell>
          <table:table-cell table:style-name="Default" table:formula="of:=IF(OR(VALUE([.EN36])=1;VALUE([.EN38])=1); 1;&quot;&quot;)">
            <text:p/>
          </table:table-cell>
          <table:table-cell table:style-name="Default" table:formula="of:=IF(OR(VALUE([.EO36])=1;VALUE([.EO38])=1); 1;&quot;&quot;)">
            <text:p/>
          </table:table-cell>
          <table:table-cell table:style-name="Default" table:formula="of:=IF(OR(VALUE([.EP36])=1;VALUE([.EP38])=1); 1;&quot;&quot;)">
            <text:p/>
          </table:table-cell>
          <table:table-cell table:style-name="Default" table:formula="of:=IF(OR(VALUE([.EQ36])=1;VALUE([.EQ38])=1); 1;&quot;&quot;)">
            <text:p/>
          </table:table-cell>
          <table:table-cell table:style-name="Default" table:formula="of:=IF(OR(VALUE([.ER36])=1;VALUE([.ER38])=1); 1;&quot;&quot;)">
            <text:p/>
          </table:table-cell>
          <table:table-cell table:style-name="Default" table:formula="of:=IF(OR(VALUE([.ES36])=1;VALUE([.ES38])=1); 1;&quot;&quot;)">
            <text:p/>
          </table:table-cell>
          <table:table-cell table:style-name="Default" table:formula="of:=IF(OR(VALUE([.ET36])=1;VALUE([.ET38])=1); 1;&quot;&quot;)">
            <text:p/>
          </table:table-cell>
          <table:table-cell table:style-name="Default" table:formula="of:=IF(OR(VALUE([.EU36])=1;VALUE([.EU38])=1); 1;&quot;&quot;)">
            <text:p/>
          </table:table-cell>
          <table:table-cell table:style-name="Default" table:formula="of:=IF(OR(VALUE([.EV36])=1;VALUE([.EV38])=1); 1;&quot;&quot;)">
            <text:p/>
          </table:table-cell>
          <table:table-cell table:style-name="Default" table:formula="of:=IF(OR(VALUE([.EW36])=1;VALUE([.EW38])=1); 1;&quot;&quot;)">
            <text:p/>
          </table:table-cell>
          <table:table-cell table:style-name="Default" table:formula="of:=IF(OR(VALUE([.EX36])=1;VALUE([.EX38])=1); 1;&quot;&quot;)">
            <text:p/>
          </table:table-cell>
          <table:table-cell table:style-name="Default" table:formula="of:=IF(OR(VALUE([.EY36])=1;VALUE([.EY38])=1); 1;&quot;&quot;)">
            <text:p/>
          </table:table-cell>
          <table:table-cell table:number-columns-repeated="869"/>
        </table:table-row>
        <table:table-row table:style-name="ro7">
          <table:table-cell table:number-columns-repeated="2"/>
          <table:table-cell office:value-type="string">
            <text:p>iy</text:p>
          </table:table-cell>
          <table:table-cell table:number-columns-repeated="12"/>
          <table:table-cell table:style-name="ce6" table:number-columns-repeated="3"/>
          <table:table-cell table:number-columns-repeated="6"/>
          <table:table-cell table:style-name="ce24" table:number-columns-repeated="2"/>
          <table:table-cell table:number-columns-repeated="3"/>
          <table:table-cell table:style-name="ce24"/>
          <table:table-cell table:number-columns-repeated="9"/>
          <table:table-cell office:value-type="string">
            <text:p>iy</text:p>
          </table:table-cell>
          <table:table-cell table:style-name="Default" table:formula="of:=SUM([.AP203:.EY203])" office:value-type="float" office:value="7">
            <text:p>7</text:p>
          </table:table-cell>
          <table:table-cell table:style-name="Default" table:formula="of:=IF(OR(VALUE([.AP92])=1;VALUE([.AP95])=1); 1;&quot;&quot;)" office:value-type="float" office:value="1">
            <text:p>1</text:p>
          </table:table-cell>
          <table:table-cell table:style-name="Default" table:formula="of:=IF(OR(VALUE([.AQ92])=1;VALUE([.AQ95])=1); 1;&quot;&quot;)">
            <text:p/>
          </table:table-cell>
          <table:table-cell table:style-name="Default" table:formula="of:=IF(OR(VALUE([.AR92])=1;VALUE([.AR95])=1); 1;&quot;&quot;)">
            <text:p/>
          </table:table-cell>
          <table:table-cell table:style-name="Default" table:formula="of:=IF(OR(VALUE([.AS92])=1;VALUE([.AS95])=1); 1;&quot;&quot;)">
            <text:p/>
          </table:table-cell>
          <table:table-cell table:style-name="Default" table:formula="of:=IF(OR(VALUE([.AT92])=1;VALUE([.AT95])=1); 1;&quot;&quot;)">
            <text:p/>
          </table:table-cell>
          <table:table-cell table:style-name="Default" table:formula="of:=IF(OR(VALUE([.AU92])=1;VALUE([.AU95])=1); 1;&quot;&quot;)">
            <text:p/>
          </table:table-cell>
          <table:table-cell table:style-name="Default" table:formula="of:=IF(OR(VALUE([.AV92])=1;VALUE([.AV95])=1); 1;&quot;&quot;)">
            <text:p/>
          </table:table-cell>
          <table:table-cell table:style-name="Default" table:formula="of:=IF(OR(VALUE([.AW92])=1;VALUE([.AW95])=1); 1;&quot;&quot;)">
            <text:p/>
          </table:table-cell>
          <table:table-cell table:style-name="Default" table:formula="of:=IF(OR(VALUE([.AX92])=1;VALUE([.AX95])=1); 1;&quot;&quot;)">
            <text:p/>
          </table:table-cell>
          <table:table-cell table:style-name="Default" table:formula="of:=IF(OR(VALUE([.AY92])=1;VALUE([.AY95])=1); 1;&quot;&quot;)">
            <text:p/>
          </table:table-cell>
          <table:table-cell table:style-name="Default" table:formula="of:=IF(OR(VALUE([.AZ92])=1;VALUE([.AZ95])=1); 1;&quot;&quot;)">
            <text:p/>
          </table:table-cell>
          <table:table-cell table:style-name="Default" table:formula="of:=IF(OR(VALUE([.BA92])=1;VALUE([.BA95])=1); 1;&quot;&quot;)">
            <text:p/>
          </table:table-cell>
          <table:table-cell table:style-name="Default" table:formula="of:=IF(OR(VALUE([.BB92])=1;VALUE([.BB95])=1); 1;&quot;&quot;)">
            <text:p/>
          </table:table-cell>
          <table:table-cell table:style-name="Default" table:formula="of:=IF(OR(VALUE([.BC92])=1;VALUE([.BC95])=1); 1;&quot;&quot;)">
            <text:p/>
          </table:table-cell>
          <table:table-cell table:style-name="Default" table:formula="of:=IF(OR(VALUE([.BD92])=1;VALUE([.BD95])=1); 1;&quot;&quot;)">
            <text:p/>
          </table:table-cell>
          <table:table-cell table:style-name="Default" table:formula="of:=IF(OR(VALUE([.BE92])=1;VALUE([.BE95])=1); 1;&quot;&quot;)">
            <text:p/>
          </table:table-cell>
          <table:table-cell table:style-name="Default" table:formula="of:=IF(OR(VALUE([.BF92])=1;VALUE([.BF95])=1); 1;&quot;&quot;)">
            <text:p/>
          </table:table-cell>
          <table:table-cell table:style-name="Default" table:formula="of:=IF(OR(VALUE([.BG92])=1;VALUE([.BG95])=1); 1;&quot;&quot;)">
            <text:p/>
          </table:table-cell>
          <table:table-cell table:style-name="Default" table:formula="of:=IF(OR(VALUE([.BH92])=1;VALUE([.BH95])=1); 1;&quot;&quot;)">
            <text:p/>
          </table:table-cell>
          <table:table-cell table:style-name="Default" table:formula="of:=IF(OR(VALUE([.BI92])=1;VALUE([.BI95])=1); 1;&quot;&quot;)">
            <text:p/>
          </table:table-cell>
          <table:table-cell table:style-name="Default" table:formula="of:=IF(OR(VALUE([.BJ92])=1;VALUE([.BJ95])=1); 1;&quot;&quot;)">
            <text:p/>
          </table:table-cell>
          <table:table-cell table:style-name="Default" table:formula="of:=IF(OR(VALUE([.BK92])=1;VALUE([.BK95])=1); 1;&quot;&quot;)">
            <text:p/>
          </table:table-cell>
          <table:table-cell table:style-name="Default" table:formula="of:=IF(OR(VALUE([.BL92])=1;VALUE([.BL95])=1); 1;&quot;&quot;)">
            <text:p/>
          </table:table-cell>
          <table:table-cell table:style-name="Default" table:formula="of:=IF(OR(VALUE([.BM92])=1;VALUE([.BM95])=1); 1;&quot;&quot;)">
            <text:p/>
          </table:table-cell>
          <table:table-cell table:style-name="Default" table:formula="of:=IF(OR(VALUE([.BN92])=1;VALUE([.BN95])=1); 1;&quot;&quot;)">
            <text:p/>
          </table:table-cell>
          <table:table-cell table:style-name="Default" table:formula="of:=IF(OR(VALUE([.BO92])=1;VALUE([.BO95])=1); 1;&quot;&quot;)">
            <text:p/>
          </table:table-cell>
          <table:table-cell table:style-name="Default" table:formula="of:=IF(OR(VALUE([.BP92])=1;VALUE([.BP95])=1); 1;&quot;&quot;)">
            <text:p/>
          </table:table-cell>
          <table:table-cell table:style-name="Default" table:formula="of:=IF(OR(VALUE([.BQ92])=1;VALUE([.BQ95])=1); 1;&quot;&quot;)">
            <text:p/>
          </table:table-cell>
          <table:table-cell table:style-name="Default" table:formula="of:=IF(OR(VALUE([.BR92])=1;VALUE([.BR95])=1); 1;&quot;&quot;)">
            <text:p/>
          </table:table-cell>
          <table:table-cell table:style-name="Default" table:formula="of:=IF(OR(VALUE([.BS92])=1;VALUE([.BS95])=1); 1;&quot;&quot;)">
            <text:p/>
          </table:table-cell>
          <table:table-cell table:style-name="Default" table:formula="of:=IF(OR(VALUE([.BT92])=1;VALUE([.BT95])=1); 1;&quot;&quot;)">
            <text:p/>
          </table:table-cell>
          <table:table-cell table:style-name="Default" table:formula="of:=IF(OR(VALUE([.BU92])=1;VALUE([.BU95])=1); 1;&quot;&quot;)">
            <text:p/>
          </table:table-cell>
          <table:table-cell table:style-name="Default" table:formula="of:=IF(OR(VALUE([.BV92])=1;VALUE([.BV95])=1); 1;&quot;&quot;)">
            <text:p/>
          </table:table-cell>
          <table:table-cell table:style-name="Default" table:formula="of:=IF(OR(VALUE([.BW92])=1;VALUE([.BW95])=1); 1;&quot;&quot;)">
            <text:p/>
          </table:table-cell>
          <table:table-cell table:style-name="Default" table:formula="of:=IF(OR(VALUE([.BX92])=1;VALUE([.BX95])=1); 1;&quot;&quot;)">
            <text:p/>
          </table:table-cell>
          <table:table-cell table:style-name="Default" table:formula="of:=IF(OR(VALUE([.BY92])=1;VALUE([.BY95])=1); 1;&quot;&quot;)">
            <text:p/>
          </table:table-cell>
          <table:table-cell table:style-name="Default" table:formula="of:=IF(OR(VALUE([.BZ92])=1;VALUE([.BZ95])=1); 1;&quot;&quot;)">
            <text:p/>
          </table:table-cell>
          <table:table-cell table:style-name="Default" table:formula="of:=IF(OR(VALUE([.CA92])=1;VALUE([.CA95])=1); 1;&quot;&quot;)">
            <text:p/>
          </table:table-cell>
          <table:table-cell table:style-name="Default" table:formula="of:=IF(OR(VALUE([.CB92])=1;VALUE([.CB95])=1); 1;&quot;&quot;)">
            <text:p/>
          </table:table-cell>
          <table:table-cell table:style-name="Default" table:formula="of:=IF(OR(VALUE([.CC92])=1;VALUE([.CC95])=1); 1;&quot;&quot;)">
            <text:p/>
          </table:table-cell>
          <table:table-cell table:style-name="Default" table:formula="of:=IF(OR(VALUE([.CD92])=1;VALUE([.CD95])=1); 1;&quot;&quot;)">
            <text:p/>
          </table:table-cell>
          <table:table-cell table:style-name="Default" table:formula="of:=IF(OR(VALUE([.CE92])=1;VALUE([.CE95])=1); 1;&quot;&quot;)">
            <text:p/>
          </table:table-cell>
          <table:table-cell table:style-name="Default" table:formula="of:=IF(OR(VALUE([.CF92])=1;VALUE([.CF95])=1); 1;&quot;&quot;)">
            <text:p/>
          </table:table-cell>
          <table:table-cell table:style-name="Default" table:formula="of:=IF(OR(VALUE([.CG92])=1;VALUE([.CG95])=1); 1;&quot;&quot;)">
            <text:p/>
          </table:table-cell>
          <table:table-cell table:style-name="Default" table:formula="of:=IF(OR(VALUE([.CH92])=1;VALUE([.CH95])=1); 1;&quot;&quot;)">
            <text:p/>
          </table:table-cell>
          <table:table-cell table:style-name="Default" table:formula="of:=IF(OR(VALUE([.CI92])=1;VALUE([.CI95])=1); 1;&quot;&quot;)">
            <text:p/>
          </table:table-cell>
          <table:table-cell table:style-name="Default" table:formula="of:=IF(OR(VALUE([.CJ92])=1;VALUE([.CJ95])=1); 1;&quot;&quot;)">
            <text:p/>
          </table:table-cell>
          <table:table-cell table:style-name="Default" table:formula="of:=IF(OR(VALUE([.CK92])=1;VALUE([.CK95])=1); 1;&quot;&quot;)">
            <text:p/>
          </table:table-cell>
          <table:table-cell table:style-name="Default" table:formula="of:=IF(OR(VALUE([.CL92])=1;VALUE([.CL95])=1); 1;&quot;&quot;)">
            <text:p/>
          </table:table-cell>
          <table:table-cell table:style-name="Default" table:formula="of:=IF(OR(VALUE([.CM92])=1;VALUE([.CM95])=1); 1;&quot;&quot;)">
            <text:p/>
          </table:table-cell>
          <table:table-cell table:style-name="Default" table:formula="of:=IF(OR(VALUE([.CN92])=1;VALUE([.CN95])=1); 1;&quot;&quot;)">
            <text:p/>
          </table:table-cell>
          <table:table-cell table:style-name="Default" table:formula="of:=IF(OR(VALUE([.CO92])=1;VALUE([.CO95])=1); 1;&quot;&quot;)">
            <text:p/>
          </table:table-cell>
          <table:table-cell table:style-name="Default" table:formula="of:=IF(OR(VALUE([.CP92])=1;VALUE([.CP95])=1); 1;&quot;&quot;)">
            <text:p/>
          </table:table-cell>
          <table:table-cell table:style-name="Default" table:formula="of:=IF(OR(VALUE([.CQ92])=1;VALUE([.CQ95])=1); 1;&quot;&quot;)">
            <text:p/>
          </table:table-cell>
          <table:table-cell table:style-name="Default" table:formula="of:=IF(OR(VALUE([.CR92])=1;VALUE([.CR95])=1); 1;&quot;&quot;)">
            <text:p/>
          </table:table-cell>
          <table:table-cell table:style-name="Default" table:formula="of:=IF(OR(VALUE([.CS92])=1;VALUE([.CS95])=1); 1;&quot;&quot;)">
            <text:p/>
          </table:table-cell>
          <table:table-cell table:style-name="Default" table:formula="of:=IF(OR(VALUE([.CT92])=1;VALUE([.CT95])=1); 1;&quot;&quot;)">
            <text:p/>
          </table:table-cell>
          <table:table-cell table:style-name="Default" table:formula="of:=IF(OR(VALUE([.CU92])=1;VALUE([.CU95])=1); 1;&quot;&quot;)">
            <text:p/>
          </table:table-cell>
          <table:table-cell table:style-name="Default" table:formula="of:=IF(OR(VALUE([.CV92])=1;VALUE([.CV95])=1); 1;&quot;&quot;)">
            <text:p/>
          </table:table-cell>
          <table:table-cell table:style-name="Default" table:formula="of:=IF(OR(VALUE([.CW92])=1;VALUE([.CW95])=1); 1;&quot;&quot;)">
            <text:p/>
          </table:table-cell>
          <table:table-cell table:style-name="Default" table:formula="of:=IF(OR(VALUE([.CX92])=1;VALUE([.CX95])=1); 1;&quot;&quot;)" office:value-type="float" office:value="1">
            <text:p>1</text:p>
          </table:table-cell>
          <table:table-cell table:style-name="Default" table:formula="of:=IF(OR(VALUE([.CY92])=1;VALUE([.CY95])=1); 1;&quot;&quot;)" office:value-type="float" office:value="1">
            <text:p>1</text:p>
          </table:table-cell>
          <table:table-cell table:style-name="Default" table:formula="of:=IF(OR(VALUE([.CZ92])=1;VALUE([.CZ95])=1); 1;&quot;&quot;)">
            <text:p/>
          </table:table-cell>
          <table:table-cell table:style-name="Default" table:formula="of:=IF(OR(VALUE([.DA92])=1;VALUE([.DA95])=1); 1;&quot;&quot;)" office:value-type="float" office:value="1">
            <text:p>1</text:p>
          </table:table-cell>
          <table:table-cell table:style-name="Default" table:formula="of:=IF(OR(VALUE([.DB92])=1;VALUE([.DB95])=1); 1;&quot;&quot;)">
            <text:p/>
          </table:table-cell>
          <table:table-cell table:style-name="Default" table:formula="of:=IF(OR(VALUE([.DC92])=1;VALUE([.DC95])=1); 1;&quot;&quot;)">
            <text:p/>
          </table:table-cell>
          <table:table-cell table:style-name="Default" table:formula="of:=IF(OR(VALUE([.DD92])=1;VALUE([.DD95])=1); 1;&quot;&quot;)">
            <text:p/>
          </table:table-cell>
          <table:table-cell table:style-name="Default" table:formula="of:=IF(OR(VALUE([.DE92])=1;VALUE([.DE95])=1); 1;&quot;&quot;)">
            <text:p/>
          </table:table-cell>
          <table:table-cell table:style-name="Default" table:formula="of:=IF(OR(VALUE([.DF92])=1;VALUE([.DF95])=1); 1;&quot;&quot;)">
            <text:p/>
          </table:table-cell>
          <table:table-cell table:style-name="Default" table:formula="of:=IF(OR(VALUE([.DG92])=1;VALUE([.DG95])=1); 1;&quot;&quot;)">
            <text:p/>
          </table:table-cell>
          <table:table-cell table:style-name="Default" table:formula="of:=IF(OR(VALUE([.DH92])=1;VALUE([.DH95])=1); 1;&quot;&quot;)">
            <text:p/>
          </table:table-cell>
          <table:table-cell table:style-name="Default" table:formula="of:=IF(OR(VALUE([.DI92])=1;VALUE([.DI95])=1); 1;&quot;&quot;)">
            <text:p/>
          </table:table-cell>
          <table:table-cell table:style-name="Default" table:formula="of:=IF(OR(VALUE([.DJ92])=1;VALUE([.DJ95])=1); 1;&quot;&quot;)">
            <text:p/>
          </table:table-cell>
          <table:table-cell table:style-name="Default" table:formula="of:=IF(OR(VALUE([.DK92])=1;VALUE([.DK95])=1); 1;&quot;&quot;)">
            <text:p/>
          </table:table-cell>
          <table:table-cell table:style-name="Default" table:formula="of:=IF(OR(VALUE([.DL92])=1;VALUE([.DL95])=1); 1;&quot;&quot;)">
            <text:p/>
          </table:table-cell>
          <table:table-cell table:style-name="Default" table:formula="of:=IF(OR(VALUE([.DM92])=1;VALUE([.DM95])=1); 1;&quot;&quot;)">
            <text:p/>
          </table:table-cell>
          <table:table-cell table:style-name="Default" table:formula="of:=IF(OR(VALUE([.DN92])=1;VALUE([.DN95])=1); 1;&quot;&quot;)">
            <text:p/>
          </table:table-cell>
          <table:table-cell table:style-name="Default" table:formula="of:=IF(OR(VALUE([.DO92])=1;VALUE([.DO95])=1); 1;&quot;&quot;)">
            <text:p/>
          </table:table-cell>
          <table:table-cell table:style-name="Default" table:formula="of:=IF(OR(VALUE([.DP92])=1;VALUE([.DP95])=1); 1;&quot;&quot;)">
            <text:p/>
          </table:table-cell>
          <table:table-cell table:style-name="Default" table:formula="of:=IF(OR(VALUE([.DQ92])=1;VALUE([.DQ95])=1); 1;&quot;&quot;)">
            <text:p/>
          </table:table-cell>
          <table:table-cell table:style-name="Default" table:formula="of:=IF(OR(VALUE([.DR92])=1;VALUE([.DR95])=1); 1;&quot;&quot;)">
            <text:p/>
          </table:table-cell>
          <table:table-cell table:style-name="Default" table:formula="of:=IF(OR(VALUE([.DS92])=1;VALUE([.DS95])=1); 1;&quot;&quot;)">
            <text:p/>
          </table:table-cell>
          <table:table-cell table:style-name="Default" table:formula="of:=IF(OR(VALUE([.DT92])=1;VALUE([.DT95])=1); 1;&quot;&quot;)">
            <text:p/>
          </table:table-cell>
          <table:table-cell table:style-name="Default" table:formula="of:=IF(OR(VALUE([.DU92])=1;VALUE([.DU95])=1); 1;&quot;&quot;)">
            <text:p/>
          </table:table-cell>
          <table:table-cell table:style-name="Default" table:formula="of:=IF(OR(VALUE([.DV92])=1;VALUE([.DV95])=1); 1;&quot;&quot;)">
            <text:p/>
          </table:table-cell>
          <table:table-cell table:style-name="Default" table:formula="of:=IF(OR(VALUE([.DW92])=1;VALUE([.DW95])=1); 1;&quot;&quot;)">
            <text:p/>
          </table:table-cell>
          <table:table-cell table:style-name="Default" table:formula="of:=IF(OR(VALUE([.DX92])=1;VALUE([.DX95])=1); 1;&quot;&quot;)">
            <text:p/>
          </table:table-cell>
          <table:table-cell table:style-name="Default" table:formula="of:=IF(OR(VALUE([.DY92])=1;VALUE([.DY95])=1); 1;&quot;&quot;)">
            <text:p/>
          </table:table-cell>
          <table:table-cell table:style-name="Default" table:formula="of:=IF(OR(VALUE([.DZ92])=1;VALUE([.DZ95])=1); 1;&quot;&quot;)">
            <text:p/>
          </table:table-cell>
          <table:table-cell table:style-name="Default" table:formula="of:=IF(OR(VALUE([.EA92])=1;VALUE([.EA95])=1); 1;&quot;&quot;)">
            <text:p/>
          </table:table-cell>
          <table:table-cell table:style-name="Default" table:formula="of:=IF(OR(VALUE([.EB92])=1;VALUE([.EB95])=1); 1;&quot;&quot;)">
            <text:p/>
          </table:table-cell>
          <table:table-cell table:style-name="Default" table:formula="of:=IF(OR(VALUE([.EC92])=1;VALUE([.EC95])=1); 1;&quot;&quot;)">
            <text:p/>
          </table:table-cell>
          <table:table-cell table:style-name="Default" table:formula="of:=IF(OR(VALUE([.ED92])=1;VALUE([.ED95])=1); 1;&quot;&quot;)">
            <text:p/>
          </table:table-cell>
          <table:table-cell table:style-name="Default" table:formula="of:=IF(OR(VALUE([.EE92])=1;VALUE([.EE95])=1); 1;&quot;&quot;)">
            <text:p/>
          </table:table-cell>
          <table:table-cell table:style-name="Default" table:formula="of:=IF(OR(VALUE([.EF92])=1;VALUE([.EF95])=1); 1;&quot;&quot;)">
            <text:p/>
          </table:table-cell>
          <table:table-cell table:style-name="Default" table:formula="of:=IF(OR(VALUE([.EG92])=1;VALUE([.EG95])=1); 1;&quot;&quot;)">
            <text:p/>
          </table:table-cell>
          <table:table-cell table:style-name="Default" table:formula="of:=IF(OR(VALUE([.EH92])=1;VALUE([.EH95])=1); 1;&quot;&quot;)">
            <text:p/>
          </table:table-cell>
          <table:table-cell table:style-name="Default" table:formula="of:=IF(OR(VALUE([.EI92])=1;VALUE([.EI95])=1); 1;&quot;&quot;)">
            <text:p/>
          </table:table-cell>
          <table:table-cell table:style-name="Default" table:formula="of:=IF(OR(VALUE([.EJ92])=1;VALUE([.EJ95])=1); 1;&quot;&quot;)">
            <text:p/>
          </table:table-cell>
          <table:table-cell table:style-name="Default" table:formula="of:=IF(OR(VALUE([.EK92])=1;VALUE([.EK95])=1); 1;&quot;&quot;)">
            <text:p/>
          </table:table-cell>
          <table:table-cell table:style-name="Default" table:formula="of:=IF(OR(VALUE([.EL92])=1;VALUE([.EL95])=1); 1;&quot;&quot;)">
            <text:p/>
          </table:table-cell>
          <table:table-cell table:style-name="Default" table:formula="of:=IF(OR(VALUE([.EM92])=1;VALUE([.EM95])=1); 1;&quot;&quot;)" office:value-type="float" office:value="1">
            <text:p>1</text:p>
          </table:table-cell>
          <table:table-cell table:style-name="Default" table:formula="of:=IF(OR(VALUE([.EN92])=1;VALUE([.EN95])=1); 1;&quot;&quot;)">
            <text:p/>
          </table:table-cell>
          <table:table-cell table:style-name="Default" table:formula="of:=IF(OR(VALUE([.EO92])=1;VALUE([.EO95])=1); 1;&quot;&quot;)">
            <text:p/>
          </table:table-cell>
          <table:table-cell table:style-name="Default" table:formula="of:=IF(OR(VALUE([.EP92])=1;VALUE([.EP95])=1); 1;&quot;&quot;)">
            <text:p/>
          </table:table-cell>
          <table:table-cell table:style-name="Default" table:formula="of:=IF(OR(VALUE([.EQ92])=1;VALUE([.EQ95])=1); 1;&quot;&quot;)">
            <text:p/>
          </table:table-cell>
          <table:table-cell table:style-name="Default" table:formula="of:=IF(OR(VALUE([.ER92])=1;VALUE([.ER95])=1); 1;&quot;&quot;)">
            <text:p/>
          </table:table-cell>
          <table:table-cell table:style-name="Default" table:formula="of:=IF(OR(VALUE([.ES92])=1;VALUE([.ES95])=1); 1;&quot;&quot;)">
            <text:p/>
          </table:table-cell>
          <table:table-cell table:style-name="Default" table:formula="of:=IF(OR(VALUE([.ET92])=1;VALUE([.ET95])=1); 1;&quot;&quot;)">
            <text:p/>
          </table:table-cell>
          <table:table-cell table:style-name="Default" table:formula="of:=IF(OR(VALUE([.EU92])=1;VALUE([.EU95])=1); 1;&quot;&quot;)">
            <text:p/>
          </table:table-cell>
          <table:table-cell table:style-name="Default" table:formula="of:=IF(OR(VALUE([.EV92])=1;VALUE([.EV95])=1); 1;&quot;&quot;)">
            <text:p/>
          </table:table-cell>
          <table:table-cell table:style-name="Default" table:formula="of:=IF(OR(VALUE([.EW92])=1;VALUE([.EW95])=1); 1;&quot;&quot;)" office:value-type="float" office:value="1">
            <text:p>1</text:p>
          </table:table-cell>
          <table:table-cell table:style-name="Default" table:formula="of:=IF(OR(VALUE([.EX92])=1;VALUE([.EX95])=1); 1;&quot;&quot;)" office:value-type="float" office:value="1">
            <text:p>1</text:p>
          </table:table-cell>
          <table:table-cell table:style-name="Default" table:formula="of:=IF(OR(VALUE([.EY92])=1;VALUE([.EY95])=1); 1;&quot;&quot;)">
            <text:p/>
          </table:table-cell>
          <table:table-cell table:number-columns-repeated="869"/>
        </table:table-row>
        <table:table-row table:style-name="ro6">
          <table:table-cell table:style-name="Default" office:value-type="string">
            <text:p>Allophonic variants</text:p>
          </table:table-cell>
          <table:table-cell table:style-name="Default"/>
          <table:table-cell table:style-name="Default" office:value-type="string">
            <text:p>rt</text:p>
          </table:table-cell>
          <table:table-cell table:style-name="Default" table:number-columns-repeated="12"/>
          <table:table-cell table:style-name="ce6" table:formula="of:=IF(NOT(ISBLANK([.S204]));[.S204];IF(NOT(ISBLANK([.T204]));[.T204];IF(NOT(ISBLANK([.U204]));[.U204];IF(NOT(ISBLANK([.AA204]));[.AA204];IF(NOT(ISBLANK([.AI204]));[.AI204];&quot;&quot;)))))">
            <text:p/>
          </table:table-cell>
          <table:table-cell table:style-name="ce6" table:formula="of:=IF(NOT(ISBLANK([.Y204]));[.Y204];IF(NOT(ISBLANK([.AE204]));[.AE204];&quot;&quot;))">
            <text:p/>
          </table:table-cell>
          <table:table-cell table:style-name="ce6"/>
          <table:table-cell table:number-columns-repeated="3"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 table:style-name="Default"/>
          <table:table-cell table:number-columns-repeated="2"/>
          <table:table-cell table:style-name="ce24"/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rt</text:p>
          </table:table-cell>
          <table:table-cell table:style-name="Default" table:number-columns-repeated="2"/>
          <table:table-cell table:style-name="Default" office:value-type="string">
            <text:p>rt</text:p>
          </table:table-cell>
          <table:table-cell table:style-name="Default" table:number-columns-repeated="2"/>
          <table:table-cell table:style-name="Default" table:formula="of:=IF(OR(VALUE([.AP36])=&quot;1&quot;;VALUE([.AP38])=&quot;1&quot;); &quot;1&quot;;&quot;&quot;)">
            <text:p/>
          </table:table-cell>
          <table:table-cell table:number-columns-repeated="113"/>
          <table:table-cell table:style-name="Default" table:number-columns-repeated="117"/>
          <table:table-cell table:number-columns-repeated="752"/>
        </table:table-row>
        <table:table-row table:style-name="ro6">
          <table:table-cell table:style-name="Default" table:number-columns-repeated="2"/>
          <table:table-cell table:style-name="Default" office:value-type="string">
            <text:p>rd</text:p>
          </table:table-cell>
          <table:table-cell table:style-name="Default" table:number-columns-repeated="12"/>
          <table:table-cell table:style-name="ce6" table:formula="of:=IF(NOT(ISBLANK([.S205]));[.S205];IF(NOT(ISBLANK([.T205]));[.T205];IF(NOT(ISBLANK([.U205]));[.U205];IF(NOT(ISBLANK([.AA205]));[.AA205];IF(NOT(ISBLANK([.AI205]));[.AI205];&quot;&quot;)))))">
            <text:p/>
          </table:table-cell>
          <table:table-cell table:style-name="ce6" table:formula="of:=IF(NOT(ISBLANK([.Y205]));[.Y205];IF(NOT(ISBLANK([.AE205]));[.AE205];&quot;&quot;))">
            <text:p/>
          </table:table-cell>
          <table:table-cell table:style-name="ce6"/>
          <table:table-cell table:number-columns-repeated="3"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 table:style-name="Default"/>
          <table:table-cell table:number-columns-repeated="2"/>
          <table:table-cell table:style-name="ce24"/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rd</text:p>
          </table:table-cell>
          <table:table-cell table:style-name="Default" table:number-columns-repeated="2"/>
          <table:table-cell table:style-name="Default" office:value-type="string">
            <text:p>rd</text:p>
          </table:table-cell>
          <table:table-cell table:style-name="Default" table:number-columns-repeated="3"/>
          <table:table-cell table:number-columns-repeated="113"/>
          <table:table-cell table:style-name="Default" table:number-columns-repeated="117"/>
          <table:table-cell table:number-columns-repeated="752"/>
        </table:table-row>
        <table:table-row table:style-name="ro7">
          <table:table-cell table:style-name="Default" table:number-columns-repeated="2"/>
          <table:table-cell table:style-name="Default" office:value-type="string">
            <text:p>rl</text:p>
          </table:table-cell>
          <table:table-cell table:style-name="Default" table:number-columns-repeated="12"/>
          <table:table-cell table:style-name="ce6" table:formula="of:=IF(NOT(ISBLANK([.S206]));[.S206];IF(NOT(ISBLANK([.T206]));[.T206];IF(NOT(ISBLANK([.U206]));[.U206];IF(NOT(ISBLANK([.AA206]));[.AA206];IF(NOT(ISBLANK([.AI206]));[.AI206];&quot;&quot;)))))">
            <text:p/>
          </table:table-cell>
          <table:table-cell table:style-name="ce6" table:formula="of:=IF(NOT(ISBLANK([.Y206]));[.Y206];IF(NOT(ISBLANK([.AE206]));[.AE206];&quot;&quot;))">
            <text:p/>
          </table:table-cell>
          <table:table-cell table:style-name="ce6"/>
          <table:table-cell table:number-columns-repeated="3"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 table:style-name="Default"/>
          <table:table-cell table:number-columns-repeated="2"/>
          <table:table-cell table:style-name="ce24"/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rl</text:p>
          </table:table-cell>
          <table:table-cell table:style-name="Default" table:number-columns-repeated="2"/>
          <table:table-cell table:style-name="Default" office:value-type="string">
            <text:p>rl</text:p>
          </table:table-cell>
          <table:table-cell table:style-name="Default" table:number-columns-repeated="3"/>
          <table:table-cell table:style-name="Default" table:formula="of:=IF(OR(VALUE([.AQ40])=&quot;1&quot;;VALUE([.AQ42])=&quot;1&quot;); &quot;1&quot;;&quot;&quot;)">
            <text:p/>
          </table:table-cell>
          <table:table-cell table:style-name="Default" table:formula="of:=IF(OR(VALUE([.AR40])=&quot;1&quot;;VALUE([.AR42])=&quot;1&quot;); &quot;1&quot;;&quot;&quot;)">
            <text:p/>
          </table:table-cell>
          <table:table-cell table:style-name="Default" table:formula="of:=IF(OR(VALUE([.AS40])=&quot;1&quot;;VALUE([.AS42])=&quot;1&quot;); &quot;1&quot;;&quot;&quot;)">
            <text:p/>
          </table:table-cell>
          <table:table-cell table:style-name="Default" table:formula="of:=IF(OR(VALUE([.AT40])=&quot;1&quot;;VALUE([.AT42])=&quot;1&quot;); &quot;1&quot;;&quot;&quot;)">
            <text:p/>
          </table:table-cell>
          <table:table-cell table:style-name="Default" table:number-columns-repeated="226"/>
          <table:table-cell table:number-columns-repeated="752"/>
        </table:table-row>
        <table:table-row table:style-name="ro6">
          <table:table-cell table:style-name="Default" table:number-columns-repeated="2"/>
          <table:table-cell table:style-name="Default" office:value-type="string">
            <text:p>rn</text:p>
          </table:table-cell>
          <table:table-cell table:style-name="Default" table:number-columns-repeated="12"/>
          <table:table-cell table:style-name="ce6" table:formula="of:=IF(NOT(ISBLANK([.S207]));[.S207];IF(NOT(ISBLANK([.T207]));[.T207];IF(NOT(ISBLANK([.U207]));[.U207];IF(NOT(ISBLANK([.AA207]));[.AA207];IF(NOT(ISBLANK([.AI207]));[.AI207];&quot;&quot;)))))">
            <text:p/>
          </table:table-cell>
          <table:table-cell table:style-name="ce6" table:formula="of:=IF(NOT(ISBLANK([.Y207]));[.Y207];IF(NOT(ISBLANK([.AE207]));[.AE207];&quot;&quot;))">
            <text:p/>
          </table:table-cell>
          <table:table-cell table:style-name="ce6"/>
          <table:table-cell table:number-columns-repeated="3"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 table:style-name="Default"/>
          <table:table-cell table:number-columns-repeated="2"/>
          <table:table-cell table:style-name="ce24"/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rn</text:p>
          </table:table-cell>
          <table:table-cell table:style-name="Default" table:number-columns-repeated="2"/>
          <table:table-cell table:style-name="Default" office:value-type="string">
            <text:p>rn</text:p>
          </table:table-cell>
          <table:table-cell table:style-name="Default" table:number-columns-repeated="233"/>
          <table:table-cell table:number-columns-repeated="752"/>
        </table:table-row>
        <table:table-row table:style-name="ro6">
          <table:table-cell table:style-name="Default" table:number-columns-repeated="2"/>
          <table:table-cell table:style-name="Default" office:value-type="string">
            <text:p>rL</text:p>
          </table:table-cell>
          <table:table-cell table:style-name="Default" table:number-columns-repeated="12"/>
          <table:table-cell table:style-name="ce6" table:formula="of:=IF(NOT(ISBLANK([.S208]));[.S208];IF(NOT(ISBLANK([.T208]));[.T208];IF(NOT(ISBLANK([.U208]));[.U208];IF(NOT(ISBLANK([.AA208]));[.AA208];IF(NOT(ISBLANK([.AI208]));[.AI208];&quot;&quot;)))))">
            <text:p/>
          </table:table-cell>
          <table:table-cell table:style-name="ce6" table:number-columns-repeated="2"/>
          <table:table-cell table:number-columns-repeated="3" table:style-name="Default"/>
          <table:table-cell table:style-name="Default"/>
          <table:table-cell table:number-columns-repeated="2"/>
          <table:table-cell table:style-name="ce22" table:number-columns-repeated="2"/>
          <table:table-cell table:style-name="Default"/>
          <table:table-cell table:number-columns-repeated="2"/>
          <table:table-cell table:style-name="ce24"/>
          <table:table-cell table:style-name="Default" table:number-columns-repeated="2"/>
          <table:table-cell table:style-name="ce22" table:number-columns-repeated="2"/>
          <table:table-cell table:style-name="Default"/>
          <table:table-cell table:style-name="Default" office:value-type="string">
            <text:p>rL</text:p>
          </table:table-cell>
          <table:table-cell table:style-name="Default" table:number-columns-repeated="236"/>
          <table:table-cell table:number-columns-repeated="752"/>
        </table:table-row>
        <table:table-row table:style-name="ro6">
          <table:table-cell table:style-name="Default" table:number-columns-repeated="2"/>
          <table:table-cell table:style-name="Default" office:value-type="string">
            <text:p>rs</text:p>
          </table:table-cell>
          <table:table-cell table:style-name="Default" table:number-columns-repeated="12"/>
          <table:table-cell table:style-name="ce6" table:formula="of:=IF(NOT(ISBLANK([.S209]));[.S209];IF(NOT(ISBLANK([.T209]));[.T209];IF(NOT(ISBLANK([.U209]));[.U209];IF(NOT(ISBLANK([.AA209]));[.AA209];IF(NOT(ISBLANK([.AI209]));[.AI209];&quot;&quot;)))))">
            <text:p/>
          </table:table-cell>
          <table:table-cell table:style-name="ce6" table:number-columns-repeated="2"/>
          <table:table-cell table:number-columns-repeated="3" table:style-name="Default"/>
          <table:table-cell table:style-name="Default"/>
          <table:table-cell table:number-columns-repeated="2"/>
          <table:table-cell table:style-name="ce22" table:number-columns-repeated="2"/>
          <table:table-cell table:style-name="Default"/>
          <table:table-cell table:number-columns-repeated="2"/>
          <table:table-cell table:style-name="ce24"/>
          <table:table-cell table:style-name="Default" table:number-columns-repeated="2"/>
          <table:table-cell table:style-name="ce22" table:number-columns-repeated="2"/>
          <table:table-cell table:style-name="Default"/>
          <table:table-cell table:style-name="Default" table:number-columns-repeated="3"/>
          <table:table-cell table:style-name="Default" office:value-type="string">
            <text:p>rs</text:p>
          </table:table-cell>
          <table:table-cell table:style-name="Default" table:number-columns-repeated="233"/>
          <table:table-cell table:number-columns-repeated="752"/>
        </table:table-row>
        <table:table-row table:style-name="ro6">
          <table:table-cell table:number-columns-repeated="15"/>
          <table:table-cell table:style-name="ce6" table:formula="of:=IF(NOT(ISBLANK([.S210]));[.S210];IF(NOT(ISBLANK([.T210]));[.T210];IF(NOT(ISBLANK([.U210]));[.U210];IF(NOT(ISBLANK([.AA210]));[.AA210];IF(NOT(ISBLANK([.AI210]));[.AI210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/>
          <table:table-cell table:style-name="ce27"/>
          <table:table-cell table:style-name="ce24"/>
          <table:table-cell table:number-columns-repeated="2"/>
          <table:table-cell table:style-name="ce22" table:number-columns-repeated="2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11]));[.S211];IF(NOT(ISBLANK([.T211]));[.T211];IF(NOT(ISBLANK([.U211]));[.U211];IF(NOT(ISBLANK([.AA211]));[.AA211];IF(NOT(ISBLANK([.AI211]));[.AI211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2"/>
          <table:table-cell table:style-name="ce24"/>
          <table:table-cell table:number-columns-repeated="2"/>
          <table:table-cell table:style-name="ce22" table:number-columns-repeated="2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12]));[.S212];IF(NOT(ISBLANK([.T212]));[.T212];IF(NOT(ISBLANK([.U212]));[.U212];IF(NOT(ISBLANK([.AA212]));[.AA212];IF(NOT(ISBLANK([.AI212]));[.AI212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2"/>
          <table:table-cell table:style-name="ce24"/>
          <table:table-cell table:number-columns-repeated="2"/>
          <table:table-cell table:style-name="ce22" table:number-columns-repeated="2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13]));[.S213];IF(NOT(ISBLANK([.T213]));[.T213];IF(NOT(ISBLANK([.U213]));[.U213];IF(NOT(ISBLANK([.AA213]));[.AA213];IF(NOT(ISBLANK([.AI213]));[.AI213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2"/>
          <table:table-cell table:style-name="ce24"/>
          <table:table-cell table:number-columns-repeated="2"/>
          <table:table-cell table:style-name="ce22" table:number-columns-repeated="2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14]));[.S214];IF(NOT(ISBLANK([.T214]));[.T214];IF(NOT(ISBLANK([.U214]));[.U214];IF(NOT(ISBLANK([.AA214]));[.AA214];IF(NOT(ISBLANK([.AI214]));[.AI214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2"/>
          <table:table-cell table:style-name="ce24"/>
          <table:table-cell table:number-columns-repeated="4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15]));[.S215];IF(NOT(ISBLANK([.T215]));[.T215];IF(NOT(ISBLANK([.U215]));[.U215];IF(NOT(ISBLANK([.AA215]));[.AA215];IF(NOT(ISBLANK([.AI215]));[.AI215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2"/>
          <table:table-cell table:style-name="ce24"/>
          <table:table-cell table:number-columns-repeated="4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16]));[.S216];IF(NOT(ISBLANK([.T216]));[.T216];IF(NOT(ISBLANK([.U216]));[.U216];IF(NOT(ISBLANK([.AA216]));[.AA216];IF(NOT(ISBLANK([.AI216]));[.AI216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2"/>
          <table:table-cell table:style-name="ce24"/>
          <table:table-cell table:number-columns-repeated="4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17]));[.S217];IF(NOT(ISBLANK([.T217]));[.T217];IF(NOT(ISBLANK([.U217]));[.U217];IF(NOT(ISBLANK([.AA217]));[.AA217];IF(NOT(ISBLANK([.AI217]));[.AI217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18]));[.S218];IF(NOT(ISBLANK([.T218]));[.T218];IF(NOT(ISBLANK([.U218]));[.U218];IF(NOT(ISBLANK([.AA218]));[.AA218];IF(NOT(ISBLANK([.AI218]));[.AI218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19]));[.S219];IF(NOT(ISBLANK([.T219]));[.T219];IF(NOT(ISBLANK([.U219]));[.U219];IF(NOT(ISBLANK([.AA219]));[.AA219];IF(NOT(ISBLANK([.AI219]));[.AI219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20]));[.S220];IF(NOT(ISBLANK([.T220]));[.T220];IF(NOT(ISBLANK([.U220]));[.U220];IF(NOT(ISBLANK([.AA220]));[.AA220];IF(NOT(ISBLANK([.AI220]));[.AI220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21]));[.S221];IF(NOT(ISBLANK([.T221]));[.T221];IF(NOT(ISBLANK([.U221]));[.U221];IF(NOT(ISBLANK([.AA221]));[.AA221];IF(NOT(ISBLANK([.AI221]));[.AI221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22]));[.S222];IF(NOT(ISBLANK([.T222]));[.T222];IF(NOT(ISBLANK([.U222]));[.U222];IF(NOT(ISBLANK([.AA222]));[.AA222];IF(NOT(ISBLANK([.AI222]));[.AI222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23]));[.S223];IF(NOT(ISBLANK([.T223]));[.T223];IF(NOT(ISBLANK([.U223]));[.U223];IF(NOT(ISBLANK([.AA223]));[.AA223];IF(NOT(ISBLANK([.AI223]));[.AI223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24]));[.S224];IF(NOT(ISBLANK([.T224]));[.T224];IF(NOT(ISBLANK([.U224]));[.U224];IF(NOT(ISBLANK([.AA224]));[.AA224];IF(NOT(ISBLANK([.AI224]));[.AI224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25]));[.S225];IF(NOT(ISBLANK([.T225]));[.T225];IF(NOT(ISBLANK([.U225]));[.U225];IF(NOT(ISBLANK([.AA225]));[.AA225];IF(NOT(ISBLANK([.AI225]));[.AI225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26]));[.S226];IF(NOT(ISBLANK([.T226]));[.T226];IF(NOT(ISBLANK([.U226]));[.U226];IF(NOT(ISBLANK([.AA226]));[.AA226];IF(NOT(ISBLANK([.AI226]));[.AI226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27]));[.S227];IF(NOT(ISBLANK([.T227]));[.T227];IF(NOT(ISBLANK([.U227]));[.U227];IF(NOT(ISBLANK([.AA227]));[.AA227];IF(NOT(ISBLANK([.AI227]));[.AI227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28]));[.S228];IF(NOT(ISBLANK([.T228]));[.T228];IF(NOT(ISBLANK([.U228]));[.U228];IF(NOT(ISBLANK([.AA228]));[.AA228];IF(NOT(ISBLANK([.AI228]));[.AI228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29]));[.S229];IF(NOT(ISBLANK([.T229]));[.T229];IF(NOT(ISBLANK([.U229]));[.U229];IF(NOT(ISBLANK([.AA229]));[.AA229];IF(NOT(ISBLANK([.AI229]));[.AI229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30]));[.S230];IF(NOT(ISBLANK([.T230]));[.T230];IF(NOT(ISBLANK([.U230]));[.U230];IF(NOT(ISBLANK([.AA230]));[.AA230];IF(NOT(ISBLANK([.AI230]));[.AI230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31]));[.S231];IF(NOT(ISBLANK([.T231]));[.T231];IF(NOT(ISBLANK([.U231]));[.U231];IF(NOT(ISBLANK([.AA231]));[.AA231];IF(NOT(ISBLANK([.AI231]));[.AI231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32]));[.S232];IF(NOT(ISBLANK([.T232]));[.T232];IF(NOT(ISBLANK([.U232]));[.U232];IF(NOT(ISBLANK([.AA232]));[.AA232];IF(NOT(ISBLANK([.AI232]));[.AI232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 table:number-rows-repeated="53">
          <table:table-cell table:number-columns-repeated="24"/>
          <table:table-cell table:style-name="ce24" table:number-columns-repeated="2"/>
          <table:table-cell table:number-columns-repeated="998"/>
        </table:table-row>
        <table:table-row table:style-name="ro6" table:number-rows-repeated="104829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mbiguities" table:style-name="ta2" table:print="false">
        <table:table-column table:style-name="co2" table:number-columns-repeated="1024" table:default-cell-style-name="Default"/>
        <table:table-row table:style-name="ro2">
          <table:table-cell table:style-name="ce1" office:value-type="string">
            <text:p>Likely a typo</text:p>
          </table:table-cell>
          <table:table-cell table:style-name="ce3"/>
          <table:table-cell table:style-name="ce1" office:value-type="string">
            <text:p>hn</text:p>
          </table:table-cell>
          <table:table-cell table:style-name="ce1" table:number-columns-repeated="6"/>
          <table:table-cell table:style-name="ce1" office:value-type="string">
            <text:p>hn</text:p>
          </table:table-cell>
          <table:table-cell table:style-name="ce7"/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2">
          <table:table-cell table:style-name="ce1" office:value-type="string">
            <text:p>Likely a typo</text:p>
          </table:table-cell>
          <table:table-cell table:style-name="ce3"/>
          <table:table-cell table:style-name="ce1" office:value-type="string">
            <text:p>/</text:p>
          </table:table-cell>
          <table:table-cell table:style-name="ce1" table:number-columns-repeated="8"/>
          <table:table-cell table:style-name="ce1" office:value-type="string">
            <text:p>/</text:p>
          </table:table-cell>
          <table:table-cell table:style-name="ce1" table:number-columns-repeated="243"/>
          <table:table-cell/>
          <table:table-cell table:style-name="ce1" table:number-columns-repeated="768"/>
        </table:table-row>
        <table:table-row table:style-name="ro2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E</text:p>
          </table:table-cell>
          <table:table-cell table:style-name="ce1" table:number-columns-repeated="7"/>
          <table:table-cell table:style-name="ce1" office:value-type="string">
            <text:p>'E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2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O</text:p>
          </table:table-cell>
          <table:table-cell table:style-name="ce1" table:number-columns-repeated="7"/>
          <table:table-cell table:style-name="ce1" office:value-type="string">
            <text:p>'O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2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a</text:p>
          </table:table-cell>
          <table:table-cell table:style-name="ce1" table:number-columns-repeated="7"/>
          <table:table-cell table:style-name="ce1" office:value-type="string">
            <text:p>'a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2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e</text:p>
          </table:table-cell>
          <table:table-cell table:style-name="ce1" table:number-columns-repeated="7"/>
          <table:table-cell table:style-name="ce1" office:value-type="string">
            <text:p>'e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2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i</text:p>
          </table:table-cell>
          <table:table-cell table:style-name="ce1" table:number-columns-repeated="7"/>
          <table:table-cell table:style-name="ce1" office:value-type="string">
            <text:p>'i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2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o</text:p>
          </table:table-cell>
          <table:table-cell table:style-name="ce1" table:number-columns-repeated="7"/>
          <table:table-cell table:style-name="ce1" office:value-type="string">
            <text:p>'o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2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u</text:p>
          </table:table-cell>
          <table:table-cell table:style-name="ce1" table:number-columns-repeated="7"/>
          <table:table-cell table:style-name="ce1" office:value-type="string">
            <text:p>'u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deleted e in Swiss German likely to be a typo</text:p>
          </table:table-cell>
          <table:table-cell table:number-columns-repeated="1023"/>
        </table:table-row>
        <table:table-row table:style-name="ro4">
          <table:table-cell office:value-type="string">
            <text:p>deleted h in Spansh likely to be a typo</text:p>
          </table:table-cell>
          <table:table-cell table:number-columns-repeated="1023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 table:print="false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Bitstream Vera Sans Mono1" svg:font-family="'Bitstream Vera Sans Mono'" style:font-family-generic="swiss"/>
    <style:font-face style:name="DejaVu Sans" svg:font-family="'DejaVu Sans'" style:font-family-generic="swiss"/>
    <style:font-face style:name="Bitstream Vera Sans Mono" svg:font-family="'Bitstream Vera Sans Mono'" style:font-family-generic="modern" style:font-pitch="fixed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CHF</number:text>
      <number:number number:decimal-places="0" number:min-integer-digits="1" number:grouping="true"/>
      <number:text> </number:text>
    </number:number-style>
    <number:number-style style:name="N110">
      <number:text>(CHF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CHF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CHF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CHF</number:text>
      <number:number number:decimal-places="2" number:min-integer-digits="1" number:grouping="true"/>
      <number:text> </number:text>
    </number:number-style>
    <number:number-style style:name="N113">
      <number:text>(CHF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CHF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CHF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CHF</number:text>
      <number:number number:decimal-places="0" number:min-integer-digits="1" number:grouping="true"/>
      <number:text> </number:text>
    </number:number-style>
    <number:number-style style:name="N126P1" style:volatile="true">
      <number:text> CHF(</number:text>
      <number:number number:decimal-places="0" number:min-integer-digits="1" number:grouping="true"/>
      <number:text>)</number:text>
    </number:number-style>
    <number:number-style style:name="N126P2" style:volatile="true">
      <number:text> CHF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CHF</number:text>
      <number:number number:decimal-places="2" number:min-integer-digits="1" number:grouping="true"/>
      <number:text> </number:text>
    </number:number-style>
    <number:number-style style:name="N134P1" style:volatile="true">
      <number:text> CHF(</number:text>
      <number:number number:decimal-places="2" number:min-integer-digits="1" number:grouping="true"/>
      <number:text>)</number:text>
    </number:number-style>
    <number:number-style style:name="N134P2" style:volatile="true">
      <number:text> CHF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5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9" number:language="en" number:country="GB">
      <number:day number:style="long"/>
      <number:text>-</number:text>
      <number:month number:textual="true"/>
    </number:date-style>
    <number:date-style style:name="N5110" number:language="en" number:country="GB">
      <number:month number:textual="true"/>
      <number:text>-</number:text>
      <number:year/>
    </number:date-style>
    <number:time-style style:name="N5111" number:language="en" number:country="GB">
      <number:hours/>
      <number:text>:</number:text>
      <number:minutes number:style="long"/>
      <number:text> </number:text>
      <number:am-pm/>
    </number:time-style>
    <number:time-style style:name="N5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/00/0000</text:date>, <text:time style:data-style-name="N2" text:time-value="0000-00-00T12:17:2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hones" style:display-name="PageStyle_Phon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mbiguities" style:display-name="PageStyle_Ambiguiti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11-21T12:34:13</dc:date>
    <meta:editing-duration>PT7H36M7S</meta:editing-duration>
    <meta:editing-cycles>33</meta:editing-cycles>
    <dc:creator>David Imseng</dc:creator>
    <meta:document-statistic meta:table-count="3" meta:cell-count="6874" meta:object-count="0"/>
  </office:meta>
</office:document-meta>
</file>